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1A173BC2AB.jpg" manifest:media-type="image/jpeg"/>
  <manifest:file-entry manifest:full-path="Pictures/10000000000000290000001B2A0BA987.jpg" manifest:media-type="image/jpeg"/>
  <manifest:file-entry manifest:full-path="Pictures/10000000000000290000001B2FF57C61.jpg" manifest:media-type="image/jpeg"/>
  <manifest:file-entry manifest:full-path="Pictures/10000000000000290000001CFF8EC006.jpg" manifest:media-type="image/jpeg"/>
  <manifest:file-entry manifest:full-path="Pictures/10000000000000280000001BFDFF106F.jpg" manifest:media-type="image/jpeg"/>
  <manifest:file-entry manifest:full-path="Pictures/100000000000002A0000001B9891B7F4.jpg" manifest:media-type="image/jpeg"/>
  <manifest:file-entry manifest:full-path="Pictures/10000000000000270000001B1735BA59.jpg" manifest:media-type="image/jpeg"/>
  <manifest:file-entry manifest:full-path="Pictures/100000000000002A0000001A916DD503.jpg" manifest:media-type="image/jpeg"/>
  <manifest:file-entry manifest:full-path="Pictures/10000000000000290000001BBAF28F4F.jpg" manifest:media-type="image/jpeg"/>
  <manifest:file-entry manifest:full-path="Pictures/10000000000000270000001CF8FD09DD.jpg" manifest:media-type="image/jpeg"/>
  <manifest:file-entry manifest:full-path="Pictures/10000000000000290000001B7FBDFBF1.jpg" manifest:media-type="image/jpeg"/>
  <manifest:file-entry manifest:full-path="Pictures/10000000000000270000001B49BAFD04.jpg" manifest:media-type="image/jpeg"/>
  <manifest:file-entry manifest:full-path="Pictures/10000000000000280000001A54A8EE1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Consolas" svg:font-family="Consolas"/>
    <style:font-face style:name="Franklin Gothic Medium" svg:font-family="'Franklin Gothic Medium'"/>
    <style:font-face style:name="Georgia" svg:font-family="Georgia"/>
    <style:font-face style:name="Impact" svg:font-family="Impact"/>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09in" style:page-number="auto"/>
      <style:text-properties fo:font-size="6.94999980926514pt" style:font-size-asian="6.94999980926514pt" style:font-size-complex="6.94999980926514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01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72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P17" style:family="paragraph" style:parent-style-name="Body_20_text_20__28_5_29_" style:master-page-name="">
      <style:paragraph-properties fo:margin-left="0in" fo:margin-right="0in" fo:margin-top="0in" fo:margin-bottom="0in" loext:contextual-spacing="false" fo:line-height="0.1272in" fo:text-align="end" style:justify-single-word="false" fo:text-indent="0in" style:auto-text-indent="false" style:page-number="auto"/>
    </style:style>
    <style:style style:name="P18" style:family="paragraph" style:parent-style-name="Body_20_text_20__28_5_29_" style:master-page-name="">
      <style:paragraph-properties fo:margin-left="0in" fo:margin-right="0in" fo:margin-top="0in" fo:margin-bottom="0in" loext:contextual-spacing="false" fo:line-height="0.1272in" fo:text-align="justify" style:justify-single-word="false" fo:text-indent="0in" style:auto-text-indent="false" style:page-number="auto"/>
    </style:style>
    <style:style style:name="P19"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in" style:auto-text-indent="false" style:page-number="auto"/>
    </style:style>
    <style:style style:name="P20"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in" style:auto-text-indent="false" style:page-number="auto">
        <style:tab-stops>
          <style:tab-stop style:position="0.5571in"/>
        </style:tab-stops>
      </style:paragraph-properties>
    </style:style>
    <style:style style:name="P21" style:family="paragraph" style:parent-style-name="Body_20_text_20__28_5_29_" style:master-page-name="">
      <style:paragraph-properties fo:margin-left="0in" fo:margin-right="0in" fo:margin-top="0in" fo:margin-bottom="0in" loext:contextual-spacing="false" fo:line-height="0.1201in" fo:text-align="justify" style:justify-single-word="false" fo:text-indent="0in" style:auto-text-indent="false" style:page-number="auto"/>
    </style:style>
    <style:style style:name="P22" style:family="paragraph" style:parent-style-name="Body_20_text_20__28_5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3" style:family="paragraph" style:parent-style-name="Body_20_text_20__28_4_29_" style:master-page-name="">
      <style:paragraph-properties fo:margin-left="0in" fo:margin-right="0in" fo:margin-top="0in" fo:margin-bottom="0in" loext:contextual-spacing="false" fo:line-height="0.1272in" fo:text-align="start" style:justify-single-word="false" fo:text-indent="0in" style:auto-text-indent="false" style:page-number="auto"/>
    </style:style>
    <style:style style:name="P24" style:family="paragraph" style:parent-style-name="Body_20_text_20__28_4_29_" style:master-page-name="">
      <style:paragraph-properties fo:margin-left="0in" fo:margin-right="0in" fo:margin-top="0in" fo:margin-bottom="0in" loext:contextual-spacing="false" fo:line-height="0.1272in" fo:text-align="justify" style:justify-single-word="false" fo:text-indent="0in" style:auto-text-indent="false" style:page-number="auto"/>
    </style:style>
    <style:style style:name="P25" style:family="paragraph" style:parent-style-name="Body_20_text_20__28_4_29_" style:master-page-name="">
      <style:paragraph-properties fo:margin-left="0in" fo:margin-right="0in" fo:margin-top="0in" fo:margin-bottom="0in" loext:contextual-spacing="false" fo:line-height="0.1272in" fo:text-align="end" style:justify-single-word="false" fo:text-indent="0in" style:auto-text-indent="false" style:page-number="auto"/>
    </style:style>
    <style:style style:name="P26"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in" style:auto-text-indent="false" style:page-number="auto">
        <style:tab-stops>
          <style:tab-stop style:position="1.9701in" style:type="right"/>
        </style:tab-stops>
      </style:paragraph-properties>
    </style:style>
    <style:style style:name="P30" style:family="paragraph" style:parent-style-name="Body_20_text_20__28_2_29_" style:master-page-name="">
      <style:paragraph-properties fo:margin-left="0in" fo:margin-right="0in" fo:margin-top="0in" fo:margin-bottom="0in" loext:contextual-spacing="false" fo:line-height="0.1098in" fo:text-align="justify" style:justify-single-word="false" fo:text-indent="0in" style:auto-text-indent="false" style:page-number="auto">
        <style:tab-stops>
          <style:tab-stop style:position="1.8535in"/>
        </style:tab-stops>
      </style:paragraph-properties>
    </style:style>
    <style:style style:name="P31" style:family="paragraph" style:parent-style-name="Body_20_text_20__28_2_29_" style:master-page-name="">
      <style:paragraph-properties fo:margin-left="0in" fo:margin-right="0in" fo:margin-top="0in" fo:margin-bottom="0in" loext:contextual-spacing="false" fo:line-height="0.1098in" fo:text-align="justify" style:justify-single-word="false" fo:text-indent="0in" style:auto-text-indent="false" style:page-number="auto">
        <style:tab-stops>
          <style:tab-stop style:position="1.9701in" style:type="right"/>
        </style:tab-stops>
      </style:paragraph-properties>
    </style:style>
    <style:style style:name="P32"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in" style:auto-text-indent="false" style:page-number="auto"/>
    </style:style>
    <style:style style:name="P34" style:family="paragraph" style:parent-style-name="Body_20_text_20__28_6_29_" style:master-page-name="">
      <style:paragraph-properties fo:margin-left="0in" fo:margin-right="0in" fo:margin-top="0in" fo:margin-bottom="0in" loext:contextual-spacing="false" fo:line-height="0.1098in" fo:text-align="justify" style:justify-single-word="false" fo:text-indent="0in" style:auto-text-indent="false" style:page-number="auto">
        <style:tab-stops>
          <style:tab-stop style:position="1.9701in" style:type="right"/>
        </style:tab-stops>
      </style:paragraph-properties>
    </style:style>
    <style:style style:name="P35" style:family="paragraph" style:parent-style-name="Body_20_text_20__28_6_29_" style:master-page-name="">
      <style:paragraph-properties fo:margin-left="0in" fo:margin-right="0in" fo:margin-top="0in" fo:margin-bottom="0in" loext:contextual-spacing="false" fo:line-height="0.1098in" fo:text-align="start" style:justify-single-word="false" fo:text-indent="0in" style:auto-text-indent="false" style:page-number="auto"/>
    </style:style>
    <style:style style:name="P36" style:family="paragraph" style:parent-style-name="Body_20_text_20__28_6_29_" style:master-page-name="">
      <style:paragraph-properties fo:margin-left="0in" fo:margin-right="0in" fo:margin-top="0in" fo:margin-bottom="0in" loext:contextual-spacing="false" fo:line-height="0.1098in" fo:text-align="center" style:justify-single-word="false" fo:text-indent="0in" style:auto-text-indent="false" style:page-number="auto"/>
    </style:style>
    <style:style style:name="P37" style:family="paragraph" style:parent-style-name="Body_20_text_20__28_6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38" style:family="paragraph" style:parent-style-name="Body_20_text_20__28_6_29_"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1.8272in"/>
        </style:tab-stops>
      </style:paragraph-properties>
    </style:style>
    <style:style style:name="P39" style:family="paragraph" style:parent-style-name="Body_20_text_20__28_8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40" style:family="paragraph" style:parent-style-name="Body_20_text_20__28_8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4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42"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page"/>
    </style:style>
    <style:style style:name="P43"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in" style:auto-text-indent="false" style:page-number="auto" fo:break-after="page"/>
    </style:style>
    <style:style style:name="P44" style:family="paragraph" style:parent-style-name="Body_20_text_20__28_4_29_" style:master-page-name="">
      <style:paragraph-properties fo:margin-left="0in" fo:margin-right="0in" fo:margin-top="0in" fo:margin-bottom="0in" loext:contextual-spacing="false" fo:line-height="0.1272in" fo:text-align="start" style:justify-single-word="false" fo:text-indent="0in" style:auto-text-indent="false" style:page-number="auto" fo:break-after="page"/>
    </style:style>
    <style:style style:name="P45" style:family="paragraph" style:parent-style-name="Body_20_text_20__28_4_29_" style:master-page-name="">
      <style:paragraph-properties fo:margin-left="0in" fo:margin-right="0in" fo:margin-top="0in" fo:margin-bottom="0in" loext:contextual-spacing="false" fo:line-height="0.1272in" fo:text-align="end" style:justify-single-word="false" fo:text-indent="0in" style:auto-text-indent="false" style:page-number="auto" fo:break-after="column">
        <style:tab-stops>
          <style:tab-stop style:position="0.2008in"/>
        </style:tab-stops>
      </style:paragraph-properties>
    </style:style>
    <style:style style:name="P46" style:family="paragraph" style:parent-style-name="Body_20_text_20__28_4_29_" style:master-page-name="">
      <style:paragraph-properties fo:margin-left="0in" fo:margin-right="0in" fo:margin-top="0in" fo:margin-bottom="0in" loext:contextual-spacing="false" fo:line-height="0.1272in" fo:text-align="start" style:justify-single-word="false" fo:text-indent="0in" style:auto-text-indent="false" style:page-number="auto" fo:break-after="column"/>
    </style:style>
    <style:style style:name="P47" style:family="paragraph" style:parent-style-name="Table_20_of_20_contents" style:master-page-name="">
      <style:paragraph-properties fo:margin-left="0in" fo:margin-right="0in" fo:margin-top="0in" fo:margin-bottom="0in" loext:contextual-spacing="false" fo:text-indent="0in" style:auto-text-indent="false" style:page-number="auto">
        <style:tab-stops>
          <style:tab-stop style:position="1.9598in" style:type="right"/>
        </style:tab-stops>
      </style:paragraph-properties>
    </style:style>
    <style:style style:name="P48" style:family="paragraph" style:parent-style-name="Table_20_of_20_contents" style:master-page-name="">
      <style:paragraph-properties fo:margin-left="0in" fo:margin-right="0in" fo:margin-top="0in" fo:margin-bottom="0in" loext:contextual-spacing="false" fo:text-indent="0in" style:auto-text-indent="false" style:page-number="auto">
        <style:tab-stops>
          <style:tab-stop style:position="1.9535in" style:type="right"/>
        </style:tab-stops>
      </style:paragraph-properties>
    </style:style>
    <style:style style:name="P49" style:family="paragraph" style:parent-style-name="Table_20_of_20_contents" style:master-page-name="">
      <style:paragraph-properties fo:margin-left="0in" fo:margin-right="0in" fo:margin-top="0in" fo:margin-bottom="0in" loext:contextual-spacing="false" fo:text-indent="0in" style:auto-text-indent="false" style:page-number="auto">
        <style:tab-stops>
          <style:tab-stop style:position="1.9571in" style:type="right"/>
        </style:tab-stops>
      </style:paragraph-properties>
    </style:style>
    <style:style style:name="P50" style:family="paragraph" style:parent-style-name="Table_20_of_20_contents" style:master-page-name="">
      <style:paragraph-properties fo:margin-left="0in" fo:margin-right="0in" fo:margin-top="0in" fo:margin-bottom="0in" loext:contextual-spacing="false" fo:text-indent="0in" style:auto-text-indent="false" style:page-number="auto">
        <style:tab-stops>
          <style:tab-stop style:position="1.8465in"/>
        </style:tab-stops>
      </style:paragraph-properties>
    </style:style>
    <style:style style:name="P51" style:family="paragraph" style:parent-style-name="Table_20_of_20_contents" style:master-page-name="">
      <style:paragraph-properties fo:margin-left="0in" fo:margin-right="0in" fo:margin-top="0in" fo:margin-bottom="0in" loext:contextual-spacing="false" fo:line-height="0.1165in" fo:text-indent="0in" style:auto-text-indent="false" style:page-number="auto">
        <style:tab-stops>
          <style:tab-stop style:position="1.9598in" style:type="right"/>
        </style:tab-stops>
      </style:paragraph-properties>
    </style:style>
    <style:style style:name="P52" style:family="paragraph" style:parent-style-name="Body_20_text_20__28_6_29_" style:master-page-name="">
      <style:paragraph-properties fo:margin-left="0in" fo:margin-right="0in" fo:margin-top="0in" fo:margin-bottom="0.0311in" loext:contextual-spacing="false" fo:line-height="0.1098in" fo:text-align="start" style:justify-single-word="false" fo:text-indent="0in" style:auto-text-indent="false" style:page-number="auto"/>
    </style:style>
    <style:style style:name="P53" style:family="paragraph" style:parent-style-name="Body_20_text_20__28_5_29_"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style>
    <style:style style:name="P54" style:family="paragraph" style:parent-style-name="Body_20_text_20__28_5_29_"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28in"/>
        </style:tab-stops>
      </style:paragraph-properties>
    </style:style>
    <style:style style:name="P55" style:family="paragraph" style:parent-style-name="Body_20_text_20__28_5_29_"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63in"/>
        </style:tab-stops>
      </style:paragraph-properties>
    </style:style>
    <style:style style:name="P56"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57"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58" style:family="paragraph" style:parent-style-name="Body_20_text_20__28_4_29_"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style>
    <style:style style:name="P59"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60" style:family="paragraph" style:parent-style-name="Body_20_text_20__28_4_29_"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style>
    <style:style style:name="P61" style:family="paragraph" style:parent-style-name="Body_20_text_20__28_5_29_"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style>
    <style:style style:name="P62"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63" style:family="paragraph" style:parent-style-name="Body_20_text_20__28_5_29_"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64" style:family="paragraph" style:parent-style-name="Body_20_text_20__28_4_29_"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style>
    <style:style style:name="P65" style:family="paragraph" style:parent-style-name="Body_20_text_20__28_8_29_" style:master-page-name="">
      <style:paragraph-properties fo:margin-left="0.1807in" fo:margin-right="0in" fo:margin-top="0in" fo:margin-bottom="0in" loext:contextual-spacing="false" fo:text-indent="-0.1807in" style:auto-text-indent="false" style:page-number="auto"/>
    </style:style>
    <style:style style:name="P66"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39in" style:auto-text-indent="false" style:page-number="auto"/>
    </style:style>
    <style:style style:name="P67" style:family="paragraph" style:parent-style-name="Body_20_text_20__28_5_29_" style:master-page-name="">
      <style:paragraph-properties fo:margin-left="0in" fo:margin-right="0in" fo:margin-top="0in" fo:margin-bottom="0in" loext:contextual-spacing="false" fo:line-height="0.1272in" fo:text-align="justify" style:justify-single-word="false" fo:text-indent="0.139in" style:auto-text-indent="false" style:page-number="auto"/>
    </style:style>
    <style:style style:name="P68" style:family="paragraph" style:parent-style-name="Body_20_text_20__28_5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9" style:family="paragraph" style:parent-style-name="Body_20_text_20__28_5_29_" style:master-page-name="">
      <style:paragraph-properties fo:margin-left="0in" fo:margin-right="0in" fo:margin-top="0in" fo:margin-bottom="0in" loext:contextual-spacing="false" fo:line-height="0.1201in" fo:text-align="start" style:justify-single-word="false" fo:text-indent="0.139in" style:auto-text-indent="false" style:page-number="auto"/>
    </style:style>
    <style:style style:name="P70"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71"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72"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73" style:family="paragraph" style:parent-style-name="Body_20_text_20__28_4_29_" style:master-page-name="">
      <style:paragraph-properties fo:margin-left="0in" fo:margin-right="0in" fo:margin-top="0in" fo:margin-bottom="0in" loext:contextual-spacing="false" fo:line-height="0.1272in" fo:text-align="start" style:justify-single-word="false" fo:text-indent="0.139in" style:auto-text-indent="false" style:page-number="auto"/>
    </style:style>
    <style:style style:name="P74" style:family="paragraph" style:parent-style-name="Body_20_text_20__28_4_29_" style:master-page-name="">
      <style:paragraph-properties fo:margin-left="0in" fo:margin-right="0in" fo:margin-top="0in" fo:margin-bottom="0in" loext:contextual-spacing="false" fo:line-height="0.1228in" fo:text-align="justify" style:justify-single-word="false" fo:text-indent="0.139in" style:auto-text-indent="false" style:page-number="auto"/>
    </style:style>
    <style:style style:name="P75" style:family="paragraph" style:parent-style-name="Body_20_text_20__28_4_29_" style:master-page-name="">
      <style:paragraph-properties fo:margin-left="0in" fo:margin-right="0in" fo:margin-top="0in" fo:margin-bottom="0in" loext:contextual-spacing="false" fo:line-height="0.1272in" fo:text-align="start" style:justify-single-word="false" fo:text-indent="0.139in" style:auto-text-indent="false" style:page-number="auto" fo:break-after="page"/>
    </style:style>
    <style:style style:name="P76" style:family="paragraph" style:parent-style-name="Body_20_text_20__28_4_29_" style:master-page-name="">
      <style:paragraph-properties fo:margin-left="0in" fo:margin-right="0in" fo:margin-top="0in" fo:margin-bottom="0in" loext:contextual-spacing="false" fo:line-height="0.1272in" fo:text-align="justify" style:justify-single-word="false" fo:text-indent="0.139in" style:auto-text-indent="false" style:page-number="auto" fo:break-after="page"/>
    </style:style>
    <style:style style:name="P77"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39in" style:auto-text-indent="false" style:page-number="auto" fo:break-after="page"/>
    </style:style>
    <style:style style:name="P78" style:family="paragraph" style:parent-style-name="Body_20_text_20__28_6_29_" style:master-page-name="">
      <style:paragraph-properties fo:margin-left="0in" fo:margin-right="0in" fo:margin-top="0in" fo:margin-bottom="0in" loext:contextual-spacing="false" fo:line-height="0.1098in" fo:text-align="start" style:justify-single-word="false" fo:text-indent="0.139in" style:auto-text-indent="false" style:page-number="auto"/>
    </style:style>
    <style:style style:name="P79" style:family="paragraph" style:parent-style-name="Body_20_text_20__28_6_29_" style:master-page-name="">
      <style:paragraph-properties fo:margin-left="0in" fo:margin-right="0in" fo:margin-top="0in" fo:margin-bottom="0in" loext:contextual-spacing="false" fo:line-height="0.1272in" fo:text-align="start" style:justify-single-word="false" fo:text-indent="0.139in" style:auto-text-indent="false" style:page-number="auto"/>
    </style:style>
    <style:style style:name="P80" style:family="paragraph" style:parent-style-name="Body_20_text_20__28_8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81" style:family="paragraph" style:parent-style-name="Body_20_text_20__28_10_29_" style:master-page-name="">
      <style:paragraph-properties fo:margin-left="0in" fo:margin-right="0in" fo:margin-top="0in" fo:margin-bottom="0in" loext:contextual-spacing="false" fo:line-height="0.1201in" fo:text-align="start" style:justify-single-word="false" fo:text-indent="0.139in" style:auto-text-indent="false" style:page-number="auto"/>
    </style:style>
    <style:style style:name="P82" style:family="paragraph" style:parent-style-name="Body_20_text_20__28_6_29_" style:master-page-name="">
      <style:paragraph-properties fo:margin-left="0.25in" fo:margin-right="0.2638in" fo:margin-top="0in" fo:margin-bottom="0in" loext:contextual-spacing="false" fo:line-height="0.1098in" fo:text-align="start" style:justify-single-word="false" fo:text-indent="-0.25in" style:auto-text-indent="false" style:page-number="auto"/>
    </style:style>
    <style:style style:name="P83"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807in" style:auto-text-indent="false" style:page-number="auto"/>
    </style:style>
    <style:style style:name="P84"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style>
    <style:style style:name="P85"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945in" style:auto-text-indent="false" style:page-number="auto"/>
    </style:style>
    <style:style style:name="P86" style:family="paragraph" style:parent-style-name="Body_20_text_20__28_5_29_" style:master-page-name="">
      <style:paragraph-properties fo:margin-left="0in" fo:margin-right="0in" fo:margin-top="0in" fo:margin-bottom="0in" loext:contextual-spacing="false" fo:line-height="0.1272in" fo:text-align="justify" style:justify-single-word="false" fo:text-indent="0.1945in" style:auto-text-indent="false" style:page-number="auto"/>
    </style:style>
    <style:style style:name="P87"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style:style>
    <style:style style:name="P88" style:family="paragraph" style:parent-style-name="Body_20_text_20__28_4_29_" style:master-page-name="">
      <style:paragraph-properties fo:margin-left="0in" fo:margin-right="0in" fo:margin-top="0in" fo:margin-bottom="0in" loext:contextual-spacing="false" fo:line-height="0.1272in" fo:text-align="justify" style:justify-single-word="false" fo:text-indent="0.1945in" style:auto-text-indent="false" style:page-number="auto"/>
    </style:style>
    <style:style style:name="P89" style:family="paragraph" style:parent-style-name="Body_20_text_20__28_6_29_" style:master-page-name="">
      <style:paragraph-properties fo:margin-left="0.1945in" fo:margin-right="0in" fo:margin-top="0in" fo:margin-bottom="0in" loext:contextual-spacing="false" fo:line-height="0.1098in" fo:text-align="start" style:justify-single-word="false" fo:text-indent="0.111in" style:auto-text-indent="false" style:page-number="auto"/>
    </style:style>
    <style:style style:name="P90" style:family="paragraph" style:parent-style-name="Body_20_text_20__28_2_29_" style:master-page-name="">
      <style:paragraph-properties fo:margin-left="0.1945in" fo:margin-right="0in" fo:margin-top="0in" fo:margin-bottom="0in" loext:contextual-spacing="false" fo:text-align="justify" style:justify-single-word="false" fo:text-indent="0.111in" style:auto-text-indent="false" style:page-number="auto"/>
    </style:style>
    <style:style style:name="P91" style:family="paragraph" style:parent-style-name="Body_20_text_20__28_6_29_" style:master-page-name="">
      <style:paragraph-properties fo:margin-left="0.1945in" fo:margin-right="0in" fo:margin-top="0in" fo:margin-bottom="0.0417in" loext:contextual-spacing="false" fo:line-height="0.1098in" fo:text-align="start" style:justify-single-word="false" fo:text-indent="0.111in" style:auto-text-indent="false" style:page-number="auto"/>
    </style:style>
    <style:style style:name="P92" style:family="paragraph" style:parent-style-name="Body_20_text_20__28_6_29_" style:master-page-name="">
      <style:paragraph-properties fo:margin-left="0.1945in" fo:margin-right="0in" fo:margin-top="0in" fo:margin-bottom="0.039in" loext:contextual-spacing="false" fo:line-height="0.1098in" fo:text-align="start" style:justify-single-word="false" fo:text-indent="0.111in" style:auto-text-indent="false" style:page-number="auto"/>
    </style:style>
    <style:style style:name="P93" style:family="paragraph" style:parent-style-name="Body_20_text_20__28_2_29_" style:master-page-name="">
      <style:paragraph-properties fo:margin-left="0in" fo:margin-right="0in" fo:margin-top="0in" fo:margin-bottom="0in" loext:contextual-spacing="false" fo:text-align="start" style:justify-single-word="false" fo:text-indent="0.2083in" style:auto-text-indent="false" style:page-number="auto"/>
    </style:style>
    <style:style style:name="P94" style:family="paragraph" style:parent-style-name="Body_20_text_20__28_2_29_" style:master-page-name="">
      <style:paragraph-properties fo:margin-left="0in" fo:margin-right="0in" fo:margin-top="0in" fo:margin-bottom="0in" loext:contextual-spacing="false" fo:text-align="justify" style:justify-single-word="false" fo:text-indent="0.2083in" style:auto-text-indent="false" style:page-number="auto"/>
    </style:style>
    <style:style style:name="P95"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96"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97" style:family="paragraph" style:parent-style-name="Body_20_text_20__28_5_29_" style:master-page-name="">
      <style:paragraph-properties fo:margin-left="0in" fo:margin-right="0in" fo:margin-top="0in" fo:margin-bottom="0in" loext:contextual-spacing="false" fo:line-height="0.1272in" fo:text-align="justify" style:justify-single-word="false" fo:text-indent="0.1528in" style:auto-text-indent="false" style:page-number="auto"/>
    </style:style>
    <style:style style:name="P98"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528in" style:auto-text-indent="false" style:page-number="auto"/>
    </style:style>
    <style:style style:name="P99" style:family="paragraph" style:parent-style-name="Body_20_text_20__28_4_29_" style:master-page-name="">
      <style:paragraph-properties fo:margin-left="0in" fo:margin-right="0in" fo:margin-top="0in" fo:margin-bottom="0in" loext:contextual-spacing="false" fo:line-height="0.1272in" fo:text-align="start" style:justify-single-word="false" fo:text-indent="0.1528in" style:auto-text-indent="false" style:page-number="auto"/>
    </style:style>
    <style:style style:name="P100" style:family="paragraph" style:parent-style-name="Body_20_text_20__28_4_29_" style:master-page-name="">
      <style:paragraph-properties fo:margin-left="0in" fo:margin-right="0in" fo:margin-top="0in" fo:margin-bottom="0in" loext:contextual-spacing="false" fo:line-height="0.1272in" fo:text-align="justify" style:justify-single-word="false" fo:text-indent="0.1528in" style:auto-text-indent="false" style:page-number="auto"/>
    </style:style>
    <style:style style:name="P101" style:family="paragraph" style:parent-style-name="Body_20_text_20__28_6_29_" style:master-page-name="">
      <style:paragraph-properties fo:margin-left="0in" fo:margin-right="0in" fo:margin-top="0in" fo:margin-bottom="0in" loext:contextual-spacing="false" fo:line-height="0.111in" fo:text-align="start" style:justify-single-word="false" fo:text-indent="0.1528in" style:auto-text-indent="false" style:page-number="auto"/>
    </style:style>
    <style:style style:name="P102" style:family="paragraph" style:parent-style-name="Body_20_text_20__28_6_29_" style:master-page-name="">
      <style:paragraph-properties fo:margin-left="0in" fo:margin-right="0in" fo:margin-top="0in" fo:margin-bottom="0in" loext:contextual-spacing="false" fo:line-height="0.1098in" fo:text-align="start" style:justify-single-word="false" fo:text-indent="0.1528in" style:auto-text-indent="false" style:page-number="auto"/>
    </style:style>
    <style:style style:name="P103"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104" style:family="paragraph" style:parent-style-name="Body_20_text_20__28_6_29_" style:master-page-name="">
      <style:paragraph-properties fo:margin-left="0in" fo:margin-right="0in" fo:margin-top="0in" fo:margin-bottom="0.0571in" loext:contextual-spacing="false" fo:line-height="0.111in" fo:text-align="start" style:justify-single-word="false" fo:text-indent="0.1528in" style:auto-text-indent="false" style:page-number="auto"/>
    </style:style>
    <style:style style:name="P105" style:family="paragraph" style:parent-style-name="Body_20_text_20__28_5_29_" style:master-page-name="">
      <style:paragraph-properties fo:margin-left="0.1945in" fo:margin-right="0in" fo:margin-top="0in" fo:margin-bottom="0in" loext:contextual-spacing="false" fo:line-height="0.1272in" fo:text-align="justify" style:justify-single-word="false" fo:text-indent="0in" style:auto-text-indent="false" style:page-number="auto"/>
    </style:style>
    <style:style style:name="P106" style:family="paragraph" style:parent-style-name="Body_20_text_20__28_5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107" style:family="paragraph" style:parent-style-name="Body_20_text_20__28_4_29_" style:master-page-name="">
      <style:paragraph-properties fo:margin-left="0.1945in" fo:margin-right="0in" fo:margin-top="0in" fo:margin-bottom="0in" loext:contextual-spacing="false" fo:line-height="0.1272in" fo:text-align="justify" style:justify-single-word="false" fo:text-indent="0in" style:auto-text-indent="false" style:page-number="auto"/>
    </style:style>
    <style:style style:name="P108" style:family="paragraph" style:parent-style-name="Body_20_text_20__28_4_29_" style:master-page-name="">
      <style:paragraph-properties fo:margin-left="0.1945in" fo:margin-right="0in" fo:margin-top="0in" fo:margin-bottom="0in" loext:contextual-spacing="false" fo:line-height="0.1272in" fo:text-align="justify" style:justify-single-word="false" fo:text-indent="0in" style:auto-text-indent="false" style:page-number="auto">
        <style:tab-stops>
          <style:tab-stop style:position="1.2098in"/>
        </style:tab-stops>
      </style:paragraph-properties>
    </style:style>
    <style:style style:name="P109" style:family="paragraph" style:parent-style-name="Body_20_text_20__28_6_29_" style:master-page-name="">
      <style:paragraph-properties fo:margin-left="0.1945in" fo:margin-right="0in" fo:margin-top="0in" fo:margin-bottom="0in" loext:contextual-spacing="false" fo:line-height="0.1098in" fo:text-align="start" style:justify-single-word="false" fo:text-indent="0in" style:auto-text-indent="false" style:page-number="auto"/>
    </style:style>
    <style:style style:name="P110" style:family="paragraph" style:parent-style-name="Body_20_text_20__28_6_29_" style:master-page-name="">
      <style:paragraph-properties fo:margin-left="0.1945in" fo:margin-right="0in" fo:margin-top="0in" fo:margin-bottom="0in" loext:contextual-spacing="false" fo:line-height="0.1098in" fo:text-align="center" style:justify-single-word="false" fo:text-indent="0in" style:auto-text-indent="false" style:page-number="auto"/>
    </style:style>
    <style:style style:name="P111"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112" style:family="paragraph" style:parent-style-name="Body_20_text_20__28_6_29_" style:master-page-name="">
      <style:paragraph-properties fo:margin-left="0.4165in" fo:margin-right="0in" fo:margin-top="0in" fo:margin-bottom="0in" loext:contextual-spacing="false" fo:line-height="0.1098in" fo:text-align="start" style:justify-single-word="false" fo:text-indent="-0.222in" style:auto-text-indent="false" style:page-number="auto"/>
    </style:style>
    <style:style style:name="P113" style:family="paragraph" style:parent-style-name="Body_20_text_20__28_2_29_" style:master-page-name="">
      <style:paragraph-properties fo:margin-left="0in" fo:margin-right="0in" fo:margin-top="0in" fo:margin-bottom="0in" loext:contextual-spacing="false" fo:text-align="start" style:justify-single-word="false" fo:text-indent="0.1252in" style:auto-text-indent="false" style:page-number="auto" fo:break-after="page"/>
    </style:style>
    <style:style style:name="P114" style:family="paragraph" style:parent-style-name="Body_20_text_20__28_5_29_" style:master-page-name="">
      <style:paragraph-properties fo:margin-left="0.2083in" fo:margin-right="0in" fo:margin-top="0in" fo:margin-bottom="0in" loext:contextual-spacing="false" fo:line-height="0.1272in" fo:text-align="justify" style:justify-single-word="false" fo:text-indent="0in" style:auto-text-indent="false" style:page-number="auto"/>
    </style:style>
    <style:style style:name="P115" style:family="paragraph" style:parent-style-name="Body_20_text_20__28_8_29_" style:master-page-name="">
      <style:paragraph-properties fo:margin-left="0.2083in" fo:margin-right="0in" fo:margin-top="0in" fo:margin-bottom="0in" loext:contextual-spacing="false" fo:text-indent="0in" style:auto-text-indent="false" style:page-number="auto"/>
    </style:style>
    <style:style style:name="P116" style:family="paragraph" style:parent-style-name="Body_20_text_20__28_2_29_" style:master-page-name="">
      <style:paragraph-properties fo:margin-left="0.2083in" fo:margin-right="0in" fo:margin-top="0in" fo:margin-bottom="0in" loext:contextual-spacing="false" fo:text-align="justify" style:justify-single-word="false" fo:text-indent="0in" style:auto-text-indent="false" style:page-number="auto"/>
    </style:style>
    <style:style style:name="P117" style:family="paragraph" style:parent-style-name="Body_20_text_20__28_5_29_" style:master-page-name="">
      <style:paragraph-properties fo:margin-left="0.222in" fo:margin-right="0in" fo:margin-top="0in" fo:margin-bottom="0in" loext:contextual-spacing="false" fo:line-height="0.1272in" fo:text-align="justify" style:justify-single-word="false" fo:text-indent="-0.222in" style:auto-text-indent="false" style:page-number="auto"/>
    </style:style>
    <style:style style:name="P118" style:family="paragraph" style:parent-style-name="Body_20_text_20__28_2_29_" style:master-page-name="">
      <style:paragraph-properties fo:margin-left="0.222in" fo:margin-right="0in" fo:margin-top="0in" fo:margin-bottom="0in" loext:contextual-spacing="false" fo:text-align="justify" style:justify-single-word="false" fo:text-indent="-0.222in" style:auto-text-indent="false" style:page-number="auto"/>
    </style:style>
    <style:style style:name="P119" style:family="paragraph" style:parent-style-name="Body_20_text_20__28_2_29_"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189in"/>
        </style:tab-stops>
      </style:paragraph-properties>
    </style:style>
    <style:style style:name="P120" style:family="paragraph" style:parent-style-name="Body_20_text_20__28_6_29_" style:master-page-name="">
      <style:paragraph-properties fo:margin-left="0.4165in" fo:margin-right="0in" fo:margin-top="0in" fo:margin-bottom="0in" loext:contextual-spacing="false" fo:line-height="0.1098in" fo:text-align="start" style:justify-single-word="false" fo:text-indent="0in" style:auto-text-indent="false" style:page-number="auto"/>
    </style:style>
    <style:style style:name="P121" style:family="paragraph" style:parent-style-name="Body_20_text_20__28_6_29_" style:master-page-name="">
      <style:paragraph-properties fo:margin-left="0.4165in" fo:margin-right="0in" fo:margin-top="0in" fo:margin-bottom="0in" loext:contextual-spacing="false" fo:line-height="0.1098in" fo:text-align="start" style:justify-single-word="false" fo:text-indent="0in" style:auto-text-indent="false" style:page-number="auto" fo:break-after="column"/>
    </style:style>
    <style:style style:name="P122" style:family="paragraph" style:parent-style-name="Body_20_text_20__28_6_29_" style:master-page-name="">
      <style:paragraph-properties fo:margin-left="0.4165in" fo:margin-right="0in" fo:margin-top="0in" fo:margin-bottom="0in" loext:contextual-spacing="false" fo:line-height="0.1098in" fo:text-align="start" style:justify-single-word="false" fo:text-indent="-0.111in" style:auto-text-indent="false" style:page-number="auto"/>
    </style:style>
    <style:style style:name="P123" style:family="paragraph" style:parent-style-name="Body_20_text_20__28_6_29_" style:master-page-name="">
      <style:paragraph-properties fo:margin-left="0.2638in" fo:margin-right="0in" fo:margin-top="0in" fo:margin-bottom="0in" loext:contextual-spacing="false" fo:line-height="0.1098in" fo:text-align="start" style:justify-single-word="false" fo:text-indent="-0.2638in" style:auto-text-indent="false" style:page-number="auto"/>
    </style:style>
    <style:style style:name="P124"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fo:break-after="page"/>
    </style:style>
    <style:style style:name="P125" style:family="paragraph" style:parent-style-name="Body_20_text_20__28_5_29_" style:master-page-name="">
      <style:paragraph-properties fo:margin-left="0in" fo:margin-right="0in" fo:margin-top="0in" fo:margin-bottom="0in" loext:contextual-spacing="false" fo:line-height="0.1272in" fo:text-align="justify" style:justify-single-word="false" fo:text-indent="0.1665in" style:auto-text-indent="false" style:page-number="auto"/>
    </style:style>
    <style:style style:name="P126"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665in" style:auto-text-indent="false" style:page-number="auto"/>
    </style:style>
    <style:style style:name="P127" style:family="paragraph" style:parent-style-name="Body_20_text_20__28_2_29_" style:master-page-name="">
      <style:paragraph-properties fo:margin-left="0.2083in" fo:margin-right="0in" fo:margin-top="0in" fo:margin-bottom="0in" loext:contextual-spacing="false" fo:text-align="justify" style:justify-single-word="false" fo:text-indent="0.2917in" style:auto-text-indent="false" style:page-number="auto"/>
    </style:style>
    <style:style style:name="P128" style:family="paragraph" style:parent-style-name="Body_20_text_20__28_6_29_" style:master-page-name="">
      <style:paragraph-properties fo:margin-left="0.139in" fo:margin-right="0in" fo:margin-top="0in" fo:margin-bottom="0in" loext:contextual-spacing="false" fo:line-height="0.1098in" fo:text-align="start" style:justify-single-word="false" fo:text-indent="-0.139in" style:auto-text-indent="false" style:page-number="auto"/>
    </style:style>
    <style:style style:name="P129" style:family="paragraph" style:parent-style-name="Body_20_text_20__28_10_29_" style:master-page-name="">
      <style:paragraph-properties fo:margin-left="0.25in" fo:margin-right="0in" fo:margin-top="0in" fo:margin-bottom="0in" loext:contextual-spacing="false" fo:line-height="0.1201in" fo:text-align="start" style:justify-single-word="false" fo:text-indent="-0.111in" style:auto-text-indent="false" style:page-number="auto"/>
    </style:style>
    <style:style style:name="P130" style:family="paragraph" style:parent-style-name="Body_20_text_20__28_6_29_" style:master-page-name="">
      <style:paragraph-properties fo:margin-left="0.25in" fo:margin-right="0in" fo:margin-top="0in" fo:margin-bottom="0in" loext:contextual-spacing="false" fo:line-height="0.1165in" fo:text-align="start" style:justify-single-word="false" fo:text-indent="-0.111in" style:auto-text-indent="false" style:page-number="auto"/>
    </style:style>
    <style:style style:name="P131" style:family="paragraph" style:parent-style-name="Body_20_text_20__28_6_29_" style:master-page-name="">
      <style:paragraph-properties fo:margin-left="0.25in" fo:margin-right="0in" fo:margin-top="0in" fo:margin-bottom="0in" loext:contextual-spacing="false" fo:line-height="0.1299in" fo:text-align="start" style:justify-single-word="false" fo:text-indent="-0.111in" style:auto-text-indent="false" style:page-number="auto"/>
    </style:style>
    <style:style style:name="P132" style:family="paragraph" style:parent-style-name="Body_20_text_20__28_6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33" style:family="paragraph" style:parent-style-name="Body_20_text_20__28_6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134" style:family="paragraph" style:parent-style-name="Body_20_text_20__28_6_29_" style:master-page-name="">
      <style:paragraph-properties fo:margin-left="0.3193in" fo:margin-right="0in" fo:margin-top="0in" fo:margin-bottom="0in" loext:contextual-spacing="false" fo:line-height="0.1098in" fo:text-align="start" style:justify-single-word="false" fo:text-indent="0in" style:auto-text-indent="false" style:page-number="auto"/>
    </style:style>
    <style:style style:name="P135" style:family="paragraph" style:parent-style-name="Table_20_of_20_contents"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136" style:family="paragraph" style:parent-style-name="Body_20_text_20__28_6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137" style:family="paragraph" style:parent-style-name="Body_20_text_20__28_6_29_" style:master-page-name="">
      <style:paragraph-properties fo:margin-left="0.139in" fo:margin-right="0in" fo:margin-top="0in" fo:margin-bottom="0in" loext:contextual-spacing="false" fo:line-height="0.1228in" fo:text-align="start" style:justify-single-word="false" fo:text-indent="0in" style:auto-text-indent="false" style:page-number="auto"/>
    </style:style>
    <style:style style:name="P138" style:family="paragraph" style:parent-style-name="Body_20_text_20__28_5_29_" style:master-page-name="">
      <style:paragraph-properties fo:margin-left="0.139in" fo:margin-right="0in" fo:margin-top="0in" fo:margin-bottom="0in" loext:contextual-spacing="false" fo:line-height="0.1272in" fo:text-align="start" style:justify-single-word="false" fo:text-indent="0in" style:auto-text-indent="false" style:page-number="auto"/>
    </style:style>
    <style:style style:name="P139" style:family="paragraph" style:parent-style-name="Table_20_of_20_contents" style:master-page-name="">
      <style:paragraph-properties fo:margin-left="0.139in" fo:margin-right="0in" fo:margin-top="0in" fo:margin-bottom="0.0417in" loext:contextual-spacing="false" fo:text-align="start" style:justify-single-word="false" fo:text-indent="0in" style:auto-text-indent="false" style:page-number="auto"/>
    </style:style>
    <style:style style:name="P140" style:family="paragraph" style:parent-style-name="Table_20_of_20_contents" style:master-page-name="">
      <style:paragraph-properties fo:margin-left="0.139in" fo:margin-right="0in" fo:margin-top="0in" fo:margin-bottom="0.039in" loext:contextual-spacing="false" fo:text-align="start" style:justify-single-word="false" fo:text-indent="0in" style:auto-text-indent="false" style:page-number="auto"/>
    </style:style>
    <style:style style:name="P141" style:family="paragraph" style:parent-style-name="Table_20_of_20_contents" style:master-page-name="">
      <style:paragraph-properties fo:margin-left="0.139in" fo:margin-right="0in" fo:margin-top="0in" fo:margin-bottom="0.0445in" loext:contextual-spacing="false" fo:line-height="0.1165in" fo:text-align="start" style:justify-single-word="false" fo:text-indent="0in" style:auto-text-indent="false" style:page-number="auto"/>
    </style:style>
    <style:style style:name="P142" style:family="paragraph" style:parent-style-name="Body_20_text_20__28_6_29_" style:master-page-name="">
      <style:paragraph-properties fo:margin-left="0in" fo:margin-right="0.028in" fo:margin-top="0in" fo:margin-bottom="0in" loext:contextual-spacing="false" fo:text-align="center" style:justify-single-word="false" fo:text-indent="0in" style:auto-text-indent="false" style:page-number="auto"/>
    </style:style>
    <style:style style:name="P143" style:family="paragraph" style:parent-style-name="Body_20_text_20__28_6_29_" style:master-page-name="">
      <style:paragraph-properties fo:margin-left="0.3055in" fo:margin-right="0in" fo:margin-top="0in" fo:margin-bottom="0in" loext:contextual-spacing="false" fo:line-height="0.1098in" fo:text-align="start" style:justify-single-word="false" fo:text-indent="-0.111in" style:auto-text-indent="false" style:page-number="auto"/>
    </style:style>
    <style:style style:name="P144" style:family="paragraph" style:parent-style-name="Body_20_text_20__28_6_29_" style:master-page-name="">
      <style:paragraph-properties fo:margin-left="0.1945in" fo:margin-right="0in" fo:margin-top="0in" fo:margin-bottom="0in" loext:contextual-spacing="false" fo:line-height="0.1098in" fo:text-align="start" style:justify-single-word="false" fo:text-indent="0.1252in" style:auto-text-indent="false" style:page-number="auto"/>
    </style:style>
    <style:style style:name="P145" style:family="paragraph" style:parent-style-name="Body_20_text_20__28_4_29_" style:master-page-name="">
      <style:paragraph-properties fo:margin-left="0.1807in" fo:margin-right="0in" fo:margin-top="0in" fo:margin-bottom="0in" loext:contextual-spacing="false" fo:line-height="0.1272in" fo:text-align="justify" style:justify-single-word="false" fo:text-indent="0in" style:auto-text-indent="false" style:page-number="auto"/>
    </style:style>
    <style:style style:name="P146"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147" style:family="paragraph" style:parent-style-name="Body_20_text_20__28_5_29_" style:master-page-name="">
      <style:paragraph-properties fo:margin-left="0.1807in" fo:margin-right="0in" fo:margin-top="0in" fo:margin-bottom="0in" loext:contextual-spacing="false" fo:line-height="0.1272in" fo:text-align="justify" style:justify-single-word="false" fo:text-indent="0in" style:auto-text-indent="false" style:page-number="auto"/>
    </style:style>
    <style:style style:name="P148" style:family="paragraph" style:parent-style-name="Body_20_text_20__28_5_29_" style:master-page-name="">
      <style:paragraph-properties fo:margin-left="0.1807in" fo:margin-right="0in" fo:margin-top="0in" fo:margin-bottom="0in" loext:contextual-spacing="false" fo:line-height="0.1272in" fo:text-align="start" style:justify-single-word="false" fo:text-indent="0in" style:auto-text-indent="false" style:page-number="auto"/>
    </style:style>
    <style:style style:name="P149"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fo:break-after="page"/>
    </style:style>
    <style:style style:name="P150" style:family="paragraph" style:parent-style-name="Body_20_text_20__28_4_29_" style:master-page-name="">
      <style:paragraph-properties fo:margin-left="0in" fo:margin-right="0.1945in" fo:margin-top="0in" fo:margin-bottom="0in" loext:contextual-spacing="false" fo:line-height="0.1272in" fo:text-align="justify" style:justify-single-word="false" fo:text-indent="0in" style:auto-text-indent="false" style:page-number="auto"/>
    </style:style>
    <style:style style:name="P151"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152" style:family="paragraph" style:parent-style-name="Body_20_text_20__28_6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153" style:family="paragraph" style:parent-style-name="Body_20_text_20__28_10_29_" style:master-page-name="">
      <style:paragraph-properties fo:margin-left="0.4307in" fo:margin-right="0in" fo:margin-top="0in" fo:margin-bottom="0in" loext:contextual-spacing="false" fo:line-height="0.1098in" fo:text-align="start" style:justify-single-word="false" fo:text-indent="-0.111in" style:auto-text-indent="false" style:page-number="auto"/>
    </style:style>
    <style:style style:name="P154" style:family="paragraph" style:parent-style-name="Body_20_text_20__28_6_29_" style:master-page-name="">
      <style:paragraph-properties fo:margin-left="0.2083in" fo:margin-right="0.3193in" fo:margin-top="0in" fo:margin-bottom="0in" loext:contextual-spacing="false" fo:line-height="0.1098in" fo:text-align="start" style:justify-single-word="false" fo:text-indent="0.1252in" style:auto-text-indent="false" style:page-number="auto"/>
    </style:style>
    <style:style style:name="P155" style:family="paragraph" style:parent-style-name="Body_20_text_20__28_6_29_" style:master-page-name="">
      <style:paragraph-properties fo:margin-left="0.3335in" fo:margin-right="0in" fo:margin-top="0in" fo:margin-bottom="0in" loext:contextual-spacing="false" fo:line-height="0.1165in" fo:text-align="start" style:justify-single-word="false" fo:text-indent="-0.1252in" style:auto-text-indent="false" style:page-number="auto"/>
    </style:style>
    <style:style style:name="P156" style:family="paragraph" style:parent-style-name="Body_20_text_20__28_6_29_" style:master-page-name="">
      <style:paragraph-properties fo:margin-left="0.3335in" fo:margin-right="0in" fo:margin-top="0in" fo:margin-bottom="0in" loext:contextual-spacing="false" fo:line-height="0.1098in" fo:text-align="start" style:justify-single-word="false" fo:text-indent="-0.1252in" style:auto-text-indent="false" style:page-number="auto"/>
    </style:style>
    <style:style style:name="P157" style:family="paragraph" style:parent-style-name="Body_20_text_20__28_6_29_" style:master-page-name="">
      <style:paragraph-properties fo:margin-left="0.3193in" fo:margin-right="0in" fo:margin-top="0in" fo:margin-bottom="0in" loext:contextual-spacing="false" fo:line-height="0.1098in" fo:text-align="start" style:justify-single-word="false" fo:text-indent="-0.1252in" style:auto-text-indent="false" style:page-number="auto"/>
    </style:style>
    <style:style style:name="P158" style:family="paragraph" style:parent-style-name="Body_20_text_20__28_6_29_" style:master-page-name="">
      <style:paragraph-properties fo:margin-left="0.25in" fo:margin-right="0in" fo:margin-top="0in" fo:margin-bottom="0in" loext:contextual-spacing="false" fo:line-height="0.1098in" fo:text-align="start" style:justify-single-word="false" fo:text-indent="-0.25in" style:auto-text-indent="false" style:page-number="auto"/>
    </style:style>
    <style:style style:name="P159" style:family="paragraph" style:parent-style-name="Body_20_text_20__28_10_29_" style:master-page-name="">
      <style:paragraph-properties fo:margin-left="0.4307in" fo:margin-right="0in" fo:margin-top="0in" fo:margin-bottom="0in" loext:contextual-spacing="false" fo:text-align="start" style:justify-single-word="false" fo:text-indent="0in" style:auto-text-indent="false" style:page-number="auto"/>
    </style:style>
    <style:style style:name="P160" style:family="paragraph" style:parent-style-name="Body_20_text_20__28_6_29_" style:master-page-name="">
      <style:paragraph-properties fo:margin-left="0.3055in" fo:margin-right="0in" fo:margin-top="0in" fo:margin-bottom="0.0445in" loext:contextual-spacing="false" fo:text-align="start" style:justify-single-word="false" fo:text-indent="0in" style:auto-text-indent="false" style:page-number="auto"/>
    </style:style>
    <style:style style:name="P161" style:family="paragraph" style:parent-style-name="Standard" style:master-page-name="PageStyle29">
      <style:paragraph-properties style:page-number="59"/>
      <style:text-properties fo:font-size="1pt" style:font-size-asian="1pt" style:font-size-complex="1pt"/>
    </style:style>
    <style:style style:name="P162" style:family="paragraph" style:parent-style-name="Body_20_text_20__28_4_29_" style:list-style-name="L4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63in"/>
        </style:tab-stops>
      </style:paragraph-properties>
    </style:style>
    <style:style style:name="P163" style:family="paragraph" style:parent-style-name="Body_20_text_20__28_4_29_" style:list-style-name="L54"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63in"/>
        </style:tab-stops>
      </style:paragraph-properties>
    </style:style>
    <style:style style:name="P164" style:family="paragraph" style:parent-style-name="Body_20_text_20__28_4_29_" style:list-style-name="L8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63in"/>
        </style:tab-stops>
      </style:paragraph-properties>
    </style:style>
    <style:style style:name="P165" style:family="paragraph" style:parent-style-name="Body_20_text_20__28_4_29_" style:list-style-name="L4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166" style:family="paragraph" style:parent-style-name="Body_20_text_20__28_4_29_" style:list-style-name="L54"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167" style:family="paragraph" style:parent-style-name="Body_20_text_20__28_4_29_" style:list-style-name="L66"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168" style:family="paragraph" style:parent-style-name="Body_20_text_20__28_4_29_" style:list-style-name="L76"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169" style:family="paragraph" style:parent-style-name="Body_20_text_20__28_4_29_" style:list-style-name="L7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170" style:family="paragraph" style:parent-style-name="Body_20_text_20__28_4_29_" style:list-style-name="L68"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171" style:family="paragraph" style:parent-style-name="Body_20_text_20__28_4_29_" style:list-style-name="L4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172" style:family="paragraph" style:parent-style-name="Body_20_text_20__28_4_29_" style:list-style-name="L5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173" style:family="paragraph" style:parent-style-name="Body_20_text_20__28_4_29_" style:list-style-name="L48"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174" style:family="paragraph" style:parent-style-name="Body_20_text_20__28_4_29_" style:list-style-name="L54"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175" style:family="paragraph" style:parent-style-name="Body_20_text_20__28_4_29_" style:list-style-name="L66"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176" style:family="paragraph" style:parent-style-name="Body_20_text_20__28_4_29_" style:list-style-name="L69"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177" style:family="paragraph" style:parent-style-name="Body_20_text_20__28_4_29_" style:list-style-name="L7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178" style:family="paragraph" style:parent-style-name="Body_20_text_20__28_4_29_" style:list-style-name="L7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179" style:family="paragraph" style:parent-style-name="Body_20_text_20__28_4_29_" style:list-style-name="L51"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180" style:family="paragraph" style:parent-style-name="Body_20_text_20__28_4_29_" style:list-style-name="L4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854in"/>
        </style:tab-stops>
      </style:paragraph-properties>
    </style:style>
    <style:style style:name="P181" style:family="paragraph" style:parent-style-name="Body_20_text_20__28_4_29_" style:list-style-name="L5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854in"/>
        </style:tab-stops>
      </style:paragraph-properties>
    </style:style>
    <style:style style:name="P182" style:family="paragraph" style:parent-style-name="Body_20_text_20__28_4_29_" style:list-style-name="L5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854in"/>
        </style:tab-stops>
      </style:paragraph-properties>
    </style:style>
    <style:style style:name="P183" style:family="paragraph" style:parent-style-name="Body_20_text_20__28_4_29_" style:list-style-name="L4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184" style:family="paragraph" style:parent-style-name="Body_20_text_20__28_4_29_" style:list-style-name="L51"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185" style:family="paragraph" style:parent-style-name="Body_20_text_20__28_4_29_" style:list-style-name="L5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186" style:family="paragraph" style:parent-style-name="Body_20_text_20__28_4_29_" style:list-style-name="L66"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187" style:family="paragraph" style:parent-style-name="Body_20_text_20__28_4_29_" style:list-style-name="L69"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188" style:family="paragraph" style:parent-style-name="Body_20_text_20__28_4_29_" style:list-style-name="L5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189" style:family="paragraph" style:parent-style-name="Body_20_text_20__28_4_29_" style:list-style-name="L49"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374in"/>
        </style:tab-stops>
      </style:paragraph-properties>
    </style:style>
    <style:style style:name="P190" style:family="paragraph" style:parent-style-name="Body_20_text_20__28_4_29_" style:list-style-name="L48"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89in"/>
        </style:tab-stops>
      </style:paragraph-properties>
    </style:style>
    <style:style style:name="P191" style:family="paragraph" style:parent-style-name="Body_20_text_20__28_4_29_" style:list-style-name="L66"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89in"/>
        </style:tab-stops>
      </style:paragraph-properties>
    </style:style>
    <style:style style:name="P192" style:family="paragraph" style:parent-style-name="Body_20_text_20__28_4_29_" style:list-style-name="L48"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93in"/>
        </style:tab-stops>
      </style:paragraph-properties>
    </style:style>
    <style:style style:name="P193" style:family="paragraph" style:parent-style-name="Body_20_text_20__28_4_29_" style:list-style-name="L66"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93in"/>
        </style:tab-stops>
      </style:paragraph-properties>
    </style:style>
    <style:style style:name="P194" style:family="paragraph" style:parent-style-name="Body_20_text_20__28_4_29_" style:list-style-name="L66"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28in"/>
        </style:tab-stops>
      </style:paragraph-properties>
    </style:style>
    <style:style style:name="P195" style:family="paragraph" style:parent-style-name="Body_20_text_20__28_4_29_" style:list-style-name="L7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28in"/>
        </style:tab-stops>
      </style:paragraph-properties>
    </style:style>
    <style:style style:name="P196" style:family="paragraph" style:parent-style-name="Body_20_text_20__28_4_29_" style:list-style-name="L76"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402in"/>
        </style:tab-stops>
      </style:paragraph-properties>
    </style:style>
    <style:style style:name="P197" style:family="paragraph" style:parent-style-name="Body_20_text_20__28_4_29_" style:list-style-name="L7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783in"/>
        </style:tab-stops>
      </style:paragraph-properties>
    </style:style>
    <style:style style:name="P198" style:family="paragraph" style:parent-style-name="Body_20_text_20__28_4_29_" style:list-style-name="L81"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339in"/>
        </style:tab-stops>
      </style:paragraph-properties>
    </style:style>
    <style:style style:name="P199" style:family="paragraph" style:parent-style-name="Body_20_text_20__28_4_29_" style:list-style-name="L8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472in"/>
        </style:tab-stops>
      </style:paragraph-properties>
    </style:style>
    <style:style style:name="P200" style:family="paragraph" style:parent-style-name="Body_20_text_20__28_4_29_" style:list-style-name="L8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437in"/>
        </style:tab-stops>
      </style:paragraph-properties>
    </style:style>
    <style:style style:name="P201" style:family="paragraph" style:parent-style-name="Body_20_text_20__28_4_29_" style:list-style-name="L5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661in"/>
        </style:tab-stops>
      </style:paragraph-properties>
    </style:style>
    <style:style style:name="P202" style:family="paragraph" style:parent-style-name="Body_20_text_20__28_4_29_" style:list-style-name="L8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661in"/>
        </style:tab-stops>
      </style:paragraph-properties>
    </style:style>
    <style:style style:name="P203" style:family="paragraph" style:parent-style-name="Body_20_text_20__28_4_29_" style:list-style-name="L49" style:master-page-name="">
      <style:paragraph-properties fo:margin-left="0.1945in" fo:margin-right="0in" fo:margin-top="0in" fo:margin-bottom="0in" loext:contextual-spacing="false" fo:line-height="0.1272in" fo:text-align="justify" style:justify-single-word="false" fo:text-indent="-0.1945in" style:auto-text-indent="false" style:page-number="auto" fo:break-after="column">
        <style:tab-stops>
          <style:tab-stop style:position="-0.0374in"/>
        </style:tab-stops>
      </style:paragraph-properties>
    </style:style>
    <style:style style:name="P204" style:family="paragraph" style:parent-style-name="Body_20_text_20__28_4_29_" style:list-style-name="L69" style:master-page-name="PageStyle19">
      <style:paragraph-properties fo:margin-left="0.1945in" fo:margin-right="0in" fo:margin-top="0in" fo:margin-bottom="0in" loext:contextual-spacing="false" fo:line-height="0.1272in" fo:text-align="justify" style:justify-single-word="false" fo:text-indent="-0.1945in" style:auto-text-indent="false" style:page-number="43">
        <style:tab-stops>
          <style:tab-stop style:position="0.0126in"/>
        </style:tab-stops>
      </style:paragraph-properties>
    </style:style>
    <style:style style:name="P205" style:family="paragraph" style:parent-style-name="Body_20_text_20__28_4_29_" style:master-page-name="PageStyle15">
      <style:paragraph-properties fo:margin-left="0.1945in" fo:margin-right="0in" fo:margin-top="0in" fo:margin-bottom="0in" loext:contextual-spacing="false" fo:line-height="0.1272in" fo:text-align="justify" style:justify-single-word="false" fo:text-indent="0in" style:auto-text-indent="false" style:page-number="35"/>
    </style:style>
    <style:style style:name="P206" style:family="paragraph" style:parent-style-name="Body_20_text_20__28_4_29_" style:master-page-name="PageStyle25">
      <style:paragraph-properties fo:margin-left="0.1945in" fo:margin-right="0in" fo:margin-top="0in" fo:margin-bottom="0in" loext:contextual-spacing="false" fo:line-height="0.1272in" fo:text-align="justify" style:justify-single-word="false" fo:text-indent="0in" style:auto-text-indent="false" style:page-number="55"/>
    </style:style>
    <style:style style:name="P207" style:family="paragraph" style:parent-style-name="Body_20_text_20__28_4_29_" style:master-page-name="PageStyle27">
      <style:paragraph-properties fo:margin-left="0.1945in" fo:margin-right="0in" fo:margin-top="0in" fo:margin-bottom="0in" loext:contextual-spacing="false" fo:line-height="0.1272in" fo:text-align="justify" style:justify-single-word="false" fo:text-indent="0in" style:auto-text-indent="false" style:page-number="57"/>
    </style:style>
    <style:style style:name="P208" style:family="paragraph" style:parent-style-name="Body_20_text_20__28_4_29_" style:list-style-name="L55"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654in"/>
        </style:tab-stops>
      </style:paragraph-properties>
    </style:style>
    <style:style style:name="P209" style:family="paragraph" style:parent-style-name="Body_20_text_20__28_4_29_" style:list-style-name="L55"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43in"/>
        </style:tab-stops>
      </style:paragraph-properties>
    </style:style>
    <style:style style:name="P210" style:family="paragraph" style:parent-style-name="Body_20_text_20__28_4_29_" style:list-style-name="L47"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43in"/>
        </style:tab-stops>
      </style:paragraph-properties>
    </style:style>
    <style:style style:name="P211" style:family="paragraph" style:parent-style-name="Body_20_text_20__28_4_29_" style:list-style-name="L6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43in"/>
        </style:tab-stops>
      </style:paragraph-properties>
    </style:style>
    <style:style style:name="P212" style:family="paragraph" style:parent-style-name="Body_20_text_20__28_4_29_" style:list-style-name="L7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43in"/>
        </style:tab-stops>
      </style:paragraph-properties>
    </style:style>
    <style:style style:name="P213" style:family="paragraph" style:parent-style-name="Body_20_text_20__28_4_29_" style:list-style-name="L74"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43in"/>
        </style:tab-stops>
      </style:paragraph-properties>
    </style:style>
    <style:style style:name="P214" style:family="paragraph" style:parent-style-name="Body_20_text_20__28_4_29_" style:list-style-name="L75"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43in"/>
        </style:tab-stops>
      </style:paragraph-properties>
    </style:style>
    <style:style style:name="P215" style:family="paragraph" style:parent-style-name="Body_20_text_20__28_4_29_" style:list-style-name="L55"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2in"/>
        </style:tab-stops>
      </style:paragraph-properties>
    </style:style>
    <style:style style:name="P216" style:family="paragraph" style:parent-style-name="Body_20_text_20__28_4_29_" style:list-style-name="L58"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2in"/>
        </style:tab-stops>
      </style:paragraph-properties>
    </style:style>
    <style:style style:name="P217" style:family="paragraph" style:parent-style-name="Body_20_text_20__28_4_29_" style:list-style-name="L65"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2in"/>
        </style:tab-stops>
      </style:paragraph-properties>
    </style:style>
    <style:style style:name="P218" style:family="paragraph" style:parent-style-name="Body_20_text_20__28_4_29_" style:list-style-name="L74"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2in"/>
        </style:tab-stops>
      </style:paragraph-properties>
    </style:style>
    <style:style style:name="P219" style:family="paragraph" style:parent-style-name="Body_20_text_20__28_4_29_" style:list-style-name="L75"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2in"/>
        </style:tab-stops>
      </style:paragraph-properties>
    </style:style>
    <style:style style:name="P220" style:family="paragraph" style:parent-style-name="Body_20_text_20__28_4_29_" style:list-style-name="L56"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543in"/>
        </style:tab-stops>
      </style:paragraph-properties>
    </style:style>
    <style:style style:name="P221" style:family="paragraph" style:parent-style-name="Body_20_text_20__28_4_29_" style:list-style-name="L47"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16in"/>
        </style:tab-stops>
      </style:paragraph-properties>
    </style:style>
    <style:style style:name="P222" style:family="paragraph" style:parent-style-name="Body_20_text_20__28_4_29_" style:list-style-name="L64"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16in"/>
        </style:tab-stops>
      </style:paragraph-properties>
    </style:style>
    <style:style style:name="P223" style:family="paragraph" style:parent-style-name="Body_20_text_20__28_4_29_" style:list-style-name="L6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16in"/>
        </style:tab-stops>
      </style:paragraph-properties>
    </style:style>
    <style:style style:name="P224" style:family="paragraph" style:parent-style-name="Body_20_text_20__28_4_29_" style:list-style-name="L57"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563in"/>
        </style:tab-stops>
      </style:paragraph-properties>
    </style:style>
    <style:style style:name="P225" style:family="paragraph" style:parent-style-name="Body_20_text_20__28_4_29_" style:list-style-name="L64"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75in"/>
        </style:tab-stops>
      </style:paragraph-properties>
    </style:style>
    <style:style style:name="P226" style:family="paragraph" style:parent-style-name="Body_20_text_20__28_4_29_" style:list-style-name="L7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75in"/>
        </style:tab-stops>
      </style:paragraph-properties>
    </style:style>
    <style:style style:name="P227" style:family="paragraph" style:parent-style-name="Body_20_text_20__28_4_29_" style:list-style-name="L74"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75in"/>
        </style:tab-stops>
      </style:paragraph-properties>
    </style:style>
    <style:style style:name="P228" style:family="paragraph" style:parent-style-name="Body_20_text_20__28_4_29_" style:list-style-name="L6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75in"/>
        </style:tab-stops>
      </style:paragraph-properties>
    </style:style>
    <style:style style:name="P229" style:family="paragraph" style:parent-style-name="Body_20_text_20__28_4_29_" style:list-style-name="L64"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752in"/>
        </style:tab-stops>
      </style:paragraph-properties>
    </style:style>
    <style:style style:name="P230" style:family="paragraph" style:parent-style-name="Body_20_text_20__28_4_29_" style:list-style-name="L65"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752in"/>
        </style:tab-stops>
      </style:paragraph-properties>
    </style:style>
    <style:style style:name="P231" style:family="paragraph" style:parent-style-name="Body_20_text_20__28_4_29_" style:list-style-name="L74"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752in"/>
        </style:tab-stops>
      </style:paragraph-properties>
    </style:style>
    <style:style style:name="P232" style:family="paragraph" style:parent-style-name="Body_20_text_20__28_4_29_" style:list-style-name="L64"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91in"/>
        </style:tab-stops>
      </style:paragraph-properties>
    </style:style>
    <style:style style:name="P233" style:family="paragraph" style:parent-style-name="Body_20_text_20__28_4_29_" style:list-style-name="L6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689in"/>
        </style:tab-stops>
      </style:paragraph-properties>
    </style:style>
    <style:style style:name="P234" style:family="paragraph" style:parent-style-name="Body_20_text_20__28_4_29_" style:list-style-name="L6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55in"/>
        </style:tab-stops>
      </style:paragraph-properties>
    </style:style>
    <style:style style:name="P235" style:family="paragraph" style:parent-style-name="Body_20_text_20__28_4_29_" style:list-style-name="L75"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55in"/>
        </style:tab-stops>
      </style:paragraph-properties>
    </style:style>
    <style:style style:name="P236" style:family="paragraph" style:parent-style-name="Body_20_text_20__28_4_29_" style:list-style-name="L75"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161in"/>
        </style:tab-stops>
      </style:paragraph-properties>
    </style:style>
    <style:style style:name="P237" style:family="paragraph" style:parent-style-name="Body_20_text_20__28_4_29_" style:list-style-name="L75"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717in"/>
        </style:tab-stops>
      </style:paragraph-properties>
    </style:style>
    <style:style style:name="P238" style:family="paragraph" style:parent-style-name="Body_20_text_20__28_4_29_" style:list-style-name="L57" style:master-page-name="">
      <style:paragraph-properties fo:margin-left="0.2083in" fo:margin-right="0in" fo:margin-top="0in" fo:margin-bottom="0in" loext:contextual-spacing="false" fo:line-height="0.1272in" fo:text-align="justify" style:justify-single-word="false" fo:text-indent="-0.2083in" style:auto-text-indent="false" style:page-number="auto" fo:break-after="column">
        <style:tab-stops>
          <style:tab-stop style:position="-0.048in"/>
        </style:tab-stops>
      </style:paragraph-properties>
    </style:style>
    <style:style style:name="P239" style:family="paragraph" style:parent-style-name="Body_20_text_20__28_4_29_" style:list-style-name="L73" style:master-page-name="PageStyle21">
      <style:paragraph-properties fo:margin-left="0.2083in" fo:margin-right="0in" fo:margin-top="0in" fo:margin-bottom="0in" loext:contextual-spacing="false" fo:line-height="0.1272in" fo:text-align="justify" style:justify-single-word="false" fo:text-indent="-0.2083in" style:auto-text-indent="false" style:page-number="46">
        <style:tab-stops>
          <style:tab-stop style:position="-0.0217in"/>
        </style:tab-stops>
      </style:paragraph-properties>
    </style:style>
    <style:style style:name="P240" style:family="paragraph" style:parent-style-name="Body_20_text_20__28_4_29_" style:list-style-name="L75" style:master-page-name="PageStyle22">
      <style:paragraph-properties fo:margin-left="0.2083in" fo:margin-right="0in" fo:margin-top="0in" fo:margin-bottom="0in" loext:contextual-spacing="false" fo:line-height="0.1272in" fo:text-align="justify" style:justify-single-word="false" fo:text-indent="-0.2083in" style:auto-text-indent="false" style:page-number="48">
        <style:tab-stops>
          <style:tab-stop style:position="0.002in"/>
        </style:tab-stops>
      </style:paragraph-properties>
    </style:style>
    <style:style style:name="P241" style:family="paragraph" style:parent-style-name="Body_20_text_20__28_4_29_" style:master-page-name="PageStyle16">
      <style:paragraph-properties fo:margin-left="0in" fo:margin-right="0in" fo:margin-top="0in" fo:margin-bottom="0in" loext:contextual-spacing="false" fo:line-height="0.1272in" fo:text-align="end" style:justify-single-word="false" fo:text-indent="0in" style:auto-text-indent="false" style:page-number="39"/>
    </style:style>
    <style:style style:name="P242" style:family="paragraph" style:parent-style-name="Body_20_text_20__28_4_29_" style:master-page-name="PageStyle18">
      <style:paragraph-properties fo:margin-left="0in" fo:margin-right="0in" fo:margin-top="0in" fo:margin-bottom="0in" loext:contextual-spacing="false" fo:line-height="0.1272in" fo:text-align="end" style:justify-single-word="false" fo:text-indent="0in" style:auto-text-indent="false" style:page-number="42"/>
    </style:style>
    <style:style style:name="P243" style:family="paragraph" style:parent-style-name="Body_20_text_20__28_4_29_" style:master-page-name="PageStyle17">
      <style:paragraph-properties fo:margin-left="0.2083in" fo:margin-right="0in" fo:margin-top="0in" fo:margin-bottom="0in" loext:contextual-spacing="false" fo:line-height="0.1272in" fo:text-align="start" style:justify-single-word="false" fo:text-indent="0in" style:auto-text-indent="false" style:page-number="40"/>
    </style:style>
    <style:style style:name="P244" style:family="paragraph" style:parent-style-name="Body_20_text_20__28_4_29_" style:list-style-name="L67"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245" style:family="paragraph" style:parent-style-name="Body_20_text_20__28_4_29_" style:list-style-name="L68"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99in"/>
        </style:tab-stops>
      </style:paragraph-properties>
    </style:style>
    <style:style style:name="P246" style:family="paragraph" style:parent-style-name="Body_20_text_20__28_4_29_" style:list-style-name="L82"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99in"/>
        </style:tab-stops>
      </style:paragraph-properties>
    </style:style>
    <style:style style:name="P247" style:family="paragraph" style:parent-style-name="Body_20_text_20__28_4_29_" style:list-style-name="L83"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99in"/>
        </style:tab-stops>
      </style:paragraph-properties>
    </style:style>
    <style:style style:name="P248" style:family="paragraph" style:parent-style-name="Body_20_text_20__28_4_29_" style:list-style-name="L68"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3063in"/>
        </style:tab-stops>
      </style:paragraph-properties>
    </style:style>
    <style:style style:name="P249" style:family="paragraph" style:parent-style-name="Body_20_text_20__28_4_29_" style:list-style-name="L68"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366in"/>
        </style:tab-stops>
      </style:paragraph-properties>
    </style:style>
    <style:style style:name="P250" style:family="paragraph" style:parent-style-name="Body_20_text_20__28_4_29_" style:list-style-name="L67"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01in"/>
        </style:tab-stops>
      </style:paragraph-properties>
    </style:style>
    <style:style style:name="P251" style:family="paragraph" style:parent-style-name="Body_20_text_20__28_4_29_" style:list-style-name="L83"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252" style:family="paragraph" style:parent-style-name="Body_20_text_20__28_4_29_" style:list-style-name="L83"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72in"/>
        </style:tab-stops>
      </style:paragraph-properties>
    </style:style>
    <style:style style:name="P253" style:family="paragraph" style:parent-style-name="Body_20_text_20__28_4_29_" style:list-style-name="L84"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in"/>
        </style:tab-stops>
      </style:paragraph-properties>
    </style:style>
    <style:style style:name="P254" style:family="paragraph" style:parent-style-name="Body_20_text_20__28_4_29_" style:list-style-name="L56"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in"/>
        </style:tab-stops>
      </style:paragraph-properties>
    </style:style>
    <style:style style:name="P255" style:family="paragraph" style:parent-style-name="Body_20_text_20__28_4_29_" style:list-style-name="L57"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in"/>
        </style:tab-stops>
      </style:paragraph-properties>
    </style:style>
    <style:style style:name="P256" style:family="paragraph" style:parent-style-name="Body_20_text_20__28_4_29_" style:list-style-name="L67" style:master-page-name="">
      <style:paragraph-properties fo:margin-left="0.1807in" fo:margin-right="0in" fo:margin-top="0in" fo:margin-bottom="0in" loext:contextual-spacing="false" fo:line-height="0.1272in" fo:text-align="justify" style:justify-single-word="false" fo:text-indent="-0.1807in" style:auto-text-indent="false" style:page-number="auto" fo:break-after="column">
        <style:tab-stops>
          <style:tab-stop style:position="-0.0201in"/>
        </style:tab-stops>
      </style:paragraph-properties>
    </style:style>
    <style:style style:name="P257" style:family="paragraph" style:parent-style-name="Body_20_text_20__28_4_29_" style:list-style-name="L57" style:master-page-name="">
      <style:paragraph-properties fo:margin-left="0.1807in" fo:margin-right="0in" fo:margin-top="0in" fo:margin-bottom="0in" loext:contextual-spacing="false" fo:line-height="0.1272in" fo:text-align="justify" style:justify-single-word="false" fo:text-indent="-0.1807in" style:auto-text-indent="false" style:page-number="auto" fo:break-after="column">
        <style:tab-stops>
          <style:tab-stop style:position="-0.022in"/>
        </style:tab-stops>
      </style:paragraph-properties>
    </style:style>
    <style:style style:name="P258" style:family="paragraph" style:parent-style-name="Body_20_text_20__28_2_29_" style:list-style-name="L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71in"/>
        </style:tab-stops>
      </style:paragraph-properties>
    </style:style>
    <style:style style:name="P259" style:family="paragraph" style:parent-style-name="Body_20_text_20__28_2_29_" style:list-style-name="L5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43in"/>
        </style:tab-stops>
      </style:paragraph-properties>
    </style:style>
    <style:style style:name="P260" style:family="paragraph" style:parent-style-name="Body_20_text_20__28_2_29_" style:list-style-name="L20"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43in"/>
        </style:tab-stops>
      </style:paragraph-properties>
    </style:style>
    <style:style style:name="P261" style:family="paragraph" style:parent-style-name="Body_20_text_20__28_2_29_" style:list-style-name="L53"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71in"/>
        </style:tab-stops>
      </style:paragraph-properties>
    </style:style>
    <style:style style:name="P262"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63"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64"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65"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66"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67"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68"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69"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70" style:family="paragraph" style:parent-style-name="Body_20_text_20__28_2_29_" style:list-style-name="L5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71" style:family="paragraph" style:parent-style-name="Body_20_text_20__28_2_29_" style:list-style-name="L7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72" style:family="paragraph" style:parent-style-name="Body_20_text_20__28_2_29_" style:list-style-name="L6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73"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74"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75"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76"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77"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78"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79"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80"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81"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82"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83"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84"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85"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86"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87" style:family="paragraph" style:parent-style-name="Body_20_text_20__28_2_29_" style:list-style-name="L5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88" style:family="paragraph" style:parent-style-name="Body_20_text_20__28_2_29_" style:list-style-name="L6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89" style:family="paragraph" style:parent-style-name="Body_20_text_20__28_2_29_" style:list-style-name="L7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90" style:family="paragraph" style:parent-style-name="Body_20_text_20__28_2_29_" style:list-style-name="L6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91" style:family="paragraph" style:parent-style-name="Body_20_text_20__28_2_29_" style:list-style-name="L7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92" style:family="paragraph" style:parent-style-name="Body_20_text_20__28_2_29_" style:list-style-name="L6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93"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94"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95"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96"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97"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98"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99"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00" style:family="paragraph" style:parent-style-name="Body_20_text_20__28_2_29_" style:list-style-name="L5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01" style:family="paragraph" style:parent-style-name="Body_20_text_20__28_2_29_" style:list-style-name="L7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02"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99in"/>
        </style:tab-stops>
      </style:paragraph-properties>
    </style:style>
    <style:style style:name="P303"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04"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05"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06"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07"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08"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09" style:family="paragraph" style:parent-style-name="Body_20_text_20__28_2_29_" style:list-style-name="L6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10" style:family="paragraph" style:parent-style-name="Body_20_text_20__28_2_29_" style:list-style-name="L7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11" style:family="paragraph" style:parent-style-name="Body_20_text_20__28_2_29_" style:list-style-name="L8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12"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8in"/>
        </style:tab-stops>
      </style:paragraph-properties>
    </style:style>
    <style:style style:name="P313"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17in"/>
        </style:tab-stops>
      </style:paragraph-properties>
    </style:style>
    <style:style style:name="P314"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15"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16"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17"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18"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19"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20"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21"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322"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323"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324"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325" style:family="paragraph" style:parent-style-name="Body_20_text_20__28_2_29_" style:list-style-name="L4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326"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27"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28" style:family="paragraph" style:parent-style-name="Body_20_text_20__28_2_29_" style:list-style-name="L4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29" style:family="paragraph" style:parent-style-name="Body_20_text_20__28_2_29_" style:list-style-name="L7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30" style:family="paragraph" style:parent-style-name="Body_20_text_20__28_2_29_" style:list-style-name="L8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31"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332" style:family="paragraph" style:parent-style-name="Body_20_text_20__28_2_29_" style:list-style-name="L6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333"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334"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335" style:family="paragraph" style:parent-style-name="Body_20_text_20__28_2_29_" style:list-style-name="L7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336"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337"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338" style:family="paragraph" style:parent-style-name="Body_20_text_20__28_2_29_" style:list-style-name="L3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339"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340"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37in"/>
        </style:tab-stops>
      </style:paragraph-properties>
    </style:style>
    <style:style style:name="P341"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72in"/>
        </style:tab-stops>
      </style:paragraph-properties>
    </style:style>
    <style:style style:name="P342"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343"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344" style:family="paragraph" style:parent-style-name="Body_20_text_20__28_2_29_" style:list-style-name="L7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345"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2457in"/>
        </style:tab-stops>
      </style:paragraph-properties>
    </style:style>
    <style:style style:name="P346"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347" style:family="paragraph" style:parent-style-name="Body_20_text_20__28_2_29_" style:list-style-name="L7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348" style:family="paragraph" style:parent-style-name="Body_20_text_20__28_2_29_" style:list-style-name="L8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349"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43in"/>
        </style:tab-stops>
      </style:paragraph-properties>
    </style:style>
    <style:style style:name="P350"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351"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352"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353"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08in"/>
        </style:tab-stops>
      </style:paragraph-properties>
    </style:style>
    <style:style style:name="P354" style:family="paragraph" style:parent-style-name="Body_20_text_20__28_2_29_" style:list-style-name="L6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08in"/>
        </style:tab-stops>
      </style:paragraph-properties>
    </style:style>
    <style:style style:name="P355"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356" style:family="paragraph" style:parent-style-name="Body_20_text_20__28_2_29_" style:list-style-name="L7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357" style:family="paragraph" style:parent-style-name="Body_20_text_20__28_2_29_" style:list-style-name="L6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358" style:family="paragraph" style:parent-style-name="Body_20_text_20__28_2_29_" style:list-style-name="L5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055in"/>
        </style:tab-stops>
      </style:paragraph-properties>
    </style:style>
    <style:style style:name="P359" style:family="paragraph" style:parent-style-name="Body_20_text_20__28_2_29_" style:list-style-name="L7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2354in"/>
        </style:tab-stops>
      </style:paragraph-properties>
    </style:style>
    <style:style style:name="P360" style:family="paragraph" style:parent-style-name="Body_20_text_20__28_2_29_" style:list-style-name="L7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84in"/>
        </style:tab-stops>
      </style:paragraph-properties>
    </style:style>
    <style:style style:name="P361" style:family="paragraph" style:parent-style-name="Body_20_text_20__28_2_29_" style:list-style-name="L23"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437in"/>
        </style:tab-stops>
      </style:paragraph-properties>
    </style:style>
    <style:style style:name="P362" style:family="paragraph" style:parent-style-name="Body_20_text_20__28_2_29_" style:list-style-name="L23"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374in"/>
        </style:tab-stops>
      </style:paragraph-properties>
    </style:style>
    <style:style style:name="P363" style:family="paragraph" style:parent-style-name="Body_20_text_20__28_2_29_" style:list-style-name="L23" style:master-page-name="">
      <style:paragraph-properties fo:margin-left="0.1945in" fo:margin-right="0in" fo:margin-top="0in" fo:margin-bottom="0in" loext:contextual-spacing="false" fo:line-height="0.1299in" fo:text-align="justify" style:justify-single-word="false" fo:text-indent="-0.1945in" style:auto-text-indent="false" style:page-number="auto" fo:break-after="column">
        <style:tab-stops>
          <style:tab-stop style:position="-0.0374in"/>
        </style:tab-stops>
      </style:paragraph-properties>
    </style:style>
    <style:style style:name="P364"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854in"/>
        </style:tab-stops>
      </style:paragraph-properties>
    </style:style>
    <style:style style:name="P365" style:family="paragraph" style:parent-style-name="Body_20_text_20__28_2_29_" style:list-style-name="L45"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39in"/>
        </style:tab-stops>
      </style:paragraph-properties>
    </style:style>
    <style:style style:name="P366" style:family="paragraph" style:parent-style-name="Body_20_text_20__28_2_29_" style:list-style-name="L25" style:master-page-name="PageStyle10">
      <style:paragraph-properties fo:margin-left="0.1945in" fo:margin-right="0in" fo:margin-top="0in" fo:margin-bottom="0in" loext:contextual-spacing="false" fo:text-align="justify" style:justify-single-word="false" fo:text-indent="-0.1945in" style:auto-text-indent="false" style:page-number="28">
        <style:tab-stops>
          <style:tab-stop style:position="0.0193in"/>
        </style:tab-stops>
      </style:paragraph-properties>
    </style:style>
    <style:style style:name="P367" style:family="paragraph" style:parent-style-name="Body_20_text_20__28_2_29_" style:list-style-name="L46" style:master-page-name="PageStyle12">
      <style:paragraph-properties fo:margin-left="0.1945in" fo:margin-right="0in" fo:margin-top="0in" fo:margin-bottom="0in" loext:contextual-spacing="false" fo:text-align="justify" style:justify-single-word="false" fo:text-indent="-0.1945in" style:auto-text-indent="false" style:page-number="32">
        <style:tab-stops>
          <style:tab-stop style:position="0.0028in"/>
        </style:tab-stops>
      </style:paragraph-properties>
    </style:style>
    <style:style style:name="P368" style:family="paragraph" style:parent-style-name="Body_20_text_20__28_2_29_" style:list-style-name="L76" style:master-page-name="PageStyle23">
      <style:paragraph-properties fo:margin-left="0.1945in" fo:margin-right="0in" fo:margin-top="0in" fo:margin-bottom="0in" loext:contextual-spacing="false" fo:text-align="justify" style:justify-single-word="false" fo:text-indent="-0.1945in" style:auto-text-indent="false" style:page-number="49">
        <style:tab-stops>
          <style:tab-stop style:position="-0.0437in"/>
        </style:tab-stops>
      </style:paragraph-properties>
    </style:style>
    <style:style style:name="P369" style:family="paragraph" style:parent-style-name="Body_20_text_20__28_2_29_" style:master-page-name="PageStyle2">
      <style:paragraph-properties fo:margin-left="0.1945in" fo:margin-right="0in" fo:margin-top="0in" fo:margin-bottom="0in" loext:contextual-spacing="false" fo:line-height="0.1098in" fo:text-align="start" style:justify-single-word="false" fo:text-indent="0in" style:auto-text-indent="false" style:page-number="4"/>
    </style:style>
    <style:style style:name="P370" style:family="paragraph" style:parent-style-name="Body_20_text_20__28_2_29_" style:master-page-name="PageStyle5">
      <style:paragraph-properties fo:margin-left="0.1945in" fo:margin-right="0in" fo:margin-top="0in" fo:margin-bottom="0in" loext:contextual-spacing="false" fo:text-align="justify" style:justify-single-word="false" fo:text-indent="0in" style:auto-text-indent="false" style:page-number="17"/>
    </style:style>
    <style:style style:name="P371" style:family="paragraph" style:parent-style-name="Body_20_text_20__28_2_29_" style:master-page-name="PageStyle8">
      <style:paragraph-properties fo:margin-left="0.1945in" fo:margin-right="0in" fo:margin-top="0in" fo:margin-bottom="0in" loext:contextual-spacing="false" fo:text-align="justify" style:justify-single-word="false" fo:text-indent="0in" style:auto-text-indent="false" style:page-number="25"/>
    </style:style>
    <style:style style:name="P372" style:family="paragraph" style:parent-style-name="Body_20_text_20__28_2_29_" style:master-page-name="PageStyle9">
      <style:paragraph-properties fo:margin-left="0.1945in" fo:margin-right="0in" fo:margin-top="0in" fo:margin-bottom="0in" loext:contextual-spacing="false" fo:text-align="justify" style:justify-single-word="false" fo:text-indent="0in" style:auto-text-indent="false" style:page-number="26"/>
    </style:style>
    <style:style style:name="P373" style:family="paragraph" style:parent-style-name="Body_20_text_20__28_2_29_" style:master-page-name="PageStyle13">
      <style:paragraph-properties fo:margin-left="0.1945in" fo:margin-right="0in" fo:margin-top="0in" fo:margin-bottom="0in" loext:contextual-spacing="false" fo:text-align="justify" style:justify-single-word="false" fo:text-indent="0in" style:auto-text-indent="false" style:page-number="33"/>
    </style:style>
    <style:style style:name="P374" style:family="paragraph" style:parent-style-name="Body_20_text_20__28_2_29_" style:master-page-name="PageStyle14">
      <style:paragraph-properties fo:margin-left="0.1945in" fo:margin-right="0in" fo:margin-top="0in" fo:margin-bottom="0in" loext:contextual-spacing="false" fo:text-align="justify" style:justify-single-word="false" fo:text-indent="0in" style:auto-text-indent="false" style:page-number="34"/>
    </style:style>
    <style:style style:name="P375" style:family="paragraph" style:parent-style-name="Body_20_text_20__28_2_29_" style:list-style-name="L1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89in"/>
        </style:tab-stops>
      </style:paragraph-properties>
    </style:style>
    <style:style style:name="P376" style:family="paragraph" style:parent-style-name="Body_20_text_20__28_2_29_" style:list-style-name="L1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08in"/>
        </style:tab-stops>
      </style:paragraph-properties>
    </style:style>
    <style:style style:name="P377" style:family="paragraph" style:parent-style-name="Body_20_text_20__28_2_29_" style:list-style-name="L1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08in"/>
        </style:tab-stops>
      </style:paragraph-properties>
    </style:style>
    <style:style style:name="P378" style:family="paragraph" style:parent-style-name="Body_20_text_20__28_2_29_" style:list-style-name="L1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379" style:family="paragraph" style:parent-style-name="Body_20_text_20__28_2_29_" style:list-style-name="L3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380" style:family="paragraph" style:parent-style-name="Body_20_text_20__28_2_29_" style:list-style-name="L5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381" style:family="paragraph" style:parent-style-name="Body_20_text_20__28_2_29_" style:list-style-name="L6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382" style:family="paragraph" style:parent-style-name="Body_20_text_20__28_2_29_" style:list-style-name="L7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383" style:family="paragraph" style:parent-style-name="Body_20_text_20__28_2_29_" style:list-style-name="L8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384" style:family="paragraph" style:parent-style-name="Body_20_text_20__28_2_29_" style:list-style-name="L3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83in"/>
        </style:tab-stops>
      </style:paragraph-properties>
    </style:style>
    <style:style style:name="P385" style:family="paragraph" style:parent-style-name="Body_20_text_20__28_2_29_" style:list-style-name="L3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48in"/>
        </style:tab-stops>
      </style:paragraph-properties>
    </style:style>
    <style:style style:name="P386" style:family="paragraph" style:parent-style-name="Body_20_text_20__28_2_29_" style:list-style-name="L3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387" style:family="paragraph" style:parent-style-name="Body_20_text_20__28_2_29_" style:list-style-name="L6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388" style:family="paragraph" style:parent-style-name="Body_20_text_20__28_2_29_" style:list-style-name="L6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389" style:family="paragraph" style:parent-style-name="Body_20_text_20__28_2_29_" style:list-style-name="L7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390" style:family="paragraph" style:parent-style-name="Body_20_text_20__28_2_29_" style:list-style-name="L8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391" style:family="paragraph" style:parent-style-name="Body_20_text_20__28_2_29_" style:list-style-name="L3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392" style:family="paragraph" style:parent-style-name="Body_20_text_20__28_2_29_" style:list-style-name="L4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393" style:family="paragraph" style:parent-style-name="Body_20_text_20__28_2_29_" style:list-style-name="L7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394" style:family="paragraph" style:parent-style-name="Body_20_text_20__28_2_29_" style:list-style-name="L8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395" style:family="paragraph" style:parent-style-name="Body_20_text_20__28_2_29_" style:list-style-name="L3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396" style:family="paragraph" style:parent-style-name="Body_20_text_20__28_2_29_" style:list-style-name="L4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397" style:family="paragraph" style:parent-style-name="Body_20_text_20__28_2_29_" style:list-style-name="L6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398" style:family="paragraph" style:parent-style-name="Body_20_text_20__28_2_29_" style:list-style-name="L4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28in"/>
        </style:tab-stops>
      </style:paragraph-properties>
    </style:style>
    <style:style style:name="P399" style:family="paragraph" style:parent-style-name="Body_20_text_20__28_2_29_" style:list-style-name="L4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400" style:family="paragraph" style:parent-style-name="Body_20_text_20__28_2_29_" style:list-style-name="L5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401" style:family="paragraph" style:parent-style-name="Body_20_text_20__28_2_29_" style:list-style-name="L5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43in"/>
        </style:tab-stops>
      </style:paragraph-properties>
    </style:style>
    <style:style style:name="P402" style:family="paragraph" style:parent-style-name="Body_20_text_20__28_2_29_" style:list-style-name="L7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43in"/>
        </style:tab-stops>
      </style:paragraph-properties>
    </style:style>
    <style:style style:name="P403" style:family="paragraph" style:parent-style-name="Body_20_text_20__28_2_29_" style:list-style-name="L6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217in"/>
        </style:tab-stops>
      </style:paragraph-properties>
    </style:style>
    <style:style style:name="P404" style:family="paragraph" style:parent-style-name="Body_20_text_20__28_2_29_" style:list-style-name="L7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17in"/>
        </style:tab-stops>
      </style:paragraph-properties>
    </style:style>
    <style:style style:name="P405" style:family="paragraph" style:parent-style-name="Body_20_text_20__28_2_29_" style:list-style-name="L86"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46in"/>
        </style:tab-stops>
      </style:paragraph-properties>
    </style:style>
    <style:style style:name="P406" style:family="paragraph" style:parent-style-name="Body_20_text_20__28_2_29_" style:list-style-name="L34" style:master-page-name="">
      <style:paragraph-properties fo:margin-left="0.2083in" fo:margin-right="0in" fo:margin-top="0in" fo:margin-bottom="0in" loext:contextual-spacing="false" fo:text-align="justify" style:justify-single-word="false" fo:text-indent="-0.2083in" style:auto-text-indent="false" style:page-number="auto" fo:break-after="column">
        <style:tab-stops>
          <style:tab-stop style:position="-0.048in"/>
        </style:tab-stops>
      </style:paragraph-properties>
    </style:style>
    <style:style style:name="P407" style:family="paragraph" style:parent-style-name="Body_20_text_20__28_2_29_" style:list-style-name="L10" style:master-page-name="">
      <style:paragraph-properties fo:margin-left="0.222in" fo:margin-right="0in" fo:margin-top="0in" fo:margin-bottom="0in" loext:contextual-spacing="false" fo:text-align="justify" style:justify-single-word="false" fo:text-indent="-0.0835in" style:auto-text-indent="false" style:page-number="auto">
        <style:tab-stops>
          <style:tab-stop style:position="0.0701in"/>
        </style:tab-stops>
      </style:paragraph-properties>
    </style:style>
    <style:style style:name="P408" style:family="paragraph" style:parent-style-name="Body_20_text_20__28_2_29_" style:list-style-name="L16"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189in"/>
        </style:tab-stops>
      </style:paragraph-properties>
    </style:style>
    <style:style style:name="P409"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34in"/>
        </style:tab-stops>
      </style:paragraph-properties>
    </style:style>
    <style:style style:name="P410"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411"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412" style:family="paragraph" style:parent-style-name="Body_20_text_20__28_2_29_" style:list-style-name="L8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413"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414"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415" style:family="paragraph" style:parent-style-name="Body_20_text_20__28_2_29_" style:list-style-name="L8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416" style:family="paragraph" style:parent-style-name="Body_20_text_20__28_2_29_" style:list-style-name="L8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417"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418" style:family="paragraph" style:parent-style-name="Body_20_text_20__28_2_29_" style:list-style-name="L8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419" style:family="paragraph" style:parent-style-name="Body_20_text_20__28_2_29_" style:list-style-name="L8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420" style:family="paragraph" style:parent-style-name="Body_20_text_20__28_2_29_" style:list-style-name="L3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862in"/>
        </style:tab-stops>
      </style:paragraph-properties>
    </style:style>
    <style:style style:name="P421" style:family="paragraph" style:parent-style-name="Body_20_text_20__28_2_29_" style:list-style-name="L6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422" style:family="paragraph" style:parent-style-name="Body_20_text_20__28_2_29_" style:list-style-name="L8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423" style:family="paragraph" style:parent-style-name="Body_20_text_20__28_2_29_" style:list-style-name="L6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424" style:family="paragraph" style:parent-style-name="Body_20_text_20__28_2_29_" style:list-style-name="L8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1075in"/>
        </style:tab-stops>
      </style:paragraph-properties>
    </style:style>
    <style:style style:name="P425" style:family="paragraph" style:parent-style-name="Body_20_text_20__28_2_29_" style:list-style-name="L8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426" style:family="paragraph" style:parent-style-name="Body_20_text_20__28_2_29_" style:list-style-name="L8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528in"/>
        </style:tab-stops>
      </style:paragraph-properties>
    </style:style>
    <style:style style:name="P427" style:family="paragraph" style:parent-style-name="Body_20_text_20__28_2_29_" style:list-style-name="L8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428" style:family="paragraph" style:parent-style-name="Body_20_text_20__28_2_29_" style:list-style-name="L26"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72in"/>
        </style:tab-stops>
      </style:paragraph-properties>
    </style:style>
    <style:style style:name="P429" style:family="paragraph" style:parent-style-name="Body_20_text_20__28_2_29_" style:list-style-name="L87"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165in"/>
        </style:tab-stops>
      </style:paragraph-properties>
    </style:style>
    <style:style style:name="P430" style:family="paragraph" style:parent-style-name="Body_20_text_20__28_2_29_" style:list-style-name="L80" style:master-page-name="PageStyle24">
      <style:paragraph-properties fo:margin-left="0.1807in" fo:margin-right="0in" fo:margin-top="0in" fo:margin-bottom="0in" loext:contextual-spacing="false" fo:text-align="justify" style:justify-single-word="false" fo:text-indent="-0.1807in" style:auto-text-indent="false" style:page-number="52">
        <style:tab-stops>
          <style:tab-stop style:position="-0.0299in"/>
        </style:tab-stops>
      </style:paragraph-properties>
    </style:style>
    <style:style style:name="P431" style:family="paragraph" style:parent-style-name="Body_20_text_20__28_2_29_" style:master-page-name="PageStyle20">
      <style:paragraph-properties fo:margin-left="0.2083in" fo:margin-right="0in" fo:margin-top="0in" fo:margin-bottom="0in" loext:contextual-spacing="false" fo:text-align="justify" style:justify-single-word="false" fo:text-indent="0in" style:auto-text-indent="false" style:page-number="45"/>
    </style:style>
    <style:style style:name="P432" style:family="paragraph" style:parent-style-name="Body_20_text_20__28_2_29_" style:master-page-name="PageStyle26">
      <style:paragraph-properties fo:margin-left="0.2083in" fo:margin-right="0in" fo:margin-top="0in" fo:margin-bottom="0in" loext:contextual-spacing="false" fo:text-align="justify" style:justify-single-word="false" fo:text-indent="0in" style:auto-text-indent="false" style:page-number="56"/>
    </style:style>
    <style:style style:name="P433" style:family="paragraph" style:parent-style-name="Heading_20__23_1" style:master-page-name="PageStyle0">
      <style:paragraph-properties fo:margin-left="0in" fo:margin-right="0.028in" fo:margin-top="0in" fo:margin-bottom="0in" loext:contextual-spacing="false" fo:line-height="0.1807in" fo:keep-together="always" fo:text-indent="0in" style:auto-text-indent="false" style:page-number="1" fo:keep-with-next="always"/>
    </style:style>
    <style:style style:name="P434" style:family="paragraph" style:parent-style-name="Body_20_text_20__28_6_29_" style:list-style-name="L5" style:master-page-name="">
      <style:paragraph-properties fo:margin-left="0.1945in" fo:margin-right="0in" fo:margin-top="0in" fo:margin-bottom="0in" loext:contextual-spacing="false" fo:line-height="0.1098in" fo:text-align="justify" style:justify-single-word="false" fo:text-indent="-0.1945in" style:auto-text-indent="false" style:page-number="auto">
        <style:tab-stops>
          <style:tab-stop style:position="0.0063in"/>
        </style:tab-stops>
      </style:paragraph-properties>
    </style:style>
    <style:style style:name="P435" style:family="paragraph" style:parent-style-name="Body_20_text_20__28_6_29_" style:list-style-name="L9" style:master-page-name="">
      <style:paragraph-properties fo:margin-left="0.1945in" fo:margin-right="0in" fo:margin-top="0in" fo:margin-bottom="0in" loext:contextual-spacing="false" fo:line-height="0.1098in" fo:text-align="start" style:justify-single-word="false" fo:text-indent="-0.1945in" style:auto-text-indent="false" style:page-number="auto">
        <style:tab-stops>
          <style:tab-stop style:position="0.0126in"/>
        </style:tab-stops>
      </style:paragraph-properties>
    </style:style>
    <style:style style:name="P436" style:family="paragraph" style:parent-style-name="Body_20_text_20__28_6_29_" style:list-style-name="L8" style:master-page-name="">
      <style:paragraph-properties fo:margin-left="0.1945in" fo:margin-right="0in" fo:margin-top="0in" fo:margin-bottom="0in" loext:contextual-spacing="false" fo:line-height="0.1098in" fo:text-align="justify" style:justify-single-word="false" fo:text-indent="0in" style:auto-text-indent="false" style:page-number="auto">
        <style:tab-stops>
          <style:tab-stop style:position="0.1571in"/>
        </style:tab-stops>
      </style:paragraph-properties>
    </style:style>
    <style:style style:name="P437" style:family="paragraph" style:parent-style-name="Body_20_text_20__28_6_29_" style:master-page-name="PageStyle28">
      <style:paragraph-properties fo:margin-left="0.1945in" fo:margin-right="0in" fo:margin-top="0in" fo:margin-bottom="0.0445in" loext:contextual-spacing="false" fo:text-align="start" style:justify-single-word="false" fo:text-indent="0in" style:auto-text-indent="false" style:page-number="58"/>
    </style:style>
    <style:style style:name="P438" style:family="paragraph" style:parent-style-name="Body_20_text_20__28_6_29_" style:list-style-name="L43" style:master-page-name="">
      <style:paragraph-properties fo:margin-left="0.2083in" fo:margin-right="0in" fo:margin-top="0in" fo:margin-bottom="0in" loext:contextual-spacing="false" fo:line-height="0.1098in" fo:text-align="justify" style:justify-single-word="false" fo:text-indent="-0.2083in" style:auto-text-indent="false" style:page-number="auto">
        <style:tab-stops>
          <style:tab-stop style:position="0.0091in"/>
        </style:tab-stops>
      </style:paragraph-properties>
    </style:style>
    <style:style style:name="P439" style:family="paragraph" style:parent-style-name="Body_20_text_20__28_6_29_" style:list-style-name="L84" style:master-page-name="">
      <style:paragraph-properties fo:margin-left="0in" fo:margin-right="0in" fo:margin-top="0in" fo:margin-bottom="0in" loext:contextual-spacing="false" fo:line-height="0.1098in" fo:text-align="justify" style:justify-single-word="false" fo:text-indent="0in" style:auto-text-indent="false" style:page-number="auto">
        <style:tab-stops>
          <style:tab-stop style:position="0.1626in"/>
        </style:tab-stops>
      </style:paragraph-properties>
    </style:style>
    <style:style style:name="P440" style:family="paragraph" style:parent-style-name="Body_20_text_20__28_6_29_" style:list-style-name="L84" style:master-page-name="">
      <style:paragraph-properties fo:margin-left="0in" fo:margin-right="0in" fo:margin-top="0in" fo:margin-bottom="0in" loext:contextual-spacing="false" fo:line-height="0.1098in" fo:text-align="justify" style:justify-single-word="false" fo:text-indent="0in" style:auto-text-indent="false" style:page-number="auto">
        <style:tab-stops>
          <style:tab-stop style:position="0.1689in"/>
        </style:tab-stops>
      </style:paragraph-properties>
    </style:style>
    <style:style style:name="P441" style:family="paragraph" style:parent-style-name="Body_20_text_20__28_6_29_" style:list-style-name="L84" style:master-page-name="">
      <style:paragraph-properties fo:margin-left="0in" fo:margin-right="0in" fo:margin-top="0in" fo:margin-bottom="0in" loext:contextual-spacing="false" fo:line-height="0.1098in" fo:text-align="justify" style:justify-single-word="false" fo:text-indent="0in" style:auto-text-indent="false" style:page-number="auto">
        <style:tab-stops>
          <style:tab-stop style:position="0.172in"/>
        </style:tab-stops>
      </style:paragraph-properties>
    </style:style>
    <style:style style:name="P442" style:family="paragraph" style:parent-style-name="Body_20_text_20__28_6_29_" style:list-style-name="L84" style:master-page-name="">
      <style:paragraph-properties fo:margin-left="0in" fo:margin-right="0in" fo:margin-top="0in" fo:margin-bottom="0in" loext:contextual-spacing="false" fo:line-height="0.1098in" fo:text-align="justify" style:justify-single-word="false" fo:text-indent="0in" style:auto-text-indent="false" style:page-number="auto">
        <style:tab-stops>
          <style:tab-stop style:position="0.2189in"/>
        </style:tab-stops>
      </style:paragraph-properties>
    </style:style>
    <style:style style:name="P443" style:family="paragraph" style:parent-style-name="Body_20_text_20__28_6_29_" style:list-style-name="L8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89in"/>
        </style:tab-stops>
      </style:paragraph-properties>
    </style:style>
    <style:style style:name="P444" style:family="paragraph" style:parent-style-name="Body_20_text_20__28_8_29_" style:list-style-name="L5"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445" style:family="paragraph" style:parent-style-name="Body_20_text_20__28_8_29_" style:list-style-name="L12"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446" style:family="paragraph" style:parent-style-name="Body_20_text_20__28_8_29_" style:list-style-name="L12" style:master-page-name="">
      <style:paragraph-properties fo:margin-left="0.1945in" fo:margin-right="0in" fo:margin-top="0in" fo:margin-bottom="0in" loext:contextual-spacing="false" fo:text-indent="-0.1945in" style:auto-text-indent="false" style:page-number="auto">
        <style:tab-stops>
          <style:tab-stop style:position="0.0717in"/>
        </style:tab-stops>
      </style:paragraph-properties>
    </style:style>
    <style:style style:name="P447" style:family="paragraph" style:parent-style-name="Body_20_text_20__28_8_29_" style:list-style-name="L47"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448" style:family="paragraph" style:parent-style-name="Body_20_text_20__28_8_29_" style:list-style-name="L74"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449" style:family="paragraph" style:parent-style-name="Body_20_text_20__28_8_29_" style:list-style-name="L63"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450" style:family="paragraph" style:parent-style-name="Body_20_text_20__28_8_29_" style:list-style-name="L63"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451" style:family="paragraph" style:parent-style-name="Body_20_text_20__28_9_29_" style:list-style-name="L10" style:master-page-name="">
      <style:paragraph-properties fo:margin-left="0.222in" fo:margin-right="0in" fo:margin-top="0in" fo:margin-bottom="0in" loext:contextual-spacing="false" fo:text-indent="-0.0835in" style:auto-text-indent="false" style:page-number="auto">
        <style:tab-stops>
          <style:tab-stop style:position="0.0701in"/>
        </style:tab-stops>
      </style:paragraph-properties>
    </style:style>
    <style:style style:name="P452" style:family="paragraph" style:parent-style-name="Body_20_text_20__28_9_29_" style:list-style-name="L16" style:master-page-name="">
      <style:paragraph-properties fo:margin-left="0.222in" fo:margin-right="0in" fo:margin-top="0in" fo:margin-bottom="0in" loext:contextual-spacing="false" fo:text-indent="-0.222in" style:auto-text-indent="false" style:page-number="auto">
        <style:tab-stops>
          <style:tab-stop style:position="0.0626in"/>
        </style:tab-stops>
      </style:paragraph-properties>
    </style:style>
    <style:style style:name="P453" style:family="paragraph" style:parent-style-name="Body_20_text_20__28_9_29_" style:list-style-name="L12" style:master-page-name="">
      <style:paragraph-properties fo:margin-left="0.222in" fo:margin-right="0in" fo:margin-top="0in" fo:margin-bottom="0in" loext:contextual-spacing="false" fo:text-indent="-0.222in" style:auto-text-indent="false" style:page-number="auto">
        <style:tab-stops>
          <style:tab-stop style:position="-0.0083in"/>
        </style:tab-stops>
      </style:paragraph-properties>
    </style:style>
    <style:style style:name="P454" style:family="paragraph" style:parent-style-name="Body_20_text_20__28_9_29_" style:list-style-name="L25" style:master-page-name="">
      <style:paragraph-properties fo:margin-left="0.1945in" fo:margin-right="0in" fo:margin-top="0in" fo:margin-bottom="0in" loext:contextual-spacing="false" fo:text-indent="-0.1945in" style:auto-text-indent="false" style:page-number="auto">
        <style:tab-stops>
          <style:tab-stop style:position="0.0984in"/>
        </style:tab-stops>
      </style:paragraph-properties>
    </style:style>
    <style:style style:name="P455" style:family="paragraph" style:parent-style-name="Body_20_text_20__28_10_29_" style:list-style-name="L10" style:master-page-name="">
      <style:paragraph-properties fo:margin-left="0.1945in" fo:margin-right="0in" fo:margin-top="0in" fo:margin-bottom="0in" loext:contextual-spacing="false" fo:line-height="0.1098in" fo:text-align="justify" style:justify-single-word="false" fo:text-indent="-0.1945in" style:auto-text-indent="false" style:page-number="auto">
        <style:tab-stops>
          <style:tab-stop style:position="0.0193in"/>
        </style:tab-stops>
      </style:paragraph-properties>
    </style:style>
    <style:style style:name="P456" style:family="paragraph" style:parent-style-name="Body_20_text_20__28_5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71in"/>
        </style:tab-stops>
      </style:paragraph-properties>
    </style:style>
    <style:style style:name="P457" style:family="paragraph" style:parent-style-name="Body_20_text_20__28_5_29_" style:master-page-name="PageStyle1">
      <style:paragraph-properties fo:margin-left="0.1945in" fo:margin-right="0in" fo:margin-top="0in" fo:margin-bottom="0in" loext:contextual-spacing="false" fo:line-height="0.1272in" fo:text-align="justify" style:justify-single-word="false" fo:text-indent="0in" style:auto-text-indent="false" style:page-number="4"/>
    </style:style>
    <style:style style:name="P458" style:family="paragraph" style:parent-style-name="Body_20_text_20__28_5_29_" style:master-page-name="PageStyle4">
      <style:paragraph-properties fo:margin-left="0.1945in" fo:margin-right="0in" fo:margin-top="0in" fo:margin-bottom="0in" loext:contextual-spacing="false" fo:line-height="0.1228in" fo:text-align="justify" style:justify-single-word="false" fo:text-indent="0in" style:auto-text-indent="false" style:page-number="14"/>
    </style:style>
    <style:style style:name="P459" style:family="paragraph" style:parent-style-name="Body_20_text_20__28_5_29_" style:master-page-name="PageStyle11">
      <style:paragraph-properties fo:margin-left="0.1945in" fo:margin-right="0in" fo:margin-top="0in" fo:margin-bottom="0in" loext:contextual-spacing="false" fo:line-height="0.1272in" fo:text-align="justify" style:justify-single-word="false" fo:text-indent="0in" style:auto-text-indent="false" style:page-number="29"/>
    </style:style>
    <style:style style:name="P460" style:family="paragraph" style:parent-style-name="Body_20_text_20__28_5_29_" style:list-style-name="L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461" style:family="paragraph" style:parent-style-name="Body_20_text_20__28_5_29_" style:list-style-name="L1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462" style:family="paragraph" style:parent-style-name="Body_20_text_20__28_5_29_" style:list-style-name="L1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463" style:family="paragraph" style:parent-style-name="Body_20_text_20__28_5_29_" style:list-style-name="L18"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464" style:family="paragraph" style:parent-style-name="Body_20_text_20__28_5_29_" style:list-style-name="L2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465" style:family="paragraph" style:parent-style-name="Body_20_text_20__28_5_29_" style:list-style-name="L4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466" style:family="paragraph" style:parent-style-name="Body_20_text_20__28_5_29_" style:list-style-name="L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467" style:family="paragraph" style:parent-style-name="Body_20_text_20__28_5_29_" style:list-style-name="L18"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468" style:family="paragraph" style:parent-style-name="Body_20_text_20__28_5_29_" style:list-style-name="L2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469" style:family="paragraph" style:parent-style-name="Body_20_text_20__28_5_29_" style:list-style-name="L9"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470" style:family="paragraph" style:parent-style-name="Body_20_text_20__28_5_29_" style:list-style-name="L13"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471" style:family="paragraph" style:parent-style-name="Body_20_text_20__28_5_29_" style:list-style-name="L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472" style:family="paragraph" style:parent-style-name="Body_20_text_20__28_5_29_" style:list-style-name="L1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473" style:family="paragraph" style:parent-style-name="Body_20_text_20__28_5_29_" style:list-style-name="L2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474" style:family="paragraph" style:parent-style-name="Body_20_text_20__28_5_29_" style:list-style-name="L4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475" style:family="paragraph" style:parent-style-name="Body_20_text_20__28_5_29_" style:list-style-name="L13"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61in"/>
        </style:tab-stops>
      </style:paragraph-properties>
    </style:style>
    <style:style style:name="P476" style:family="paragraph" style:parent-style-name="Body_20_text_20__28_5_29_" style:list-style-name="L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984in"/>
        </style:tab-stops>
      </style:paragraph-properties>
    </style:style>
    <style:style style:name="P477" style:family="paragraph" style:parent-style-name="Body_20_text_20__28_5_29_" style:list-style-name="L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93in"/>
        </style:tab-stops>
      </style:paragraph-properties>
    </style:style>
    <style:style style:name="P478" style:family="paragraph" style:parent-style-name="Body_20_text_20__28_5_29_" style:list-style-name="L1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93in"/>
        </style:tab-stops>
      </style:paragraph-properties>
    </style:style>
    <style:style style:name="P479" style:family="paragraph" style:parent-style-name="Body_20_text_20__28_5_29_" style:list-style-name="L18"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93in"/>
        </style:tab-stops>
      </style:paragraph-properties>
    </style:style>
    <style:style style:name="P480" style:family="paragraph" style:parent-style-name="Body_20_text_20__28_5_29_" style:list-style-name="L11"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93in"/>
        </style:tab-stops>
      </style:paragraph-properties>
    </style:style>
    <style:style style:name="P481" style:family="paragraph" style:parent-style-name="Body_20_text_20__28_5_29_" style:list-style-name="L2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93in"/>
        </style:tab-stops>
      </style:paragraph-properties>
    </style:style>
    <style:style style:name="P482" style:family="paragraph" style:parent-style-name="Body_20_text_20__28_5_29_" style:list-style-name="L1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402in"/>
        </style:tab-stops>
      </style:paragraph-properties>
    </style:style>
    <style:style style:name="P483" style:family="paragraph" style:parent-style-name="Body_20_text_20__28_5_29_" style:list-style-name="L1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402in"/>
        </style:tab-stops>
      </style:paragraph-properties>
    </style:style>
    <style:style style:name="P484" style:family="paragraph" style:parent-style-name="Body_20_text_20__28_5_29_" style:list-style-name="L41"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402in"/>
        </style:tab-stops>
      </style:paragraph-properties>
    </style:style>
    <style:style style:name="P485" style:family="paragraph" style:parent-style-name="Body_20_text_20__28_5_29_" style:list-style-name="L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1008in"/>
        </style:tab-stops>
      </style:paragraph-properties>
    </style:style>
    <style:style style:name="P486" style:family="paragraph" style:parent-style-name="Body_20_text_20__28_5_29_" style:list-style-name="L1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28in"/>
        </style:tab-stops>
      </style:paragraph-properties>
    </style:style>
    <style:style style:name="P487" style:family="paragraph" style:parent-style-name="Body_20_text_20__28_5_29_" style:list-style-name="L2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28in"/>
        </style:tab-stops>
      </style:paragraph-properties>
    </style:style>
    <style:style style:name="P488" style:family="paragraph" style:parent-style-name="Body_20_text_20__28_5_29_" style:list-style-name="L42"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28in"/>
        </style:tab-stops>
      </style:paragraph-properties>
    </style:style>
    <style:style style:name="P489" style:family="paragraph" style:parent-style-name="Body_20_text_20__28_5_29_" style:list-style-name="L1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783in"/>
        </style:tab-stops>
      </style:paragraph-properties>
    </style:style>
    <style:style style:name="P490" style:family="paragraph" style:parent-style-name="Body_20_text_20__28_5_29_" style:list-style-name="L1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63in"/>
        </style:tab-stops>
      </style:paragraph-properties>
    </style:style>
    <style:style style:name="P491" style:family="paragraph" style:parent-style-name="Body_20_text_20__28_5_29_" style:list-style-name="L1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63in"/>
        </style:tab-stops>
      </style:paragraph-properties>
    </style:style>
    <style:style style:name="P492" style:family="paragraph" style:parent-style-name="Body_20_text_20__28_5_29_" style:list-style-name="L18"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63in"/>
        </style:tab-stops>
      </style:paragraph-properties>
    </style:style>
    <style:style style:name="P493" style:family="paragraph" style:parent-style-name="Body_20_text_20__28_5_29_" style:list-style-name="L2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63in"/>
        </style:tab-stops>
      </style:paragraph-properties>
    </style:style>
    <style:style style:name="P494" style:family="paragraph" style:parent-style-name="Body_20_text_20__28_5_29_" style:list-style-name="L4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63in"/>
        </style:tab-stops>
      </style:paragraph-properties>
    </style:style>
    <style:style style:name="P495" style:family="paragraph" style:parent-style-name="Body_20_text_20__28_5_29_" style:list-style-name="L13"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63in"/>
        </style:tab-stops>
      </style:paragraph-properties>
    </style:style>
    <style:style style:name="P496" style:family="paragraph" style:parent-style-name="Body_20_text_20__28_5_29_" style:list-style-name="L24"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472in"/>
        </style:tab-stops>
      </style:paragraph-properties>
    </style:style>
    <style:style style:name="P497" style:family="paragraph" style:parent-style-name="Body_20_text_20__28_5_29_" style:list-style-name="L18"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819in"/>
        </style:tab-stops>
      </style:paragraph-properties>
    </style:style>
    <style:style style:name="P498" style:family="paragraph" style:parent-style-name="Body_20_text_20__28_5_29_" style:list-style-name="L18"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style>
    <style:style style:name="P499" style:family="paragraph" style:parent-style-name="Body_20_text_20__28_5_29_" style:list-style-name="L2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972in"/>
        </style:tab-stops>
      </style:paragraph-properties>
    </style:style>
    <style:style style:name="P500" style:family="paragraph" style:parent-style-name="Body_20_text_20__28_5_29_" style:list-style-name="L39"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756in"/>
        </style:tab-stops>
      </style:paragraph-properties>
    </style:style>
    <style:style style:name="P501" style:family="paragraph" style:parent-style-name="Body_20_text_20__28_5_29_" style:list-style-name="L40"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756in"/>
        </style:tab-stops>
      </style:paragraph-properties>
    </style:style>
    <style:style style:name="P502" style:family="paragraph" style:parent-style-name="Body_20_text_20__28_5_29_" style:list-style-name="L39"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437in"/>
        </style:tab-stops>
      </style:paragraph-properties>
    </style:style>
    <style:style style:name="P503" style:family="paragraph" style:parent-style-name="Body_20_text_20__28_5_29_" style:list-style-name="L41"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374in"/>
        </style:tab-stops>
      </style:paragraph-properties>
    </style:style>
    <style:style style:name="P504" style:family="paragraph" style:parent-style-name="Body_20_text_20__28_5_29_" style:list-style-name="L13"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925in"/>
        </style:tab-stops>
      </style:paragraph-properties>
    </style:style>
    <style:style style:name="P505" style:family="paragraph" style:parent-style-name="Body_20_text_20__28_5_29_" style:list-style-name="L10" style:master-page-name="">
      <style:paragraph-properties fo:margin-left="0.1945in" fo:margin-right="0in" fo:margin-top="0in" fo:margin-bottom="0in" loext:contextual-spacing="false" fo:line-height="0.1228in" fo:text-align="justify" style:justify-single-word="false" fo:text-indent="-0.1945in" style:auto-text-indent="false" style:page-number="auto">
        <style:tab-stops>
          <style:tab-stop style:position="0.0028in"/>
        </style:tab-stops>
      </style:paragraph-properties>
    </style:style>
    <style:style style:name="P506" style:family="paragraph" style:parent-style-name="Body_20_text_20__28_5_29_" style:list-style-name="L10" style:master-page-name="">
      <style:paragraph-properties fo:margin-left="0.1945in" fo:margin-right="0in" fo:margin-top="0in" fo:margin-bottom="0in" loext:contextual-spacing="false" fo:line-height="0.1228in" fo:text-align="start" style:justify-single-word="false" fo:text-indent="-0.1945in" style:auto-text-indent="false" style:page-number="auto">
        <style:tab-stops>
          <style:tab-stop style:position="0.0028in"/>
        </style:tab-stops>
      </style:paragraph-properties>
    </style:style>
    <style:style style:name="P507" style:family="paragraph" style:parent-style-name="Body_20_text_20__28_5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508" style:family="paragraph" style:parent-style-name="Body_20_text_20__28_5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509" style:family="paragraph" style:parent-style-name="Body_20_text_20__28_5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510" style:family="paragraph" style:parent-style-name="Body_20_text_20__28_5_29_" style:master-page-name="PageStyle3">
      <style:paragraph-properties fo:margin-left="0.2083in" fo:margin-right="0in" fo:margin-top="0in" fo:margin-bottom="0in" loext:contextual-spacing="false" fo:line-height="0.1272in" fo:text-align="justify" style:justify-single-word="false" fo:text-indent="0in" style:auto-text-indent="false" style:page-number="7"/>
    </style:style>
    <style:style style:name="P511" style:family="paragraph" style:parent-style-name="Body_20_text_20__28_5_29_" style:master-page-name="PageStyle7">
      <style:paragraph-properties fo:margin-left="0.2083in" fo:margin-right="0in" fo:margin-top="0in" fo:margin-bottom="0in" loext:contextual-spacing="false" fo:line-height="0.1272in" fo:text-align="justify" style:justify-single-word="false" fo:text-indent="0in" style:auto-text-indent="false" style:page-number="23"/>
    </style:style>
    <style:style style:name="P512" style:family="paragraph" style:parent-style-name="Body_20_text_20__28_5_29_" style:list-style-name="L11"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55in"/>
        </style:tab-stops>
      </style:paragraph-properties>
    </style:style>
    <style:style style:name="P513" style:family="paragraph" style:parent-style-name="Body_20_text_20__28_5_29_" style:list-style-name="L1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11in"/>
        </style:tab-stops>
      </style:paragraph-properties>
    </style:style>
    <style:style style:name="P514" style:family="paragraph" style:parent-style-name="Body_20_text_20__28_5_29_" style:list-style-name="L32"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11in"/>
        </style:tab-stops>
      </style:paragraph-properties>
    </style:style>
    <style:style style:name="P515" style:family="paragraph" style:parent-style-name="Body_20_text_20__28_5_29_" style:list-style-name="L3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11in"/>
        </style:tab-stops>
      </style:paragraph-properties>
    </style:style>
    <style:style style:name="P516" style:family="paragraph" style:parent-style-name="Body_20_text_20__28_5_29_" style:list-style-name="L1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16in"/>
        </style:tab-stops>
      </style:paragraph-properties>
    </style:style>
    <style:style style:name="P517" style:family="paragraph" style:parent-style-name="Body_20_text_20__28_5_29_" style:list-style-name="L1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689in"/>
        </style:tab-stops>
      </style:paragraph-properties>
    </style:style>
    <style:style style:name="P518" style:family="paragraph" style:parent-style-name="Body_20_text_20__28_5_29_" style:list-style-name="L1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75in"/>
        </style:tab-stops>
      </style:paragraph-properties>
    </style:style>
    <style:style style:name="P519" style:family="paragraph" style:parent-style-name="Body_20_text_20__28_5_29_" style:list-style-name="L32"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75in"/>
        </style:tab-stops>
      </style:paragraph-properties>
    </style:style>
    <style:style style:name="P520" style:family="paragraph" style:parent-style-name="Body_20_text_20__28_5_29_" style:list-style-name="L3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75in"/>
        </style:tab-stops>
      </style:paragraph-properties>
    </style:style>
    <style:style style:name="P521" style:family="paragraph" style:parent-style-name="Body_20_text_20__28_5_29_" style:list-style-name="L3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91in"/>
        </style:tab-stops>
      </style:paragraph-properties>
    </style:style>
    <style:style style:name="P522" style:family="paragraph" style:parent-style-name="Body_20_text_20__28_5_29_" style:list-style-name="L43"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728in"/>
        </style:tab-stops>
      </style:paragraph-properties>
    </style:style>
    <style:style style:name="P523" style:family="paragraph" style:parent-style-name="Body_20_text_20__28_5_29_" style:list-style-name="L44"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417in"/>
        </style:tab-stops>
      </style:paragraph-properties>
    </style:style>
    <style:style style:name="P524" style:family="paragraph" style:parent-style-name="Body_20_text_20__28_5_29_" style:list-style-name="L12" style:master-page-name="">
      <style:paragraph-properties fo:margin-left="0.2083in" fo:margin-right="0in" fo:margin-top="0in" fo:margin-bottom="0in" loext:contextual-spacing="false" fo:line-height="0.1272in" fo:text-align="justify" style:justify-single-word="false" fo:text-indent="-0.0972in" style:auto-text-indent="false" style:page-number="auto">
        <style:tab-stops>
          <style:tab-stop style:position="0.0689in"/>
        </style:tab-stops>
      </style:paragraph-properties>
    </style:style>
    <style:style style:name="P525" style:family="paragraph" style:parent-style-name="Body_20_text_20__28_5_29_" style:list-style-name="L10" style:master-page-name="">
      <style:paragraph-properties fo:margin-left="0.222in" fo:margin-right="0in" fo:margin-top="0in" fo:margin-bottom="0in" loext:contextual-spacing="false" fo:line-height="0.1272in" fo:text-align="justify" style:justify-single-word="false" fo:text-indent="-0.0835in" style:auto-text-indent="false" style:page-number="auto">
        <style:tab-stops>
          <style:tab-stop style:position="0.0701in"/>
        </style:tab-stops>
      </style:paragraph-properties>
    </style:style>
    <style:style style:name="P526" style:family="paragraph" style:parent-style-name="Body_20_text_20__28_5_29_" style:list-style-name="L16" style:master-page-name="">
      <style:paragraph-properties fo:margin-left="0.222in" fo:margin-right="0in" fo:margin-top="0in" fo:margin-bottom="0in" loext:contextual-spacing="false" fo:line-height="0.1272in" fo:text-align="justify" style:justify-single-word="false" fo:text-indent="-0.222in" style:auto-text-indent="false" style:page-number="auto">
        <style:tab-stops>
          <style:tab-stop style:position="0.0626in"/>
        </style:tab-stops>
      </style:paragraph-properties>
    </style:style>
    <style:style style:name="P527" style:family="paragraph" style:parent-style-name="Body_20_text_20__28_5_29_" style:list-style-name="L12" style:master-page-name="">
      <style:paragraph-properties fo:margin-left="0.222in" fo:margin-right="0in" fo:margin-top="0in" fo:margin-bottom="0in" loext:contextual-spacing="false" fo:line-height="0.1272in" fo:text-align="justify" style:justify-single-word="false" fo:text-indent="-0.222in" style:auto-text-indent="false" style:page-number="auto">
        <style:tab-stops>
          <style:tab-stop style:position="-0.0118in"/>
        </style:tab-stops>
      </style:paragraph-properties>
    </style:style>
    <style:style style:name="P528" style:family="paragraph" style:parent-style-name="Body_20_text_20__28_5_29_" style:list-style-name="L22"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72in"/>
        </style:tab-stops>
      </style:paragraph-properties>
    </style:style>
    <style:style style:name="P529" style:family="paragraph" style:parent-style-name="Body_20_text_20__28_5_29_" style:list-style-name="L22"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01in"/>
        </style:tab-stops>
      </style:paragraph-properties>
    </style:style>
    <style:style style:name="P530" style:family="paragraph" style:parent-style-name="Body_20_text_20__28_5_29_" style:list-style-name="L27"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138in"/>
        </style:tab-stops>
      </style:paragraph-properties>
    </style:style>
    <style:style style:name="P531" style:family="paragraph" style:parent-style-name="Body_20_text_20__28_5_29_" style:list-style-name="L27"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532" style:family="paragraph" style:parent-style-name="Body_20_text_20__28_5_29_" style:list-style-name="L28"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533" style:family="paragraph" style:parent-style-name="Body_20_text_20__28_5_29_" style:list-style-name="L27"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01in"/>
        </style:tab-stops>
      </style:paragraph-properties>
    </style:style>
    <style:style style:name="P534" style:family="paragraph" style:parent-style-name="Body_20_text_20__28_5_29_" style:list-style-name="L29"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01in"/>
        </style:tab-stops>
      </style:paragraph-properties>
    </style:style>
    <style:style style:name="P535" style:family="paragraph" style:parent-style-name="Body_20_text_20__28_5_29_" style:list-style-name="L31"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01in"/>
        </style:tab-stops>
      </style:paragraph-properties>
    </style:style>
    <style:style style:name="P536" style:family="paragraph" style:parent-style-name="Body_20_text_20__28_5_29_" style:list-style-name="L27"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537" style:family="paragraph" style:parent-style-name="Body_20_text_20__28_5_29_" style:list-style-name="L29"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538" style:family="paragraph" style:parent-style-name="Body_20_text_20__28_5_29_" style:list-style-name="L31"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539" style:family="paragraph" style:parent-style-name="Body_20_text_20__28_5_29_" style:list-style-name="L30"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862in"/>
        </style:tab-stops>
      </style:paragraph-properties>
    </style:style>
    <style:style style:name="P540" style:family="paragraph" style:parent-style-name="Body_20_text_20__28_5_29_" style:list-style-name="L22" style:master-page-name="">
      <style:paragraph-properties fo:margin-left="0.1807in" fo:margin-right="0in" fo:margin-top="0in" fo:margin-bottom="0in" loext:contextual-spacing="false" fo:line-height="0.1272in" fo:text-align="justify" style:justify-single-word="false" fo:text-indent="-0.1807in" style:auto-text-indent="false" style:page-number="auto" fo:break-after="column">
        <style:tab-stops>
          <style:tab-stop style:position="-0.0201in"/>
        </style:tab-stops>
      </style:paragraph-properties>
    </style:style>
    <style:style style:name="P541" style:family="paragraph" style:parent-style-name="Body_20_text_20__28_5_29_" style:list-style-name="L28" style:master-page-name="PageStyle6">
      <style:paragraph-properties fo:margin-left="0.1807in" fo:margin-right="0in" fo:margin-top="0in" fo:margin-bottom="0in" loext:contextual-spacing="false" fo:line-height="0.1272in" fo:text-align="justify" style:justify-single-word="false" fo:text-indent="-0.1807in" style:auto-text-indent="false" style:page-number="22">
        <style:tab-stops>
          <style:tab-stop style:position="-0.0291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0402in" style:wrap="parallel"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in" fo:margin-bottom="0.0236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402in" fo:margin-bottom="0.0134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Frame">
      <style:graphic-properties fo:margin-left="0.0398in" fo:margin-right="0.0398in" fo:margin-top="0.0402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Frame">
      <style:graphic-properties fo:margin-left="0.0398in" fo:margin-right="0.0398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1" style:family="graphic" style:parent-style-name="Frame">
      <style:graphic-properties fo:margin-left="0.0398in" fo:margin-right="0.0398in" fo:margin-top="0.0264in" fo:margin-bottom="0.0465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3465in" fo:margin-right="1.9965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465in" fo:margin-right="1.9965in" style:editable="false">
        <style:columns fo:column-count="2" fo:column-gap="0.0902in">
          <style:column style:rel-width="32767*" fo:start-indent="0in" fo:end-indent="0.0453in"/>
          <style:column style:rel-width="32768*" fo:start-indent="0.0453in" fo:end-indent="0in"/>
        </style:columns>
      </style:section-properties>
    </style:style>
    <style:style style:name="Sect4" style:family="section">
      <style:section-properties fo:margin-left="1.8756in" fo:margin-right="2.4634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2.0744in" fo:margin-right="2.2957in" style:editable="false">
        <style:columns fo:column-count="2" fo:column-gap="0.0862in">
          <style:column style:rel-width="32767*" fo:start-indent="0in" fo:end-indent="0.0429in"/>
          <style:column style:rel-width="32768*" fo:start-indent="0.0429in" fo:end-indent="0in"/>
        </style:columns>
      </style:section-properties>
    </style:style>
    <style:style style:name="Sect6" style:family="section">
      <style:section-properties fo:margin-left="2.0799in" fo:margin-right="2.2929in" style:editable="false">
        <style:columns fo:column-count="2" fo:column-gap="0.0929in">
          <style:column style:rel-width="32767*" fo:start-indent="0in" fo:end-indent="0.0465in"/>
          <style:column style:rel-width="32768*" fo:start-indent="0.0465in" fo:end-indent="0in"/>
        </style:columns>
      </style:section-properties>
    </style:style>
    <text:list-style style:name="L1">
      <text:list-level-style-number text:level="1" text:style-name="CharStyle13"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26"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23"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25"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26"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2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23"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28"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25"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26"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5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3"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2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25"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5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3"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3"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25"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25"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25"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2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2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23"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2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3"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3"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25"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13"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25"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25"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13"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25"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25" style:num-format="1" text:start-value="4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25" style:num-format="1" text:start-value="4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25" style:num-format="1" text:start-value="6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2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2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13"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2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25"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13" style:num-format="1" text:start-value="3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2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26"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42"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10" style:num-format="1" text:start-value="3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1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10"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10"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10"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23"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Style25"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Style10"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Style1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Style10"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Style10"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Style2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CharStyle64"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CharStyle25"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CharStyle26"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CharStyle10"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CharStyle25"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CharStyle10"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CharStyle10"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CharStyle1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CharStyle26"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CharStyle25"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CharStyle25"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CharStyle25"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CharStyle25"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CharStyle10"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CharStyle10"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CharStyle10" style:num-format="1" text:start-value="4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CharStyle10"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CharStyle10"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CharStyle2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CharStyle25"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CharStyle79"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CharStyle1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CharStyle80" style:num-format="1" text:start-value="3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CharStyle10"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CharStyle3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CharStyle2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CharStyle25"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CharStyle2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433" text:outline-level="1"><text:bookmark-start text:name="bookmark0"/><text:span text:style-name="CharStyle4">GENESIS</text:span><text:bookmark-end text:name="bookmark0"/></text:h>
      </text:section>
      <text:section text:style-name="Sect2" text:name="Section1">
        <text:p text:style-name="P2"/>
        <text:p text:style-name="P1"/>
      </text:section>
      <text:section text:style-name="Sect3" text:name="Section2">
        <text:p text:style-name="Body_20_text_20__28_3_29__20__2b__20_DropCap5">2<text:span text:style-name="CharStyle6"><text:tab/></text:span><text:span text:style-name="CharStyle8">This</text:span><text:span text:style-name="CharStyle6"> is the story of how the universe was formed.</text:span></text:p>
        <text:p text:style-name="Body_20_text_20__28_4_29__20__2b__20_DropCap6">I<text:span text:style-name="CharStyle10">When God began to form the universe, the world was void and vacant, darkness lay over the abyss; but the spirit of God was hovering over the waters, 3 God said, “Let there be light,” 4 and there was light. God saw that the light was good, and he separated the light from the 5 darkness; God called the light Day and the darkness he called Night. Evening came and morn­ing came, making one day.</text:span></text:p>
        <text:list xml:id="list2783563536172115268" text:style-name="L1">
          <text:list-item>
            <text:p text:style-name="P456"><text:span text:style-name="CharStyle13"><text:tab/>Then God said, “Let there be a Vault between the waters, to 7 divide them”; so God made the Vault, dividing the waters un­der the Vault from the waters 8 above the Vault, and God called the Vault heaven. Evening came and morning came, mak- 9 ing the second day. Then God said, “Let the waters below the heaven be gathered into one place, to let dry land appear.” io And so it was. God called the dry land Earth, and the gath­ered waters he called Sea. God </text:span><text:span text:style-name="CharStyle14">ii</text:span><text:span text:style-name="CharStyle13"> saw that it was good. And God said, “Let the earth put out verdure, plants that bear seed and trees yielding fruit of every kind, fruit with seed in 12 it.” And so it was; the earth brought forth verdure, plants bearing seed of every kind and trees yielding fruit of every kind, fruit with seed in it. God saw that it was good. Evening came 13 and morning came, making the third day. Then God 14 said, “Let there be lights in the Vault of heaven to separate day from night, to mark out the sacred seasons, the days and the years; let them shine in the </text:span><text:span text:style-name="CharStyle15">15 </text:span><text:span text:style-name="CharStyle13">Vault of heaven, to shed light on the earth”; and so it was. For God made the two great </text:span><text:span text:style-name="CharStyle15">16 </text:span><text:span text:style-name="CharStyle13">lights, the greater light to rule the day, the lesser light to­gether with the stars to rule the night; God set them in the </text:span><text:span text:style-name="CharStyle15">17 </text:span><text:span text:style-name="CharStyle13">Vault of heaven to shed light upon earth, to rule the day </text:span><text:span text:style-name="CharStyle15">18 </text:span><text:span text:style-name="CharStyle13">and the night, and to separate light from darkness. And God saw that it was good. Evening </text:span><text:span text:style-name="CharStyle15">19 </text:span><text:span text:style-name="CharStyle13">came and morning came, making the fourth day.</text:span></text:p>
          </text:list-item>
        </text:list>
        <text:p text:style-name="P19"><text:span text:style-name="CharStyle13">Then God said, “Let the waters 20 teem with shoals of living crea­tures, and let birds fly over the earth under the open Vault of heaven.” So God formed the 21 great sea-monsters and every kind of living creature that moves, with which the waters teem, and also every kind of winged bird. God saw that it 22 was good, and God blessed them; “be fruitful,” he said, “multiply, and fill the waters of the sea: let the birds multiply on earth.” Evening came and morn- 23 ing came, making the fifth day.</text:span></text:p>
        <text:p text:style-name="P138"><text:span text:style-name="CharStyle13">Then God said, “Let the earth 24</text:span></text:p>
      </text:section>
      <text:section text:style-name="Sect4" text:name="Section3">
        <text:p text:style-name="P457"><text:span text:style-name="CharStyle13">bring forth every kind of living creature, animals, reptiles, and wild beasts.” And so it was.</text:span></text:p>
        <text:list xml:id="list6817413576243535954" text:style-name="L2">
          <text:list-item>
            <text:p text:style-name="P460"><text:span text:style-name="CharStyle13"><text:tab/>God made every kind of wild beast, every kind of animal, and every kind of reptile; and God</text:span></text:p>
          </text:list-item>
          <text:list-item>
            <text:p text:style-name="P466"><text:span text:style-name="CharStyle13"><text:tab/>saw that it was good. Then said God, “Let us make man in our own likeness, to resemble us, with mastery over the fish in the sea, the birds of the air, the animals, every wild beast of the earth, and every rep­tile that crawls on earth.”</text:span></text:p>
          </text:list-item>
          <text:list-item>
            <text:p text:style-name="P471"><text:span text:style-name="CharStyle13"><text:tab/>So God formed man in his own likeness, in the likeness of God he formed him, male and female</text:span></text:p>
          </text:list-item>
          <text:list-item>
            <text:p text:style-name="P471"><text:span text:style-name="CharStyle13"><text:tab/>he formed both. And God blessed them; God said to them, “Be fruitful, multiply, fill the earth and subdue it, mastering the fish in the sea, the birds of the air, and every living crea­ture that crawls on earth.”</text:span></text:p>
          </text:list-item>
          <text:list-item>
            <text:p text:style-name="P471"><text:span text:style-name="CharStyle13"><text:tab/>God also said, “See, I give you every plant that bears seed all over the earth, and every tree with seed in its fruit; be that</text:span></text:p>
          </text:list-item>
          <text:list-item>
            <text:p text:style-name="P471"><text:span text:style-name="CharStyle13"><text:tab/>your food. To every wild beast on earth, to every bird of the air, and to every living creature that crawls on earth, I give all the green growth for food.” And</text:span></text:p>
          </text:list-item>
          <text:list-item>
            <text:p text:style-name="P471"><text:span text:style-name="CharStyle13"><text:tab/>so it was. God saw all that he had made, and very good it was. Evening came and morning came, making the sixth day.</text:span></text:p>
          </text:list-item>
        </text:list>
        <text:p text:style-name="Body_20_text_20__28_5_29__20__2b__20_DropCap3">2<text:span text:style-name="CharStyle13"><text:tab/>Thus was the universe and its array all finished. On the seventh day God ceased his work, he desisted from working </text:span><text:span text:style-name="CharStyle21">3</text:span><text:span text:style-name="CharStyle13"> on the seventh day; so God blessed and consecrated the seventh day, because on it he desisted from all his work of creation.</text:span></text:p>
        <text:p text:style-name="P26"><text:span text:style-name="CharStyle24">4</text:span><text:span text:style-name="CharStyle23"> At the time when God the Eternal made earth and heaven, </text:span><text:span text:style-name="CharStyle25">S </text:span><text:span text:style-name="CharStyle23">there was as yet no shrub on earth, and no plant had sprung up; for God the Eternal had not</text:span></text:p>
        <text:p text:style-name="P27"><text:span text:style-name="CharStyle23">sent rain on earth, and there was no one to till the soil—though a</text:span><text:span text:style-name="CharStyle25"> 6 </text:span><text:span text:style-name="CharStyle23">mist used to rise from the earth and water all the surface of the ground. Then God the Eternal</text:span><text:span text:style-name="CharStyle25"> </text:span><text:span text:style-name="CharStyle26">7 </text:span><text:span text:style-name="CharStyle23">moulded man from the dust of the ground, breathing into his nostrils the breath of life; this was how man became a living being.</text:span></text:p>
        <text:p text:style-name="P95"><text:span text:style-name="CharStyle23">In the land of Eden, to the far</text:span><text:span text:style-name="CharStyle25"> 8 </text:span><text:span text:style-name="CharStyle23">east, God the Eternal then planted a park, where he put the man whom he had moulded. And </text:span><text:span text:style-name="CharStyle24">9 </text:span><text:span text:style-name="CharStyle23">from the ground God the Eter­nal made all sorts of trees to grow that were delightful to see and good to eat, with the tree of life and the tree that yields knowl­edge of good and evil in the cen­tre of the park. From Eden a</text:span><text:span text:style-name="CharStyle25"> 10 </text:span><text:span text:style-name="CharStyle23">river flowed to water the park, which on leaving the park branched into four streams; the</text:span><text:span text:style-name="CharStyle25"> n </text:span><text:span text:style-name="CharStyle23">name of the first is Pison (the one which flows all round the land of Havilah, where there is gold—fine gold in that landl</text:span><text:span text:style-name="CharStyle25">— 12 </text:span><text:span text:style-name="CharStyle23">with pearls and beryls), the</text:span><text:span text:style-name="CharStyle25"> 13 </text:span><text:span text:style-name="CharStyle23">name of the second is Gihon (the one which flows all round the land of Ethiopia), the name</text:span><text:span text:style-name="CharStyle25"> 14 </text:span><text:span text:style-name="CharStyle23">of the third is Hiddekel (the one which flows west of Assyria), and the fourth river is the Eu­phrates. God the Eternal</text:span><text:span text:style-name="CharStyle25"> 15 </text:span><text:span text:style-name="CharStyle23">took man and put him in the park of Eden, to till it and to guard it. And God the Eternal</text:span><text:span text:style-name="CharStyle25"> 16 </text:span><text:span text:style-name="CharStyle23">laid a command upon the man: “You are free to eat from any tree in the park,” he said, “but</text:span><text:span text:style-name="CharStyle25"> 17 </text:span><text:span text:style-name="CharStyle23">you must not eat from the tree that yields knowledge of good and evil, for on the day you eat from that tree you shall die.”</text:span></text:p>
        <text:p text:style-name="P95"><text:span text:style-name="CharStyle23">Then said God the Eternal, “It</text:span><text:span text:style-name="CharStyle25"> 18 </text:span><text:span text:style-name="CharStyle23">is not good for man to be alone;</text:span></text:p>
        <text:list xml:id="list4168011304608899916" text:style-name="L3">
          <text:list-item>
            <text:p text:style-name="P258"><text:span text:style-name="CharStyle23"><text:tab/>will make a helper to suit him.”</text:span></text:p>
          </text:list-item>
        </text:list>
        <text:p text:style-name="P28"><text:span text:style-name="CharStyle23">So from the ground God shaped</text:span><text:span text:style-name="CharStyle25"> 19 </text:span><text:span text:style-name="CharStyle23">every wild beast and every bird</text:span></text:p>
        <text:p text:style-name="P111"><text:span text:style-name="CharStyle23">of the air, bringing them to the man to see what he would call them; whatever the man called any living creature, that was to</text:span></text:p>
        <text:list xml:id="list3210788035175583121" text:style-name="L4">
          <text:list-item>
            <text:p text:style-name="P262"><text:span text:style-name="CharStyle25"><text:tab/></text:span><text:span text:style-name="CharStyle23">be its name. So the man named all the animals and the birds and every wild beast, but no helper could be found to suit man him-</text:span></text:p>
          </text:list-item>
          <text:list-item>
            <text:p text:style-name="P262"><text:span text:style-name="CharStyle23"><text:tab/>self. Then God the Eternal made a deep sleep to fall upon the man; </text:span><text:soft-page-break/><text:span text:style-name="CharStyle23">while he slept, he took one of his ribs, closing up the flesh</text:span></text:p>
          </text:list-item>
          <text:list-item>
            <text:p text:style-name="P273"><text:span text:style-name="CharStyle23"><text:tab/>in its place; the rib he had taken from the man God the Eternal shaped into a woman, and</text:span></text:p>
          </text:list-item>
          <text:list-item>
            <text:p text:style-name="P273"><text:span text:style-name="CharStyle25"><text:tab/></text:span><text:span text:style-name="CharStyle23">brought her to the man. Then said the man,</text:span></text:p>
          </text:list-item>
        </text:list>
        <text:p text:style-name="P152"><text:span text:style-name="CharStyle28">This, this at last, is bone of my bones,</text:span></text:p>
        <text:p text:style-name="P133"><text:span text:style-name="CharStyle28">and flesh of my own flesh: this shall be called Wo-man, for from man was she takenl</text:span></text:p>
        <text:list xml:id="list184535817539600" text:continue-numbering="true" text:style-name="L4">
          <text:list-item>
            <text:p text:style-name="P273"><text:span text:style-name="CharStyle25"><text:tab/></text:span><text:span text:style-name="CharStyle23">(This is why a man leaves his father and mother and cleaves to his wife, till they become one</text:span></text:p>
          </text:list-item>
          <text:list-item>
            <text:p text:style-name="P273"><text:span text:style-name="CharStyle25"><text:tab/></text:span><text:span text:style-name="CharStyle23">flesh.) Both of them, the man and his wife, were naked, but they felt no shame.</text:span></text:p>
          </text:list-item>
        </text:list>
        <text:p text:style-name="Body_20_text_20__28_7_29__20__2b__20_DropCap4">3<text:span text:style-name="CharStyle30"><text:tab/>Now the serpent was cun­ning, more cunning than any creature that God the Eternal had made; he said to the woman, “And so God has said that you are not to eat fruit </text:span><text:span text:style-name="CharStyle32">2 </text:span><text:span text:style-name="CharStyle30">from any tree in the park?" The woman said to the serpent, “We can eat fruit from the trees in </text:span><text:span text:style-name="CharStyle32">3 </text:span><text:span text:style-name="CharStyle30">the park, but, as for the tree in the centre of the park, God has said, ‘You must not eat from it, you must not touch it, lest you </text:span><text:span text:style-name="CharStyle33">4</text:span><text:span text:style-name="CharStyle32"> </text:span><text:span text:style-name="CharStyle30">die.’ ” “No,” said the serpent to the woman, “you shall not die; </text:span><text:span text:style-name="CharStyle33">5</text:span><text:span text:style-name="CharStyle32"> </text:span><text:span text:style-name="CharStyle30">God knows that on the day you eat from it your eyes will be opened and you will be like gods, </text:span><text:span text:style-name="CharStyle32">6 </text:span><text:span text:style-name="CharStyle30">knowing good and evil.” So, when the woman saw that the tree was good to eat and delight­ful to see, desirable to look upon, she took some of the fruit and</text:span></text:p>
        <text:p text:style-name="P28"><text:span text:style-name="CharStyle23">ate it; she also gave some to her husband, and he ate. Then the</text:span><text:span text:style-name="CharStyle25"> </text:span><text:span text:style-name="CharStyle26">7 </text:span><text:span text:style-name="CharStyle23">eyes of both were opened, and they realized that they were naked; so they stitched some fig- leaves together and made them­selves girdles.</text:span></text:p>
        <text:p text:style-name="P95"><text:span text:style-name="CharStyle23">In the cool of the day, when</text:span><text:span text:style-name="CharStyle25"> 8 </text:span><text:span text:style-name="CharStyle23">they heard the sound of God the Eternal walking in the park, the man and his wife hid from the presence of God the Eternal among the trees of the park; but</text:span><text:span text:style-name="CharStyle25"> 9 </text:span><text:span text:style-name="CharStyle23">God the Eternal called to the man and asked him, “Where are you?” “1 heard thy sound with-</text:span><text:span text:style-name="CharStyle25"> 10 </text:span><text:span text:style-name="CharStyle23">in the park,” he answered, “and l was afraid, because I was naked; so </text:span><text:span text:style-name="CharStyle24">1</text:span><text:span text:style-name="CharStyle23"> hid myself.” He</text:span><text:span text:style-name="CharStyle25"> u </text:span><text:span text:style-name="CharStyle23">said, “Who told you that you were naked? Have you been eating from the tree which I forbade you to eat?” The man</text:span><text:span text:style-name="CharStyle25"> is </text:span><text:span text:style-name="CharStyle23">said, “The woman thou gavest me as a companion, she gave me some fruit from the tree, and I ate it.” Then God the Eternal</text:span><text:span text:style-name="CharStyle25"> 13 </text:span><text:span text:style-name="CharStyle23">said to the woman, “What is this that you have done?” The wom­an said, “I ate because the ser­pent beguiled me.”</text:span></text:p>
        <text:p text:style-name="P95"><text:span text:style-name="CharStyle23">So God the Eternal said to the</text:span><text:span text:style-name="CharStyle25"> 14 </text:span><text:span text:style-name="CharStyle23">serpent, “Since you have done this,</text:span></text:p>
        <text:p text:style-name="P158"><text:span text:style-name="CharStyle28">A curse on you of all creatures!</text:span></text:p>
        <text:p text:style-name="P36"><text:span text:style-name="CharStyle28">a curse on you of all beasts!</text:span></text:p>
        <text:p text:style-name="P82"><text:span text:style-name="CharStyle28">On your belly shall you crawl and eat dust all your days!</text:span></text:p>
        <text:p text:style-name="P35"><text:span text:style-name="CharStyle28">And I will set a feud between you</text:span><text:span text:style-name="CharStyle34"> 15 </text:span><text:span text:style-name="CharStyle28">and the woman, between your brood and hers: they shall strike at your head, and you shall strike at their heel.”</text:span></text:p>
        <text:p text:style-name="P30"><text:span text:style-name="CharStyle23">To the woman he said,</text:span><text:span text:style-name="CharStyle25"><text:tab/>x 6</text:span></text:p>
        <text:p text:style-name="P158"><text:span text:style-name="CharStyle28">“I will make child-birth a sore pain for you,</text:span></text:p>
        <text:p text:style-name="P102"><text:span text:style-name="CharStyle28">you shall have pangs in bearing; yet you shall crave to have your husband,</text:span></text:p>
        <text:p text:style-name="P102"><text:span text:style-name="CharStyle28">and he shall master you.”</text:span></text:p>
        <text:p text:style-name="P33"><text:span text:style-name="CharStyle23">To the man he said, “Since you</text:span><text:span text:style-name="CharStyle25"> 17 </text:span><text:span text:style-name="CharStyle23">have listened to what your wife</text:span></text:p>
      </text:section>
      <text:section text:style-name="Sect4" text:name="Section4">
        <text:p text:style-name="P369"><text:span text:style-name="CharStyle23">said, eating from the tree of which l forbade you to eat, Cursed is the ground on your ac­count,</text:span></text:p>
        <text:p text:style-name="P157"><text:span text:style-name="CharStyle28">you shall suffer all your life, as you win food from it;</text:span></text:p>
        <text:list xml:id="list8284241418580082782" text:style-name="L5">
          <text:list-item>
            <text:p text:style-name="P434"><text:span text:style-name="CharStyle34"><text:tab/></text:span><text:span text:style-name="CharStyle28">thorns and thistles shall it hear</text:span></text:p>
          </text:list-item>
        </text:list>
        <text:p text:style-name="P144"><text:span text:style-name="CharStyle28">for you,</text:span></text:p>
        <text:p text:style-name="P157"><text:span text:style-name="CharStyle28">and you must eat plants of the field;</text:span></text:p>
        <text:list xml:id="list184535775394483" text:continue-numbering="true" text:style-name="L5">
          <text:list-item>
            <text:p text:style-name="P434"><text:span text:style-name="CharStyle34"><text:tab/></text:span><text:span text:style-name="CharStyle28">in the sweat of your brow you</text:span></text:p>
          </text:list-item>
        </text:list>
        <text:p text:style-name="P144"><text:span text:style-name="CharStyle28">shall earn your food, till you return to the ground from which you were taken; for dust you are, and you return to dust.”</text:span></text:p>
        <text:list xml:id="list184536436576099" text:continue-numbering="true" text:style-name="L5">
          <text:list-item>
            <text:p text:style-name="P476"><text:span text:style-name="CharStyle13"><text:tab/>[[The man called the name of his wife Eve (Life), because she was the mother of all living per-</text:span></text:p>
          </text:list-item>
          <text:list-item>
            <text:p text:style-name="P477"><text:span text:style-name="CharStyle13"><text:tab/>sons.]] [[And God the Eternal made skin tunics for the man and his wife, and clothed them.]]</text:span></text:p>
          </text:list-item>
          <text:list-item>
            <text:p text:style-name="P263"><text:span text:style-name="CharStyle25"><text:tab/></text:span><text:span text:style-name="CharStyle23">Then said God the Eternal, “Man has become like one of us, he knows good and evil. He might reach his hand now to the tree of life also, and by eating of</text:span></text:p>
          </text:list-item>
          <text:list-item>
            <text:p text:style-name="P274"><text:span text:style-name="CharStyle25"><text:tab/></text:span><text:span text:style-name="CharStyle23">it live for ever!” So God the Eternal expelled him from the park of Eden, to till the ground from which he had been taken;</text:span></text:p>
          </text:list-item>
          <text:list-item>
            <text:p text:style-name="P293"><text:span text:style-name="CharStyle25"><text:tab/></text:span><text:span text:style-name="CharStyle23">he drove the man out, and set kherubs at the east of the park of Eden, with the blade of a sword flashing in every direc­tion, to guard the path to the tree of life.</text:span></text:p>
          </text:list-item>
        </text:list>
        <text:p text:style-name="P26"><text:span text:style-name="CharStyle23">Now the man had inter­course with his wife Eve; she conceived and bore Cain (Got), saying, “I have got a</text:span></text:p>
        <text:list xml:id="list6824066987767771035" text:style-name="L6">
          <text:list-item>
            <text:p text:style-name="P302"><text:span text:style-name="CharStyle23"><text:tab/>man from the Eternal.” Next she bore his brother Abel. Abel was a shepherd, while Cain was a farmer.</text:span></text:p>
          </text:list-item>
          <text:list-item>
            <text:p text:style-name="P302"><text:span text:style-name="CharStyle25"><text:tab/></text:span><text:span text:style-name="CharStyle23">In course of time, Cain brought some produce of the ground as a</text:span></text:p>
          </text:list-item>
          <text:list-item>
            <text:p text:style-name="P302"><text:span text:style-name="CharStyle23"><text:tab/>present to the Eternal, while Abel brought some of the first­born from his flock, that is, some fat slices from them. The Eter­nal favoured Abel and his pres­</text:span></text:p>
          </text:list-item>
        </text:list>
        <text:p text:style-name="P27"><text:span text:style-name="CharStyle23">ent; he did not favour Cain and</text:span><text:span text:style-name="CharStyle25"> </text:span><text:span text:style-name="CharStyle26">5 </text:span><text:span text:style-name="CharStyle23">his. So Cain was furious and downcast. “Why are you furi-</text:span><text:span text:style-name="CharStyle25"> 6 </text:span><text:span text:style-name="CharStyle23">ous?” said the Eternal to Cain, “why are you downcast? If</text:span><text:span text:style-name="CharStyle25"> </text:span><text:span text:style-name="CharStyle26">7 </text:span><text:span text:style-name="CharStyle23">your heart is honest, you would surely look bright? If you are sullen, sin is lying in wait for you, eager to be at you—yet you ought to master it.”</text:span></text:p>
        <text:p text:style-name="P70"><text:span text:style-name="CharStyle23">But Cain quarrelled with his</text:span><text:span text:style-name="CharStyle25"> 8 </text:span><text:span text:style-name="CharStyle23">brother Abel, and, when they were out in the open country, Cain attacked his brother Abel and killed him. Then the Eter-</text:span><text:span text:style-name="CharStyle25"> 9 </text:span><text:span text:style-name="CharStyle23">nal asked Cain, “Where is your brother Abel?” “How do I know?” said Cain; “am I a shep­herd to my brother?” He an-</text:span><text:span text:style-name="CharStyle25"> 10 </text:span><text:span text:style-name="CharStyle23">swered, “What have you done? Listen, your brother s blood is crying to me from the soil! And</text:span><text:span text:style-name="CharStyle25"> 11 </text:span><text:span text:style-name="CharStyle23">now you are cursed off the coun­try that has opened to swallow down the brothers blood you shed; after this, the fields will</text:span><text:span text:style-name="CharStyle25"> 12 </text:span><text:span text:style-name="CharStyle23">not yield you their produce, when you till them; you must go stumbling and straying over the earth.” Cain said to the Eternal,</text:span><text:span text:style-name="CharStyle25"> </text:span><text:span text:style-name="CharStyle36">13 </text:span><text:span text:style-name="CharStyle23">“My punishment is more than I can bear. Thou art expelling me</text:span><text:span text:style-name="CharStyle25"> </text:span><text:span text:style-name="CharStyle36">14 </text:span><text:span text:style-name="CharStyle23">from the country, banishing me from thy sight; 1 must go stum­bling and straying over the earth, and anyone who catches me will kill me.” So the Eternal</text:span><text:span text:style-name="CharStyle25"> 15 </text:span><text:span text:style-name="CharStyle23">said to him, “Well then, whoever kills Cain, seven times over shall the murder be avenged”; and the Eternal set a mark on Cain, to prevent anyone from catching and killing him. Then Cain left</text:span><text:span text:style-name="CharStyle25"> 16 </text:span><text:span text:style-name="CharStyle23">the presence of the Eternal to stay in Nod (Wonderland), east of Eden.</text:span></text:p>
        <text:p text:style-name="P70"><text:span text:style-name="CharStyle23">When Cain had intercourse</text:span><text:span text:style-name="CharStyle25"> 17 </text:span><text:span text:style-name="CharStyle23">with his wife, she conceived and bore Hanok; Cain built a town and called it after his son Hanok. Irad was born to Hanok, and</text:span><text:span text:style-name="CharStyle25"> 18</text:span></text:p>
        <text:p text:style-name="P111"><text:span text:style-name="CharStyle23">Irad was the father of Mehujael, Mehujael the father of Methu- shael, and Methushael the fa-</text:span></text:p>
        <text:list xml:id="list1562776299061546369" text:style-name="L7">
          <text:list-item>
            <text:p text:style-name="P303"><text:span text:style-name="CharStyle23"><text:tab/>ther of Lemek. Lemek married two wives; the name of one was Adah, the name of the other</text:span></text:p>
          </text:list-item>
          <text:list-item>
            <text:p text:style-name="P275"><text:span text:style-name="CharStyle23"><text:tab/>Zillah. (Adah bore Jabal, the ancestor of shepherds who live</text:span></text:p>
          </text:list-item>
          <text:list-item>
            <text:p text:style-name="P275"><text:span text:style-name="CharStyle25"><text:tab/></text:span><text:span text:style-name="CharStyle23">in tents: his brother’s name was Jubal, the ancestor of all who</text:span></text:p>
          </text:list-item>
          <text:list-item>
            <text:p text:style-name="P294"><text:span text:style-name="CharStyle23"><text:tab/>play the lyre and the pipe. Zillah bore Tubal-Cain, the smith who </text:span><text:soft-page-break/><text:span text:style-name="CharStyle23">forged bronze and iron tools, and Tubal-Cain’s sister was Naa-</text:span></text:p>
          </text:list-item>
        </text:list>
        <text:p text:style-name="P35"><text:span text:style-name="CharStyle34">33 </text:span><text:span text:style-name="CharStyle28">mah.) </text:span><text:span text:style-name="CharStyle37">Lemek </text:span><text:span text:style-name="CharStyle28">said to his wives, “Adah and Zillah, listen to me, O ’wives of Lemek, hear what I say:</text:span></text:p>
        <text:p text:style-name="P157"><text:span text:style-name="CharStyle28">The man who wounds me, him I slay,</text:span></text:p>
        <text:list xml:id="list3118120228646393529" text:style-name="L8">
          <text:list-item>
            <text:p text:style-name="P436"><text:span text:style-name="CharStyle28"><text:tab/>slay a boy for a blow:</text:span></text:p>
          </text:list-item>
        </text:list>
        <text:list xml:id="list5996720064256766139" text:style-name="L9">
          <text:list-item>
            <text:p text:style-name="P435"><text:span text:style-name="CharStyle35"><text:tab/></text:span><text:span text:style-name="CharStyle28">if Cain be avenged seven times, then seventy and seven times</text:span></text:p>
          </text:list-item>
        </text:list>
        <text:p text:style-name="P134"><text:span text:style-name="CharStyle28">Lemek!"</text:span></text:p>
        <text:list xml:id="list184535325912825" text:continue-numbering="true" text:style-name="L9">
          <text:list-item>
            <text:p text:style-name="P312"><text:span text:style-name="CharStyle25"><text:tab/></text:span><text:span text:style-name="CharStyle23">Adam again had intercourse with his wife, who bore a son and called him Seth, saying, “God has set up another child for me instead of Abel, whom Cain</text:span></text:p>
          </text:list-item>
          <text:list-item>
            <text:p text:style-name="P276"><text:span text:style-name="CharStyle23"><text:tab/>killed.’’ Seth also had a son born to him, called Enosh; he was the first to worship the Eternal by name.</text:span></text:p>
          </text:list-item>
        </text:list>
        <text:p text:style-name="P17"><text:span text:style-name="CharStyle13">Here is the list of Adam’s descendants. 'When God formed man, he made him to re-</text:span></text:p>
        <text:list xml:id="list5854402222504763790" text:style-name="L10">
          <text:list-item>
            <text:p text:style-name="P482"><text:span text:style-name="CharStyle13"><text:tab/>semble God; male and female, he formed them both and blessed them, calling them human on the day when they were formed.</text:span></text:p>
          </text:list-item>
          <text:list-item>
            <text:p text:style-name="P482"><text:span text:style-name="CharStyle13"><text:tab/>After living a hundred and thirty years Adam became the father of a son resembling him­self, in his own likeness, whom</text:span></text:p>
          </text:list-item>
          <text:list-item>
            <text:p text:style-name="P482"><text:span text:style-name="CharStyle13"><text:tab/>he called Seth; Adam lived eight hundred years after the birth of Seth, and was the father</text:span></text:p>
          </text:list-item>
          <text:list-item>
            <text:p text:style-name="P482"><text:span text:style-name="CharStyle13"><text:tab/>of sons and daughters. Thus Adam lived for nine hundred and thirty years in all; then he</text:span></text:p>
          </text:list-item>
          <text:list-item>
            <text:p text:style-name="P482"><text:span text:style-name="CharStyle13"><text:tab/>died. After living a hundred and five years Seth became the</text:span></text:p>
          </text:list-item>
        </text:list>
        <text:p text:style-name="P19"><text:span text:style-name="CharStyle13">father of Enosh; Seth lived 7 eight hundred and seven years after the birth of Enosh, and was the father of sons and daughters. Thus Seth lived for 8 nine hundred and twelve years in all; then he died. After </text:span><text:span text:style-name="CharStyle38">9 </text:span><text:span text:style-name="CharStyle13">living ninety years Enosh be­came the father of Kenan; Enosh lived eight hundred and 10 fifteen years after the birth of Kenan, and was the father of sons and daughters. Thus u Enosh lived for nine hundred and five years in all; then he died. After living seventy 12 years Kenan became the father of Mahalalel; Kenan lived eight 13 hundred and forty years after the birth of Mahalalel, and was the father of sons and daughters. Thus Kenan lived for nine hun- 14 dred and ten years in all; then he died. After living sixty- 15 five years Mahalalel became the father of Jared; Mahalalel 16 lived eight hundred and thirty years after the birth of Jared, and was the father of sons and daughters. Thus Mahalalel 17 lived for eight hundred and ninety-five years in all; then he died. After living a hun- 18 dred and sixty-two years Jared became the father of Hanok; Jared lived eight hundred years </text:span><text:span text:style-name="CharStyle38">19 </text:span><text:span text:style-name="CharStyle13">after the birth of Hanok, and was the father of sons and daughters. Thus Jared lived 20 for nine hundred and sixty-two years in all; then he died.</text:span></text:p>
        <text:p text:style-name="P19"><text:span text:style-name="CharStyle13">After living sixty-five years 21 Hanok became the father of Me­thuselah. For three hundred 22 years Hanok lived close to God, after the birth of Methuselah, and was the father of sons and daughters. Thus Hanok lived 23 for three hundred and sixty-five years in all; Hanok lived close 24 to God, and then he disap-</text:span></text:p>
        <text:p text:style-name="P85"><text:span text:style-name="CharStyle13">peared, for God took him away.</text:span></text:p>
        <text:list xml:id="list184338931170337" text:style-name="L5">
          <text:list-item>
            <text:p text:style-name="P485"><text:span text:style-name="CharStyle13"><text:tab/>After living a hundred and eighty-seven years Methuselah </text:span><text:span text:style-name="CharStyle39">became </text:span><text:span text:style-name="CharStyle13">the father of Lemek;</text:span></text:p>
          </text:list-item>
          <text:list-item>
            <text:p text:style-name="P477"><text:span text:style-name="CharStyle13"><text:tab/>Methuselah lived seven hun­dred and eighty-two years after the birth of Lemek, and was the father of sons and daughters.</text:span></text:p>
          </text:list-item>
          <text:list-item>
            <text:p text:style-name="P477"><text:span text:style-name="CharStyle13"><text:tab/>Thus Methuselah lived for nine hundred and sixty-nine years in</text:span></text:p>
          </text:list-item>
          <text:list-item>
            <text:p text:style-name="P477"><text:span text:style-name="CharStyle13"><text:tab/>all; then he died. After liv­ing a hundred and eighty-two years Lemek became the father</text:span></text:p>
          </text:list-item>
          <text:list-item>
            <text:p text:style-name="P293"><text:span text:style-name="CharStyle25"><text:tab/>of a son, whom he called Noah, </text:span><text:span text:style-name="CharStyle23">saying, “Now we shall ‘know a’ relief from our labour and from our toil on the ground that the</text:span></text:p>
          </text:list-item>
          <text:list-item>
            <text:p text:style-name="P444"><text:span text:style-name="CharStyle42"><text:tab/></text:span><text:span text:style-name="CharStyle43">Eternal cursed.”</text:span><text:span text:style-name="CharStyle42"> Lemek </text:span><text:span text:style-name="CharStyle41">lived five hundred and ninety-five years after the birth of Noah, and was the father of sons and</text:span></text:p>
          </text:list-item>
          <text:list-item>
            <text:p text:style-name="P477"><text:span text:style-name="CharStyle13"><text:tab/>daughters. Thus Lemek lived for seven hundred and seventy- seven </text:span><text:soft-page-break/><text:span text:style-name="CharStyle13">years in all; then he died.</text:span></text:p>
          </text:list-item>
          <text:list-item>
            <text:p text:style-name="P477"><text:span text:style-name="CharStyle13"><text:tab/>After living five hundred years Noah became the father of Shem, Ham, and Japheth.</text:span></text:p>
          </text:list-item>
        </text:list>
        <text:p text:style-name="Body_20_text_20__28_2_29__20__2b__20_DropCap2">6<text:span text:style-name="CharStyle23"><text:tab/>Now when men began to multiply over all the world and had daughters born to them, </text:span><text:span text:style-name="CharStyle25">2 </text:span><text:span text:style-name="CharStyle23">the angels noticed that the daughters of men were beauti­ful, and they married any one of </text:span><text:span text:style-name="CharStyle26">3</text:span><text:span text:style-name="CharStyle25"> </text:span><text:span text:style-name="CharStyle23">them that they chose. So the Eternal said, “Human creatures are but flesh; my spirit is not to be immortal in them; they shall not live more than a hundred </text:span><text:span text:style-name="CharStyle25">4 </text:span><text:span text:style-name="CharStyle23">and twenty years.” (It was in these days that the NepMlim giants arose on earth, as well as afterwards whenever angels had intercourse with the daughters of men and had children born to them; these were the heroes who were famous in the days of old.) </text:span><text:span text:style-name="CharStyle25">5 </text:span><text:span text:style-name="CharStyle23">When the Eternal saw that the wickedness of man on earth was great, and that man’s mind was never bent on anything but evil,</text:span></text:p>
        <text:p text:style-name="P56"><text:span text:style-name="CharStyle25">6 </text:span><text:span text:style-name="CharStyle23">the Eternal was sorry that he</text:span></text:p>
        <text:p text:style-name="P27"><text:span text:style-name="CharStyle23">had ever made man on the earth; it was a grief to him. So</text:span><text:span text:style-name="CharStyle25"> </text:span><text:span text:style-name="CharStyle26">7 </text:span><text:span text:style-name="CharStyle23">the Eternal said, “I will blot him off the earth, this man that I have formed—man and beast and reptile and bird; 1 am sorry that I ever made them.” How-</text:span><text:span text:style-name="CharStyle25"> 8 </text:span><text:span text:style-name="CharStyle23">ever, Noah had found favour with the Eternal.</text:span></text:p>
        <text:p text:style-name="P83"><text:span text:style-name="CharStyle13">Here are the descendants of 9 Noah. Noah was an upright man, blameless among the men of his day; Noah lived close to God. Noah was the father of 10 three sons, Shem, Ham, and Japheth.</text:span></text:p>
        <text:p text:style-name="P83"><text:span text:style-name="CharStyle13">Now in God's sight the earth 11 was corrupt, the earth was full of insolence and outrage; God 12 saw that the earth was corrupt, for every human being upon earth had corrupted his fife. So 13 God said to Noah, “I have re­solved to put an end to every human being, for they have filled the earth with insolence and out­rage; I will destroy them and the earth together. Build a 14 barge of cypress wood, build cabins inside the barge, and cover it with pitch, inside and outside. This is how you are to 15 build it: the barge is to be four hundred and fifty feet long, sev­enty-five feet broad, and forty- five feet high; you must put win- 16 dows in the barge, eighteen inches from the roof, and make a door in the side of the barge; also put three decks in it. For I 17 am sending a deluge of water on the earth, to destroy every liv­ing creature under heaven; every thing on earth shall perish. But 18 I will make a compact of my own with you; you shall enter the barge, you and your sons and your wife and your sons’ wives along with you. And you shall 19 take into the barge two living creatures of every kind, to keep</text:span></text:p>
      </text:section>
      <text:section text:style-name="Sect4" text:name="Section5">
        <text:p text:style-name="P510"><text:span text:style-name="CharStyle13">them alive along with you; one is to be a male, and one a fe-</text:span></text:p>
        <text:list xml:id="list5462744692275707226" text:style-name="L11">
          <text:list-item>
            <text:p text:style-name="P512"><text:span text:style-name="CharStyle13"><text:tab/>male. Two of every kind, bird, beast, and reptile, are to join you, that they may be kept</text:span></text:p>
          </text:list-item>
          <text:list-item>
            <text:p text:style-name="P512"><text:span text:style-name="CharStyle13"><text:tab/>alive. Go and gather anything in the shape of food, to be food</text:span></text:p>
          </text:list-item>
          <text:list-item>
            <text:p text:style-name="P512"><text:span text:style-name="CharStyle13"><text:tab/>for you and for them.” Noah did so; he did all that God had ordered him.</text:span></text:p>
          </text:list-item>
        </text:list>
        <text:p text:style-name="Body_20_text_20__28_2_29__20__2b__20_DropCap1">7<text:span text:style-name="CharStyle23"><text:tab/>Then said the Eternal to Noah, “Go into the barge, you and all your household, for I have adjudged you, among all the men of to-day, to be upright </text:span><text:span text:style-name="CharStyle25">2 </text:span><text:span text:style-name="CharStyle23">before me. Take seven pairs, male and female, of every clean animal, and one pair, male and female, of the unclean animals, and seven pairs, male and fe- </text:span><text:span text:style-name="CharStyle26">3</text:span><text:span text:style-name="CharStyle25"> </text:span><text:span text:style-name="CharStyle23">male, of the birds of the air, to maintain life over all the world. </text:span><text:span text:style-name="CharStyle26">4</text:span><text:span text:style-name="CharStyle25"> </text:span><text:span text:style-name="CharStyle23">For after seven days </text:span><text:span text:style-name="CharStyle24">1</text:span><text:span text:style-name="CharStyle23"> will make it rain on earth for forty days and forty nights, and 1 will blot off the earth every living crea- </text:span><text:span text:style-name="CharStyle26">5</text:span><text:span text:style-name="CharStyle25"> </text:span><text:span text:style-name="CharStyle23">ture that I ever made.” Noah did all that the Eternal ordered </text:span><text:span text:style-name="CharStyle25">io </text:span><text:span text:style-name="CharStyle23">him. At the end of the seven days, the waters of the deluge </text:span><text:span text:style-name="CharStyle24">7</text:span><text:span text:style-name="CharStyle23"> covered the earth; and Noah went into the barge along with his sons and his wife and his sons’ wives, driven by the waters </text:span><text:span text:style-name="CharStyle25">8 </text:span><text:span text:style-name="CharStyle23">of the deluge. Pairs of animals clean and unclean, of birds and </text:span><text:span text:style-name="CharStyle24">9</text:span><text:span text:style-name="CharStyle23"> of reptiles, male and female, ac­companied Noah into the barge, </text:span><text:span text:style-name="CharStyle25">1</text:span><text:span text:style-name="CharStyle23">6 as God had ordered Noah. Then </text:span><text:span text:style-name="CharStyle25">12 </text:span><text:span text:style-name="CharStyle23">the Eternal shut him in. For forty days and forty nights rain </text:span><text:span text:style-name="CharStyle25">1</text:span><text:span text:style-name="CharStyle26">7</text:span><text:span text:style-name="CharStyle25"> </text:span><text:span text:style-name="CharStyle23">fell upon the earth; the waters rose, lifting the barge and rais</text:span><text:span text:style-name="CharStyle25">- 22 </text:span><text:span text:style-name="CharStyle23">ing it above the earth. Every­thing with the breath of life in its nostrils, whatever was on the </text:span><text:span text:style-name="CharStyle25">23 </text:span><text:span text:style-name="CharStyle23">dry land, died; the Eternal blot­ted every living creature off the earth, men, beasts, reptiles, and birds; they were blotted off the earth, till only Noah and his company inside the barge were left.</text:span></text:p>
        <text:p text:style-name="P98"><text:span text:style-name="CharStyle13">Noah was six hundred years 6 old when the deluge of water flooded the earth. In the six 11 hundredth year of Noah’s life, in the second month, on the seventeenth day of the month, on that day the fountains of the great abyss all burst, and the sluices of heaven were opened; on that very day Noah, with 13 Shem and Ham and Japheth, Noah’s sons, and Noah’s wife, and the three wives of his sons, went into the barge, with every 14 kind of beast, with every kind of animal, with every reptile that crawls on earth, and with every kind of bird and winged creature; they accompanied 15 Noah into the barge, pairs of every living creature, male and 16 female, entering, as God had or­dered him.</text:span></text:p>
        <text:p text:style-name="P98"><text:span text:style-name="CharStyle13">The deluge covered the earth 17 for forty days. The waters 18 swelled and rose high on the earth, and the barge floated on the surface of the waters; the waters swelled mightily on 19 the earth, till every high moun- 20 tain under heaven was covered —the waters swelling twenty- two feet higher, till the moun­tains were covered, and every 21 living creature perished, bird, beast, and animal, every reptile that crawls on earth, and every man. For a hundred and fifty 24 days the waters swelled over the earth.</text:span></text:p>
        <text:p text:style-name="P98"><text:span text:style-name="CharStyle13">But God remembered Noah </text:span><text:span text:style-name="CharStyle14">q </text:span><text:span text:style-name="CharStyle13">and all the living creatures O and the animals that were with him in the barge; God made a wind blow over the earth, till the waters abated; also, the foun- 2 tains of the abyss and the sluices of heaven were closed: and at the end of the hundred 3</text:span></text:p>
        <text:p text:style-name="P17"><text:span text:style-name="CharStyle13">and fifty days, the waters began</text:span></text:p>
        <text:list xml:id="list4353744833355875247" text:style-name="L12">
          <text:list-item>
            <text:p text:style-name="P524"><text:span text:style-name="CharStyle13"><text:tab/>to subside. In the seventh month, on the seventeenth day of the month, the barge grounded on the mountains of</text:span></text:p>
          </text:list-item>
          <text:list-item>
            <text:p text:style-name="P524"><text:span text:style-name="CharStyle13"><text:tab/>Armenia. Till the tenth month the waters steadily subsided, and on the first day of the tenth month the tops of the moun-</text:span></text:p>
          </text:list-item>
        </text:list>
        <text:list xml:id="list1757221305075288271" text:style-name="L13">
          <text:list-item>
            <text:p text:style-name="P513"><text:span text:style-name="CharStyle13"><text:tab/>tains were seen; on the first day of the first month of the six hundred and first year, the waters had dried off the earth;</text:span></text:p>
          </text:list-item>
          <text:list-item>
            <text:p text:style-name="P516"><text:span text:style-name="CharStyle13"><text:tab/>on the twenty-seventh day of the </text:span><text:soft-page-break/><text:span text:style-name="CharStyle13">second month, the earth it­self was dry.</text:span></text:p>
          </text:list-item>
        </text:list>
        <text:list xml:id="list184339199139001" text:style-name="L12">
          <text:list-item>
            <text:p text:style-name="P375"><text:span text:style-name="CharStyle25"><text:tab/></text:span><text:span text:style-name="CharStyle23">At the end of forty days the</text:span></text:p>
          </text:list-item>
        </text:list>
        <text:list xml:id="list7253865011277852887" text:style-name="L14">
          <text:list-item>
            <text:p text:style-name="P376"><text:span text:style-name="CharStyle25"><text:tab/></text:span><text:span text:style-name="CharStyle23">downpour from heaven ceased,</text:span></text:p>
          </text:list-item>
          <text:list-item>
            <text:p text:style-name="P376"><text:span text:style-name="CharStyle25"><text:tab/></text:span><text:span text:style-name="CharStyle23">and the waters went hack stead-</text:span></text:p>
          </text:list-item>
        </text:list>
        <text:list xml:id="list7656326596045366916" text:style-name="L15">
          <text:list-item>
            <text:p text:style-name="P377"><text:span text:style-name="CharStyle25"><text:tab/></text:span><text:span text:style-name="CharStyle23">ily from the earth. Then Noah opened the window he had made</text:span></text:p>
          </text:list-item>
          <text:list-item>
            <text:p text:style-name="P377"><text:span text:style-name="CharStyle25"><text:tab/></text:span><text:span text:style-name="CharStyle23">in the barge, and sent out a raven, which went flying here and there till the waters had</text:span></text:p>
          </text:list-item>
          <text:list-item>
            <text:p text:style-name="P377"><text:span text:style-name="CharStyle25"><text:tab/></text:span><text:span text:style-name="CharStyle23">dried off the earth. He waited seven days and then sent out a dove, to see if the waters had</text:span></text:p>
          </text:list-item>
          <text:list-item>
            <text:p text:style-name="P377"><text:span text:style-name="CharStyle23"><text:tab/>drained of the earth; but, as the dove could find no rest for the sole of her foot, she flew back to him in the barge; he put his hand out, caught her and took her in beside him in the barge.</text:span></text:p>
          </text:list-item>
          <text:list-item>
            <text:p text:style-name="P378"><text:span text:style-name="CharStyle25"><text:tab/></text:span><text:span text:style-name="CharStyle23">After waiting seven days more, he sent the dove out of the barge</text:span></text:p>
          </text:list-item>
          <text:list-item>
            <text:p text:style-name="P378"><text:span text:style-name="CharStyle25"><text:tab/></text:span><text:span text:style-name="CharStyle23">again; in the evening the dove came back to him, and there, in her beak, was the fresh leaf of an olive! So Noah knew that the waters were drained off the</text:span></text:p>
          </text:list-item>
          <text:list-item>
            <text:p text:style-name="P378"><text:span text:style-name="CharStyle25"><text:tab/></text:span><text:span text:style-name="CharStyle23">earth. After waiting seven days more, he sent out the dove, but she never came back to him.</text:span></text:p>
          </text:list-item>
          <text:list-item>
            <text:p text:style-name="P378"><text:span text:style-name="CharStyle25"><text:tab/></text:span><text:span text:style-name="CharStyle23">Then Noah removed the cover­ing of the barge and looked out. There lay the surface of the ground, all dryl</text:span></text:p>
          </text:list-item>
        </text:list>
        <text:list xml:id="list184338748540424" text:style-name="L13">
          <text:list-item>
            <text:p text:style-name="P517"><text:span text:style-name="CharStyle13"><text:tab/>Then said God to Noah,</text:span></text:p>
          </text:list-item>
          <text:list-item>
            <text:p text:style-name="P518"><text:span text:style-name="CharStyle13"><text:tab/>“Leave the barge, you and your wife and your sons and your</text:span></text:p>
          </text:list-item>
          <text:list-item>
            <text:p text:style-name="P518"><text:span text:style-name="CharStyle13"><text:tab/>sons’ wives, and take out every</text:span></text:p>
          </text:list-item>
        </text:list>
        <text:p text:style-name="P19"><text:span text:style-name="CharStyle13">living thing that is with you, every creature, bird and beast and reptile, that they may swarm on earth and be fruitful and multiply on earth.” So 18 Noah came out, along with his sons and his wife and his sons’ wives; also every beast, every 19 reptile, every fowl, everything that moves on earth, all came out of the barge, arranged in families.</text:span></text:p>
        <text:p text:style-name="P86"><text:span text:style-name="CharStyle38">Then Noah built an altar to</text:span><text:span text:style-name="CharStyle13"> 20 </text:span><text:span text:style-name="CharStyle38">the Eternal; he took some clean beasts and birds of every kind and burned them in sacrifice on the altar, and when the Eternal</text:span><text:span text:style-name="CharStyle13"> 21 </text:span><text:span text:style-name="CharStyle38">smelt the soothing fragrance, the Eternal said to himself, “Never again will </text:span><text:span text:style-name="CharStyle46">1</text:span><text:span text:style-name="CharStyle38"> curse the ground, though the bent of mans mind is indeed towards evil from his youth; never again will I destroy every living creature as I have done. So long as earth remains,</text:span><text:span text:style-name="CharStyle13"> 22 </text:span><text:span text:style-name="CharStyle38">seedtime and harvest, cold and heat, summer and winter, day and night, shall never cease.” </text:span><text:span text:style-name="CharStyle13">And God blessed Noah and </text:span><text:span text:style-name="CharStyle14">q </text:span><text:span text:style-name="CharStyle13">his sons, bidding them, “Be fruitful and multiply and replen­ish the earth. The dread of you 2 and terror of you shall be on every beast of the earth and every bird of the air; for they are now in your power, with every reptile of the land and ev­ery fish within the sea. Every 3 moving thing that is alive is to be food for you; I give you them all, as once I gave you the green growth. Only, you must never 4 eat flesh with the life (that is, the blood) in it. And I will 5 avenge the shedding of your own life-blood; I will avenge it on any beast, I will avenge man’s life on man, upon his brother-man; whoever sheds hu- 6 man blood, by human hands shall his own blood be shed—</text:span></text:p>
        <text:p text:style-name="P40"><text:span text:style-name="CharStyle41">for God made man in his own</text:span></text:p>
        <text:list xml:id="list184339612826668" text:style-name="L12">
          <text:list-item>
            <text:p text:style-name="P445"><text:span text:style-name="CharStyle41"><text:tab/>likeness. As for you, be fruitful and multiply; breed freely on earth and subdue it.”</text:span></text:p>
          </text:list-item>
          <text:list-item>
            <text:p text:style-name="P446"><text:span text:style-name="CharStyle41"><text:tab/>Then said God to Noah and</text:span></text:p>
          </text:list-item>
          <text:list-item>
            <text:p text:style-name="P483"><text:span text:style-name="CharStyle13"><text:tab/>also to his sons, “I now ratify my compact with you and your</text:span></text:p>
          </text:list-item>
          <text:list-item>
            <text:p text:style-name="P486"><text:span text:style-name="CharStyle13"><text:tab/>descendants, and with every liv­ing creature in your company, with any bird or beast or animal whatsoever that leaves the barge, with every beast of the earth:</text:span></text:p>
          </text:list-item>
          <text:list-item>
            <text:p text:style-name="P486"><text:span text:style-name="CharStyle13"><text:tab/>I ratify my compact with you, that never again shall all living creatures be swept away by the waters of the deluge, that never again shall there be a deluge to</text:span></text:p>
          </text:list-item>
          <text:list-item>
            <text:p text:style-name="P486"><text:span text:style-name="CharStyle13"><text:tab/>destroy the earth. Here,” said </text:span><text:span text:style-name="CharStyle39">God, </text:span><text:span text:style-name="CharStyle13">“is the symbol of the com­pact that I make with you and all the living creatures in your company for endless genera-</text:span></text:p>
          </text:list-item>
          <text:list-item>
            <text:p text:style-name="P486"><text:soft-page-break/><text:span text:style-name="CharStyle13"><text:tab/>tions: in the clouds I set my rainbow, as a symbol of the compact between myself and the</text:span></text:p>
          </text:list-item>
          <text:list-item>
            <text:p text:style-name="P461"><text:span text:style-name="CharStyle13"><text:tab/>earth; whenever I cloud over the earth, once the rainbow appears</text:span></text:p>
          </text:list-item>
          <text:list-item>
            <text:p text:style-name="P461"><text:span text:style-name="CharStyle13"><text:tab/>in the clouds, then I will remem­ber my compact with you and every living creature whatso­ever, and the waters shall never again become a deluge to de-</text:span></text:p>
          </text:list-item>
          <text:list-item>
            <text:p text:style-name="P461"><text:span text:style-name="CharStyle13"><text:tab/>stroy every creature. When the rainbow appears in the clouds, I will look at it to remind me of the lasting compact between God and every living creature</text:span></text:p>
          </text:list-item>
          <text:list-item>
            <text:p text:style-name="P461"><text:span text:style-name="CharStyle13"><text:tab/>whatsoever upon earth. This,” God said to Noah, “is the sym­bol of the compact that I ratify between myself and every crea­ture upon earth.”</text:span></text:p>
          </text:list-item>
          <text:list-item>
            <text:p text:style-name="P313"><text:span text:style-name="CharStyle25"><text:tab/></text:span><text:span text:style-name="CharStyle23">The sons of Noah who came out of the barge were Shem, Ham, and Japheth</text:span><text:span text:style-name="CharStyle25"> [[; </text:span><text:span text:style-name="CharStyle23">Ham was</text:span></text:p>
          </text:list-item>
          <text:list-item>
            <text:p text:style-name="P314"><text:span text:style-name="CharStyle25"><text:tab/></text:span><text:span text:style-name="CharStyle23">the father of Canaan]]. These three were the sons of Noah, and from them people spread all over the earth.</text:span></text:p>
          </text:list-item>
          <text:list-item>
            <text:p text:style-name="P313"><text:span text:style-name="CharStyle25"><text:tab/></text:span><text:span text:style-name="CharStyle23">Noah the farmer was the first</text:span></text:p>
          </text:list-item>
          <text:list-item>
            <text:p text:style-name="P277"><text:span text:style-name="CharStyle23"><text:tab/>man to plant a vineyard; he</text:span></text:p>
          </text:list-item>
        </text:list>
        <text:p text:style-name="P29"><text:span text:style-name="CharStyle23">drank some of the wine and, be­coming drunk, lay uncovered in­side his tent. When \[Ham the 22 father of]] Canaan saw his fa­ther naked, he told his two brothers outside; Shem and Ja-</text:span><text:span text:style-name="CharStyle25"> 23 </text:span><text:span text:style-name="CharStyle23">pheth then took a plaid, which they laid over their shoulders, and walking backwards they covered up the nakedness of their father; as their faces were turned back, they did not see their father s nakedness. When</text:span><text:span text:style-name="CharStyle25"> 24 </text:span><text:span text:style-name="CharStyle23">Noah wakened from his wine and learned what his youngest son had done, he said,</text:span><text:span text:style-name="CharStyle25"><text:tab/>25</text:span></text:p>
        <text:p text:style-name="P37"><text:span text:style-name="CharStyle28">“A curse on Canaanl May </text:span><text:span text:style-name="CharStyle37">he be slave </text:span><text:span text:style-name="CharStyle28">and </text:span><text:span text:style-name="CharStyle37">thrall to his </text:span><text:span text:style-name="CharStyle28">brothers!”</text:span></text:p>
        <text:p text:style-name="P31"><text:span text:style-name="CharStyle23">He added,</text:span><text:span text:style-name="CharStyle25"><text:tab/>26</text:span></text:p>
        <text:p text:style-name="P123"><text:span text:style-name="CharStyle28">“O thou Eternal, bless the tents of Shem!</text:span></text:p>
        <text:p text:style-name="P78"><text:span text:style-name="CharStyle28">let Canaan be his slave!</text:span></text:p>
        <text:p text:style-name="P34"><text:span text:style-name="CharStyle28">May God enlarge Japheth!</text:span><text:span text:style-name="CharStyle34"><text:tab/>27</text:span></text:p>
        <text:p text:style-name="P123"><text:span text:style-name="CharStyle28">May he be welcome in the tents of Shem,</text:span></text:p>
        <text:p text:style-name="P66"><text:span text:style-name="CharStyle47">and have Canaan as his slave!” </text:span><text:span text:style-name="CharStyle13">After the deluge Noah lived 28 three hundred and fifty years. Thus Noah lived for nine hun- 29 dred and fifty years in all; and then he died.</text:span></text:p>
        <text:p text:style-name="P66"><text:span text:style-name="CharStyle13">Here are the descendants -| </text:span><text:span text:style-name="CharStyle48">A </text:span><text:span text:style-name="CharStyle13">of Shem, Ham, and Ja- X” pheth, the sons of Noah (they had sons born after the deluge): The descendants of Japheth 2 were the Cimmerians, Magog, the Medes, the Ionians, Tubal, Meshek, and Tiras; the de- </text:span><text:span text:style-name="CharStyle21">3 </text:span><text:span text:style-name="CharStyle13">scendants of the Cimmerians were Ashkenaz, Riphath, and Togarmah; the descendants of 4 the Ionians were Elishah, Tar- tessus, Cyprus, and Rhodes, from whom the seaboard na- </text:span><text:span text:style-name="CharStyle21">5 </text:span><text:span text:style-name="CharStyle13">tions spread. Such were the sons of Japheth, according to their lands, languages, and na­tional families.</text:span></text:p>
        <text:p text:style-name="P80"><text:span text:style-name="CharStyle41">The descendants of Ham were 6 Ethiopia, Egypt, Put, and Ca-</text:span></text:p>
        <text:list xml:id="list184339489241226" text:style-name="L10">
          <text:list-item>
            <text:p text:style-name="P525"><text:span text:style-name="CharStyle13"><text:tab/>naan; the descendants of Ethio­pia were Seba, Havilah, Sabta, Raamah, and Sabteca; the de­scendants of Raamah were</text:span></text:p>
          </text:list-item>
          <text:list-item>
            <text:p text:style-name="P451"><text:span text:style-name="CharStyle51"><text:tab/>Sheba and Dedan. </text:span><text:span text:style-name="CharStyle50">Ethiopia produced Nimrod, the first man</text:span></text:p>
          </text:list-item>
          <text:list-item>
            <text:p text:style-name="P407"><text:span text:style-name="CharStyle23"><text:tab/>on earth to be a despot (he was a mighty hunter before the Eter­nal; hence the proverb, “Like Nimrod, a mighty hunter before</text:span></text:p>
          </text:list-item>
        </text:list>
        <text:p text:style-name="P119"><text:span text:style-name="CharStyle25">io<text:tab/></text:span><text:span text:style-name="CharStyle23">the Eternal”). His empire at first was Babylon, Vruk, Akkad, and Kalneh, in the land of Shinar;</text:span></text:p>
        <text:p text:style-name="P118"><text:span text:style-name="CharStyle25">xi </text:span><text:span text:style-name="CharStyle23">from which he pushed out into Assyria, building the great city</text:span></text:p>
        <text:list xml:id="list207480957957253920" text:style-name="L16">
          <text:list-item>
            <text:p text:style-name="P408"><text:span text:style-name="CharStyle25"><text:tab/></text:span><text:span text:style-name="CharStyle23">of Nineveh and its suburbs, also Kalah, and Resen which lies be-</text:span></text:p>
          </text:list-item>
          <text:list-item>
            <text:p text:style-name="P408"><text:span text:style-name="CharStyle25"><text:tab/></text:span><text:span text:style-name="CharStyle23">tween Nineveh and Kalah. From Egypt sprang Lud, the Anamin, the Libyans, the Naphtuhim,</text:span></text:p>
          </text:list-item>
          <text:list-item>
            <text:p text:style-name="P408"><text:span text:style-name="CharStyle25"><text:tab/></text:span><text:span text:style-name="CharStyle23">Pathros, the Casluhim, and Crete (from which the Philis-</text:span></text:p>
          </text:list-item>
          <text:list-item>
            <text:p text:style-name="P408"><text:span text:style-name="CharStyle25"><text:tab/></text:span><text:span text:style-name="CharStyle23">tines came). From Canaan sprang Sidon first of all, then the</text:span></text:p>
          </text:list-item>
          <text:list-item>
            <text:p text:style-name="P408"><text:span text:style-name="CharStyle25"><text:tab/></text:span><text:span text:style-name="CharStyle23">Hittites [[the Jebusites, the</text:span></text:p>
          </text:list-item>
          <text:list-item>
            <text:p text:style-name="P408"><text:span text:style-name="CharStyle23"><text:tab/>Amorites, the Girgashites, the</text:span></text:p>
          </text:list-item>
          <text:list-item>
            <text:p text:style-name="P408"><text:span text:style-name="CharStyle25"><text:tab/></text:span><text:span text:style-name="CharStyle23">Hivites, the Arkites, the Sinites, the Arvadites, the Zemarites, and the Hamathites]]; after that the Canaanite families</text:span></text:p>
          </text:list-item>
          <text:list-item>
            <text:p text:style-name="P408"><text:span text:style-name="CharStyle25"><text:tab/></text:span><text:span text:style-name="CharStyle23">spread abroad, their territory ex­tending from Sidon in the direc­</text:span><text:soft-page-break/><text:span text:style-name="CharStyle23">tion of Gerar, as far as Gaza, and as far as Lesha in the direction of Sodom and Gomorrah and Admah and Zeboiim.</text:span></text:p>
          </text:list-item>
          <text:list-item>
            <text:p text:style-name="P526"><text:span text:style-name="CharStyle13"><text:tab/>Such were the descendants of Ham, according to their national clans, languages, and lands.</text:span></text:p>
          </text:list-item>
        </text:list>
        <text:list xml:id="list184338822289515" text:style-name="L12">
          <text:list-item>
            <text:p text:style-name="P527"><text:span text:style-name="CharStyle13"><text:tab/>The descendants of Shem were Elam, Assyria, Arpachshad, the</text:span></text:p>
          </text:list-item>
          <text:list-item>
            <text:p text:style-name="P527"><text:span text:style-name="CharStyle13"><text:tab/>Lydians, and Aram; and the de­scendants of Aram were Uz,</text:span></text:p>
          </text:list-item>
        </text:list>
        <text:p text:style-name="P117"><text:span text:style-name="CharStyle13">31 Hul, Gether, and Mash. Such were the descendants of Shem, according to their national clans, languages, and lands.</text:span></text:p>
        <text:list xml:id="list184339669925304" text:style-name="L16">
          <text:list-item>
            <text:p text:style-name="P452"><text:span text:style-name="CharStyle51"><text:tab/></text:span><text:span text:style-name="CharStyle50">Shem, the ancestor of all the Hebrews, the older brother of</text:span></text:p>
          </text:list-item>
        </text:list>
        <text:list xml:id="list184339015623439" text:style-name="L12">
          <text:list-item>
            <text:p text:style-name="P453"><text:span text:style-name="CharStyle51"><text:tab/></text:span><text:span text:style-name="CharStyle50">Japheth, had also descendants;</text:span></text:p>
          </text:list-item>
        </text:list>
        <text:p text:style-name="P27"><text:span text:style-name="CharStyle23">from Arpachshad sprang Shelah, and from Shelah Eber. Two sons</text:span><text:span text:style-name="CharStyle25"> 25 </text:span><text:span text:style-name="CharStyle23">were born to Eber, one called Peleg (Division) because the in­habitants of the earth were di­vided up in his day, and his brother called Joktan. From</text:span><text:span text:style-name="CharStyle25"> 26 </text:span><text:span text:style-name="CharStyle23">Joktan sprang Almodad, She- leph, Hazarmdveth, Jerah, Ha-</text:span><text:span text:style-name="CharStyle25"> 27 </text:span><text:span text:style-name="CharStyle23">doram, Uzal, Diklah, Obal,</text:span><text:span text:style-name="CharStyle25"> 28 </text:span><text:span text:style-name="CharStyle23">Abimael, Sheba, Ophir, Havilah, 29 and Jobab; all these were de­scendants of Joktan, who lived</text:span><text:span text:style-name="CharStyle25"> 30 </text:span><text:span text:style-name="CharStyle23">between Massa and Sephar, to­wards the hill-country of the East.</text:span></text:p>
        <text:p text:style-name="P83"><text:span text:style-name="CharStyle13">Such were the national clans 32 descended from Noah, according to their origin, from whom the nations on earth spread after the deluge.</text:span></text:p>
        <text:p text:style-name="P84"><text:span text:style-name="CharStyle23">In the days when the</text:span><text:span text:style-name="CharStyle25"> "| "I </text:span><text:span text:style-name="CharStyle23">whole earth had one lan- guage and one vocabulary, there</text:span><text:span text:style-name="CharStyle25"> 2 </text:span><text:span text:style-name="CharStyle23">was a migration from the east, and men came upon a plain in the land of Shinar, where they settled. Then they said to one</text:span><text:span text:style-name="CharStyle25"> 3 </text:span><text:span text:style-name="CharStyle23">another, “Come on, let us make bricks, and give them a good burning.” Then, as they had bricks for stone and asphalt for mortar, they said, “Come on, 4 let us make a name for ourselves by building a city and a tower whose top reaches to heaven; it will keep us from being scattered all over the wide earth.”</text:span></text:p>
        <text:p text:style-name="P27"><text:span text:style-name="CharStyle23">Down came the Eternal to see</text:span><text:span text:style-name="CharStyle25"> 5 </text:span><text:span text:style-name="CharStyle23">the city and the tower which hu­man beings had built. “They are</text:span><text:span text:style-name="CharStyle25"> 6 </text:span><text:span text:style-name="CharStyle23">one people,” said the Eternal, “and they have one language; if this is what they do, to start with, nothing that they ever un­dertake will prove too hard for them. Come, let us go down</text:span><text:span text:style-name="CharStyle25"> 7 </text:span><text:span text:style-name="CharStyle23">and make a babble of their lan­guage on the spot, so that they cannot understand one another’s speech.” Thus did the Eternal</text:span><text:span text:style-name="CharStyle25"> 8</text:span></text:p>
        <text:p text:style-name="P87"><text:span text:style-name="CharStyle23">scatter them all over the wide earth; they gave up building the </text:span><text:span text:style-name="CharStyle26">9</text:span><text:span text:style-name="CharStyle25"> </text:span><text:span text:style-name="CharStyle23">city. Hence it was called Baby­lon, because it was there that the Eternal made a babble of the language of the whole earth, and there that the Eternal scattered men all over the wide earth.</text:span></text:p>
        <text:list xml:id="list184338771698075" text:style-name="L10">
          <text:list-item>
            <text:p text:style-name="P489"><text:span text:style-name="CharStyle13"><text:tab/>These are the descendants of Shem. When Shem was a hun­dred years old, he became the father of Arpachshad, two years</text:span></text:p>
          </text:list-item>
          <text:list-item>
            <text:p text:style-name="P490"><text:span text:style-name="CharStyle13"><text:tab/>after the flood; Shem lived five hundred years after the birth of Arpachshad, and was the father</text:span></text:p>
          </text:list-item>
          <text:list-item>
            <text:p text:style-name="P490"><text:span text:style-name="CharStyle13"><text:tab/>of sons and daughters. After living thirty-five years Arpach­shad became the father of She-</text:span></text:p>
          </text:list-item>
          <text:list-item>
            <text:p text:style-name="P490"><text:span text:style-name="CharStyle13"><text:tab/>lah; Arpachshad lived four hundred and three years after the birth of Shelah, and was the father of sons and daughters.</text:span></text:p>
          </text:list-item>
          <text:list-item>
            <text:p text:style-name="P462"><text:span text:style-name="CharStyle13"><text:tab/>After living thirty years Shelah became the father of Eber;</text:span></text:p>
          </text:list-item>
          <text:list-item>
            <text:p text:style-name="P462"><text:span text:style-name="CharStyle13"><text:tab/>Shelah lived four hundred and three years after the birth of Eber, and was the father of sons</text:span></text:p>
          </text:list-item>
          <text:list-item>
            <text:p text:style-name="P462"><text:span text:style-name="CharStyle13"><text:tab/>and daughters. After living thirty-four years Eber became</text:span></text:p>
          </text:list-item>
          <text:list-item>
            <text:p text:style-name="P462"><text:span text:style-name="CharStyle13"><text:tab/>the father of Peleg; Eber lived four hundred and thirty years after the birth of Peleg, and was the father of sons and daughters.</text:span></text:p>
          </text:list-item>
        </text:list>
        <text:p text:style-name="P55"><text:span text:style-name="CharStyle13">iS<text:tab/>After living thirty years Peleg became the father of Reu;</text:span></text:p>
        <text:list xml:id="list4154791383401581162" text:style-name="L17">
          <text:list-item>
            <text:p text:style-name="P491"><text:span text:style-name="CharStyle13"><text:tab/>Peleg lived two hundred and nine years after the birth of Reu, and was the father of sons</text:span></text:p>
          </text:list-item>
          <text:list-item>
            <text:p text:style-name="P472"><text:span text:style-name="CharStyle13"><text:tab/>and daughters. After living thirty-</text:span><text:soft-page-break/><text:span text:style-name="CharStyle13">two years Reu became</text:span></text:p>
          </text:list-item>
          <text:list-item>
            <text:p text:style-name="P472"><text:span text:style-name="CharStyle13"><text:tab/>the father of Serug; Reu lived two hundred and seven years after the birth of Serug, and was the father of sons and daughters.</text:span></text:p>
          </text:list-item>
          <text:list-item>
            <text:p text:style-name="P472"><text:span text:style-name="CharStyle13"><text:tab/>After living thirty years Serug became the father of Nahor;</text:span></text:p>
          </text:list-item>
          <text:list-item>
            <text:p text:style-name="P472"><text:span text:style-name="CharStyle13"><text:tab/>Serug lived two hundred years after the birth of Nahor, and was the father of sons and</text:span></text:p>
          </text:list-item>
          <text:list-item>
            <text:p text:style-name="P478"><text:span text:style-name="CharStyle13"><text:tab/>daughters. After living twen­ty-nine years Nahor became the</text:span></text:p>
          </text:list-item>
        </text:list>
        <text:p text:style-name="P19"><text:span text:style-name="CharStyle13">father of Terah; Nahor lived a 25 hundred and nineteen years after the birth of Terah, and was the father of sons and daughters. After living sev- 26 enty years Terah became the father of Abram, Nahor, and Haran.</text:span></text:p>
        <text:p text:style-name="P98"><text:span text:style-name="CharStyle13">Now these are the descend- 27 ants of Terah: Terah was the father of Abram, Nahor, and Haran, while Haran was the father of Lot. </text:span><text:span text:style-name="CharStyle38">Haran died dur-</text:span><text:span text:style-name="CharStyle13"> 28 </text:span><text:span text:style-name="CharStyle38">ing the lifetime of his father in Chaldean Ur, the land of his birth. Abram and Nahor mar-</text:span><text:span text:style-name="CharStyle13"> 29 </text:span><text:span text:style-name="CharStyle38">Tied; Abram’s wife was called Sarai, and Nahor’s wife, called Milkah, was the daughter of Haran the father of Milkah and Iskah. Sarai was barren, she</text:span><text:span text:style-name="CharStyle13"> 3° </text:span><text:span text:style-name="CharStyle38">had no children.</text:span><text:span text:style-name="CharStyle13"> _ Then Te- 31 rah took Abram his son, and Lot his grandson, Haran’s son, and Sarai his daughter-in-law, the wife of his son Abram, and led them from Chaldean Ur to reach the land of Canaan. But when they reached Harran, they stayed there, and in Harran 32 Terah died at the age of two hundred and five.</text:span></text:p>
        <text:p text:style-name="P95"><text:span text:style-name="CharStyle23">Said the Eternal</text:span><text:span text:style-name="CharStyle25"> to in </text:span><text:span text:style-name="CharStyle23">Abram, “Leave your coun- try, leave your kindred, leave your father’s house, for a land that I will show to you; I will</text:span><text:span text:style-name="CharStyle25"> 2 </text:span><text:span text:style-name="CharStyle23">make a great nation of you and bless you and make you famous for your bliss; those who bless </text:span><text:span text:style-name="CharStyle24">3 </text:span><text:span text:style-name="CharStyle23">you, I will bless, and anyone who curses you I will curse, till all nations of the world seek bliss such as yours.” So Abram </text:span><text:span text:style-name="CharStyle24">4 </text:span><text:span text:style-name="CharStyle23">went away, as the Eternal had told him, and with him went Lot.</text:span></text:p>
        <text:p text:style-name="P98"><text:span text:style-name="CharStyle13">When Abram moved out of Harran, he was seventy-five years old; he took Sarai his wife </text:span><text:span text:style-name="CharStyle21">5 </text:span><text:span text:style-name="CharStyle13">and Lot his nephew, with all</text:span></text:p>
        <text:p text:style-name="P105"><text:span text:style-name="CharStyle13">the property and the serfs they had acquired in Harran; off they started for the land of Canaan, and to the land of Canaan</text:span></text:p>
        <text:list xml:id="list749444534123739840" text:style-name="L18">
          <text:list-item>
            <text:p text:style-name="P321"><text:span text:style-name="CharStyle25"><text:tab/>they came. </text:span><text:span text:style-name="CharStyle23">Abram passed on through the land as jar as the oracular oak at the shrine of Shechem. The Canaanites still</text:span></text:p>
          </text:list-item>
          <text:list-item>
            <text:p text:style-name="P321"><text:span text:style-name="CharStyle25"><text:tab/></text:span><text:span text:style-name="CharStyle23">occupied the country, but the Eternal appeared to Abram and said, “I give this land to your descendants.” He built an altar on the spot to the Eternal who</text:span></text:p>
          </text:list-item>
          <text:list-item>
            <text:p text:style-name="P321"><text:span text:style-name="CharStyle25"><text:tab/></text:span><text:span text:style-name="CharStyle23">had appeared to him; then he moved on to the hill east of Bethel, and pitched his tent be­tween Bethel on the west and Ai on the east; there also he built an altar to the Eternal, and</text:span></text:p>
          </text:list-item>
          <text:list-item>
            <text:p text:style-name="P326"><text:span text:style-name="CharStyle25"><text:tab/></text:span><text:span text:style-name="CharStyle23">worshipped the Eternal. Then Abram travelled on, still south­ward.</text:span></text:p>
          </text:list-item>
          <text:list-item>
            <text:p text:style-name="P331"><text:span text:style-name="CharStyle25"><text:tab/></text:span><text:span text:style-name="CharStyle23">There was a famine in the land, and, as the famine was severe in the land, Abram went</text:span></text:p>
          </text:list-item>
          <text:list-item>
            <text:p text:style-name="P315"><text:span text:style-name="CharStyle25"><text:tab/></text:span><text:span text:style-name="CharStyle23">down to stay in Egypt. As he neared Egypt, he said to Sarai his wife, “Come, I know you are a handsome-looking woman;</text:span></text:p>
          </text:list-item>
        </text:list>
        <text:p text:style-name="P56"><text:span text:style-name="CharStyle25">is </text:span><text:span text:style-name="CharStyle23">when the Egyptians see you, they will say, ‘This is his wife,’ and they will Mil me and let you</text:span></text:p>
        <text:list xml:id="list5825676189045867273" text:style-name="L19">
          <text:list-item>
            <text:p text:style-name="P333"><text:span text:style-name="CharStyle25"><text:tab/></text:span><text:span text:style-name="CharStyle23">live. Do say you are my sister, that I may be kindly treated for your sake, and that my life may be spared on your account.”</text:span></text:p>
          </text:list-item>
          <text:list-item>
            <text:p text:style-name="P264"><text:span text:style-name="CharStyle25"><text:tab/></text:span><text:span text:style-name="CharStyle23">When Abram entered Egypt, the Egyptians did notice that the woman was very handsome;</text:span></text:p>
          </text:list-item>
          <text:list-item>
            <text:p text:style-name="P264"><text:span text:style-name="CharStyle25"><text:tab/></text:span><text:span text:style-name="CharStyle23">the courtiers of the Pharaoh saw her and praised her to the Pha­raoh, and, the woman was taken to the palace of the Pharaoh,</text:span></text:p>
          </text:list-item>
          <text:list-item>
            <text:p text:style-name="P264"><text:span text:style-name="CharStyle25"><text:tab/></text:span><text:span text:style-name="CharStyle23">who treated Abram kindly for her sake, presenting him with sheep, oxen, he-asses, male and female slaves, she-asses, and</text:span></text:p>
          </text:list-item>
          <text:list-item>
            <text:p text:style-name="P264"><text:span text:style-name="CharStyle25"><text:tab/></text:span><text:span text:style-name="CharStyle23">camels. But the Eternal struck the </text:span><text:soft-page-break/><text:span text:style-name="CharStyle23">Pharaoh and his household with severe diseases on account</text:span></text:p>
          </text:list-item>
          <text:list-item>
            <text:p text:style-name="P264"><text:span text:style-name="CharStyle25"><text:tab/></text:span><text:span text:style-name="CharStyle23">of Sarai the wife of Abram. So</text:span></text:p>
          </text:list-item>
        </text:list>
        <text:p text:style-name="P28"><text:span text:style-name="CharStyle23">the Pharaoh called Abram and said to him, “What is this you have done to me? Why did you not tell me that she was your wife? Why did you say,</text:span><text:span text:style-name="CharStyle25"> 19 </text:span><text:span text:style-name="CharStyle23">'She is my sister,’ and so move me to marry her? See, there is your wife! Take her and be­gone!” And the Pharaoh gave</text:span><text:span text:style-name="CharStyle25"> 20 </text:span><text:span text:style-name="CharStyle23">him an escort, who led him away with his wife and all that he had; so Abram left Egypt,</text:span><text:span text:style-name="CharStyle25"> "| o </text:span><text:span text:style-name="CharStyle23">along with his wife and all</text:span><text:span text:style-name="CharStyle25"> -"-Q </text:span><text:span text:style-name="CharStyle23">that he had, accompanied by Lot, and went up to the Negeb.</text:span></text:p>
        <text:p text:style-name="P95"><text:span text:style-name="CharStyle23">Abram was very rich in cattle,</text:span><text:span text:style-name="CharStyle25"> </text:span><text:span text:style-name="CharStyle26">3 </text:span><text:span text:style-name="CharStyle23">silver and gold; he travelled on</text:span><text:span text:style-name="CharStyle25"> </text:span><text:span text:style-name="CharStyle26">3 </text:span><text:span text:style-name="CharStyle23">from the Negeb to Bethel, to the </text:span><text:span text:style-name="CharStyle24">4 </text:span><text:span text:style-name="CharStyle23">site of the altar he had erected there at the first, and there he worshipped the Eternal. Lot,</text:span><text:span text:style-name="CharStyle25"> S </text:span><text:span text:style-name="CharStyle23">who accompanied Abram, also hadl flocks and herds and tents.</text:span></text:p>
        <text:p text:style-name="P95"><text:span text:style-name="CharStyle25">Now the country could not </text:span><text:span text:style-name="CharStyle26">6 </text:span><text:span text:style-name="CharStyle25">support them both together; their possessions were so large that they could not live side by side. </text:span><text:span text:style-name="CharStyle23">A dispute arose between</text:span><text:span text:style-name="CharStyle25"> </text:span><text:span text:style-name="CharStyle26">7 </text:span><text:span text:style-name="CharStyle23">the herdsmen of Abram and the herdsmen of Lot. (The Ca­naanites and the Perizzites still lived in the country.) So</text:span><text:span text:style-name="CharStyle25"> </text:span><text:span text:style-name="CharStyle26">8 </text:span><text:span text:style-name="CharStyle23">Abram said to Lot, “Let us have no dispute, you and I, my herds­men and your herdsmen; we are kinsmen. The whole land lies</text:span><text:span text:style-name="CharStyle25"> </text:span><text:span text:style-name="CharStyle26">9 </text:span><text:span text:style-name="CharStyle23">before you, does it not? Pray, separate; if you go to the left, I will go to the right, or, if you go to the right, I will go to the left.” Then Lot, looking round, no-</text:span><text:span text:style-name="CharStyle25"> to </text:span><text:span text:style-name="CharStyle23">ticed that the whole of the Jor­dan basin was well watered in every direction (that was before the Eternal destroyed Sodom and Gomorrah); it was like the Eternal’s own park, like the land of Egypt on the way to Zoan.</text:span></text:p>
        <text:p text:style-name="P43"><text:span text:style-name="CharStyle38">So Lot chose all the Jordan</text:span><text:span text:style-name="CharStyle13"> 11 </text:span><text:span text:style-name="CharStyle38">basin.</text:span><text:span text:style-name="CharStyle13"> Lot went east, and they parted company; Abram lived 12</text:span></text:p>
        <text:p text:style-name="P147"><draw:frame draw:style-name="fr3" draw:name="59" text:anchor-type="paragraph" svg:x="2.0972in" svg:y="3.3264in" svg:width="0.2634in" svg:height="0.0161in" draw:z-index="0"><draw:image xlink:href="Pictures/10000000000000280000001A54A8EE18.jpg" xlink:type="simple" xlink:show="embed" xlink:actuate="onLoad"/><draw:contour-polygon svg:width="0.263in" svg:height="0.1693in" svg:viewBox="0 0 668 430" draw:points="0,0 668,0 668,430 0,430" draw:recreate-on-edit="true"/></draw:frame><text:span text:style-name="CharStyle13">in the land of Canaan, while Lot lived in the towns of the Jordan basin, </text:span><text:span text:style-name="CharStyle38">moving his tent up coun-</text:span></text:p>
        <text:list xml:id="list916981321153408275" text:style-name="L20">
          <text:list-item>
            <text:p text:style-name="P409"><text:span text:style-name="CharStyle25"><text:tab/></text:span><text:span text:style-name="CharStyle23">try towards Sodom. (The men of Sodom were vicious, they sinned openly against the Eter­nal.)</text:span></text:p>
          </text:list-item>
          <text:list-item>
            <text:p text:style-name="P410"><text:span text:style-name="CharStyle25"><text:tab/></text:span><text:span text:style-name="CharStyle23">After Lot had parted from him, the Eternal said to Abram, “Look abroad now from where you are, north, south, east, and</text:span></text:p>
          </text:list-item>
          <text:list-item>
            <text:p text:style-name="P260"><text:span text:style-name="CharStyle25"><text:tab/></text:span><text:span text:style-name="CharStyle23">west; the land you see, I give it all to you and to your descend­ed ants for all time. I will make</text:span></text:p>
          </text:list-item>
        </text:list>
        <text:p text:style-name="P146"><text:span text:style-name="CharStyle23">your descendants as numerous as the dust on the ground, so that if the dust of the ground could be counted your descend-</text:span></text:p>
        <text:list xml:id="list5479949457715788239" text:style-name="L21">
          <text:list-item>
            <text:p text:style-name="P411"><text:span text:style-name="CharStyle23"><text:tab/>ants could be counted. Up, traverse the length and breadth of the land, for I give it to you.”</text:span></text:p>
          </text:list-item>
          <text:list-item>
            <text:p text:style-name="P411"><text:span text:style-name="CharStyle25"><text:tab/></text:span><text:span text:style-name="CharStyle23">Then Abram moved his tent and went to live beside Mamre’s oaks at Hebron, where he built an altar to the Eternal.</text:span></text:p>
          </text:list-item>
        </text:list>
        <text:p text:style-name="P17"><text:span text:style-name="CharStyle13">Now it was during the reign of Amraphel king of Shinar that Arioch king of Ella- sar, Kedorlaomer king of Elam, and Tidal king of the Guti,</text:span></text:p>
        <text:list xml:id="list7220515555858582016" text:style-name="L22">
          <text:list-item>
            <text:p text:style-name="P528"><text:span text:style-name="CharStyle13"><text:tab/>joined him in attacking Bera king of Sodom, Birsha king of Gomorrah, Shinab king of Ad- mah, Shemeber king of Zeboiim, and the king of Bela (that is,</text:span></text:p>
          </text:list-item>
          <text:list-item>
            <text:p text:style-name="P528"><text:span text:style-name="CharStyle13"><text:tab/>Zoar), all of whom formed a league in the valley of Siddim</text:span></text:p>
          </text:list-item>
          <text:list-item>
            <text:p text:style-name="P529"><text:span text:style-name="CharStyle13"><text:tab/>(that is, the Salt Sea); for twelve years they had paid homage to Kedorlaomer, but when they rebelled in the thir-</text:span></text:p>
          </text:list-item>
          <text:list-item>
            <text:p text:style-name="P529"><text:span text:style-name="CharStyle13"><text:tab/>teenth year, Kedorlaomer and his fellow-kings came in the fourteenth year and routed the Titans at Ashteroth-karnaim, the Zuzim at Ham, the Emim</text:span></text:p>
          </text:list-item>
          <text:list-item>
            <text:p text:style-name="P540"><text:span text:style-name="CharStyle13"><text:tab/>on the plain of Kiriathaim, and the troglodytes in their high­lands of Seir, driving them as far as El-paran which lies close</text:span></text:p>
          </text:list-item>
        </text:list>
        <text:p text:style-name="P18"><text:span text:style-name="CharStyle13">to the desert. They then turned 7 back to En-Mishpat (that is, Kadesh), ravaging all the coun­try of the Amalekites and of the Amorites who inhabited Haza- zon-tamar. Out marched 8 the king of Sodom, the king of Gomorrah, the king of Admah, the king of Zeboiim, and the king of Bela (that is, Zoar) to confront them in the valley of Siddim, facing Kedorlaomer </text:span><text:span text:style-name="CharStyle46">9 </text:span><text:span text:style-name="CharStyle13">king of Elam, Tidal king of the Guti, Amraphel king of Shinar, and Arioch king of Ella- sar—four kings against five. The valley of Siddim was all 10 petroleum wells, and, when the kings of Sodom and Gomorrah fled, some people fell in, while the survivors fled to the hills. The four kings captured all the 11 possessions and all the provi­sions of Sodom and Gomorrah and went away; they also car- 12 ried off Lot, the son of Abram’s kinsman, who lived in Sodom, and his possessions.</text:span></text:p>
        <text:p text:style-name="P67"><text:span text:style-name="CharStyle13">Then one of the survivors 13 went and told Abram the He­brew, who was living beside the oaks of Mamre the Amorite (a kinsman of Eshcol and of Aner, who were allies of Abram). As 14 soon as Abram heard that his kinsman had been taken pris­oner, he called out his trusty fol­lowers, retainers born in his own household, three hundred and eighteen of them, and went in pursuit as far as Dan, where, dividing his forces by night, he 15 routed the enemy and chased them as far as Hobah to the north of Damascus. He recov- 16 ered all the possessions, and also recovered his kinsman Lot with his possessions, besides the women and the people.</text:span></text:p>
        <text:p text:style-name="P66"><text:span text:style-name="CharStyle13">On returning from his defeat 17 of Kedorlaomer and the other</text:span></text:p>
      </text:section>
      <text:section text:style-name="Sect4" text:name="Section6">
        <text:p text:style-name="P458"><draw:frame draw:style-name="fr3" draw:name="60" text:anchor-type="paragraph" svg:x="2.0909in" svg:y="3.8429in" svg:width="0.2598in" svg:height="0.0161in" draw:z-index="1"><draw:image xlink:href="Pictures/10000000000000270000001B49BAFD04.jpg" xlink:type="simple" xlink:show="embed" xlink:actuate="onLoad"/><draw:contour-polygon svg:width="0.2598in" svg:height="0.1764in" svg:viewBox="0 0 660 448" draw:points="0,0 660,0 660,448 0,448" draw:recreate-on-edit="true"/></draw:frame><text:span text:style-name="CharStyle13">kings, he was met by the king of Sodom in the valley of Shaveh (that is, the King’s valley);</text:span></text:p>
        <text:list xml:id="list184338472391195" text:style-name="L10">
          <text:list-item>
            <text:p text:style-name="P505"><text:span text:style-name="CharStyle13"><text:tab/>Melkizedek, king of Salem, brought out bread and wine, and, as a priest of God Most</text:span></text:p>
          </text:list-item>
          <text:list-item>
            <text:p text:style-name="P506"><text:span text:style-name="CharStyle13"><text:tab/>High, he blessed him saying, </text:span><text:span text:style-name="CharStyle53">“Blessed be Abram by God Most</text:span></text:p>
          </text:list-item>
        </text:list>
        <text:p text:style-name="P159"><text:span text:style-name="CharStyle55">High,</text:span></text:p>
        <text:p text:style-name="P153"><text:span text:style-name="CharStyle55">Creator of heaven and earth!</text:span></text:p>
        <text:list xml:id="list184537107220533" text:continue-numbering="true" text:style-name="L10">
          <text:list-item>
            <text:p text:style-name="P455"><text:span text:style-name="CharStyle55"><text:tab/>And blessed be God Most High,</text:span></text:p>
          </text:list-item>
        </text:list>
        <text:p text:style-name="P153"><text:span text:style-name="CharStyle55">who has put your foes into your handr</text:span></text:p>
        <text:p text:style-name="P106"><text:span text:style-name="CharStyle13">Abram gave him a tenth of all</text:span></text:p>
        <text:list xml:id="list184537192042520" text:continue-numbering="true" text:style-name="L10">
          <text:list-item>
            <text:p text:style-name="P507"><text:span text:style-name="CharStyle13"><text:tab/>the spoil. But, when the king of Sodom said t- Abram, “Take the goods yourself, and let me</text:span></text:p>
          </text:list-item>
          <text:list-item>
            <text:p text:style-name="P507"><text:span text:style-name="CharStyle13"><text:tab/>have the prisoners,” Abram an­swered the king of Sodom, </text:span><text:span text:style-name="CharStyle13"><text:span text:style-name="T1">:</text:span></text:span><text:span text:style-name="CharStyle13">‘By this hand raised to the Eternal, God Most High, Creator of</text:span></text:p>
          </text:list-item>
          <text:list-item>
            <text:p text:style-name="P507"><text:span text:style-name="CharStyle13"><text:tab/>heaven and earth, I swear I will not take a thread or string of yours! I will not have you say that, T made Abram rich.’</text:span></text:p>
          </text:list-item>
          <text:list-item>
            <text:p text:style-name="P507"><text:span text:style-name="CharStyle13"><text:tab/>Nothing for me—except what the troops have eaten; but let my comrades, let Aner, Eshcol, and Mamre, have their share of the spoil!”</text:span></text:p>
          </text:list-item>
        </text:list>
        <text:p text:style-name="P22"><text:span text:style-name="CharStyle13">[After this the Eternal said to Abram in a vision," Fear not, Abram, I will shield you.</text:span></text:p>
        <text:list xml:id="list9011976511937230085" text:style-name="L23">
          <text:list-item>
            <text:p text:style-name="P508"><text:span text:style-name="CharStyle13"><text:tab/>Rich your reward shall be.” “O Lord Eternal,” said Abram, “but what canst thou give me, when I am going to die childless, and my heir is a Damascene, Elie-</text:span></text:p>
          </text:list-item>
          <text:list-item>
            <text:p text:style-name="P361"><text:span text:style-name="CharStyle56"><text:tab/>zer?”] </text:span><text:span text:style-name="CharStyle23">And Abram said, “Thou hast not given me a child; yon slave born in my house will be</text:span></text:p>
          </text:list-item>
          <text:list-item>
            <text:p text:style-name="P362"><text:span text:style-name="CharStyle23"><text:tab/>heir to me!” Then said the Eter­nal to him, “He shall not be heir to you; a son of your own body</text:span></text:p>
          </text:list-item>
          <text:list-item>
            <text:p text:style-name="P509"><text:span text:style-name="CharStyle13"><text:tab/></text:span><text:span text:style-name="CharStyle38">shall be heir to you."</text:span><text:span text:style-name="CharStyle13"> [Then he took him outside and said, “Look up to the sky and num­ber the stars if you can”; adding, “such shall be the number of</text:span></text:p>
          </text:list-item>
          <text:list-item>
            <text:p text:style-name="P363"><text:span text:style-name="CharStyle25"><text:tab/>your descendants.”] </text:span><text:span text:style-name="CharStyle23">Abram be­lieved the Eternal, who counted</text:span></text:p>
          </text:list-item>
        </text:list>
        <text:p text:style-name="P27"><text:span text:style-name="CharStyle23">his trust as real religion, and </text:span><text:span text:style-name="CharStyle24">7 </text:span><text:span text:style-name="CharStyle23">said to him, “I am the Eternal who brought you from Chaldean Vr to give you possession of this land.” “Lord Eternal,” he said,</text:span><text:span text:style-name="CharStyle25"> 8 </text:span><text:span text:style-name="CharStyle23">“how can </text:span><text:span text:style-name="CharStyle24">1</text:span><text:span text:style-name="CharStyle23"> be sure I shall possess it?” So he said to him, “Take a </text:span><text:span text:style-name="CharStyle24">9 </text:span><text:span text:style-name="CharStyle23">three-year old heifer, a three- year old she-goat, a three-year old ram, a turtle-dove, and a young pigeon.” Taking all</text:span><text:span text:style-name="CharStyle25"> 10 </text:span><text:span text:style-name="CharStyle23">these, he cut them in two, and put each piece opposite the other. (He did not cut the birds in two.) When the birds of prey</text:span><text:span text:style-name="CharStyle25"> n </text:span><text:span text:style-name="CharStyle23">swooped on the carcases, Abram drove them of. Then, as the</text:span><text:span text:style-name="CharStyle25"> 12 </text:span><text:span text:style-name="CharStyle23">sun was going down, a trance came over Abram, a great hor­ror of a darkness came over him; and the Eternal said to li him, “Be sure of this: your de­scendants shall reside in a land that is not their own, in subjec­tion to people who will treat them harshly for four hundred years; but I will punish the na-</text:span><text:span text:style-name="CharStyle25"> 14 </text:span><text:span text:style-name="CharStyle23">tion that held them in slavery, and then they shall get away with ample possessions. (As for</text:span><text:span text:style-name="CharStyle25"> 15 </text:span><text:span text:style-name="CharStyle23">yourself, you shall join your fathers in peace, you shall be buried in a ripe old age.) In the</text:span><text:span text:style-name="CharStyle25"> 16 </text:span><text:span text:style-name="CharStyle23">fourth generation they shall come back here—for the guilt of the Amorites is not yet full.” When the sun went down, when</text:span><text:span text:style-name="CharStyle25"> 17 </text:span><text:span text:style-name="CharStyle23">it turned dark, there was a smok­ing furnace and a blazing torch that passed between the pieces!</text:span></text:p>
        <text:p text:style-name="P93"><text:span text:style-name="CharStyle23">That day the Eternal made a</text:span><text:span text:style-name="CharStyle25"> 18 </text:span><text:span text:style-name="CharStyle23">compact with Abram. “To your descendants,” he said, </text:span><text:span text:style-name="CharStyle24">“1</text:span><text:span text:style-name="CharStyle23"> am giv­ing this land, from the river of Egypt to the great Euphrates river</text:span><text:span text:style-name="CharStyle25">—</text:span><text:span text:style-name="CharStyle23">Kenites, Kenizzites, Kad- 19 monites, Hittites, Perizzites, Ti-</text:span><text:span text:style-name="CharStyle25"> 20 </text:span><text:span text:style-name="CharStyle23">tans, Amorites, Canaanites, Gir-</text:span><text:span text:style-name="CharStyle25"> 21 </text:span><text:span text:style-name="CharStyle23">gashites, and Jebusites!”</text:span></text:p>
        <text:p text:style-name="P113"><text:span text:style-name="CharStyle23">Abrams wife Sarai had</text:span><text:span text:style-name="CharStyle25"> "I /T </text:span><text:span text:style-name="CharStyle23">borne him no children;</text:span></text:p>
        <text:p text:style-name="P26"><text:span text:style-name="CharStyle23">but, as she had an Egyptian</text:span></text:p>
        <text:p text:style-name="P56"><text:span text:style-name="CharStyle25">a </text:span><text:span text:style-name="CharStyle23">maid called Hagar, Sarai said to Abram, “See, the Eternal has kept me from having children! Do go in to my maid; per­haps </text:span><text:span text:style-name="CharStyle24">1</text:span><text:span text:style-name="CharStyle23"> may get a family by means of her.” Abram obeyed</text:span></text:p>
        <text:list xml:id="list5227920978269312260" text:style-name="L24">
          <text:list-item>
            <text:p text:style-name="P496"><text:span text:style-name="CharStyle13"><text:tab/></text:span><text:span text:style-name="CharStyle38">Sarai.</text:span><text:span text:style-name="CharStyle13"> So, after Abram had been living ten years in the land of Canaan, his wife Sarai took her maid, Hagar the Egyptian, and gave her in marriage to</text:span></text:p>
          </text:list-item>
          <text:list-item>
            <text:p text:style-name="P336"><text:span text:style-name="CharStyle25"><text:tab/>Abram her husband. </text:span><text:span text:style-name="CharStyle23">When he went in to Hagar, she conceived; and as soon as she found that she had conceived, she looked</text:span></text:p>
          </text:list-item>
          <text:list-item>
            <text:p text:style-name="P336"><text:span text:style-name="CharStyle25"><text:tab/></text:span><text:span text:style-name="CharStyle23">down upon her mistress. Said Sarai to Abram, “May this wrong I suffer fall on you! I put my maid into your arms, and as soon as she found she had con­ceived, she looked down upon me! The Eternal punish you</text:span></text:p>
          </text:list-item>
          <text:list-item>
            <text:p text:style-name="P322"><text:span text:style-name="CharStyle25"><text:tab/></text:span><text:span text:style-name="CharStyle23">and avenge me!” “Your maid is in your power,” said Abram to Sarai, “do what you like with her.”</text:span></text:p>
          </text:list-item>
        </text:list>
        <text:p text:style-name="P26"><text:span text:style-name="CharStyle23">Sarai treated her harshly, and</text:span></text:p>
        <text:list xml:id="list184535936954979" text:continue-numbering="true" text:style-name="L24">
          <text:list-item>
            <text:p text:style-name="P322"><text:span text:style-name="CharStyle25"><text:tab/></text:span><text:span text:style-name="CharStyle23">she ran away. When the angel of the Eternal came upon her be­side a spring in the desert, at the</text:span></text:p>
          </text:list-item>
          <text:list-item>
            <text:p text:style-name="P322"><text:span text:style-name="CharStyle25"><text:tab/></text:span><text:span text:style-name="CharStyle23">spring on the road to Shur, he said to her, “Hagar, Sarai’s maid, where have you come from, and where are you going?” She answered, “I am running away from Sarai, my mistress.”</text:span></text:p>
          </text:list-item>
          <text:list-item>
            <text:p text:style-name="P322"><text:span text:style-name="CharStyle25"><text:tab/></text:span><text:span text:style-name="CharStyle23">“Go back to your mistress,” said the angel of the Eternal, “sub-</text:span></text:p>
          </text:list-item>
        </text:list>
        <text:p text:style-name="P57"><text:span text:style-name="CharStyle25">io<text:tab/></text:span><text:span text:style-name="CharStyle23">mit to her.” And the angel of the Eternal added., “I will mul­tiply your descendants till their number cannot be counted, so</text:span></text:p>
        <text:p text:style-name="P56"><text:span text:style-name="CharStyle25">n </text:span><text:span text:style-name="CharStyle23">many shall they be. You are with child,” said the angel of the Eternal, “you shall bear a son and call him Ishmael (God- hear)—for the Eternal has heard of your ill-treatment.</text:span></text:p>
        <text:p text:style-name="P142"><text:span text:style-name="CharStyle34">12 </text:span><text:span text:style-name="CharStyle28">He shall be a wild-ass of a man,<text:line-break/>his hand against everyone,</text:span></text:p>
        <text:p text:style-name="P132"><text:span text:style-name="CharStyle28">and everyone’s hand against him,</text:span></text:p>
        <text:p text:style-name="P79"><text:span text:style-name="CharStyle28">defying all his kinsmen."</text:span></text:p>
        <text:p text:style-name="P27"><text:span text:style-name="CharStyle23">So she named the Eternal who</text:span><text:span text:style-name="CharStyle25"> 13 </text:span><text:span text:style-name="CharStyle23">had spoken to her, “God Seen.” “Even here in the desert," she said to herself, “have l seen God, and lived after my vision?” Hence the well was called Beer- </text:span><text:span text:style-name="CharStyle57">ia </text:span><text:span text:style-name="CharStyle23">lahai-roi (well of life and vision); it is between Kadesh and Bered. </text:span><text:span text:style-name="CharStyle25">Hagar bore a son to Abram, 15 and Abram called his son, born of Hagar, by the name of Ish­mael. Abram was eighty-six, 16 when Hagar bore Ishmael to him.</text:span></text:p>
        <text:p text:style-name="P66"><text:span text:style-name="CharStyle13">When Abram was nine- -| </text:span><text:span text:style-name="CharStyle38">i-t </text:span><text:span text:style-name="CharStyle13">ty-nine, the Eternal ap- </text:span><text:span text:style-name="CharStyle38">• </text:span><text:span text:style-name="CharStyle13">peared to Abram and said, “I am God Almighty; live ever mindful of my presence, and so be blameless; I will make my 2 compact with you and multiply your descendants greatly.” Abram fell on his face; and God 3 continued, “As for me, my com- 4 pact is made with you, and you shall be the father of many a nation; no longer shall your 5 name be Abram, but Abraham (Many-father), for I have ap­pointed you to be the father of many a nation; I will make you 6 most fruitful, I will make na­tions out of you, and kings shall spring from you. And I will 7 ratify my compact for all time, between me and yourself and your descendants from genera­tion to generation, engaging to be a God to you and to your de­scendants after you. Also, I 8 will give you and your descend­ants after you the land where you are residing, the whole of the land of Canaan, as a pos­session for all time; and I will be their God.” God said to 9 Abraham, “As for you, you must keep my compact, you</text:span></text:p>
        <text:p text:style-name="P105"><text:span text:style-name="CharStyle13">and your descendants after you from generation to generation.</text:span></text:p>
        <text:p text:style-name="P55"><text:span text:style-name="CharStyle13">io<text:tab/>The compact which you are to keep, the compact between me and yourself and your descend­ants after you, is this: every male among you is to be cir-</text:span></text:p>
        <text:p text:style-name="P53"><text:span text:style-name="CharStyle13">n cumcised. You are to be cir­cumcised in the flesh of your foreskin; that is to mark the</text:span></text:p>
        <text:list xml:id="list184339096764357" text:style-name="L18">
          <text:list-item>
            <text:p text:style-name="P463"><text:span text:style-name="CharStyle13"><text:tab/>compact between us. Every male </text:span><text:soft-page-break/><text:span text:style-name="CharStyle13">among you, from genera­tion to generation, is to be cir­cumcised when he is eight days old, with every slave, whether born in your household or</text:span></text:p>
          </text:list-item>
          <text:list-item>
            <text:p text:style-name="P463"><text:span text:style-name="CharStyle13"><text:tab/>bought from any foreigner—he who is bom in your household and he who is bought with your money must be circumcised; so shall my compact be cut in your flesh as a compact lasting</text:span></text:p>
          </text:list-item>
          <text:list-item>
            <text:p text:style-name="P467"><text:span text:style-name="CharStyle13"><text:tab/>for all time. Any uncircumcised male, who is not circumcised in the flesh of his foreskin, he shall be outlawed from his kinsfolk; he has broken my compact.”</text:span></text:p>
          </text:list-item>
          <text:list-item>
            <text:p text:style-name="P497"><text:span text:style-name="CharStyle13"><text:tab/>And God said to Abraham, “As for your wife Sarai, you are not to call her Sarai but Sarah</text:span></text:p>
          </text:list-item>
          <text:list-item>
            <text:p text:style-name="P492"><text:span text:style-name="CharStyle13"><text:tab/>(princess). I will bless her, and give you a son from her; I will bless her and make nations of her—kings of peoples shall</text:span></text:p>
          </text:list-item>
          <text:list-item>
            <text:p text:style-name="P492"><text:span text:style-name="CharStyle13"><text:tab/>come from her.” Abraham fell on his face; he laughed, saying to himself, “Shall a man who is a hundred become a father? Sarah is ninety now, and shall</text:span></text:p>
          </text:list-item>
          <text:list-item>
            <text:p text:style-name="P492"><text:span text:style-name="CharStyle13"><text:tab/>she become a mother?” Then said Abraham to God, “Oh that Ishmael might be under thy</text:span></text:p>
          </text:list-item>
          <text:list-item>
            <text:p text:style-name="P498"><text:span text:style-name="CharStyle13"><text:s/>care!” But God said, “Nay, Sarah your wife shall indeed bear you a son; you must call him Isaac (Laughter), and I will ratify my compact with him to be a compact for all time with his descendants after</text:span></text:p>
          </text:list-item>
          <text:list-item>
            <text:p text:style-name="P479"><text:span text:style-name="CharStyle13"><text:tab/>him. As for Ishmael, I have heard what you say; I have a</text:span></text:p>
          </text:list-item>
        </text:list>
        <text:p text:style-name="P19"><text:span text:style-name="CharStyle13">blessing for him, I will make him fruitful and multiply his race greatly; twelve princes shall be born of him, and I will make him a great nation. Nev- 21 ertheless I will ratify my com­pact with Isaac, whom Sarah will bear to you when the time comes round next year.”</text:span></text:p>
        <text:p text:style-name="P66"><text:span text:style-name="CharStyle13">Then God ceased talking to 22 him, and leaving Abraham went up to heaven. That very day 23 Abraham took Ishmael his son, and every male in his household, both the slaves born in his household and those bought with his money, and circum­cised the flesh of their foreskins, as God had told him. Abraham 24 was ninety-nine when he was circumcised in the flesh of his foreskin, and Ishmael his son 25 was thirteen when he was cir­cumcised in the flesh of his foreskin. That very day Abra- 26 ham was circumcised with Ish­mael his son, and all the men of 27 his household, the slaves born in his household and those bought from foreigners with his money, were circumcised along with him.</text:span></text:p>
        <text:p text:style-name="P70"><text:span text:style-name="CharStyle23">As he sat at the door of</text:span><text:span text:style-name="CharStyle25"> T O </text:span><text:span text:style-name="CharStyle23">his tent at noon, the Eter-</text:span><text:span text:style-name="CharStyle25"> AO </text:span><text:span text:style-name="CharStyle23">nal appeared io him beside the Mamre-oaks. He raised his eyes,</text:span><text:span text:style-name="CharStyle25"> 2 </text:span><text:span text:style-name="CharStyle23">and there stood three men be­fore him! When he saw them, he ran from the door of the tent to welcome them, and bowed to the ground, saying, "Pray, sirs, if I</text:span><text:span text:style-name="CharStyle25"> </text:span><text:span text:style-name="CharStyle26">3 </text:span><text:span text:style-name="CharStyle23">have found favour with you, do not pass by your servant; since </text:span><text:span text:style-name="CharStyle24">4 </text:span><text:span text:style-name="CharStyle23">you have come to your humble servant, have a little water</text:span><text:span text:style-name="CharStyle25"> ' </text:span><text:span text:style-name="CharStyle23">brought to wash your feet; then lie down under the tree till I</text:span><text:span text:style-name="CharStyle25"> 5 </text:span><text:span text:style-name="CharStyle23">fetch a bite of food, to refresh you; after that you can go on "Do as you propose,” they said.</text:span></text:p>
        <text:p text:style-name="P27"><text:span text:style-name="CharStyle23">So Abraham hurried inside the</text:span><text:span text:style-name="CharStyle25"> 6</text:span></text:p>
      </text:section>
      <text:section text:style-name="Sect4" text:name="Section7">
        <text:p text:style-name="P370"><text:span text:style-name="CharStyle23">tent and said to Sarah, “Quick, bring a bushel of meal, knead it</text:span></text:p>
        <text:list xml:id="list184340289143566" text:style-name="L23">
          <text:list-item>
            <text:p text:style-name="P337"><text:span text:style-name="CharStyle25"><text:tab/></text:span><text:span text:style-name="CharStyle23">and make some rolls.” Then Abraham ran to the herd and took a tender, plump calf, which he handed to his slave, who hur-</text:span></text:p>
          </text:list-item>
          <text:list-item>
            <text:p text:style-name="P337"><text:span text:style-name="CharStyle25"><text:tab/></text:span><text:span text:style-name="CharStyle23">ried to dress it. Taking curds and milk and the veal he had dressed, he placed them before the men, and stood beside them under the tree as they ate.</text:span></text:p>
          </text:list-item>
          <text:list-item>
            <text:p text:style-name="P323"><text:span text:style-name="CharStyle23"><text:tab/>Then they asked him, “Where is your wife Sarah?” “Inside the</text:span></text:p>
          </text:list-item>
        </text:list>
        <text:p text:style-name="P57"><text:span text:style-name="CharStyle25">io<text:tab/></text:span><text:span text:style-name="CharStyle23">tent there,” he said. “Well,” said the Eternal, “I will come back to you next spring, when your wife Sarah shall have a son.” Sarah was listening behind</text:span></text:p>
        <text:p text:style-name="P56"><text:span text:style-name="CharStyle25">n </text:span><text:span text:style-name="CharStyle23">the tent-door. She and Abraham were old, well on in years, and the custom of women had ceased</text:span></text:p>
        <text:list xml:id="list2283895987643424406" text:style-name="L25">
          <text:list-item>
            <text:p text:style-name="P304"><text:span text:style-name="CharStyle25"><text:tab/></text:span><text:span text:style-name="CharStyle23">with Sarah. So Sarah laughed to herself. “Marriage-bliss for a worn old creature like me, with</text:span></text:p>
          </text:list-item>
          <text:list-item>
            <text:p text:style-name="P304"><text:span text:style-name="CharStyle25"><text:tab/></text:span><text:span text:style-name="CharStyle23">an old husband!" The Eternal said to Abraham, “Why did Sarah laugh and ask, ‘Is an old woman like me really going to</text:span></text:p>
          </text:list-item>
          <text:list-item>
            <text:p text:style-name="P316"><text:span text:style-name="CharStyle25"><text:tab/></text:span><text:span text:style-name="CharStyle23">bear a child?’ Is anything too hard for the Eternal? Next spring I will return to you, when the time comes round and Sarah</text:span></text:p>
          </text:list-item>
          <text:list-item>
            <text:p text:style-name="P316"><text:span text:style-name="CharStyle25"><text:tab/></text:span><text:span text:style-name="CharStyle23">has a son.” Then Sarah denied it; she said, “I did not laugh</text:span><text:span text:style-name="CharStyle25">”— </text:span><text:span text:style-name="CharStyle23">for she was afraid. “Nay,” he said, “but you did laugh.”</text:span></text:p>
          </text:list-item>
          <text:list-item>
            <text:p text:style-name="P339"><text:span text:style-name="CharStyle25"><text:tab/></text:span><text:span text:style-name="CharStyle23">Then the men went away, gaz-</text:span></text:p>
          </text:list-item>
          <text:list-item>
            <text:p text:style-name="P304"><text:span text:style-name="CharStyle25"><text:tab/></text:span><text:span text:style-name="CharStyle23">ing towards Sodom. (Abraham went to escort them, and the Eternal thought, “Shall I hide from Abraham what </text:span><text:span text:style-name="CharStyle24">1</text:span><text:span text:style-name="CharStyle23"> am going</text:span></text:p>
          </text:list-item>
          <text:list-item>
            <text:p text:style-name="P304"><text:span text:style-name="CharStyle25"><text:tab/></text:span><text:span text:style-name="CharStyle23">to do, seeing that Abraham is to become a large and powerful na­tion, and that all nations of the world are to seek bliss like his?</text:span></text:p>
          </text:list-item>
          <text:list-item>
            <text:p text:style-name="P304"><text:span text:style-name="CharStyle23"><text:tab/>I have chosen him that he may charge his sons and his house­hold after him to follow the di­rections of the Eternal by doing what is good and right, so that the Eternal may fulfil for A bra-</text:span></text:p>
          </text:list-item>
        </text:list>
        <text:p text:style-name="P27"><text:span text:style-name="CharStyle23">ham what he has promised.”) Then said the Eternal, “Loud is</text:span><text:span text:style-name="CharStyle25"> 20 </text:span><text:span text:style-name="CharStyle23">the outcry against Sodom and Gomorrah, and their sin must be heavy indeed; we toiU go down</text:span><text:span text:style-name="CharStyle25"> 21 </text:span><text:span text:style-name="CharStyle23">and see if their deeds answer to the outcry that has reached us; we would find out whether it is so.”</text:span></text:p>
        <text:p text:style-name="P70"><text:span text:style-name="CharStyle23">So the men turned away to- 22 wards Sodom, while Abraham remained standing before the Eternal. Then Abraham went</text:span><text:span text:style-name="CharStyle25"> 23 </text:span><text:span text:style-name="CharStyle23">nearer and said, “Wilt thou really sweep away good and bad together? Suppose there are</text:span><text:span text:style-name="CharStyle25"> 24 </text:span><text:span text:style-name="CharStyle23">fifty good folk in the town; wilt thou really sweep away the place, and not forgive it for the sake of the fifty good folk in it? Far be it from thee to act like</text:span><text:span text:style-name="CharStyle25"> 25 </text:span><text:span text:style-name="CharStyle23">that, to slay good and bad to­gether, letting the good fare as the bad fare! Far be that from thee! Shall not the Judge of all the earth be just?” The Eter- 26 nal said, “If I can find fifty good folk in the town of Sodom, </text:span><text:span text:style-name="CharStyle24">1 </text:span><text:span text:style-name="CharStyle23">will forgive the whole place for their sake.” Then Abraham</text:span><text:span text:style-name="CharStyle25"> 27 </text:span><text:span text:style-name="CharStyle23">went on, “Here am I venturing to speak to the Lord, I who am mere dust and dross! Suppose</text:span><text:span text:style-name="CharStyle25"> 28 </text:span><text:span text:style-name="CharStyle23">five are wanting out of the fifty good folk, wilt thou sweep away the whole town for lack of five?”</text:span></text:p>
        <text:p text:style-name="P42"><text:span text:style-name="CharStyle23">He replied, “I will not sweep it away, if I can find forty-five in it.” Once more he asked him,</text:span><text:span text:style-name="CharStyle25"> 29 </text:span><text:span text:style-name="CharStyle23">“Perhaps forty may be found in it.” “I will spare it,” he said, “for the sake of the forty.” Then 30 he said, “Oh let not the Lord be angry, let me say one word: sup­pose thirty are found in it?” “I will spare it,” he answered, “if I can find thirty there.” And he</text:span><text:span text:style-name="CharStyle25"> 31 </text:span><text:span text:style-name="CharStyle23">said, “Here am I venturing to speak to the Lord: suppose there are twenty found in it?” “I will not sweep it away,” he replied,</text:span></text:p>
        <text:p text:style-name="P26"><draw:frame draw:style-name="fr4" draw:name="61" text:anchor-type="paragraph" svg:x="2.0992in" svg:y="1.3634in" svg:width="0.2598in" svg:height="0.0161in" draw:z-index="2"><draw:image xlink:href="Pictures/10000000000000270000001CF8FD09DD.jpg" xlink:type="simple" xlink:show="embed" xlink:actuate="onLoad"/><draw:contour-polygon svg:width="0.2598in" svg:height="0.1831in" svg:viewBox="0 0 660 465" draw:points="0,0 660,0 660,465 0,465" draw:recreate-on-edit="true"/></draw:frame><text:span text:style-name="CharStyle23">“for the sake of the twenty”</text:span></text:p>
        <text:list xml:id="list184339931045972" text:style-name="L2">
          <text:list-item>
            <text:p text:style-name="P413"><text:span text:style-name="CharStyle25"><text:tab/></text:span><text:span text:style-name="CharStyle23">Then he said, “Oh let not the Lord be angry, let me say one word more: suppose ten are to be found in it?” </text:span><text:span text:style-name="CharStyle24">“1</text:span><text:span text:style-name="CharStyle23"> will not sweep it away,” he replied, "for the</text:span></text:p>
          </text:list-item>
          <text:list-item>
            <text:p text:style-name="P413"><text:span text:style-name="CharStyle25"><text:tab/></text:span><text:span text:style-name="CharStyle23">sake of the ten.” The Eternal went away, as soon as he ceased talking to Abraham, and Abra­ham went home.</text:span></text:p>
          </text:list-item>
        </text:list>
        <text:p text:style-name="P26"><text:span text:style-name="CharStyle23">In the evening two of the angels reached Sodom. Lot was sitting at the gateway of Sodom, and when Lot saw them he rose to welcome them, bow-</text:span></text:p>
        <text:list xml:id="list1068593866706160242" text:style-name="L26">
          <text:list-item>
            <text:p text:style-name="P414"><text:span text:style-name="CharStyle23"><text:tab/>ing his face to the ground and saying, “Pray step aside, sirs, into the house of your servant to pass the night and wash your feet; you can rise early and go on your way.” “No,” they said, “we will stay in the open square</text:span></text:p>
          </text:list-item>
          <text:list-item>
            <text:p text:style-name="P414"><text:span text:style-name="CharStyle25"><text:tab/></text:span><text:span text:style-name="CharStyle23">all night.” However, as he pressed them, they turned with him and entered his house, where he made a feast for them, baking unleavened bread, of which they ate.</text:span></text:p>
          </text:list-item>
          <text:list-item>
            <text:p text:style-name="P414"><text:span text:style-name="CharStyle23"><text:tab/>They had not lain down to rest before all the townsmen, the inhabitants of Sodom, beset the house, young and old from every</text:span></text:p>
          </text:list-item>
          <text:list-item>
            <text:p text:style-name="P414"><text:span text:style-name="CharStyle25"><text:tab/></text:span><text:span text:style-name="CharStyle23">quarter, shouting to Lot, “Where are the men who came to visit you to-night? Bring them out to us that we may rape them.”</text:span></text:p>
          </text:list-item>
          <text:list-item>
            <text:p text:style-name="P417"><text:span text:style-name="CharStyle25"><text:tab/></text:span><text:span text:style-name="CharStyle23">Lot went out to them and shut</text:span></text:p>
          </text:list-item>
          <text:list-item>
            <text:p text:style-name="P417"><text:span text:style-name="CharStyle25"><text:tab/></text:span><text:span text:style-name="CharStyle23">the door behind him. “Pray, friends,” he said, “be not so</text:span></text:p>
          </text:list-item>
          <text:list-item>
            <text:p text:style-name="P417"><text:span text:style-name="CharStyle25"><text:tab/></text:span><text:span text:style-name="CharStyle23">wicked. See, I have two daugh­ters, virgins; let me bring them out, and you can do as you please with them, but pray let these men alone—they have shel-</text:span></text:p>
          </text:list-item>
          <text:list-item>
            <text:p text:style-name="P428"><text:span text:style-name="CharStyle25"><text:tab/></text:span><text:span text:style-name="CharStyle23">tered under my roof!” “Out of the way!” said the crowd. “The fellow settled among us as a stranger, and he would lay down the law for us!” “We’ll treat you worse than them!” So they mobbed Lot and were on the</text:span></text:p>
          </text:list-item>
        </text:list>
        <text:p text:style-name="P28"><text:span text:style-name="CharStyle23">point of breaking into the house, when the men put out their</text:span><text:span text:style-name="CharStyle25"> 10 </text:span><text:span text:style-name="CharStyle23">hands, pulled Lot inside, and closed the door. Then they</text:span><text:span text:style-name="CharStyle25"> H </text:span><text:span text:style-name="CharStyle23">plagued the townsfolk at the door with blindness, young and old alike, till they tired them­selves out with groping for the door. The men said to Lot, “If</text:span><text:span text:style-name="CharStyle25"> 12 </text:span><text:span text:style-name="CharStyle23">you have anyone else in the place, sons-in-law, daughters, anyone belonging to you in the town, get them away, for we in-</text:span><text:span text:style-name="CharStyle25"> 13 </text:span><text:span text:style-name="CharStyle23">tend to sweep this place to ruin. The outcry against it has be­come loud before the Eternal, and the Eternal has sent us to sweep it away.” So Lot went</text:span><text:span text:style-name="CharStyle25"> 14 </text:span><text:span text:style-name="CharStyle23">out and told his sons-in-law, the men who were to marry his daughters. “TJp and away,” he said, “for the Eternal is about to sweep the town to ruin.” However, his sons-in-law thought he was merely jesting.</text:span></text:p>
        <text:p text:style-name="P96"><text:span text:style-name="CharStyle23">When dawn appeared, the an-</text:span><text:span text:style-name="CharStyle25"> 15 </text:span><text:span text:style-name="CharStyle23">gels urged Lot. “Be off with your wife and your daughters who are beside you,” they urged, “lest you are swept away when the town is punished.”</text:span></text:p>
        <text:p text:style-name="P42"><text:span text:style-name="CharStyle23">He hesitated. But the men</text:span><text:span text:style-name="CharStyle25"> 16 </text:span><text:span text:style-name="CharStyle23">seized him and his wife and his two daughters by the hand; thanks to the Eternal’s pity for him, they got him away and left him outside the town. When</text:span><text:span text:style-name="CharStyle25"> 1</text:span><text:span text:style-name="CharStyle26">7 </text:span><text:span text:style-name="CharStyle23">they had got the party outside, one of them said to him, "Now, fly for your life; never look be­hind you, stay nowhere on the basin of the plain, but fly to the hills, lest you are swept away.” “Oh no, sir!” said Lot, “now that</text:span><text:span text:style-name="CharStyle25"> 18 </text:span><text:span text:style-name="CharStyle23">your servant has found favour</text:span><text:span text:style-name="CharStyle25"> 19 </text:span><text:span text:style-name="CharStyle23">with you, and you have shown me great mercy in saving my life, since I cannot make my es­cape to yonder hills, for fear that the disaster overtakes me and kills me—pray now, yonder</text:span><text:span text:style-name="CharStyle25"> 20</text:span></text:p>
        <text:p text:style-name="P111"><text:span text:style-name="CharStyle23">town is near enough for my flight. It is small, oh, let me es­cape to it (is it not small?) and</text:span></text:p>
        <text:p text:style-name="P56"><text:span text:style-name="CharStyle23">ai so preserve my life!” He re­plied, “I grant this request of yours also, I will not sweep away the town of which you speak.</text:span></text:p>
        <text:p text:style-name="P56"><text:span text:style-name="CharStyle24">32</text:span><text:span text:style-name="CharStyle23"> Make haste and escape to it, for I can do nothing till you reach it.” (Hence the name of the town was called Zoar, or Small.)</text:span></text:p>
        <text:list xml:id="list184339257143041" text:style-name="L11">
          <text:list-item>
            <text:p text:style-name="P340"><text:span text:style-name="CharStyle23"><text:tab/>The sun had risen on the earth</text:span></text:p>
          </text:list-item>
          <text:list-item>
            <text:p text:style-name="P265"><text:span text:style-name="CharStyle25"><text:tab/></text:span><text:span text:style-name="CharStyle23">when Lot reached Zoar, and then the Eternal rained sulphur and fire from heaven on Sodom and</text:span></text:p>
          </text:list-item>
          <text:list-item>
            <text:p text:style-name="P265"><text:span text:style-name="CharStyle23"><text:tab/>Gomorrah, sweeping away these towns and all the Jordan basin, with all the inhabitants of the towns and whatever grew on the</text:span></text:p>
          </text:list-item>
          <text:list-item>
            <text:p text:style-name="P265"><text:span text:style-name="CharStyle25"><text:tab/></text:span><text:span text:style-name="CharStyle23">ground. (But Lot’s wife looked back, and became a pillar of</text:span></text:p>
          </text:list-item>
          <text:list-item>
            <text:p text:style-name="P265"><text:span text:style-name="CharStyle25"><text:tab/></text:span><text:span text:style-name="CharStyle23">salt.) In the morning when Ab­raham rose and went to the spot where he had stood before the</text:span></text:p>
          </text:list-item>
          <text:list-item>
            <text:p text:style-name="P265"><text:span text:style-name="CharStyle25"><text:tab/></text:span><text:span text:style-name="CharStyle23">Eternal, he looked in the direc­tion of Sodom and Gomorrah, and there was steam rising from the land like vapour from a fur-</text:span></text:p>
          </text:list-item>
          <text:list-item>
            <text:p text:style-name="P480"><text:span text:style-name="CharStyle38"><text:tab/>nace!</text:span><text:span text:style-name="CharStyle13"> So it was that when God destroyed the towns in the Jor­dan basin, God remembered Abraham and sent Lot away from the overthrow of the towns in one of which Lot resided.</text:span></text:p>
          </text:list-item>
          <text:list-item>
            <text:p text:style-name="P340"><text:span text:style-name="CharStyle25"><text:tab/></text:span><text:span text:style-name="CharStyle23">Lot went up from Zoar and stayed in the hills, accompanied by his two daughters—for he was afraid to stay in Zoar; so he lived with his two daughters in a</text:span></text:p>
          </text:list-item>
          <text:list-item>
            <text:p text:style-name="P278"><text:span text:style-name="CharStyle25"><text:tab/></text:span><text:span text:style-name="CharStyle23">cave. The elder said to the younger, “Our father is an old man, and there is not a man on earth left to marry us in the</text:span></text:p>
          </text:list-item>
          <text:list-item>
            <text:p text:style-name="P278"><text:span text:style-name="CharStyle25"><text:tab/></text:span><text:span text:style-name="CharStyle23">usual way. Come, let us make our father drunk, and we will lie with him, so as to preserve our</text:span></text:p>
          </text:list-item>
          <text:list-item>
            <text:p text:style-name="P278"><text:span text:style-name="CharStyle25"><text:tab/></text:span><text:span text:style-name="CharStyle23">race through our father.” So that night they made their fa­ther drunk; then the elder daughter went in and lay with her father, though he never</text:span></text:p>
          </text:list-item>
        </text:list>
        <text:p text:style-name="P27"><text:span text:style-name="CharStyle23">knew when she lay down or when she rose. In the morning</text:span><text:span text:style-name="CharStyle25"> </text:span><text:span text:style-name="CharStyle26">34 </text:span><text:span text:style-name="CharStyle23">the elder daughter said to the younger, “I lay with my father last night; let us make him drunk again to-night; then you go in and lie with him, that we may preserve our race through our father.” So that night again</text:span><text:span text:style-name="CharStyle25"> </text:span><text:span text:style-name="CharStyle26">35 </text:span><text:span text:style-name="CharStyle23">they made their father drunk, and the younger daughter got up and lay with him, although he never knew when she lay down and when she rose. In this way</text:span><text:span text:style-name="CharStyle25"> 36 </text:span><text:span text:style-name="CharStyle23">both the daughters of Lot were with child by their father. The </text:span><text:span text:style-name="CharStyle24">37 </text:span><text:span text:style-name="CharStyle23">elder bore a son, whom she called Moab (From-father); he is the ancestor of the modern Moab­ites. The younger also bore a</text:span><text:span text:style-name="CharStyle25"> 38 </text:span><text:span text:style-name="CharStyle23">son, whom she called Benammi (Son-of-my-father’s-kin); he is the ancestor of the modern Am­monites.</text:span></text:p>
        <text:p text:style-name="P66"><text:span text:style-name="CharStyle13">[Abraham travelled onnA towards the Negeb, staying </text:span><text:span text:style-name="CharStyle58">JIAj </text:span><text:span text:style-name="CharStyle13">between Kadesh and Shur, and also stopping at Gerar. He 2 said that Lis wife Sarah was his sister, and so Abimelek the king of Gerar sent and took Sarah. But God came to Abimelek in 3 a dream by night, saying, “You are a dead man; for this woman whom you have taken is a married woman.” Now Abim- 4 elek had not touched her. So he said, “Lord, wilt thou slay innocent folk? Did he not tell 5 me himself, ‘She is my sister,’ and she herself said, ‘He is my brother’? I did it in all sim­plicity and innocence.” Then 6 God said to him in the dream,</text:span></text:p>
        <text:p text:style-name="P19"><text:span text:style-name="CharStyle13">“I know you did it in all sim­plicity; it was I who kept you from committing a sin against me; for I would not let you touch her. But now restore the 7 man’s wife—for he is a prophet and he will intercede for you,</text:span></text:p>
        <text:p text:style-name="P147"><text:span text:style-name="CharStyle13">so that you may recover. If you do not restore her at once, know this, you shall die, you and all yours.”</text:span></text:p>
        <text:list xml:id="list5663826508670438280" text:style-name="L27">
          <text:list-item>
            <text:p text:style-name="P530"><text:span text:style-name="CharStyle13"><text:tab/>Next morning Abimelek rose, summoned all his officials, and told them every tiling. On hearing</text:span></text:p>
          </text:list-item>
          <text:list-item>
            <text:p text:style-name="P531"><text:span text:style-name="CharStyle13"><text:tab/>it, the men were terrified. Then Abimelek summoned Abraham and </text:span><text:soft-page-break/><text:span text:style-name="CharStyle13">said to him, “What have I done to you? How have I sinned against you, that you should in­volve me and my realm in a great sin? You have done to me what ought never to be</text:span></text:p>
          </text:list-item>
          <text:list-item>
            <text:p text:style-name="P533"><text:span text:style-name="CharStyle13"><text:tab/>done.” Abimelek added, “What</text:span></text:p>
          </text:list-item>
          <text:list-item>
            <text:p text:style-name="P533"><text:span text:style-name="CharStyle13"><text:tab/>possessed you to do this?” “Be­cause,” said Abraham, “I thought there was no religion here, and the people would kill me for the sake of my wife.</text:span></text:p>
          </text:list-item>
          <text:list-item>
            <text:p text:style-name="P536"><text:span text:style-name="CharStyle13"><text:tab/>Besides, she really is my sister, a daughter to my father; only, she was not the daughter of my mother, and so she became my</text:span></text:p>
          </text:list-item>
          <text:list-item>
            <text:p text:style-name="P536"><text:span text:style-name="CharStyle13"><text:tab/>wife. And when God sent me wandering from my father’s house, I said to her, ‘You must do me this kindness; wherever we go, say that I am your brother.’ ”</text:span></text:p>
          </text:list-item>
          <text:list-item>
            <text:p text:style-name="P536"><text:span text:style-name="CharStyle13"><text:tab/>Then Abimelek made a pres­ent of sheep, oxen, and slaves, male and female, to Abraham and restored his wife Sarah</text:span></text:p>
          </text:list-item>
          <text:list-item>
            <text:p text:style-name="P536"><text:span text:style-name="CharStyle13"><text:tab/>to him. “There lies my land be­fore you,” said Abimelek; “reside</text:span></text:p>
          </text:list-item>
          <text:list-item>
            <text:p text:style-name="P536"><text:span text:style-name="CharStyle13"><text:tab/>wherever you please.” He said to Sarah, “Look, I have given your brother a hundred and forty pounds in silver as compensa­tion for all that has happened to you; in the eyes of all men</text:span></text:p>
          </text:list-item>
          <text:list-item>
            <text:p text:style-name="P536"><text:span text:style-name="CharStyle13"><text:tab/>your honour is cleared.” Then Abraham prayed to God, and God cured Abimelek and his wife and his concubines, so that</text:span></text:p>
          </text:list-item>
          <text:list-item>
            <text:p text:style-name="P536"><text:span text:style-name="CharStyle13"><text:tab/>they now bore children (for the Eternal had entirely closed the wombs of all in Abimelek’s household, on account of Sarah, Abraham’s wife.)]</text:span></text:p>
          </text:list-item>
        </text:list>
        <text:p text:style-name="P69"><text:span text:style-name="CharStyle38">Now the Eternal dealt</text:span><text:span text:style-name="CharStyle13"> Q </text:span><text:span text:style-name="CharStyle46">~1 </text:span><text:span text:style-name="CharStyle38">with Sarah as he had said,</text:span><text:span text:style-name="CharStyle13"> " the Eternal did for Sarah what he had promised, </text:span><text:span text:style-name="CharStyle38">and Sarah con</text:span><text:span text:style-name="CharStyle13">- 2 </text:span><text:span text:style-name="CharStyle38">ceived; she bore a son for Abra­ham’s old age,</text:span><text:span text:style-name="CharStyle13"> when the time came round of which God had told him. Abraham called the </text:span><text:span text:style-name="CharStyle21">3 </text:span><text:span text:style-name="CharStyle13">son born to him by Sarah, Isaac, and when Isaac was eight days </text:span><text:span text:style-name="CharStyle21">4 </text:span><text:span text:style-name="CharStyle13">old, Abraham circumcised his son, as God had ordered him. Abraham was a hundred years </text:span><text:span text:style-name="CharStyle21">5 </text:span><text:span text:style-name="CharStyle13">old when his son Isaac was born.</text:span></text:p>
        <text:p text:style-name="P21"><text:span text:style-name="CharStyle13">[So Sarah said, “God has pre- </text:span><text:span text:style-name="CharStyle21">6 </text:span><text:span text:style-name="CharStyle13">pared laughter for me”; she said, </text:span><text:span text:style-name="CharStyle21">7</text:span></text:p>
        <text:p text:style-name="P129"><text:span text:style-name="CharStyle55">“Think of anyone telling Abra­ham,</text:span></text:p>
        <text:p text:style-name="P81"><text:span text:style-name="CharStyle55">‘Sarah is suckling </text:span><text:span text:style-name="CharStyle59">a </text:span><text:span text:style-name="CharStyle55">child’!</text:span></text:p>
        <text:p text:style-name="P129"><text:span text:style-name="CharStyle55">I have borne him a son for his old age,</text:span></text:p>
        <text:p text:style-name="P129"><text:span text:style-name="CharStyle55">and all who hear it will laugh 6 over me!”</text:span></text:p>
        <text:p text:style-name="P68"><text:span text:style-name="CharStyle13">When the child grew up and </text:span><text:span text:style-name="CharStyle21">8 </text:span><text:span text:style-name="CharStyle13">was weaned, Abraham held a great feast on the day of his weaning. But Sarah noticed the 9 son of Hagar the Egyptian, whom she had borne to Abra­ham, playing along with her son Isaac; so she told Abraham, 10 “Put away that slave-girl and her boy; the son of that slave- girl is not to be heir along with my son, with Isaac.” Now 11 Abraham resented this keenly, on account of his boy. But 12 God said to Abraham, “Do not resent it on account of the lad and your slave-girl; listen to Sarah’s bidding, for it is through Isaac that your name shall be carried on. I will make another na- 13 tion out of the son of your slave- girl, because he is your child.”</text:span></text:p>
        <text:p text:style-name="P68"><text:span text:style-name="CharStyle13">Next morning Abraham rose 14 and gave Hagar some food and a waterskin; he put the boy upon her shoulder and sent her off. She went away and wandered in the desert of Beersheba; and 15</text:span></text:p>
        <text:p text:style-name="P105"><text:span text:style-name="CharStyle13">when the water in the skin was done, she threw the child under</text:span></text:p>
        <text:list xml:id="list184339097115185" text:style-name="L20">
          <text:list-item>
            <text:p text:style-name="P487"><text:span text:style-name="CharStyle13"><text:tab/>a bush, and sat down about a bowshot from him, saying to herself, “I cannot bear to see the</text:span></text:p>
          </text:list-item>
          <text:list-item>
            <text:p text:style-name="P487"><text:span text:style-name="CharStyle13"><text:tab/>child dying.” But, as she sat opposite him, the boy wept aloud, and God heard his cry; then the angel of God called from heaven to Hagar, “Hagar, what is the matter with you? Fear not, for God has heard the cry of the boy where he is lying.</text:span></text:p>
          </text:list-item>
          <text:list-item>
            <text:p text:style-name="P493"><text:span text:style-name="CharStyle13"><text:tab/>Come, lift the boy and hold him, for I will make him a great na-</text:span></text:p>
          </text:list-item>
          <text:list-item>
            <text:p text:style-name="P464"><text:span text:style-name="CharStyle13"><text:tab/>tion.” And God opened her eyes; </text:span><text:soft-page-break/><text:span text:style-name="CharStyle13">she saw a well of water. Then she went and filled the skin with water, and gave the boy a</text:span></text:p>
          </text:list-item>
          <text:list-item>
            <text:p text:style-name="P481"><text:span text:style-name="CharStyle13"><text:tab/>drink. God was with him; he grew up to be an archer in the</text:span></text:p>
          </text:list-item>
          <text:list-item>
            <text:p text:style-name="P481"><text:span text:style-name="CharStyle13"><text:tab/>desert, living in the desert of Paran, and his mother got a wife for him from the land of Egypt.]</text:span></text:p>
          </text:list-item>
          <text:list-item>
            <text:p text:style-name="P499"><text:span text:style-name="CharStyle13"><text:tab/>[Now at that time Abimelek and Phicol his general said to Abraham, “God is with you in</text:span></text:p>
          </text:list-item>
          <text:list-item>
            <text:p text:style-name="P468"><text:span text:style-name="CharStyle13"><text:tab/>all that you do! Come now, swear here to me by God that you will not be false to me nor to my son nor to my descend­ants, but that, as I have treated you kindly, so you will treat me and the land where</text:span></text:p>
          </text:list-item>
          <text:list-item>
            <text:p text:style-name="P473"><text:span text:style-name="CharStyle13"><text:tab/>you are living.” “I will swear</text:span></text:p>
          </text:list-item>
        </text:list>
        <text:list xml:id="list184339837714602" text:style-name="L9">
          <text:list-item>
            <text:p text:style-name="P469"><text:span text:style-name="CharStyle13"><text:tab/>it,” said Abraham; so Abraham gave a present of sheep and oxen to Abimelek, and the two men</text:span></text:p>
          </text:list-item>
        </text:list>
        <text:p text:style-name="P53"><text:span text:style-name="CharStyle13">31 made a compact. Hence the spot was called Beersheba (Oath-well) because the two men swore an oath there.]</text:span></text:p>
        <text:list xml:id="list184340589375406" text:style-name="L20">
          <text:list-item>
            <text:p text:style-name="P341"><text:span text:style-name="CharStyle25"><text:tab/></text:span><text:span text:style-name="CharStyle23">Whenever Abraham com­plained to Abimelek about some well of water which Abimelek’s</text:span></text:p>
          </text:list-item>
          <text:list-item>
            <text:p text:style-name="P266"><text:span text:style-name="CharStyle25"><text:tab/></text:span><text:span text:style-name="CharStyle23">slaves had seized, Abimelek would reply, “I do not know who did this; you never told me about it; I never heard of it till</text:span></text:p>
          </text:list-item>
        </text:list>
        <text:list xml:id="list184339657513467" text:style-name="L9">
          <text:list-item>
            <text:p text:style-name="P276"><text:span text:style-name="CharStyle25"><text:tab/></text:span><text:span text:style-name="CharStyle23">to-day.” Then Abraham set</text:span></text:p>
          </text:list-item>
        </text:list>
        <text:p text:style-name="P27"><text:span text:style-name="CharStyle23">apart seven ewe lambs 0} the flock. And when Abimelek</text:span><text:span text:style-name="CharStyle25"> 29 </text:span><text:span text:style-name="CharStyle23">asked Abraham,</text:span><text:span text:style-name="CharStyle25"> </text:span><text:span text:style-name="CharStyle23">“What are these seven ewe lambs that you have set apart?” he replied,</text:span><text:span text:style-name="CharStyle25"> 30 </text:span><text:span text:style-name="CharStyle23">“You will accept these seven ewe lambs from me, in token of the fact that it was </text:span><text:span text:style-name="CharStyle24">1</text:span><text:span text:style-name="CharStyle23"> who dug these wells.” So they made a 32 compact at Beersheba. Abim­elek and Phicol his general left to return to the Philistine coun­try, while Abraham planted a</text:span><text:span text:style-name="CharStyle25"> </text:span><text:span text:style-name="CharStyle26">33 </text:span><text:span text:style-name="CharStyle23">tamarisk at Beersheba and there worshipped the Eternal, the everlasting God. For many a</text:span><text:span text:style-name="CharStyle25"> </text:span><text:span text:style-name="CharStyle26">34 </text:span><text:span text:style-name="CharStyle23">day Abraham lived in the Philis­tine country.</text:span></text:p>
        <text:p text:style-name="P97"><text:span text:style-name="CharStyle13">[After this God put </text:span><text:span text:style-name="CharStyle38">eyey </text:span><text:span text:style-name="CharStyle13">Abraham to the test. “Abraham,” he said, and Abra­ham answered, “Here I am.” And he said, “Take your son, 2 your only son, the son you love, take Isaac and go to the district of Moriah; there offer him in sacrifice on one of the hills which I will name to you.” Next 3 morning Abraham rose and sad­dled his ass, taking with him two of his servants and his son Isaac; he cut wood for burning the sacrifice, and started for the spot of which God had told him.</text:span></text:p>
        <text:p text:style-name="P19"><text:span text:style-name="CharStyle13">On the third day Abraham 4 looked up and saw the spot at a distance. Then Abraham said </text:span><text:span text:style-name="CharStyle21">5 </text:span><text:span text:style-name="CharStyle13">to his servants, “You stay here with the ass; the lad and I are going yonder to worship, and then we will come back to you.”</text:span></text:p>
        <text:p text:style-name="P19"><text:span text:style-name="CharStyle13">So Abraham took the wood for 6 burning the sacrifice and laid it on his son Isaac, he himself carrying the fire and the knife. The two went off together. “My 7 father,” said Isaac to his father Abraham. “Yes, my boy,” he said. “Here are the fire and the wood,” said Isaac, “but where is the sheep for the sacrifice?”</text:span></text:p>
      </text:section>
      <text:section text:style-name="Sect4" text:name="Section8">
        <text:list xml:id="list8361844124501095622" text:style-name="L28">
          <text:list-item>
            <text:p text:style-name="P541"><text:span text:style-name="CharStyle13"><text:tab/>Abraham answered, “God will provide himself with a sheep for the sacrifice, my boy.” So the</text:span></text:p>
          </text:list-item>
          <text:list-item>
            <text:p text:style-name="P532"><text:span text:style-name="CharStyle13"><text:tab/>two went on together, and reached the spot of which God had told him. Here Abraham built the altar, arranged the wood, and, binding his son Isaac, laid him upon the wood</text:span></text:p>
          </text:list-item>
        </text:list>
        <text:p text:style-name="P63"><text:span text:style-name="CharStyle13">io<text:tab/>on the altar. Then Abraham put out his hand and lifted the knife to cut the throat of his</text:span></text:p>
        <text:p text:style-name="P65"><text:span text:style-name="CharStyle41">n son. But the angel of God called to him from heaven, “Abraham, Abraham!” He</text:span></text:p>
        <text:list xml:id="list3259949663119756386" text:style-name="L29">
          <text:list-item>
            <text:p text:style-name="P534"><text:span text:style-name="CharStyle13"><text:tab/>said, “Here I am.” The angel said, “Do not lay hands on the lad, do nothing to him; I now know that you revere God, since you have not grudged me</text:span></text:p>
          </text:list-item>
          <text:list-item>
            <text:p text:style-name="P534"><text:span text:style-name="CharStyle13"><text:tab/>your son, your only son.” Then looking up Abraham glanced round, and there was a ram caught in the brushwood by its horns! So Abraham took the ram and offered it as a sacrifice</text:span></text:p>
          </text:list-item>
          <text:list-item>
            <text:p text:style-name="P537"><text:span text:style-name="CharStyle13"><text:tab/>instead of his son; and Abraham called the spot Yahweh-yireh— as the saying goes, to this day, “God provides on the hill.”]</text:span></text:p>
          </text:list-item>
        </text:list>
        <text:list xml:id="list4066440873234523452" text:style-name="L30">
          <text:list-item>
            <text:p text:style-name="P539"><text:span text:style-name="CharStyle13"><text:tab/>[[Then the angel of the Eternal</text:span></text:p>
          </text:list-item>
        </text:list>
        <text:p text:style-name="P148"><text:span text:style-name="CharStyle13">called a second time to Abra-</text:span></text:p>
        <text:list xml:id="list2955026000049408691" text:style-name="L31">
          <text:list-item>
            <text:p text:style-name="P535"><text:span text:style-name="CharStyle13"><text:tab/>ham from heaven, saying, “I swear by myself, says the Eter­nal, since you have done this, since you have not grudged your</text:span></text:p>
          </text:list-item>
          <text:list-item>
            <text:p text:style-name="P535"><text:span text:style-name="CharStyle13"><text:tab/>son, your only son, that I will indeed bless you, I will indeed make your descendants as nu­merous as the stars in the sky and the sand on the sea-shore; your descendants shall conquer</text:span></text:p>
          </text:list-item>
          <text:list-item>
            <text:p text:style-name="P538"><text:span text:style-name="CharStyle13"><text:tab/>the seats of their foes, and all nations on earth shall seek bliss like theirs—and all because you</text:span></text:p>
          </text:list-item>
          <text:list-item>
            <text:p text:style-name="P538"><text:span text:style-name="CharStyle13"><text:tab/>have obeyed my word.”]] [So Abraham went back to his serv­ants, and they started together for Beersheba where Abraham lived.]</text:span></text:p>
          </text:list-item>
          <text:list-item>
            <text:p text:style-name="P420"><text:span text:style-name="CharStyle25"><text:tab/></text:span><text:span text:style-name="CharStyle23">After this Abraham was told</text:span></text:p>
          </text:list-item>
        </text:list>
        <text:p text:style-name="P27"><text:span text:style-name="CharStyle23">that Milkah had borne children to his brother Nahor, Uz the eld-</text:span><text:span text:style-name="CharStyle25"> 21 </text:span><text:span text:style-name="CharStyle23">est, Buz his brother, Kemuel (the ancestor of the Aramaeans), Kesed, Hazo, Pildash, Jidlaph,</text:span><text:span text:style-name="CharStyle25"> 22 </text:span><text:span text:style-name="CharStyle23">and Bethuel (the father of Re- bekah). These eight were borne</text:span><text:span text:style-name="CharStyle25"> 23 </text:span><text:span text:style-name="CharStyle23">by Milkah to Abraham's brother Nahor; his concubine, who was</text:span><text:span text:style-name="CharStyle25"> 24 </text:span><text:span text:style-name="CharStyle23">called. Reumah, also bore him Tebah, Gaham, Tahash, and Maakah.</text:span></text:p>
        <text:p text:style-name="P77"><text:span text:style-name="CharStyle13">Sarah lived a hundred </text:span><text:span text:style-name="CharStyle38">s\</text:span><text:span text:style-name="CharStyle13"> *&gt; and twenty-seven years; these were the years of Sarah's life. Sarah died at Kiriath-arba 2 (that is, Hebron) in the land of Canaan. After going indoors to wail and weep for Sarah, Abra- 3 ham rose from mourning beside his dead and said to the Hit- tites, “I am a foreigner, residing 4 among you; let me have a bury- ing-place among you, that I may bury my dead out of sight.” The 5 Hittites answered Abraham, “Pray listen to us, my lord; 6 you are a great prince among us, bury your dead in the choicest of our sepulchres; not a man of us would grudge you his sepulchre for burying your dead.” Abra- 7 ham rose and bowed to the Hit­tites, the natives of the land; he 8 addressed them, saying, “If it is your will that I should bury my dead out of sight, listen to me; speak for me to Ephron the son of Zohar, and ask him to give 9 me the cave at Makpelah that belongs to him, at the corner of his field; let him sell it to me in your presence for its full value, that I may have it as a burying- place.” Ephron was sitting iff among the Hittites. So Ephron the Hittite answered Abraham in presence of the Hittites, of all the citizens of his town. “No, my lord,” he said, “listen u to me; I give you the field, I</text:span></text:p>
        <text:p text:style-name="P511"><draw:frame draw:style-name="fr5" draw:name="62" text:anchor-type="paragraph" svg:x="2.0791in" svg:y="5.5764in" svg:width="0.2764in" svg:height="0.0161in" draw:z-index="3"><draw:image xlink:href="Pictures/100000000000002A0000001A916DD503.jpg" xlink:type="simple" xlink:show="embed" xlink:actuate="onLoad"/><draw:contour-polygon svg:width="0.2764in" svg:height="0.1693in" svg:viewBox="0 0 702 430" draw:points="0,0 702,0 702,430 0,430" draw:recreate-on-edit="true"/></draw:frame><text:span text:style-name="CharStyle13">give you the cave in the field; before the sons of my people I give it to you; bury your dead</text:span></text:p>
        <text:list xml:id="list2502680054122569695" text:style-name="L32">
          <text:list-item>
            <text:p text:style-name="P514"><text:span text:style-name="CharStyle13"><text:tab/>there.” Then Abraham bowed</text:span></text:p>
          </text:list-item>
          <text:list-item>
            <text:p text:style-name="P514"><text:span text:style-name="CharStyle13"><text:tab/>low before the natives, and said to Ephron in presence of the natives, “If only you would— ah, now, listen to me! I will pay for the field; take the money for it, and I will bury my dead</text:span></text:p>
          </text:list-item>
          <text:list-item>
            <text:p text:style-name="P519"><text:span text:style-name="CharStyle13"><text:tab/>there.” Ephron answered Abra-</text:span></text:p>
          </text:list-item>
        </text:list>
        <text:p text:style-name="P61"><text:span text:style-name="CharStyle13">i$ ham, “Pray listen to me, my</text:span></text:p>
        <text:p text:style-name="P114"><text:span text:style-name="CharStyle13">lord; a bit of land worth fifty pounds, what is a trifle like that between me and you? So bury</text:span></text:p>
        <text:list xml:id="list110584318664015689" text:style-name="L33">
          <text:list-item>
            <text:p text:style-name="P515"><text:span text:style-name="CharStyle13"><text:tab/>your dead.” Abraham listened to what Ephron said, and weighed out for Ephron the sum he had named in presence of the Hittites, fifty pounds in</text:span></text:p>
          </text:list-item>
          <text:list-item>
            <text:p text:style-name="P515"><text:span text:style-name="CharStyle13"><text:tab/>current silver ingots. Thus the field of Ephron at Makpelah, east of Mamre, the field, the cave in the field, and all the trees in the field and on its bor­ders, were conveyed over to</text:span></text:p>
          </text:list-item>
          <text:list-item>
            <text:p text:style-name="P515"><text:span text:style-name="CharStyle13"><text:tab/>Abraham as his property, in presence of the Hittites, before all the citizens of Ephron’s town.</text:span></text:p>
          </text:list-item>
          <text:list-item>
            <text:p text:style-name="P520"><text:span text:style-name="CharStyle13"><text:tab/>After that, Abraham buried his wife Sarah in the cave of the field at Makpelah, east of Mamre (that is, Hebron) in the</text:span></text:p>
          </text:list-item>
          <text:list-item>
            <text:p text:style-name="P521"><text:span text:style-name="CharStyle13"><text:tab/>land of Canaan; the field and the cave in it were conveyed over to Abraham as his own property and burying-place by the Hittites.</text:span></text:p>
          </text:list-item>
        </text:list>
        <text:list xml:id="list203106907060960150" text:style-name="L34">
          <text:list-item>
            <text:p text:style-name="P384"><text:span text:style-name="CharStyle25"><text:tab/></text:span><text:span text:style-name="CharStyle23">ey</text:span><text:span text:style-name="CharStyle25">,| </text:span><text:span text:style-name="CharStyle23">Now Abraham was old,</text:span></text:p>
          </text:list-item>
        </text:list>
        <text:p text:style-name="P127"><text:span text:style-name="CharStyle23">well advanced in years, the Eternal had 'prospered Abraham iy</text:span><text:span text:style-name="CharStyle25"> (“ </text:span><text:span text:style-name="CharStyle23">in every way, and to Isaac</text:span></text:p>
        <text:p text:style-name="P28"><text:span text:style-name="CharStyle25">5 </text:span><text:span text:style-name="CharStyle23">Abraham gave all his prop­erty. Then Abraham said to the oldest servant in his</text:span></text:p>
        <text:list xml:id="list184536047978125" text:continue-numbering="true" text:style-name="L34">
          <text:list-item>
            <text:p text:style-name="P385"><text:span text:style-name="CharStyle23"><text:tab/>household, the man who took charge of all that he had, “Pray, place your hand under my thigh,</text:span></text:p>
          </text:list-item>
          <text:list-item>
            <text:p text:style-name="P406"><text:span text:style-name="CharStyle25"><text:tab/></text:span><text:span text:style-name="CharStyle23">and </text:span><text:span text:style-name="CharStyle24">1</text:span><text:span text:style-name="CharStyle23"> will make you swear an oath by the Eternal, God of heaven and God of earth, that</text:span></text:p>
          </text:list-item>
        </text:list>
        <text:p text:style-name="P27"><text:span text:style-name="CharStyle23">you will never marry my son to a daughter of the Canaanites among whom </text:span><text:span text:style-name="CharStyle24">1</text:span><text:span text:style-name="CharStyle23"> am living; no,</text:span><text:span text:style-name="CharStyle25"> </text:span><text:span text:style-name="CharStyle26">4 </text:span><text:span text:style-name="CharStyle23">you must go to my own country and kindred, and choose a wife for my son Isaac.” “But,” said</text:span><text:span text:style-name="CharStyle25"> </text:span><text:span text:style-name="CharStyle26">5 </text:span><text:span text:style-name="CharStyle23">the servant, “suppose the woman is unwilling to follow me]to this land; am I to take your sbn back to the land from which you came?” Abraham said to him,</text:span><text:span text:style-name="CharStyle25"> 6 </text:span><text:span text:style-name="CharStyle23">“Beware of taking my son back! The Eternal, God of heaven and</text:span><text:span text:style-name="CharStyle25"> </text:span><text:span text:style-name="CharStyle26">7 </text:span><text:span text:style-name="CharStyle23">God of earth, who brought me away from my father’s house and from the land of my birth, who talked to me, who swore to me that he would give this land to my descendants, the Eternal will send his angel before you, and provide you with a wife for my son yonder. If the woman is</text:span><text:span text:style-name="CharStyle25"> 8 </text:span><text:span text:style-name="CharStyle23">unwilling to follow you, then you are free from this oath of mine. Only, you must never take my son back there.” Then </text:span><text:span text:style-name="CharStyle24">9 </text:span><text:span text:style-name="CharStyle23">the servant put his hand under the thigh of his master Abraham and swore as he was told to swear. He took ten of his mas-</text:span><text:span text:style-name="CharStyle25"> 10 </text:span><text:span text:style-name="CharStyle23">ter’s camels to carry a present from his master’s treasures, and started for Mesopotamia, for the town of Nahor.</text:span></text:p>
        <text:p text:style-name="P95"><text:span text:style-name="CharStyle23">Outside the town he made the</text:span><text:span text:style-name="CharStyle25"> 11 </text:span><text:span text:style-name="CharStyle23">camels kneel beside the well of water at the evening hour, when women come out to draw water.</text:span></text:p>
        <text:p text:style-name="P41"><text:span text:style-name="CharStyle24">“0</text:span><text:span text:style-name="CharStyle23"> Eternal,” he said, “God of</text:span><text:span text:style-name="CharStyle25"> 12 </text:span><text:span text:style-name="CharStyle23">my master Abraham, pray let me succeed to-day, pray be kind to my master Abraham. Here</text:span><text:span text:style-name="CharStyle25"> </text:span><text:span text:style-name="CharStyle26">7</text:span><text:span text:style-name="CharStyle25"> 13 </text:span><text:span text:style-name="CharStyle23">stand, beside the fountain! The daughters of the citizens are coming out to draw water. Now</text:span><text:span text:style-name="CharStyle25"> 14 </text:span><text:span text:style-name="CharStyle23">may the maiden to whom I say, ‘Pray lower your pitcher, that I may drink,’ the maiden who an­swers, ‘Drink, and let me give a drink to your camels also’—may she be the maiden thou hast al-</text:span></text:p>
        <text:p text:style-name="P116"><text:span text:style-name="CharStyle23">lotted to thy servant Isaac! So shall I know that thou hast been</text:span></text:p>
        <text:list xml:id="list184339381293779" text:style-name="L32">
          <text:list-item>
            <text:p text:style-name="P386"><text:span text:style-name="CharStyle25"><text:tab/></text:span><text:span text:style-name="CharStyle23">kind to my master.” Ere he had done speaking, out came Re- bekah, a daughter of Bethuel the son of Milkah (the wife of Abra­ham’s brother Nahor). She car­ried her pitcher on her shoulder;</text:span></text:p>
          </text:list-item>
          <text:list-item>
            <text:p text:style-name="P386"><text:span text:style-name="CharStyle25"><text:tab/></text:span><text:span text:style-name="CharStyle23">she was a beautiful girl, unmar­ried, and a virgin. Down she stepped to the fountain and</text:span></text:p>
          </text:list-item>
          <text:list-item>
            <text:p text:style-name="P379"><text:span text:style-name="CharStyle23"><text:tab/>filled her pitcher; as she came up, the servant ran to meet her, say­ing, “Pray let me drink a little water from your pitcher.”</text:span></text:p>
          </text:list-item>
          <text:list-item>
            <text:p text:style-name="P379"><text:span text:style-name="CharStyle25"><text:tab/></text:span><text:span text:style-name="CharStyle23">“Drink, sir,” she said, and low­ering the pitcher rapidly to her hand, she gave him a drink.</text:span></text:p>
          </text:list-item>
          <text:list-item>
            <text:p text:style-name="P379"><text:span text:style-name="CharStyle25"><text:tab/></text:span><text:span text:style-name="CharStyle23">When she had finished giving him a drink, she said, “Let me draw water for your camels also,</text:span></text:p>
          </text:list-item>
          <text:list-item>
            <text:p text:style-name="P391"><text:span text:style-name="CharStyle23"><text:tab/>till they have enough,” So she quickly emptied her pitcher into the trough, and ran again to the well to draw water, doing this</text:span></text:p>
          </text:list-item>
          <text:list-item>
            <text:p text:style-name="P391"><text:span text:style-name="CharStyle25"><text:tab/></text:span><text:span text:style-name="CharStyle23">for all his camels. The man gazed at her in silence, to see if the Eternal had made his errand</text:span></text:p>
          </text:list-item>
          <text:list-item>
            <text:p text:style-name="P391"><text:span text:style-name="CharStyle25"><text:tab/></text:span><text:span text:style-name="CharStyle23">successful or not. When the camels had finished drinking, he took a golden nose-ring weighing a quarter of an ounce, and two golden bracelets weighing five</text:span></text:p>
          </text:list-item>
          <text:list-item>
            <text:p text:style-name="P391"><text:span text:style-name="CharStyle25"><text:tab/></text:span><text:span text:style-name="CharStyle23">ounces, and asked her, “Whose daughter are you</text:span><text:span text:style-name="CharStyle25">? </text:span><text:span text:style-name="CharStyle23">Pray tell me. Is there a place for me to put up</text:span></text:p>
          </text:list-item>
          <text:list-item>
            <text:p text:style-name="P395"><text:span text:style-name="CharStyle25"><text:tab/></text:span><text:span text:style-name="CharStyle23">in, at your father’s house?” She said to him, “I am the daughter of Bethuel the son of Milkah,</text:span></text:p>
          </text:list-item>
          <text:list-item>
            <text:p text:style-name="P395"><text:span text:style-name="CharStyle25"><text:tab/></text:span><text:span text:style-name="CharStyle23">whom she bore to Nahor.” She added, “We have ample straw and fodder, and there is a place</text:span></text:p>
          </text:list-item>
          <text:list-item>
            <text:p text:style-name="P395"><text:span text:style-name="CharStyle25"><text:tab/></text:span><text:span text:style-name="CharStyle23">for you to put up in.” The man bowed his head, adoring the</text:span></text:p>
          </text:list-item>
          <text:list-item>
            <text:p text:style-name="P395"><text:span text:style-name="CharStyle25"><text:tab/></text:span><text:span text:style-name="CharStyle23">Eternal. “Blessed be the Eter­nal” he said, “the God of my master Abraham, who has not ceased to be kind and true to my master! And as for myself, the Eternal has led me straight to</text:span></text:p>
          </text:list-item>
        </text:list>
        <text:p text:style-name="P27"><text:span text:style-name="CharStyle23">the house of my master’s kins­folk.”</text:span></text:p>
        <text:p text:style-name="P95"><text:span text:style-name="CharStyle23">Then the girl ran and told her</text:span><text:span text:style-name="CharStyle25"> 28 </text:span><text:span text:style-name="CharStyle23">mothers household about it. Now Rebekah had a brother</text:span><text:span text:style-name="CharStyle25"> 29 </text:span><text:span text:style-name="CharStyle23">called Laban. Laban ran out to the man at the fountain (he had</text:span><text:span text:style-name="CharStyle25"> </text:span><text:span text:style-name="CharStyle26">3</text:span><text:span text:style-name="CharStyle25">° </text:span><text:span text:style-name="CharStyle23">seen the nose-ring, and the bracelets on his sister’s hands, and heard Ms sister Rebekah telling what the man had said to her). When he reached the man, there he was, standing beside the camels at the fountain! “Come</text:span><text:span text:style-name="CharStyle25"> 31 </text:span><text:span text:style-name="CharStyle23">in,” he said, “you whom the Eternal has blessed! Why stand outside? </text:span><text:span text:style-name="CharStyle24">1</text:span><text:span text:style-name="CharStyle23"> have the house all ready, and a place cleared for the camels.”</text:span></text:p>
        <text:p text:style-name="P95"><text:span text:style-name="CharStyle23">So the man went indoors and</text:span><text:span text:style-name="CharStyle25"> 32 </text:span><text:span text:style-name="CharStyle23">unshackled the camels, while Laban brought straw and fodder for the camels and water for the man and his companions to wash their feet. Then food was set</text:span><text:span text:style-name="CharStyle25"> 33 </text:span><text:span text:style-name="CharStyle23">before him; but he said, “I will not eat, till I have told my er­rand.” “Say on,” said Laban.</text:span><text:span text:style-name="CharStyle25"> </text:span><text:span text:style-name="CharStyle26">34 </text:span><text:span text:style-name="CharStyle23">And he said, “I am Abraham’s servant. The Eternal has richly</text:span><text:span text:style-name="CharStyle25"> 35 </text:span><text:span text:style-name="CharStyle23">blessed my master, so that he is a great man; he has given Mm flocks and herds, silver and gold, male and female slaves, camels and asses. When Sarah my mas-</text:span><text:span text:style-name="CharStyle25"> 36 </text:span><text:span text:style-name="CharStyle23">ter 3 wife was old, she bore a son to my master, and he has given this son all his property. My</text:span><text:span text:style-name="CharStyle25"> </text:span><text:span text:style-name="CharStyle26">37 </text:span><text:span text:style-name="CharStyle23">master made me swear this, ’you must never marry my son to a daughter of the Canaanites in whose land I am living; no, you</text:span><text:span text:style-name="CharStyle25"> 38 </text:span><text:span text:style-name="CharStyle23">must go to my father’s house­hold and my own kindred, to get a wife for my son.’ ‘But,’ I said</text:span><text:span text:style-name="CharStyle25"> 39 </text:span><text:span text:style-name="CharStyle23">to my master, 'suppose the woman is unwilling to follow me.’ He answered, ‘The Eter-</text:span><text:span text:style-name="CharStyle25"> 40 </text:span><text:span text:style-name="CharStyle23">nal, of whose presence I am ever mindful, will send his angel along with you and make your journey</text:span></text:p>
      </text:section>
      <text:section text:style-name="Sect4" text:name="Section9">
        <text:p text:style-name="P371"><text:span text:style-name="CharStyle23">a success, till you get a wife for my son from my own kindred</text:span></text:p>
        <text:list xml:id="list6423809611423862816" text:style-name="L35">
          <text:list-item>
            <text:p text:style-name="P305"><text:span text:style-name="CharStyle25"><text:tab/></text:span><text:span text:style-name="CharStyle23">and my father’s house, and then you shall he free from your oath to me; when you reach my kin­dred—if they will not let you have her, you are free from your</text:span></text:p>
          </text:list-item>
          <text:list-item>
            <text:p text:style-name="P267"><text:span text:style-name="CharStyle25"><text:tab/></text:span><text:span text:style-name="CharStyle23">oath to me! To-day I came to the fountain and prayed, ‘O Eternal, God of my master Abraham, if thou really makest my errand a success, grant that,</text:span></text:p>
          </text:list-item>
        </text:list>
        <text:p text:style-name="P56"><text:span text:style-name="CharStyle23">A</text:span><text:span text:style-name="CharStyle24">3</text:span><text:span text:style-name="CharStyle23"> as I stand here beside the foun­tain, the maiden who comes out to draw water, and to whom I say, “Pray let me have a little water to drink out of your</text:span></text:p>
        <text:list xml:id="list1017660291612107259" text:style-name="L36">
          <text:list-item>
            <text:p text:style-name="P279"><text:span text:style-name="CharStyle25"><text:tab/></text:span><text:span text:style-name="CharStyle23">pitcher,” the maiden who an­swers, “Drink yourself, and let me draw water also for your camels”—may she be the woman whom the Eternal has allotted</text:span></text:p>
          </text:list-item>
          <text:list-item>
            <text:p text:style-name="P279"><text:span text:style-name="CharStyle25"><text:tab/></text:span><text:span text:style-name="CharStyle23">to my master’s son!’ Ere I had done saying this to myself, out came Rebekah with her pitcher on her shoulder; she stepped down to the fountain and drew water, and when </text:span><text:span text:style-name="CharStyle24">1</text:span><text:span text:style-name="CharStyle23"> said, ‘Pray let me have a little water to drink,’</text:span></text:p>
          </text:list-item>
          <text:list-item>
            <text:p text:style-name="P279"><text:span text:style-name="CharStyle25"><text:tab/></text:span><text:span text:style-name="CharStyle23">she lowered her pitcher rapidly from her shoulder, saying, ‘Drink, and let me give your camels a drink also! So I drank, and she made the camels</text:span></text:p>
          </text:list-item>
          <text:list-item>
            <text:p text:style-name="P295"><text:span text:style-name="CharStyle23"><text:tab/>also drink. </text:span><text:span text:style-name="CharStyle24">1</text:span><text:span text:style-name="CharStyle23"> asked her, ‘Whose daughter are you?’ She said, ‘I am the daughter of Bethuel, Na- hor’s son, whom Milkah bore! Then l put the ring on her nose and the bracelets on her hands;</text:span></text:p>
          </text:list-item>
          <text:list-item>
            <text:p text:style-name="P295"><text:span text:style-name="CharStyle25"><text:tab/></text:span><text:span text:style-name="CharStyle23">I bowed my head, adoring the Eternal, blessing the Eternal, the God of my master Abraham, who had led me by the right road to win my master’s kins­man’s daughter for his son.</text:span></text:p>
          </text:list-item>
          <text:list-item>
            <text:p text:style-name="P342"><text:span text:style-name="CharStyle25"><text:tab/></text:span><text:span text:style-name="CharStyle23">Now, tell me whether or no you will deal kindly and straightfor­wardly with my master, so that I may know what to do next.”</text:span></text:p>
          </text:list-item>
          <text:list-item>
            <text:p text:style-name="P342"><text:span text:style-name="CharStyle25"><text:tab/></text:span><text:span text:style-name="CharStyle23">Laban and his household replied,</text:span></text:p>
          </text:list-item>
        </text:list>
        <text:p text:style-name="P27"><text:span text:style-name="CharStyle23">“This comes from the Eternal; we dare not say yes or no to you. Here is Rebekah, take her and</text:span><text:span text:style-name="CharStyle25"> 51 </text:span><text:span text:style-name="CharStyle23">go; let her be the wife of your master’s son, as the Eternal has signified.”</text:span></text:p>
        <text:p text:style-name="P70"><text:span text:style-name="CharStyle23">When Abraham’s servant</text:span><text:span text:style-name="CharStyle25"> 52 </text:span><text:span text:style-name="CharStyle23">heard this, he bowed to the ground before the Eternal; then</text:span><text:span text:style-name="CharStyle25"> </text:span><text:span text:style-name="CharStyle26">53 </text:span><text:span text:style-name="CharStyle23">he took out jewels of silver, jew­els of gold, and garments, which he gave to Rebekah; he also pre­sented costly gifts to her brother and her mother. He and his men</text:span><text:span text:style-name="CharStyle25"> </text:span><text:span text:style-name="CharStyle26">54 </text:span><text:span text:style-name="CharStyle23">ate and drank and stayed all night. When they rose in the morning, he said, “Send me back to my master.” Her brother and</text:span><text:span text:style-name="CharStyle25"> </text:span><text:span text:style-name="CharStyle26">55 </text:span><text:span text:style-name="CharStyle23">her mother said, “Let the girl re­main with us for a week or ten days; and then she can go.” But</text:span><text:span text:style-name="CharStyle25"> 56 </text:span><text:span text:style-name="CharStyle23">he replied, “Do not hinder me: the Eternal has made my errand a success; send me away, that l may return to my master.” “We</text:span><text:span text:style-name="CharStyle25"> </text:span><text:span text:style-name="CharStyle26">57 </text:span><text:span text:style-name="CharStyle23">will call the girl,” they said, “and ask herself.” So they</text:span><text:span text:style-name="CharStyle25"> 58 </text:span><text:span text:style-name="CharStyle23">called Rebekah, and asked her, “Will you go with this man?” She replied, “I will.”</text:span></text:p>
        <text:p text:style-name="P70"><text:span text:style-name="CharStyle23">So they sent off their sister</text:span><text:span text:style-name="CharStyle25"> </text:span><text:span text:style-name="CharStyle26">59 </text:span><text:span text:style-name="CharStyle23">Rebekah, with her nurse and Abraham’s servant and his men, blessing Rebekah in these words,</text:span><text:span text:style-name="CharStyle25"> 60</text:span></text:p>
        <text:p text:style-name="P130"><text:span text:style-name="CharStyle28">“Sister, may you be the mother of myriads!</text:span></text:p>
        <text:p text:style-name="P131"><text:span text:style-name="CharStyle28">May your descendants conquer all who hate them!’’</text:span></text:p>
        <text:p text:style-name="P32"><text:span text:style-name="CharStyle23">Then Rebekah and her maidens</text:span><text:span text:style-name="CharStyle25"> 61 </text:span><text:span text:style-name="CharStyle23">started, riding on camels, after the man. Thus the servant took Rebekah and went off.</text:span></text:p>
        <text:p text:style-name="P71"><text:span text:style-name="CharStyle23">Note Isaac had come across 62 the desert as far as Beer-lahai- roi (for he lived in the south country). It was evening, and</text:span><text:span text:style-name="CharStyle25"> 63 </text:span><text:span text:style-name="CharStyle23">he had gone out to mourn in the fields; as he looked up, he saw there were camels coming. When Rebekah looked up and</text:span><text:span text:style-name="CharStyle25"> 64 </text:span><text:span text:style-name="CharStyle23">saw Isaac, she alighted from her</text:span><text:span text:style-name="CharStyle25"> 65</text:span></text:p>
        <text:p text:style-name="P372"><text:span text:style-name="CharStyle23">camel and asked the servant, “Who is yonder man walking in the fields to meet us•?” The servant said, “It is my master.” Then she took her veil and cov-</text:span></text:p>
        <text:list xml:id="list5671471911424655576" text:style-name="L37">
          <text:list-item>
            <text:p text:style-name="P280"><text:span text:style-name="CharStyle25"><text:tab/></text:span><text:span text:style-name="CharStyle23">ered herself. The servant told</text:span></text:p>
          </text:list-item>
          <text:list-item>
            <text:p text:style-name="P280"><text:span text:style-name="CharStyle25"><text:tab/></text:span><text:span text:style-name="CharStyle23">Isaac all that he had done, and Isaac took her inside his tent; Rebekah became his wife, and he loved her. So Isaac consoled himself after his mother’s death. </text:span><text:span text:style-name="CharStyle25">tjp </text:span><text:span text:style-name="CharStyle23">Abraham married another</text:span></text:p>
          </text:list-item>
        </text:list>
        <text:list xml:id="list4282901541153942709" text:style-name="L38">
          <text:list-item>
            <text:p text:style-name="P345"><text:span text:style-name="CharStyle25"><text:tab/></text:span><text:span text:style-name="CharStyle23">wife, called Keturah; she bore him Zimran, Jokshan, Me­dan, Midian, Ishbak, and Shua.h.</text:span></text:p>
          </text:list-item>
          <text:list-item>
            <text:p text:style-name="P324"><text:span text:style-name="CharStyle25"><text:tab/></text:span><text:span text:style-name="CharStyle23">Jokshan was the father of Sheba and Dedan, and from Dedan sprang the Asshurim, the Letu-</text:span></text:p>
          </text:list-item>
          <text:list-item>
            <text:p text:style-name="P346"><text:span text:style-name="CharStyle23"><text:tab/>shim, and the Leummim. From Midian sprang Ephah, Epher, Hanok, Abida, and Eldaah. All these were Keturah’s children.</text:span></text:p>
          </text:list-item>
        </text:list>
        <text:list xml:id="list7255753132483583905" text:style-name="L39">
          <text:list-item>
            <text:p text:style-name="P338"><text:span text:style-name="CharStyle23"><text:tab/>To the sons of his concubines Abraham gave presents, and sent them away eastward to the land of Kedem, before he died, to leave no burden upon his son</text:span></text:p>
          </text:list-item>
        </text:list>
        <text:list xml:id="list2701826409430969844" text:style-name="L40">
          <text:list-item>
            <text:p text:style-name="P349"><text:span text:style-name="CharStyle25"><text:tab/></text:span><text:span text:style-name="CharStyle23">Isaac. Isaac lived at Beer-lahai- roi.</text:span></text:p>
          </text:list-item>
        </text:list>
        <text:list xml:id="list184340723134472" text:style-name="L39">
          <text:list-item>
            <text:p text:style-name="P500"><text:span text:style-name="CharStyle13"><text:tab/>The years that Abraham lived were a hundred and seventy-</text:span></text:p>
          </text:list-item>
          <text:list-item>
            <text:p text:style-name="P502"><text:span text:style-name="CharStyle13"><text:tab/>five; he breathed his last, dying in a ripe old age, an old man, after a full life, and was gath­ered to his father’s kindred.</text:span></text:p>
          </text:list-item>
          <text:list-item>
            <text:p text:style-name="P502"><text:span text:style-name="CharStyle13"><text:tab/>Isaac and Ishmael his sons buried him in the cave at Mak- pelah, in the field of Ephron the Hittite, the son of Zohar, that</text:span></text:p>
          </text:list-item>
        </text:list>
        <text:p text:style-name="P54"><text:span text:style-name="CharStyle13">io<text:tab/>lies east of Mamre, the field that Abraham had bought from the Hittites. There Abraham was buried, with his wife Sarah.</text:span></text:p>
        <text:p text:style-name="P53"><text:span text:style-name="CharStyle13">it And after Abraham’s death God blessed his son Isaac.</text:span></text:p>
        <text:list xml:id="list184339201759461" text:style-name="L40">
          <text:list-item>
            <text:p text:style-name="P501"><text:span text:style-name="CharStyle13"><text:tab/>Here are the descendants of Ishmael the son of Abraham, whom Hagar, the Egyptian, Sarah’s maid, bore to Abraham;</text:span></text:p>
          </text:list-item>
          <text:list-item>
            <text:p text:style-name="P494"><text:span text:style-name="CharStyle13"><text:tab/>here are the names of Ishmael’s sons, according to their genealo­</text:span></text:p>
          </text:list-item>
        </text:list>
        <text:p text:style-name="P20"><text:span text:style-name="CharStyle13">gies. Nebaioth the eldest, then Kedar, Adbeel, Mibsam, Mish- 14 ma, Dumah, Massa, Hadad, 15 Tema, Jetur, Naphish, and Ke- demah:<text:tab/>these are Ishmael’s 16</text:span></text:p>
        <text:p text:style-name="P19"><text:span text:style-name="CharStyle13">sons, in the order of their vil­lages and encampments, twelve sheikhs with their clans. The 17 years of Ishmael’s life were a hundred and thirty-seven; he breathed his last, died, and was gathered to his father’s kin­dred. </text:span><text:span text:style-name="CharStyle38">The Ishmaelites lived be-</text:span><text:span text:style-name="CharStyle13"> 18 </text:span><text:span text:style-name="CharStyle38">tween Havilah and Shur on the east of Egypt; they settled to the east of all their kinsmen.</text:span></text:p>
        <text:p text:style-name="P124"><text:span text:style-name="CharStyle25">Here are the descendants of 19 Isaac, Abraham’s son. Abra­ham was the father of Isaac, and Isaac was forty years old 20 when he married Rebekah, the daughter of Bethuel the Ara­maean (belonging to Paddan- aram) and the sister of Laban the Aramaean. </text:span><text:span text:style-name="CharStyle23">Isaac besought</text:span><text:span text:style-name="CharStyle25"> 21 </text:span><text:span text:style-name="CharStyle23">the Eternal on behalf of his wife, for she was barren; the Eternal yielded to his entreaty, and his wife Rebekah conceived. Twins</text:span><text:span text:style-name="CharStyle25"> 22 </text:span><text:span text:style-name="CharStyle23">were struggling in her womb, and she cried, “Why has this befallen me?” So she went to consult the Eternal. AndtheEtemaltoldher,</text:span><text:span text:style-name="CharStyle25"> 23 </text:span><text:span text:style-name="CharStyle23">“In your womb lie nations twain, rival races from their birth; one the mastery shall gain, the younger o’er the older reign.” When the time of her delivery</text:span><text:span text:style-name="CharStyle25"> 24 </text:span><text:span text:style-name="CharStyle23">came round, twins there were in her womb! The first came out</text:span><text:span text:style-name="CharStyle25"> 25 </text:span><text:span text:style-name="CharStyle23">tawny, and hairy all over, like a mantle of hair; so they called him Esau (Hairy). Then his</text:span><text:span text:style-name="CharStyle25"> 26 </text:span><text:span text:style-name="CharStyle23">brother came out, with his hand grasping Esau’s heel; so he was called Jacob (Heel-catcher). (Isaac was sixty years old when she bore them.) The boys grew</text:span><text:span text:style-name="CharStyle25"> 27 </text:span><text:span text:style-name="CharStyle23">up; Esau was a skilful hunter, a man who lived in the open; Jacob was a quiet man, living in</text:span></text:p>
        <text:list xml:id="list184339493615707" text:style-name="L32">
          <text:list-item>
            <text:p text:style-name="P317"><draw:frame draw:style-name="fr6" draw:name="63" text:anchor-type="paragraph" svg:x="2.089in" svg:y="3.1465in" svg:width="0.2764in" svg:height="0.0161in" draw:z-index="4"><draw:image xlink:href="Pictures/100000000000002A0000001B9891B7F4.jpg" xlink:type="simple" xlink:show="embed" xlink:actuate="onLoad"/><draw:contour-polygon svg:width="0.2764in" svg:height="0.1799in" svg:viewBox="0 0 702 457" draw:points="0,0 702,0 702,457 0,457" draw:recreate-on-edit="true"/></draw:frame><text:span text:style-name="CharStyle25"><text:tab/></text:span><text:span text:style-name="CharStyle23">tents. Isaac was fond of Esau, for Esau’s venison was to his taste, but Rebekah was fond of Jacob.</text:span></text:p>
          </text:list-item>
          <text:list-item>
            <text:p text:style-name="P350"><text:span text:style-name="CharStyle23"><text:tab/>One day Jacob was cooking some food, when Esau came in famishing from the country;</text:span></text:p>
          </text:list-item>
          <text:list-item>
            <text:p text:style-name="P281"><text:span text:style-name="CharStyle23"><text:tab/>Esau said to Jacob, “Let me have a bite of that red omelet there! I am famishing.” (Hence he was called Edom or Red.)</text:span></text:p>
          </text:list-item>
          <text:list-item>
            <text:p text:style-name="P281"><text:span text:style-name="CharStyle25"><text:tab/></text:span><text:span text:style-name="CharStyle23">Jacob said, “First of all, sell me</text:span></text:p>
          </text:list-item>
        </text:list>
        <text:p text:style-name="P56"><text:span text:style-name="CharStyle60">3-2</text:span><text:span text:style-name="CharStyle61"> </text:span><text:span text:style-name="CharStyle23">your birthright.” Esau an­swered, “Here am </text:span><text:span text:style-name="CharStyle24">1</text:span><text:span text:style-name="CharStyle23"> dying of hunger! What good will the</text:span></text:p>
        <text:list xml:id="list184338964298960" text:style-name="L5">
          <text:list-item>
            <text:p text:style-name="P318"><text:span text:style-name="CharStyle25"><text:tab/></text:span><text:span text:style-name="CharStyle23">birthright be to me?” “Swear to me first of all,” said Jacob. So Esau swore to him, and, after he had sold his birthright to</text:span></text:p>
          </text:list-item>
          <text:list-item>
            <text:p text:style-name="P263"><text:span text:style-name="CharStyle25"><text:tab/></text:span><text:span text:style-name="CharStyle23">Jacob, Jacob gave Esau bread and stewed lentils; Esau ate and drank, got up and went away</text:span><text:span text:style-name="CharStyle25">—- </text:span><text:span text:style-name="CharStyle23">so little store did Esau set by his birthright.</text:span></text:p>
          </text:list-item>
        </text:list>
        <text:p text:style-name="P26"><text:span text:style-name="CharStyle23">When a famine visited the land (in addition to the first famine during Abrahams life-time), Isaac went to Gerar, to Abimelek the king of the</text:span></text:p>
        <text:list xml:id="list2123041514288394631" text:style-name="L41">
          <text:list-item>
            <text:p text:style-name="P484"><text:span text:style-name="CharStyle38"><text:tab/>Philistines. The Eternal ap­peared to him, saying,</text:span><text:span text:style-name="CharStyle13"> “[[Do not go down into Egypt; stay in the land of which I shall tell you.]]</text:span></text:p>
          </text:list-item>
          <text:list-item>
            <text:p text:style-name="P484"><text:span text:style-name="CharStyle13"><text:tab/></text:span><text:span text:style-name="CharStyle38">Reside in this land, and I will be with you and bless you</text:span><text:span text:style-name="CharStyle13"> [[forto you and your descendants I give all this region; I will ratify the oath I swore to your father</text:span></text:p>
          </text:list-item>
          <text:list-item>
            <text:p text:style-name="P503"><text:span text:style-name="CharStyle13"><text:tab/>Abraham, and I will make your descendants as numerous as the stars in the sky, and give all this region to your descendants, and all nations of the world shall</text:span></text:p>
          </text:list-item>
          <text:list-item>
            <text:p text:style-name="P503"><text:span text:style-name="CharStyle13"><text:tab/>seek bliss like theirs. For Abra­ham obeyed my word and did his duty to me, following my orders, my rules and regula-</text:span></text:p>
          </text:list-item>
          <text:list-item>
            <text:p text:style-name="P327"><text:span text:style-name="CharStyle25"><text:tab/>tions]].” </text:span><text:span text:style-name="CharStyle23">So Isaac stayed at Gerar.</text:span></text:p>
          </text:list-item>
          <text:list-item>
            <text:p text:style-name="P364"><text:span text:style-name="CharStyle23"><text:tab/>When the men of the place asked him about his wife, he</text:span></text:p>
          </text:list-item>
        </text:list>
        <text:p text:style-name="P28"><text:span text:style-name="CharStyle23">said, “She is my sister” (for he was afraid to say, “She is my wife,” in case, he thought, the men of the place would kill him on account of Rebekah—she was so beautiful). Now, after he</text:span><text:span text:style-name="CharStyle25"> 8 </text:span><text:span text:style-name="CharStyle23">had been there for some time, Abimelek the king of the Philis­tines was looking out of a win­dow one day, and there he saw Isaac fondling his wife Rebekah! Then Abimelek summoned </text:span><text:span text:style-name="CharStyle24">9 </text:span><text:span text:style-name="CharStyle23">Isaac. “So she is really your wife,” he said; “why did you say, ‘She is my sister?” Isaac an­swered, “Because I thought I might be killed on her account.” Abimelek said, “What do you</text:span><text:span text:style-name="CharStyle25"> 10 </text:span><text:span text:style-name="CharStyle23">mean by this? One of my peo­ple plight easily have lain with your wife, and then you would have made us incur guilt!” So</text:span><text:span text:style-name="CharStyle25"> n </text:span><text:span text:style-name="CharStyle23">Abimelek laid injunctions on all the people, saying, “Whoever touches this man or his wife shall be put to death.”</text:span></text:p>
        <text:p text:style-name="P95"><text:span text:style-name="CharStyle23">Isaac sowed a crop in that</text:span><text:span text:style-name="CharStyle25"> 12 </text:span><text:span text:style-name="CharStyle23">country and reaped in the same year a hundredfold. The Eter­nal blessed him; he grew rich</text:span><text:span text:style-name="CharStyle25"> 13 </text:span><text:span text:style-name="CharStyle23">and increased till he became very rich., with property in flocks and</text:span><text:span text:style-name="CharStyle25"> 14 </text:span><text:span text:style-name="CharStyle23">herds and a large household. The Philistines became jealous of him. So Abimelek said to Isaac,</text:span><text:span text:style-name="CharStyle25"> 16 </text:span><text:span text:style-name="CharStyle23">“Leave us; you are too great a man for us.” Then Isaac left W them and settled down to live in the valley of Gerar. As the</text:span><text:span text:style-name="CharStyle25"> 15 </text:span><text:span text:style-name="CharStyle23">Philistines had choked with earth all the wells dug by his father’s slaves during the life­time of his father Abraham, Isaac re-opened the wells dug</text:span><text:span text:style-name="CharStyle25"> 18 </text:span><text:span text:style-name="CharStyle23">during the lifetime of his father Abraham, since the Philistines had stopped them after Abra­ham’s death. He called them by the names given by his father.</text:span></text:p>
        <text:p text:style-name="P28"><text:span text:style-name="CharStyle23">As Isaac’s slaves were digging in</text:span><text:span text:style-name="CharStyle25"> 19 </text:span><text:span text:style-name="CharStyle23">the valley, they came upon a</text:span></text:p>
      </text:section>
      <text:section text:style-name="Sect4" text:name="Section10">
        <text:list xml:id="list184338956412894" text:style-name="L25">
          <text:list-item>
            <text:p text:style-name="P366"><text:span text:style-name="CharStyle25"><text:tab/></text:span><text:span text:style-name="CharStyle23">well of running water; when the herdsmen of Gerar quarrelled with Isaac’s herdsmen, saying, “This water belongs to us,” he called the well Esek (quarrel) because they had quarrelled</text:span></text:p>
          </text:list-item>
          <text:list-item>
            <text:p text:style-name="P296"><text:span text:style-name="CharStyle23"><text:tab/>with him. Another well was then dug, and over that they quarrelled too; so he called it</text:span></text:p>
          </text:list-item>
          <text:list-item>
            <text:p text:style-name="P343"><text:span text:style-name="CharStyle23"><text:tab/>Sitnah (Feud). Changing his quarters, he dug another well; they did not quarrel over that, so he called it Rehoboth (Room) </text:span><text:span text:style-name="CharStyle25">—</text:span><text:span text:style-name="CharStyle23">“surely,” he said, “the Eter­nal has made room for us now, so that we can prosper in the</text:span></text:p>
          </text:list-item>
          <text:list-item>
            <text:p text:style-name="P343"><text:span text:style-name="CharStyle25"><text:tab/></text:span><text:span text:style-name="CharStyle23">land.” He then made his way up</text:span></text:p>
          </text:list-item>
          <text:list-item>
            <text:p text:style-name="P343"><text:span text:style-name="CharStyle25"><text:tab/></text:span><text:span text:style-name="CharStyle23">to Beersheba, and that very night the Eternal appeared to him, saying, “I am the God of your father Abraham: fear not, I am with you and I will bless you and multiply your descend­ants, for the sake of my servant</text:span></text:p>
          </text:list-item>
          <text:list-item>
            <text:p text:style-name="P343"><text:span text:style-name="CharStyle23"><text:tab/>Abraham.” There he built an altar, worshipped the Eternal, and pitched his tent; there also Isaac’s slaves dug a well.</text:span></text:p>
          </text:list-item>
          <text:list-item>
            <text:p text:style-name="P454"><text:span text:style-name="CharStyle51"><text:tab/></text:span><text:span text:style-name="CharStyle50">Then Abimelek came to him from Gerar, with his vizier Ahuzzath and his general Phicol.</text:span></text:p>
          </text:list-item>
          <text:list-item>
            <text:p text:style-name="P282"><text:span text:style-name="CharStyle25"><text:tab/></text:span><text:span text:style-name="CharStyle23">“Why come to me,” said Isaac, “when you hate me? You sent</text:span></text:p>
          </text:list-item>
          <text:list-item>
            <text:p text:style-name="P296"><text:span text:style-name="CharStyle23"><text:tab/>me away from you.” They re­plied, “We have seen clearly that the Eternal is with you; so we thought, Let there be an oath between us—between us and yourself; let us make a compact</text:span></text:p>
          </text:list-item>
          <text:list-item>
            <text:p text:style-name="P296"><text:span text:style-name="CharStyle25"><text:tab/></text:span><text:span text:style-name="CharStyle23">with you, that you will not in­jure us, as we have never touched you, but have only done good to you and sent you away in peace. And now you are blessed by the Eternal!”</text:span></text:p>
          </text:list-item>
          <text:list-item>
            <text:p text:style-name="P296"><text:span text:style-name="CharStyle25"><text:tab/></text:span><text:span text:style-name="CharStyle23">Then he made a banquet for</text:span></text:p>
          </text:list-item>
          <text:list-item>
            <text:p text:style-name="P296"><text:span text:style-name="CharStyle25"><text:tab/></text:span><text:span text:style-name="CharStyle23">them. They ate and drank, and rising early next morning they swore their oath; Isaac sent them on their way, and they left</text:span></text:p>
          </text:list-item>
          <text:list-item>
            <text:p text:style-name="P296"><text:span text:style-name="CharStyle23"><text:tab/>him on terms of peace. That</text:span></text:p>
          </text:list-item>
        </text:list>
        <text:p text:style-name="P27"><text:span text:style-name="CharStyle23">very day Isaac’s slaves came and told him about a well they had dug; “we have found water,” they cried. So Isaac called it</text:span><text:span text:style-name="CharStyle25"> </text:span><text:span text:style-name="CharStyle26">33 </text:span><text:span text:style-name="CharStyle23">Shibah (Oathwell); to this day the town is called Beersheba.</text:span></text:p>
        <text:p text:style-name="P66"><text:span text:style-name="CharStyle13">When Esau was forty years 34 old, he married Judith the daughter of Beeri the Hittite and Basemath the daughter of Elon the Hittite—which was a </text:span><text:span text:style-name="CharStyle21">35 </text:span><text:span text:style-name="CharStyle13">bitter disappointment to Isaac and Rebekah.</text:span></text:p>
        <text:p text:style-name="P70"><text:span text:style-name="CharStyle23">Now when Isaac was an eyn old man, his eyes so dim</text:span><text:span text:style-name="CharStyle25"> “ • </text:span><text:span text:style-name="CharStyle23">that he could not see, he called his older son Esau and said to him, “My son.” Esau answered, 2 “Here </text:span><text:span text:style-name="CharStyle24">1</text:span><text:span text:style-name="CharStyle23"> am.” He went on: </text:span><text:span text:style-name="CharStyle24">“1 </text:span><text:span text:style-name="CharStyle23">am an old man now, I know not how soon I may die. Pray take</text:span><text:span text:style-name="CharStyle25"> 3 </text:span><text:span text:style-name="CharStyle23">your hunting weapons, your quiver and your bow, and go out into the country to get me some venison; make me a tasty dish,</text:span><text:span text:style-name="CharStyle25"> </text:span><text:span text:style-name="CharStyle26">4 </text:span><text:span text:style-name="CharStyle23">such as I love, and bring it for me to eat, so that </text:span><text:span text:style-name="CharStyle24">1</text:span><text:span text:style-name="CharStyle23"> can give you my blessing before I die.”</text:span></text:p>
        <text:p text:style-name="P70"><text:span text:style-name="CharStyle23">Rebekah was listening while</text:span><text:span text:style-name="CharStyle25"> </text:span><text:span text:style-name="CharStyle26">5 </text:span><text:span text:style-name="CharStyle23">Isaac spoke to his son Esau; and when Esau went off to the coun­try to hunt for venison to give his father, Rebekah said to her</text:span><text:span text:style-name="CharStyle25"> 6 </text:span><text:span text:style-name="CharStyle23">son Jacob, “I heard your father telling your brother Esau to get</text:span><text:span text:style-name="CharStyle25"> 7 </text:span><text:span text:style-name="CharStyle23">him some venison and make a tasty dish, so that he could eat and then bless him in presence of the Eternal before he died. Now, my son, do exactly as I tell</text:span><text:span text:style-name="CharStyle25"> 8 </text:span><text:span text:style-name="CharStyle23">you. Go to the flock and fetch</text:span><text:span text:style-name="CharStyle25"> 9 </text:span><text:span text:style-name="CharStyle23">me two tender kids from the goats; I will make them into a tasty dish, such as your father loves, and you can take it for</text:span><text:span text:style-name="CharStyle25"> 10 </text:span><text:span text:style-name="CharStyle23">your father to eat, so that he may bless you before he dies.”</text:span></text:p>
        <text:p text:style-name="P66"><text:span text:style-name="CharStyle13">[But Jacob said to his mother 11 Rebekah, “My brother Esau is a hairy man, and I am smooth. Perhaps my father will feel me, 12</text:span></text:p>
        <text:p text:style-name="P459"><text:span text:style-name="CharStyle13">and then it will look as if I were mocking him; that will draw a curse, and not a blessing, upon</text:span></text:p>
        <text:list xml:id="list2480250844460303606" text:style-name="L42">
          <text:list-item>
            <text:p text:style-name="P488"><text:span text:style-name="CharStyle13"><text:tab/>me.” His mother said to him, “On me be any curse meant for you, my son! Only do what I tell you. Go and fetch the</text:span></text:p>
          </text:list-item>
          <text:list-item>
            <text:p text:style-name="P319"><text:span text:style-name="CharStyle25"><text:tab/>kids.”] </text:span><text:span text:style-name="CharStyle23">So he went and fetched them for his mother, and his mother made a tasty dish, such</text:span></text:p>
          </text:list-item>
          <text:list-item>
            <text:p text:style-name="P319"><text:span text:style-name="CharStyle25"><text:tab/></text:span><text:span text:style-name="CharStyle23">as his father loved. Then Re- hekah took the best robes of Esau her older son, which she had lying beside her in the house, and dressed Jacob her younger</text:span></text:p>
          </text:list-item>
          <text:list-item>
            <text:p text:style-name="P465"><text:span text:style-name="CharStyle13"><text:tab/></text:span><text:span text:style-name="CharStyle38">son in them; she</text:span><text:span text:style-name="CharStyle13"> [spread the skins of the kids over his hands and over the smooth part of his</text:span></text:p>
          </text:list-item>
          <text:list-item>
            <text:p text:style-name="P319"><text:span text:style-name="CharStyle25"><text:tab/>neck, and] </text:span><text:span text:style-name="CharStyle23">put the tasty dish and the bread she had prepared into the hands of her son Jacob.</text:span></text:p>
          </text:list-item>
          <text:list-item>
            <text:p text:style-name="P352"><text:span text:style-name="CharStyle25"><text:tab/></text:span><text:span text:style-name="CharStyle23">He went to his father, saying, “My father.” Isaac said, “Yes?</text:span></text:p>
          </text:list-item>
          <text:list-item>
            <text:p text:style-name="P306"><text:span text:style-name="CharStyle25"><text:tab/></text:span><text:span text:style-name="CharStyle23">who are you, my son?” Jacob answered his father, “I am Esau, your first-born, I have done as you told me; pray sit up and eat some of my venison, that you may give me your blessing.”</text:span></text:p>
          </text:list-item>
          <text:list-item>
            <text:p text:style-name="P283"><text:span text:style-name="CharStyle25"><text:tab/></text:span><text:span text:style-name="CharStyle23">“My son,” said, Isaac, “how quickly you have found it!” “Yes,” he said, “the Eternal uour God brought it to me.”</text:span></text:p>
          </text:list-item>
          <text:list-item>
            <text:p text:style-name="P474"><text:span text:style-name="CharStyle13"><text:tab/>[Isaac said to Jacob, “Pray come close, that I may feel you, my son, to see if you are really my</text:span></text:p>
          </text:list-item>
          <text:list-item>
            <text:p text:style-name="P474"><text:span text:style-name="CharStyle13"><text:tab/>son Esau or not.” So Jacob went up to his father Isaac, -who felt him and said, “The voice is Jacob’s voice, but the hands are</text:span></text:p>
          </text:list-item>
          <text:list-item>
            <text:p text:style-name="P474"><text:span text:style-name="CharStyle13"><text:tab/>the hands of Esau.” He did not recognize him, for his hands were hairy, like his brother</text:span></text:p>
          </text:list-item>
          <text:list-item>
            <text:p text:style-name="P297"><text:span text:style-name="CharStyle25"><text:tab/>Esau’s. So he blessed him.] </text:span><text:span text:style-name="CharStyle23">He said, “So you are my son Esau?”</text:span></text:p>
          </text:list-item>
          <text:list-item>
            <text:p text:style-name="P297"><text:span text:style-name="CharStyle25"><text:tab/></text:span><text:span text:style-name="CharStyle23">“Yes,” he answered. “Then bring me my son’s venison,” he said; “I will eat, and then give you my blessing.” Jacob brought it and he ate, brought him wine</text:span></text:p>
          </text:list-item>
          <text:list-item>
            <text:p text:style-name="P297"><text:span text:style-name="CharStyle25"><text:tab/></text:span><text:span text:style-name="CharStyle23">and he drank; then his father</text:span></text:p>
          </text:list-item>
        </text:list>
        <text:p text:style-name="P28"><text:span text:style-name="CharStyle23">Isaac said, “Come here, my son, and kiss me’’ He went up and</text:span><text:span text:style-name="CharStyle25"> 27 </text:span><text:span text:style-name="CharStyle23">kissed him. Isaac smelt his robes, and blessed him, saying, “Ah, the smell of my son is like the smell of a field blessed by the Eternal.</text:span></text:p>
        <text:p text:style-name="P128"><text:span text:style-name="CharStyle28">God grant you dew from heaven</text:span><text:span text:style-name="CharStyle34"> </text:span><text:span text:style-name="CharStyle35">28 </text:span><text:span text:style-name="CharStyle28">and rich soil upon earth</text:span><text:span text:style-name="CharStyle34">— </text:span><text:span text:style-name="CharStyle28">corn and wine in plenty!</text:span></text:p>
        <text:p text:style-name="P128"><text:span text:style-name="CharStyle28">May nations be your servants,</text:span><text:span text:style-name="CharStyle34"> </text:span><text:span text:style-name="CharStyle35">29 </text:span><text:span text:style-name="CharStyle28">and races bow before you!</text:span></text:p>
        <text:p text:style-name="P35"><text:span text:style-name="CharStyle28">Be master of your kinsmen, and may your mother’s sons bow before you!</text:span></text:p>
        <text:p text:style-name="P35"><text:span text:style-name="CharStyle28">A curse on him who curses you, a blessing on him who blesses you!”</text:span></text:p>
        <text:p text:style-name="P70"><text:span text:style-name="CharStyle23">No sooner had Isaac finished</text:span><text:span text:style-name="CharStyle25"> 30 </text:span><text:span text:style-name="CharStyle23">blessing Jacob—indeed Jacob had just left his father Isaac</text:span><text:span text:style-name="CharStyle25">— </text:span><text:span text:style-name="CharStyle23">when his brother Esau returned from the hunt. He too made a</text:span><text:span text:style-name="CharStyle25"> 31 </text:span><text:span text:style-name="CharStyle23">tasty dish and brought it to his father, saying, “Let my father sit up and eat his son’s venison, that you may give me your bless­ing.” “Who are you?” said Isaac</text:span><text:span text:style-name="CharStyle25"> 32 </text:span><text:span text:style-name="CharStyle23">his father. “Your son” he an­swered, “your oldest son, Esau!” This made Isaac tremble vio-</text:span><text:span text:style-name="CharStyle25"> 33 </text:span><text:span text:style-name="CharStyle23">lently.</text:span><text:span text:style-name="CharStyle25"> [“Then who was it,” he asked, “who got venison and brought it to me? I ate it all before you came, and blessed him! Ay, and he shall be blessed.” When Esau heard 34 what his father said, he raised a loud and bitter wail. “My father,” he cried, “bless me, bless me too!”] </text:span><text:span text:style-name="CharStyle23">“But,” he said,</text:span><text:span text:style-name="CharStyle25"> 35 </text:span><text:span text:style-name="CharStyle23">“your brother stole in and took away your blessing.” Esau an-</text:span><text:span text:style-name="CharStyle25"> 36 </text:span><text:span text:style-name="CharStyle23">swered, “Is it because his name is Jacob that he has twice over­reached me? He cheated me out of my birthright, and now he has cheated me out of my bless­ing!” Then he said, “Have you not kept a blessing for me?” Isaac answered, “I have made</text:span><text:span text:style-name="CharStyle25"> </text:span><text:span text:style-name="CharStyle26">37 </text:span><text:span text:style-name="CharStyle23">him your master, </text:span><text:span text:style-name="CharStyle24">1</text:span><text:span text:style-name="CharStyle23"> have ap-</text:span></text:p>
        <text:p text:style-name="P116"><text:span text:style-name="CharStyle23">;pointed all his kinsmen to be his servants, I have given him corn and wine for his support. My son, what can I do for you?”</text:span></text:p>
        <text:p text:style-name="P59"><text:span text:style-name="CharStyle25">3§ </text:span><text:span text:style-name="CharStyle23">Esau said to his father, “My father, is that your only bless­ing? </text:span><text:span text:style-name="CharStyle24">0</text:span><text:span text:style-name="CharStyle23"> my father, bless me, bless me too!” And Esau wept</text:span></text:p>
        <text:list xml:id="list8579608319225408159" text:style-name="L43">
          <text:list-item>
            <text:p text:style-name="P392"><text:span text:style-name="CharStyle25"><text:tab/></text:span><text:span text:style-name="CharStyle23">aloud. Then his father Isaac </text:span><text:soft-page-break/><text:span text:style-name="CharStyle23">answered:</text:span></text:p>
          </text:list-item>
        </text:list>
        <text:p text:style-name="P155"><text:span text:style-name="CharStyle28">“Far from rich soil on earth shall you live,</text:span></text:p>
        <text:p text:style-name="P156"><text:span text:style-name="CharStyle28">far from the dew of heaven on high;</text:span></text:p>
        <text:list xml:id="list184537420449455" text:continue-numbering="true" text:style-name="L43">
          <text:list-item>
            <text:p text:style-name="P438"><text:span text:style-name="CharStyle35"><text:tab/></text:span><text:span text:style-name="CharStyle28">you shall live by the sword and</text:span></text:p>
          </text:list-item>
        </text:list>
        <text:p text:style-name="P154"><text:span text:style-name="CharStyle28">serve your brother; but when yon grow restive, his yoke yon shall break.”</text:span></text:p>
        <text:list xml:id="list184536337350111" text:continue-numbering="true" text:style-name="L43">
          <text:list-item>
            <text:p text:style-name="P398"><text:span text:style-name="CharStyle25"><text:tab/></text:span><text:span text:style-name="CharStyle23">Esau had a hatred of Jacob on account of the blessing he had got from his father; Esau mut­tered, “It will soon be time to mourn for my father, and then I will murder my brother Jacob.”</text:span></text:p>
          </text:list-item>
          <text:list-item>
            <text:p text:style-name="P399"><text:span text:style-name="CharStyle23"><text:tab/>When Rebekah was told what her elder son Esau was saying, she sent for her younger son Jacob and said to him, “Here is your brother Esau consoling himself with the thought of</text:span></text:p>
          </text:list-item>
          <text:list-item>
            <text:p text:style-name="P399"><text:span text:style-name="CharStyle25"><text:tab/></text:span><text:span text:style-name="CharStyle23">murdering you! Now, my son, do what I tell you; be off, fly to my brother Laban in Harran,</text:span></text:p>
          </text:list-item>
          <text:list-item>
            <text:p text:style-name="P396"><text:span text:style-name="CharStyle25"><text:tab/></text:span><text:span text:style-name="CharStyle23">and stay awhile with him till your brother s anger is diverted</text:span></text:p>
          </text:list-item>
          <text:list-item>
            <text:p text:style-name="P396"><text:span text:style-name="CharStyle25"><text:tab/>—</text:span><text:span text:style-name="CharStyle23">till your brother’s fury is di­verted, and he forgets what you have done to him; then I will send and fetch you back. Why should I be bereft of you both at once?”</text:span></text:p>
          </text:list-item>
          <text:list-item>
            <text:p text:style-name="P522"><text:span text:style-name="CharStyle13"><text:tab/>Then Rebekah said to Isaac, “These Hittite women tire me to death. If Jacob marries a Hittite like these women, some native girl, what good is life to </text:span><text:span text:style-name="CharStyle38">eyn</text:span><text:span text:style-name="CharStyle13"> me?” So Isaac called “O Jacob, blessed him, and gave him this charge: “You are not to marry any Canaanite</text:span></text:p>
          </text:list-item>
        </text:list>
        <text:list xml:id="list5228791061435570229" text:style-name="L44">
          <text:list-item>
            <text:p text:style-name="P523"><text:span text:style-name="CharStyle13"><text:tab/>woman; be up and off to Pad­dan-aram, to the house of</text:span></text:p>
          </text:list-item>
        </text:list>
        <text:p text:style-name="P19"><text:span text:style-name="CharStyle13">Bethuel your mother’s father, and get a wife there, among the daughters of Laban your mother’s brother. God Almighty 3 bless you and make you fruitful and multiply you till you be­come a group of nations! May 4 he grant you and your descend­ants the blessing of Abraham, that you may own the land where you reside, the land God gave to Abraham.”</text:span></text:p>
        <text:p text:style-name="P125"><text:span text:style-name="CharStyle13">So Isaac sent Jacob away, and 5 he went to Paddan-aram, to Laban the son of Bethuel the Aramaean, the brother of Re­bekah, Jacob’s and Esau’s mother. When Esau found that 6 Isaac had blessed Jacob and sent him off to get a wife in Paddan-aram, charging him, as he blessed him, that he was not to marry a Canaanite woman, and that Jacob had gone off to 7 Paddan-aram in obedience to his father and mother, Esau 8 saw that his father did not care for Canaanite women; so he 9 went to Ishmael and, in addi­tion to the wives he had, mar­ried Mahalath the daughter of Abraham’s son Ishmael, the sister of Nebaioth.</text:span></text:p>
        <text:p text:style-name="P126"><text:span text:style-name="CharStyle38">Setting out from Beersheba,</text:span><text:span text:style-name="CharStyle13"> 10 </text:span><text:span text:style-name="CharStyle38">Jacob travelled toward Harran. </text:span><text:span text:style-name="CharStyle13">[He happened to reach a certain 11 place where he stayed all night, as the sun had set; taking a stone, he put it under his head and lay down to sleep. He had a dream. There stood a flight 12 of steps rising from earth, till it reached high heaven! And there were God’s angels ascend­ing it and descending!] </text:span><text:span text:style-name="CharStyle38">And the</text:span><text:span text:style-name="CharStyle13"> 13 </text:span><text:span text:style-name="CharStyle38">Eternal stood beside him, saying,</text:span></text:p>
        <text:p text:style-name="P149"><text:span text:style-name="CharStyle23">“I am the Eternal, the God of your ancestor Abraham and the God of Isaac; to you and to your descendants I give this land where you are lying. Your de-</text:span><text:span text:style-name="CharStyle25"> 14</text:span></text:p>
        <text:p text:style-name="P111"><draw:frame draw:style-name="fr7" draw:name="64" text:anchor-type="paragraph" svg:x="2.0957in" svg:y="4.8071in" svg:width="0.2736in" svg:height="0.0161in" draw:z-index="5"><draw:image xlink:href="Pictures/10000000000000290000001B7FBDFBF1.jpg" xlink:type="simple" xlink:show="embed" xlink:actuate="onLoad"/><draw:contour-polygon svg:width="0.2728in" svg:height="0.1799in" svg:viewBox="0 0 693 457" draw:points="0,0 693,0 693,457 0,457" draw:recreate-on-edit="true"/></draw:frame><text:span text:style-name="CharStyle23">scendants shall be as numerous as the dust on the ground, you shall extend west and east and north and south, and all nations of the world shall seek bliss such as yours and your descendants’.</text:span></text:p>
        <text:list xml:id="list184340002637702" text:style-name="L29">
          <text:list-item>
            <text:p text:style-name="P353"><text:span text:style-name="CharStyle25"><text:tab/></text:span><text:span text:style-name="CharStyle23">I am with you, l will guard you wherever you go, and I will bring you back to this land; I will never leave you till </text:span><text:span text:style-name="CharStyle24">1</text:span><text:span text:style-name="CharStyle23"> have done what I have promised</text:span></text:p>
          </text:list-item>
          <text:list-item>
            <text:p text:style-name="P334"><text:span text:style-name="CharStyle25"><text:tab/></text:span><text:span text:style-name="CharStyle23">you.” Then Jacob woke up and said, “The Eternal must be here,</text:span></text:p>
          </text:list-item>
        </text:list>
        <text:p text:style-name="P53"><text:span text:style-name="CharStyle13">1? </text:span><text:span text:style-name="CharStyle38">and I never knew it!”</text:span><text:span text:style-name="CharStyle13"> [He was terrified, and he said, “What an awesome place! This is a very dwelling of God, a very opening</text:span></text:p>
        <text:list xml:id="list184339269803770" text:style-name="L13">
          <text:list-item>
            <text:p text:style-name="P495"><text:span text:style-name="CharStyle13"><text:tab/>into heaven!” So Jacob rose in the morning and, taking the stone he had put under his head, he erected it as a pillar,</text:span></text:p>
          </text:list-item>
          <text:list-item>
            <text:p text:style-name="P320"><text:span text:style-name="CharStyle25"><text:tab/>pouring oil upon it.] </text:span><text:span text:style-name="CharStyle23">He called the place Beth-el (God’s dwell­ing), though the first name of the town had been Luz.</text:span></text:p>
          </text:list-item>
          <text:list-item>
            <text:p text:style-name="P504"><text:span text:style-name="CharStyle13"><text:tab/>[Then Jacob made a vow. He said, “If God will be with me and guard me on this journey, giving me food to eat and clothes</text:span></text:p>
          </text:list-item>
          <text:list-item>
            <text:p text:style-name="P470"><text:span text:style-name="CharStyle13"><text:tab/>to wear, so that I return to my father’s house safe and sound, then [[the Eternal shall be my</text:span></text:p>
          </text:list-item>
          <text:list-item>
            <text:p text:style-name="P475"><text:span text:style-name="CharStyle13"><text:tab/>God and]] this stone which I have erected as a pillar shall be God’s dwelling, and I will give thee faithfully a tenth of all that thou givest me.”</text:span></text:p>
          </text:list-item>
        </text:list>
        <text:p text:style-name="P18"><text:span text:style-name="CharStyle13">Then Jacob travelled on till he reached the land of</text:span></text:p>
        <text:list xml:id="list4526953502378206424" text:style-name="L45">
          <text:list-item>
            <text:p text:style-name="P325"><text:span text:style-name="CharStyle25"><text:tab/>the East.] Ts </text:span><text:span text:style-name="CharStyle23">he looked, he saw a well in the open country, with three flocks of sheep lying beside it. (From this well men used to water the flocks; a heavy stone lay on the mouth of the</text:span></text:p>
          </text:list-item>
          <text:list-item>
            <text:p text:style-name="P325"><text:span text:style-name="CharStyle25"><text:tab/></text:span><text:span text:style-name="CharStyle23">well, and when the flocks gath­ered, they used to roll the stone off the well and water the sheep; after which they replaced the stone on the mouth of the well.)</text:span></text:p>
          </text:list-item>
          <text:list-item>
            <text:p text:style-name="P365"><text:span text:style-name="CharStyle23"><text:tab/>Jacob said to the herdsmen,</text:span></text:p>
          </text:list-item>
        </text:list>
        <text:p text:style-name="P27"><text:span text:style-name="CharStyle23">“My friends, where do you come from?” “From Harran,” they</text:span><text:span text:style-name="CharStyle25"> S </text:span><text:span text:style-name="CharStyle23">replied. He said to them, “Do you know Laban the son of Nahor?” “Yes,” they replied.</text:span><text:span text:style-name="CharStyle25"> 6 </text:span><text:span text:style-name="CharStyle23">“Is he well?” said Jacob. “Yes,” they replied, “and here is his daughter Rachel coming unth the sheep!” “Why,” said Jacob,</text:span><text:span text:style-name="CharStyle25"> </text:span><text:span text:style-name="CharStyle26">7 </text:span><text:span text:style-name="CharStyle23">“the sun is still high, it is not time yet for you to collect your cattle; water the sheep your­selves, go and attend to them!” “We cannot do that,” they an-</text:span><text:span text:style-name="CharStyle25"> 8 </text:span><text:span text:style-name="CharStyle23">swered, “till the flocks have all gathered, and the stone is rolled off the mouth of the well. Then we water the sheep.”</text:span></text:p>
        <text:p text:style-name="P95"><text:span text:style-name="CharStyle23">He was still talking to them</text:span><text:span text:style-name="CharStyle25"> 9 </text:span><text:span text:style-name="CharStyle23">when Rachel came up with her father’s sheep (for she was a shepherdess). So when Jacob</text:span><text:span text:style-name="CharStyle25"> 10 </text:span><text:span text:style-name="CharStyle23">saw Rachel the daughter of his mother s brother Laban, and the sheep of his mother’s brother Laban, Jacob went forward and, rolling the stone off the mouth of the well, watered the flock of his mother’s brother Laban. Then</text:span><text:span text:style-name="CharStyle25"> n </text:span><text:span text:style-name="CharStyle23">Jacob kissed Rachel and wept aloud. When he told Rachel that</text:span><text:span text:style-name="CharStyle25"> 12 </text:span><text:span text:style-name="CharStyle23">he was her father’s nephew and Rebekah’s son, she ran to tell her father, and as soon as Laban</text:span><text:span text:style-name="CharStyle25"> 13 </text:span><text:span text:style-name="CharStyle23">heard the news about Jacob, his sister’s son, he ran to meet him, embraced him, kissed him over and again, and took him home. Jacob told Laban everything,</text:span><text:span text:style-name="CharStyle25"> 14 </text:span><text:span text:style-name="CharStyle23">and Laban said to him, “You are my own bone and flesh.</text:span><text:span text:style-name="CharStyle23"><text:span text:style-name="T1">1</text:span></text:span><text:span text:style-name="CharStyle23">” He stayed with him for a whole month.</text:span></text:p>
        <text:p text:style-name="P95"><text:span text:style-name="CharStyle23">Then Laban said to him, “Are</text:span><text:span text:style-name="CharStyle25"> 15 </text:span><text:span text:style-name="CharStyle23">you to serve me for nothing, be­cause you are my kinsman? Tell me what your wage is to be.” Now Laban had two daughters,</text:span><text:span text:style-name="CharStyle25"> 16 </text:span><text:span text:style-name="CharStyle23">the elder called Leah and the younger called Rachel; Leah had</text:span><text:span text:style-name="CharStyle25"> 17 </text:span><text:span text:style-name="CharStyle23">dull eyes, but Rachel was lovely</text:span></text:p>
      </text:section>
      <text:section text:style-name="Sect4" text:name="Section11">
        <text:list xml:id="list2506269408628653810" text:style-name="L46">
          <text:list-item>
            <text:p text:style-name="P367"><text:span text:style-name="CharStyle25"><text:tab/></text:span><text:span text:style-name="CharStyle23">and handsome.</text:span><text:span text:style-name="CharStyle25"> .Is </text:span><text:span text:style-name="CharStyle23">Jacob loved Rachel, he said, “I will serve you seven years for Rachel, your</text:span></text:p>
          </text:list-item>
          <text:list-item>
            <text:p text:style-name="P307"><text:span text:style-name="CharStyle25"><text:tab/></text:span><text:span text:style-name="CharStyle23">younger daughter.” “Better let you have her than a stranger,” said Laban; “stay on with me.”</text:span></text:p>
          </text:list-item>
          <text:list-item>
            <text:p text:style-name="P355"><text:span text:style-name="CharStyle23"><text:tab/>Jacob served seven years for Rachel; they seemed to him only a few days, such was his love for</text:span></text:p>
          </text:list-item>
          <text:list-item>
            <text:p text:style-name="P268"><text:span text:style-name="CharStyle25"><text:tab/></text:span><text:span text:style-name="CharStyle23">her. Then Jacob said to Laban, “Let me have my wife, that I may go in to her; the time is up'.</text:span></text:p>
          </text:list-item>
          <text:list-item>
            <text:p text:style-name="P284"><text:span text:style-name="CharStyle25"><text:tab/></text:span><text:span text:style-name="CharStyle23">So Laban gathered all the na-</text:span></text:p>
          </text:list-item>
          <text:list-item>
            <text:p text:style-name="P284"><text:span text:style-name="CharStyle25"><text:tab/></text:span><text:span text:style-name="CharStyle23">tives and gave a banquet; during the evening he took his daughter Leah and brought her to Jacob,</text:span></text:p>
          </text:list-item>
          <text:list-item>
            <text:p text:style-name="P298"><text:span text:style-name="CharStyle25"><text:tab/></text:span><text:span text:style-name="CharStyle23">who went in to her. (Laban gave his maidservant Zilpah to his daughter Leah as her maid.)</text:span></text:p>
          </text:list-item>
          <text:list-item>
            <text:p text:style-name="P298"><text:span text:style-name="CharStyle25"><text:tab/></text:span><text:span text:style-name="CharStyle23">In the morning he found it was Leah! So he said to Laban, “What is this you have done? Did I not serve you for Rachel? Why then have you cheated</text:span></text:p>
          </text:list-item>
          <text:list-item>
            <text:p text:style-name="P298"><text:span text:style-name="CharStyle25"><text:tab/></text:span><text:span text:style-name="CharStyle23">me?” Laban answered, “It is not the custom in our country to marry the younger daughter be-</text:span></text:p>
          </text:list-item>
          <text:list-item>
            <text:p text:style-name="P298"><text:span text:style-name="CharStyle25"><text:tab/></text:span><text:span text:style-name="CharStyle23">fore the older. Complete this girl’s marriage-week; then we will let you have the other for another seven years service.”</text:span></text:p>
          </text:list-item>
          <text:list-item>
            <text:p text:style-name="P298"><text:span text:style-name="CharStyle25"><text:tab/></text:span><text:span text:style-name="CharStyle23">Jacob did so; he completed his marriage-week, and then Laban gave him his daughter Rachel in</text:span></text:p>
          </text:list-item>
          <text:list-item>
            <text:p text:style-name="P298"><text:span text:style-name="CharStyle25"><text:tab/></text:span><text:span text:style-name="CharStyle23">marriage. (Laban gave his maid­servant Bilhah to his daughter</text:span></text:p>
          </text:list-item>
          <text:list-item>
            <text:p text:style-name="P298"><text:span text:style-name="CharStyle25"><text:tab/></text:span><text:span text:style-name="CharStyle23">Rachel as her maid.) Jacob went in to Rachel also, but he loved Rachel more than Leah.</text:span></text:p>
          </text:list-item>
        </text:list>
        <text:p text:style-name="P26"><text:span text:style-name="CharStyle23">Then he served Laban for</text:span><text:span text:style-name="CharStyle25"> are-</text:span></text:p>
        <text:list xml:id="list184536869902754" text:continue-numbering="true" text:style-name="L46">
          <text:list-item>
            <text:p text:style-name="P298"><text:span text:style-name="CharStyle25"><text:tab/></text:span><text:span text:style-name="CharStyle23">other seven years. The Eternal saw that Leah was disliked, so he opened her womb, while Rachel</text:span></text:p>
          </text:list-item>
          <text:list-item>
            <text:p text:style-name="P298"><text:span text:style-name="CharStyle25"><text:tab/></text:span><text:span text:style-name="CharStyle23">remained barren. Leah con­ceived and bore a son, whom she called Reuben (Lookson)</text:span><text:span text:style-name="CharStyle25">—</text:span><text:span text:style-name="CharStyle23">say­ing, “The Eternal has indeed looked on my trouble! Now my</text:span></text:p>
          </text:list-item>
          <text:list-item>
            <text:p text:style-name="P298"><text:span text:style-name="CharStyle25"><text:tab/></text:span><text:span text:style-name="CharStyle23">husband will love me!” Again she conceived and bore a son; she said, “The Eternal has in­</text:span></text:p>
          </text:list-item>
        </text:list>
        <text:p text:style-name="P28"><text:span text:style-name="CharStyle23">deed heard that I am disliked, so he has given me this other son,” and she called him Simeon (Heard). Again she conceived</text:span><text:span text:style-name="CharStyle25"> 34 </text:span><text:span text:style-name="CharStyle23">and bore a son. “Now,” she said, “my husband will at last be at­tached to me, when I have borne three sons to him”—so his name was Levi (Attached). Again she</text:span><text:span text:style-name="CharStyle25"> 35 </text:span><text:span text:style-name="CharStyle23">conceived and bore a son. “This time,” she said, “l will praise the Eternal,” so she called him Ju­dah (Praise). Then she ceased to bear children.</text:span></text:p>
        <text:p text:style-name="P98"><text:span text:style-name="CharStyle13">[When Rachel found </text:span><text:span text:style-name="CharStyle14">qa </text:span><text:span text:style-name="CharStyle13">that she was bearing no children to Jacob, she grew jeal­ous of her sister. “Give me chil­dren,” she said to Jacob, “or I will die!” Jacob was furious 2 with Rachel. “Am I in the place of God,” he asked, “who has withheld fruit from your womb?” She answered, “There 3 is my maid Bilhah! Go in to her, that her children may be mine, that I may get a family by means of her.” So she gave him 4 her maid Bilhah in marriage, and when Jacob went in to her, 5 Bilhah conceived and bore Jacob a son. “God has decided 6 in my favour,” said Rachel; “he has listened to me and given me a son.” So she called him Dan (Decision).] </text:span><text:span text:style-name="CharStyle38">Again Bilhah, </text:span><text:span text:style-name="CharStyle46">7 </text:span><text:span text:style-name="CharStyle38">Rachel’s maid, conceived and bore Jacob another son. “I have</text:span><text:span text:style-name="CharStyle13"> 8 </text:span><text:span text:style-name="CharStyle38">had God’s own bout with my sister,” said Rachel, “and I have won.” So she called him Naph- tali (Bout).</text:span></text:p>
        <text:p text:style-name="P95"><text:span text:style-name="CharStyle23">When Leah found that she</text:span><text:span text:style-name="CharStyle25"> 9 </text:span><text:span text:style-name="CharStyle23">ceased to have children, she took her maid Zilpah and gave her in marriage to Jacob. Zilpah,</text:span><text:span text:style-name="CharStyle25"> </text:span><text:span text:style-name="CharStyle63">10 </text:span><text:span text:style-name="CharStyle23">Leah’s maid, bore a son for Leah, who cried, “I am in luck!”</text:span><text:span text:style-name="CharStyle25"> 11 </text:span><text:span text:style-name="CharStyle23">and called him Gad (Luck). Zilpah, Leah’s maid, bore Jacob</text:span><text:span text:style-name="CharStyle25"> </text:span><text:span text:style-name="CharStyle64">12 </text:span><text:span text:style-name="CharStyle23">another son, and Leah cried,</text:span><text:span text:style-name="CharStyle25"> </text:span><text:span text:style-name="CharStyle65">13</text:span></text:p>
        <text:p text:style-name="P373"><text:span text:style-name="CharStyle23">“Happy am I! women will call me happy.” So she named him Asher (Happy).</text:span></text:p>
        <text:list xml:id="list5971146988652029817" text:style-name="L47">
          <text:list-item>
            <text:p text:style-name="P351"><text:span text:style-name="CharStyle25"><text:tab/></text:span><text:span text:style-name="CharStyle23">During wheat-harvest Reuben found some love-apples in the field and brought them to his mother Leah. Rachel said, “Do give me some of your boy’s love-</text:span></text:p>
          </text:list-item>
          <text:list-item>
            <text:p text:style-name="P308"><text:span text:style-name="CharStyle23"><text:tab/>apples.” But Leah answered, “Is it a trifling matter that you have taken away my husband</text:span><text:span text:style-name="CharStyle24"><text:span text:style-name="T1">9 </text:span></text:span><text:span text:style-name="CharStyle23">And now you want to take my boy’s love-apples!” “Give me some of your boy’s love-apples,” said Rachel, “and you can lie</text:span></text:p>
          </text:list-item>
          <text:list-item>
            <text:p text:style-name="P308"><text:span text:style-name="CharStyle23"><text:tab/>with him to-night." When Jacob came home from the field in the evening, Lech went out to meet him, saying, "You must come in to me; I have hired you at the price of my boy’s love-apples.” So he lay with her that night.</text:span></text:p>
          </text:list-item>
          <text:list-item>
            <text:p text:style-name="P162"><text:span text:style-name="CharStyle10"><text:tab/>[God listened to Leah, and she conceived and bore Jacob a fifth</text:span></text:p>
          </text:list-item>
          <text:list-item>
            <text:p text:style-name="P162"><text:span text:style-name="CharStyle10"><text:tab/>son. “God has given me my hire,” said Leah, “because I gave my maid to my husband.” So she called him Issachar</text:span></text:p>
          </text:list-item>
          <text:list-item>
            <text:p text:style-name="P165"><text:span text:style-name="CharStyle10"><text:tab/>(Hireman). Again Leah con­ceived and bore Jacob a sixth</text:span></text:p>
          </text:list-item>
          <text:list-item>
            <text:p text:style-name="P171"><text:span text:style-name="CharStyle10"><text:tab/>son. “God has given me a fine dowry,” she said: “my husband will dwell with me at last, now that I have borne him six sons.” So she called him Zebulun</text:span></text:p>
          </text:list-item>
          <text:list-item>
            <text:p text:style-name="P171"><text:span text:style-name="CharStyle10"><text:tab/>(Dwelling). Afterwards she bore a daughter, and called her Dinah;</text:span></text:p>
          </text:list-item>
          <text:list-item>
            <text:p text:style-name="P180"><text:span text:style-name="CharStyle10"><text:tab/>Then God remembered Ra­chel, God listened to her and</text:span></text:p>
          </text:list-item>
          <text:list-item>
            <text:p text:style-name="P183"><text:span text:style-name="CharStyle10"><text:tab/>opened her womb, so that she conceived and bore a son. She said, “God has removed my</text:span></text:p>
          </text:list-item>
          <text:list-item>
            <text:p text:style-name="P285"><text:span text:style-name="CharStyle25"><text:tab/>reproach,”] </text:span><text:span text:style-name="CharStyle23">and called him Jo­seph (Add), saying, “May the Eternal add another son to me!”</text:span></text:p>
          </text:list-item>
          <text:list-item>
            <text:p text:style-name="P351"><text:span text:style-name="CharStyle25"><text:tab/></text:span><text:span text:style-name="CharStyle23">It was after Rachel had given birth to Joseph, that Jacob said to Laban, “Let me leave you for</text:span></text:p>
          </text:list-item>
          <text:list-item>
            <text:p text:style-name="P269"><text:span text:style-name="CharStyle25"><text:tab/></text:span><text:span text:style-name="CharStyle23">my own home and country. Let me have my wives and children,</text:span></text:p>
          </text:list-item>
        </text:list>
        <text:p text:style-name="P27"><text:span text:style-name="CharStyle23">for whom I have served you, and go my way. You know all the service I have rendered you.” Laban said to him, “If I have 27 found favour with you, stay; I have noted the omens and seen that the Eternal has blessed me for your sake.” He added, “Fix</text:span><text:span text:style-name="CharStyle25"> 28 </text:span><text:span text:style-name="CharStyle23">your own wage, and 1 will pay it.” Jacob answered, “You know</text:span><text:span text:style-name="CharStyle25"> 29 </text:span><text:span text:style-name="CharStyle23">yourself how I have served you, and how your stock has fared under my charge. Little you had</text:span><text:span text:style-name="CharStyle25"> 30 </text:span><text:span text:style-name="CharStyle23">before 1 came, and now it has multiplied abundantly; wherever I have turned, the Eternal has blessed you. But when am I to make some provision for my own household?” Laban said, 31 “What am I to give you?” “Nothing at all,” said Jacob; “let me go on feeding and tend­ing your stock, if you will simply do this for me: to-day, as I go</text:span><text:span text:style-name="CharStyle25"> 32 </text:span><text:span text:style-name="CharStyle23">over all your stock, I will set apart all the speckled and spot­ted animals, and my pay shall consist of any black sheep or any speckled and spotted goat here- afiei bom. In this way my</text:span><text:span text:style-name="CharStyle25"> </text:span><text:span text:style-name="CharStyle26">33 </text:span><text:span text:style-name="CharStyle23">honesty will tell, when you come to cast your eye over my share; any goat in my lot, that is not speckled and spotted, any sheep that is not black, you may con­sider to have been stolen.” “Good,” said Laban, “so be it.”</text:span><text:span text:style-name="CharStyle25"> </text:span><text:span text:style-name="CharStyle26">34 </text:span><text:span text:style-name="CharStyle23">Then Laban that very day set</text:span><text:span text:style-name="CharStyle25"> </text:span><text:span text:style-name="CharStyle26">35 </text:span><text:span text:style-name="CharStyle23">apart the striped and spotted he- goats and all the speckled and spotted she-goats—every animal that had a white tinge, and all the black sheep; he put them in charge of his sons, at a distance</text:span><text:span text:style-name="CharStyle25"> 36 </text:span><text:span text:style-name="CharStyle23">of three days’ march from Jacob. The rest of Laban’s stock was fed by Jacob. But Jacob took </text:span><text:span text:style-name="CharStyle24">37 </text:span><text:span text:style-name="CharStyle23">fresh boughs 0} poplar, almond, and plane, and peeled white streaks in them, exposing the white of the ooughs. These</text:span><text:span text:style-name="CharStyle25"> 38</text:span></text:p>
      </text:section>
      <text:section text:style-name="Sect4" text:name="Section12">
        <text:p text:style-name="P374"><draw:frame draw:style-name="fr4" draw:name="65" text:anchor-type="paragraph" svg:x="2.0827in" svg:y="3.4071in" svg:width="0.2598in" svg:height="0.0161in" draw:z-index="6"><draw:image xlink:href="Pictures/10000000000000270000001B1735BA59.jpg" xlink:type="simple" xlink:show="embed" xlink:actuate="onLoad"/><draw:contour-polygon svg:width="0.2598in" svg:height="0.1764in" svg:viewBox="0 0 660 448" draw:points="0,0 660,0 660,448 0,448" draw:recreate-on-edit="true"/></draw:frame><text:span text:style-name="CharStyle23">peeled, sticks he laid in front of the flocks, in the runnels of the watering-troughs at which the flocks drank; they bred when</text:span></text:p>
        <text:list xml:id="list1825413778178483220" text:style-name="L48">
          <text:list-item>
            <text:p text:style-name="P299"><text:span text:style-name="CharStyle25"><text:tab/></text:span><text:span text:style-name="CharStyle23">they came to drink, and as they bred in front of the sticks they brought forth young that were striped, speckled, and spotted.</text:span></text:p>
          </text:list-item>
          <text:list-item>
            <text:p text:style-name="P299"><text:span text:style-name="CharStyle25"><text:tab/></text:span><text:span text:style-name="CharStyle23">These lambs Jacob kept separate [[turning the faces of the flocks to the striped and black animals in Labans flock]], he kept his own droves apart, instead of adding them to Laban’s stock.</text:span></text:p>
          </text:list-item>
          <text:list-item>
            <text:p text:style-name="P299"><text:span text:style-name="CharStyle25"><text:tab/></text:span><text:span text:style-name="CharStyle23">Jacob also used to lay the sticks in the runnels only when the stronger animals came to breed, that they might breed in sight</text:span></text:p>
          </text:list-item>
          <text:list-item>
            <text:p text:style-name="P299"><text:span text:style-name="CharStyle25"><text:tab/></text:span><text:span text:style-name="CharStyle23">of the sticks; when the weaker animals came, he did not put in the sticks. In this way, the weaker lambs fell to Laban, the</text:span></text:p>
          </text:list-item>
          <text:list-item>
            <text:p text:style-name="P299"><text:span text:style-name="CharStyle25"><text:tab/></text:span><text:span text:style-name="CharStyle23">stronger to Jacob, who grew ex­tremely rich, with large flocks, •male and female slaves, camels, and asses.</text:span></text:p>
          </text:list-item>
        </text:list>
        <text:p text:style-name="P26"><text:span text:style-name="CharStyle23">But he heard Labans sons muttering, “Jacob has got hold of all our fathers property; he has acquired all this wealth from what our father had."</text:span></text:p>
        <text:list xml:id="list8257652993985015203" text:style-name="L49">
          <text:list-item>
            <text:p text:style-name="P189"><text:span text:style-name="CharStyle10"><text:tab/>[Jacob also saw that Laban’s looks were not friendly as they</text:span></text:p>
          </text:list-item>
          <text:list-item>
            <text:p text:style-name="P328"><text:span text:style-name="CharStyle25"><text:tab/>were before.] </text:span><text:span text:style-name="CharStyle23">And the Eternal said to Jacob, “Return to the land of your fathers and to your kinsfolk; I will be with you.”</text:span></text:p>
          </text:list-item>
          <text:list-item>
            <text:p text:style-name="P189"><text:span text:style-name="CharStyle10"><text:tab/>[So Jacob summoned Rachel and Leah to his flock in the field, and</text:span></text:p>
          </text:list-item>
          <text:list-item>
            <text:p text:style-name="P189"><text:span text:style-name="CharStyle10"><text:tab/>said to them, “I see that your father’s looks are not friendly as they were before. However, the God of my fathers has always</text:span></text:p>
          </text:list-item>
          <text:list-item>
            <text:p text:style-name="P189"><text:span text:style-name="CharStyle10"><text:tab/>been with me. You know your­selves that I have served your father to the best of my power.</text:span></text:p>
          </text:list-item>
          <text:list-item>
            <text:p text:style-name="P189"><text:span text:style-name="CharStyle10"><text:tab/>Your father has taken advan­tage of me and changed my wages over and again; yet God did not allow him to injure me,</text:span></text:p>
          </text:list-item>
          <text:list-item>
            <text:p text:style-name="P203"><text:span text:style-name="CharStyle10"><text:tab/>for, whenever he said, ‘The</text:span></text:p>
          </text:list-item>
        </text:list>
        <text:p text:style-name="P23"><text:span text:style-name="CharStyle10">speckled animals are to be your wage,’ then all the flock bore speckled young, and whenever he said, ‘The striped are to be your wage,’ then all the flock bore striped young. In this way 9 God has taken the stock from your father and given it to me. When the stock was breeding, I 10 raised my eyes in a dream and saw that the he-goats that leaped on the she-goats were striped, speckled, and mottled. The angel of God said to me in 11 the dream, ‘Jacob!’ ‘Yes,’ said I. And he said, ‘Raise your 12 eyes, look! all the he-goats that leap on the she-goats are striped, speckled, and mottled—for I have seen all Laban’s treatment of you. I am the God of Beth-el, 13 where you poured oil on a pillar, where you made a vow to me. Now up and away from this land, return to the land of your birth.’” Rachel and Leah re- 14 plied, “What share or possession is left for us in our father’s house? Does he not treat us 15 like aliens? He has sold us, and he goes on to spend all the price of our marriage! All the wealth 16 that God has taken from our father now belongs to us and to our children; so do whatever God tells you.”</text:span></text:p>
        <text:p text:style-name="P75"><text:span text:style-name="CharStyle10">Then Jacob started to mount 17 his sors and his wives on camels, driving off all his cattle, and all 18 the stock he had gathered, the cattle he had acquired in Pad- dan-aram, in order to reach his father Isaac in the land of Ca­naan. As Laban had gone to 19 the sheep-shearing, Rachel stole the household gods that be­longed to her father, and Jacob 20 outwitted Laban the Aramaean, never letting him know that he fled; he fled with all that he had, 21 got across the Euphrates, and</text:span></text:p>
        <text:p text:style-name="P205"><text:span text:style-name="CharStyle10">turned towards the hill-country of Gilead.</text:span></text:p>
        <text:list xml:id="list8203990100022782267" text:style-name="L50">
          <text:list-item>
            <text:p text:style-name="P181"><text:span text:style-name="CharStyle10"><text:tab/>Three days later, Laban was</text:span></text:p>
          </text:list-item>
        </text:list>
        <text:list xml:id="list2028826323747461773" text:style-name="L51">
          <text:list-item>
            <text:p text:style-name="P184"><text:span text:style-name="CharStyle69"><text:tab/></text:span><text:span text:style-name="CharStyle10">told that Jacob had fled. So he took his kinsmen and pursued him for seven days, overtaking him in the hill-country of Gil-</text:span></text:p>
          </text:list-item>
        </text:list>
        <text:list xml:id="list5658741634430640224" text:style-name="L52">
          <text:list-item>
            <text:p text:style-name="P185"><text:span text:style-name="CharStyle10"><text:tab/>ead. (In a dream by night God came to Laban the Ara­maean, saying, “Beware of saying a single word to Jacob.”)</text:span></text:p>
          </text:list-item>
          <text:list-item>
            <text:p text:style-name="P185"><text:span text:style-name="CharStyle10"><text:tab/>When Laban came up on Jacob, Jacob had encamped on the hill of Mizpah; so Laban and his kinsmen encamped on the hill</text:span></text:p>
          </text:list-item>
          <text:list-item>
            <text:p text:style-name="P185"><text:span text:style-name="CharStyle10"><text:tab/>of Gilead. Laban said to Jacob, “What do you mean by stealing away without telling me, carrying my daughters off as if they were prisoners of war?</text:span></text:p>
          </text:list-item>
          <text:list-item>
            <text:p text:style-name="P185"><text:span text:style-name="CharStyle10"><text:tab/>Why did you flee in secret and deceive me, instead of telling me? I would have sent you off with mirth and music, with</text:span></text:p>
          </text:list-item>
          <text:list-item>
            <text:p text:style-name="P185"><text:span text:style-name="CharStyle10"><text:tab/>tambourine and lyre! Why did you not let me kiss my grand­children and my daughters? That was a senseless thing to do.</text:span></text:p>
          </text:list-item>
          <text:list-item>
            <text:p text:style-name="P172"><text:span text:style-name="CharStyle10"><text:tab/>I have it in my power to injure you, but the God of your father told me last night, ‘Beware of saying a single word to Jacob/</text:span></text:p>
          </text:list-item>
          <text:list-item>
            <text:p text:style-name="P172"><text:span text:style-name="CharStyle10"><text:tab/>You are off, forsooth, because you yearned for your father’s house! Then why did you</text:span></text:p>
          </text:list-item>
          <text:list-item>
            <text:p text:style-name="P172"><text:span text:style-name="CharStyle10"><text:tab/>steal my gods?” Jacob an­swered, “I fled secretly because I was afraid; I thought you would take your daughters from</text:span></text:p>
          </text:list-item>
          <text:list-item>
            <text:p text:style-name="P172"><text:span text:style-name="CharStyle10"><text:tab/>me, by force. As for your gods, he shall die with whom you find them! In presence of our kins­men, pick out whatever is yours among my belongings, and take it” (for Jacob had no idea that Rachel had stolen the gods).</text:span></text:p>
          </text:list-item>
          <text:list-item>
            <text:p text:style-name="P182"><text:span text:style-name="CharStyle10"><text:tab/>So Laban went into Jacob’s tent and Leah’s tent and the tent of the two maids, and</text:span></text:p>
          </text:list-item>
          <text:list-item>
            <text:p text:style-name="P185"><text:span text:style-name="CharStyle10"><text:tab/>found nothing. From Leah’s tent he went into Rachel’s.</text:span></text:p>
          </text:list-item>
        </text:list>
        <text:p text:style-name="P24"><text:span text:style-name="CharStyle10">Now Rachel had taken the household gods and put them in the camel’s saddle, on which she was riding. As Laban felt all about the tent, and could not find them, she said to her father, </text:span><text:span text:style-name="CharStyle69">35 </text:span><text:span text:style-name="CharStyle10">“Let not my lord be angry at me for not rising before you, but the custom of women is on me.” So he did not find the household gods, for all his search.</text:span></text:p>
        <text:p text:style-name="P76"><text:span text:style-name="CharStyle10">Then Jacob angrily reproached 36 Laban. Said Jacob to Laban, “What is my crime, what is my sin, that you have hotly pursued me? After your groping among </text:span><text:span text:style-name="CharStyle69">37 </text:span><text:span text:style-name="CharStyle10">all my goods, what goods have you found that belong to your household? Down with it here, in front of your kinsmen and mine, that they may judge be­tween us two! These twenty 38 years I have been with you; your ewes and she-goats have never miscarried, and I never ate the rams of your flock. What 39 wild beasts tore, I never laid be­fore you; I made good the loss of it myself; you held me re­sponsible for anything stolen by night or by day. And this 40 was my lot, to be worn out by heat during the day and by frost at night, to lose my sleep. These 41 twenty years I have been a member of your household; fourteen years I served you for your two daughters and six years for your flock, and you changed my wages over and again. Un- 42 less my father’s God, the God of Abraham, the Awe of Isaac, had been on my side, you would in­deed have sent me off empty- handed. But God saw my plight and my toil, and last night he checked you.” Laban </text:span><text:span text:style-name="CharStyle69">43 </text:span><text:span text:style-name="CharStyle10">answered, “The girls are my daughters, the children are my grandchildren, the flocks are</text:span></text:p>
        <text:p text:style-name="P107"><draw:frame draw:style-name="fr8" draw:name="66" text:anchor-type="paragraph" svg:x="2.0909in" svg:y="5.8201in" svg:width="0.2665in" svg:height="0.0161in" draw:z-index="7"><draw:image xlink:href="Pictures/10000000000000280000001BFDFF106F.jpg" xlink:type="simple" xlink:show="embed" xlink:actuate="onLoad"/><draw:contour-polygon svg:width="0.2665in" svg:height="0.1799in" svg:viewBox="0 0 677 457" draw:points="0,0 677,0 677,457 0,457" draw:recreate-on-edit="true"/></draw:frame><text:span text:style-name="CharStyle10">my flocks, and all that you see is mine. But—what can I do to-day for these daughters of mine and for the children they</text:span></text:p>
        <text:list xml:id="list184340362748078" text:style-name="L48">
          <text:list-item>
            <text:p text:style-name="P173"><text:span text:style-name="CharStyle10"><text:tab/>have borne? Come, let us make a compact, you and I, let us have a witness between us.”</text:span></text:p>
          </text:list-item>
          <text:list-item>
            <text:p text:style-name="P190"><text:span text:style-name="CharStyle10"><text:tab/>So he took a boulder, and</text:span></text:p>
          </text:list-item>
          <text:list-item>
            <text:p text:style-name="P286"><text:span text:style-name="CharStyle25"><text:tab/>erected it as a pillar.] </text:span><text:span text:style-name="CharStyle23">Jacob said to his men, “Gather stones”; they did so and built a cairn. Then they ate together on the</text:span></text:p>
          </text:list-item>
          <text:list-item>
            <text:p text:style-name="P299"><text:span text:style-name="CharStyle25"><text:tab/></text:span><text:span text:style-name="CharStyle23">cairn. (Witness-cairn they called it, Laban in Aramaic, Jacob in</text:span></text:p>
          </text:list-item>
          <text:list-item>
            <text:p text:style-name="P299"><text:span text:style-name="CharStyle25"><text:tab/></text:span><text:span text:style-name="CharStyle23">Hebrew.) “This cairn,” said Laban, “is a witness between you and me to-day”; so he called</text:span></text:p>
          </text:list-item>
          <text:list-item>
            <text:p text:style-name="P299"><text:span text:style-name="CharStyle25"><text:tab/></text:span><text:span text:style-name="CharStyle23">it Galeed (Witness-cairn); and also Mizpah (Watch-post), say­ing, “May the Eternal keep a watchful eye upon us, when we are out of one another's sightl</text:span></text:p>
          </text:list-item>
          <text:list-item>
            <text:p text:style-name="P299"><text:span text:style-name="CharStyle25"><text:tab/></text:span><text:span text:style-name="CharStyle23">If you ill-treat my daughters, or if you marry other wives, then, though there is no man, here is</text:span></text:p>
          </text:list-item>
          <text:list-item>
            <text:p text:style-name="P192"><text:span text:style-name="CharStyle10"><text:tab/></text:span><text:span text:style-name="CharStyle68">God to interfere!”</text:span><text:span text:style-name="CharStyle10"> [And Laban said to Jacob, </text:span><text:span text:style-name="CharStyle68">“Look at this cairn,</text:span><text:span text:style-name="CharStyle10"> look at the pillar I have set up between myself and you.</text:span></text:p>
          </text:list-item>
          <text:list-item>
            <text:p text:style-name="P192"><text:span text:style-name="CharStyle10"><text:tab/></text:span><text:span text:style-name="CharStyle68">This cairn be witness,</text:span><text:span text:style-name="CharStyle10"> this pillar be witness, that I will not pass it to attack you, and you shall not pass this </text:span><text:span text:style-name="CharStyle68">cairn and</text:span><text:span text:style-name="CharStyle10"> pillar to at-</text:span></text:p>
          </text:list-item>
          <text:list-item>
            <text:p text:style-name="P192"><text:span text:style-name="CharStyle10"><text:tab/>tack me. The God of Abraham and the God of Nahor judge between us!” Jacob swore it by the Awe of his father Isaac.</text:span></text:p>
          </text:list-item>
          <text:list-item>
            <text:p text:style-name="P192"><text:span text:style-name="CharStyle10"><text:tab/>Then, killing a victim for sacri­fice on the hill, Jacob called his kinsmen to a meal; they ate and then they stayed all night on</text:span></text:p>
          </text:list-item>
          <text:list-item>
            <text:p text:style-name="P192"><text:span text:style-name="CharStyle10"><text:tab/>the hill. Next morning Laban rose, kissed his grandchildren and his daughters, gave them his blessing, and went away</text:span></text:p>
          </text:list-item>
        </text:list>
        <text:p text:style-name="P46"><text:span text:style-name="CharStyle10">home. Jacob went his way, and encountered the angels 2 of God; on seeing them, Jacob said, “This is God’s camp”—so he called the spot Mahanaim (Camps).]</text:span></text:p>
        <text:p text:style-name="P70"><text:span text:style-name="CharStyle23">Now Jacob sent messengers</text:span><text:span text:style-name="CharStyle25"> </text:span><text:span text:style-name="CharStyle26">3 </text:span><text:span text:style-name="CharStyle23">ahead to his brother Esau in the land of Seir, the country of Edom, with these instructions: “You shall say to my lord Esau, </text:span><text:span text:style-name="CharStyle24">4 </text:span><text:span text:style-name="CharStyle23">‘Your servant Jacob says: I have been residing with Laban until now; I have oxen, asses, flocks,</text:span><text:span text:style-name="CharStyle25"> </text:span><text:span text:style-name="CharStyle26">5 </text:span><text:span text:style-name="CharStyle23">and slaves both male and fe­male, and I hereby send to tell my lord, in hope of finding fa­vour with you.’ ” The mes-</text:span><text:span text:style-name="CharStyle25"> 6 </text:span><text:span text:style-name="CharStyle23">sengers came back to Jacob re­porting that they had gone to his brother Esau, who was al­ready on the way to meet him with four hundred men. Jacob </text:span><text:span text:style-name="CharStyle24">7 </text:span><text:span text:style-name="CharStyle23">was terrified and anxious; he di­vided his party, with the flocks and the herds and the camels, into two companies, thinking</text:span><text:span text:style-name="CharStyle25"> 8 </text:span><text:span text:style-name="CharStyle23">that if Esau attacked and over­powered one company, the sur­viving company might escape. Then Jacob prayed, “God of my</text:span><text:span text:style-name="CharStyle25"> </text:span><text:span text:style-name="CharStyle26">9 </text:span><text:span text:style-name="CharStyle23">father Abraham, God of my fa­ther Isaac, </text:span><text:span text:style-name="CharStyle24">0</text:span><text:span text:style-name="CharStyle23"> Eternal who didst say to me, ‘Return to your coun­try and your kindred, and I idll do you good,’ I do not deserve</text:span><text:span text:style-name="CharStyle25"> 10 </text:span><text:span text:style-name="CharStyle23">all the kindness and loyalty with which thou hast treated thy serv­ant; stick in hand I crossed the Jordan here, and now I am two companies! </text:span><text:span text:style-name="CharStyle24">0</text:span><text:span text:style-name="CharStyle23"> save me from the</text:span><text:span text:style-name="CharStyle25"> 11 </text:span><text:span text:style-name="CharStyle23">power of my brother, from Esau!</text:span></text:p>
        <text:list xml:id="list1185280915904758463" text:style-name="L53">
          <text:list-item>
            <text:p text:style-name="P261"><text:span text:style-name="CharStyle23"><text:tab/>am afraid of him attacking me and overpowering me, slaying our women and children. Thou</text:span><text:span text:style-name="CharStyle25"> 12 </text:span><text:span text:style-name="CharStyle23">didst promise, ‘I will indeed do you good, and make your de­scendants like the sand of the sea, past counting for number” There Jacob remained for the</text:span><text:span text:style-name="CharStyle25"> 13 </text:span><text:span text:style-name="CharStyle23">night.</text:span></text:p>
          </text:list-item>
        </text:list>
        <text:p text:style-name="P75"><text:span text:style-name="CharStyle10">[From his possessions he se­lected a present for his brother Esau, namely, two hundred she- 14 goats and twenty he-goats, two hundred ewes and twenty rams, thirty milch camels with their 15</text:span></text:p>
        <text:p text:style-name="P107"><text:span text:style-name="CharStyle10">colts, forty cows and ten bul­locks, twenty she-asses and ten</text:span></text:p>
        <text:list xml:id="list2531380233184234538" text:style-name="L54">
          <text:list-item>
            <text:p text:style-name="P163"><text:span text:style-name="CharStyle10"><text:tab/>foals. These he entrusted to Ids slaves, each herd separately,</text:span></text:p>
          </text:list-item>
        </text:list>
        <text:p text:style-name="P107"><text:span text:style-name="CharStyle10">elling his slaves to move across ahead of him, leaving a space</text:span></text:p>
        <text:list xml:id="list184537359850787" text:continue-numbering="true" text:style-name="L54">
          <text:list-item>
            <text:p text:style-name="P163"><text:span text:style-name="CharStyle10"><text:tab/>between herd and herd. He gave this order to those in the very front: “When my brother Esau meets you and asks to whom you belong and where you are going, and whose are the beasts you are driving, say,</text:span></text:p>
          </text:list-item>
          <text:list-item>
            <text:p text:style-name="P163"><text:span text:style-name="CharStyle10"><text:tab/>‘They belong to your servant Jacob; they are a present for my lord Esau; and Jacob himself is</text:span></text:p>
          </text:list-item>
          <text:list-item>
            <text:p text:style-name="P166"><text:span text:style-name="CharStyle10"><text:tab/>just behind us.’ ” He also gave orders to the second and the third, and to all the others who drove the herds, telling them what they were to say to Esau when they came across him;</text:span></text:p>
          </text:list-item>
          <text:list-item>
            <text:p text:style-name="P174"><text:span text:style-name="CharStyle10"><text:tab/>“Say, ‘here is your servant Jacob just behind us!’” (He thought to himself, “I will ap­pease him with the present in front, and then I can get access to his presence; perhaps he will</text:span></text:p>
          </text:list-item>
          <text:list-item>
            <text:p text:style-name="P174"><text:span text:style-name="CharStyle10"><text:tab/>receive me.”) So the present moved ahead of him, while he passed the night in the encamp­ment.]</text:span></text:p>
          </text:list-item>
          <text:list-item>
            <text:p text:style-name="P358"><text:span text:style-name="CharStyle25"><text:tab/></text:span><text:span text:style-name="CharStyle23">That night he rose, took his two wives, his two maidserv­ants, and his eleven children, [and crossed the ford of the Jab-</text:span></text:p>
          </text:list-item>
          <text:list-item>
            <text:p text:style-name="P300"><text:span text:style-name="CharStyle23"><text:tab/>bok. He took them] and made them cross the stream, along</text:span></text:p>
          </text:list-item>
          <text:list-item>
            <text:p text:style-name="P270"><text:span text:style-name="CharStyle25"><text:tab/></text:span><text:span text:style-name="CharStyle23">with all that he had. Jacob was left alone, and a man struggled</text:span></text:p>
          </text:list-item>
          <text:list-item>
            <text:p text:style-name="P270"><text:span text:style-name="CharStyle23"><text:tab/>with him till break of day; when the man found that he could not master him, he struck the hollow of his thigh, so that Jacob’s thigh was sprained in the wrestle.</text:span></text:p>
          </text:list-item>
          <text:list-item>
            <text:p text:style-name="P270"><text:span text:style-name="CharStyle25"><text:tab/></text:span><text:span text:style-name="CharStyle23">Then he said, “Let me go, for the day is breaking.” “I will not,” said Jacob, “unless you</text:span></text:p>
          </text:list-item>
          <text:list-item>
            <text:p text:style-name="P287"><text:span text:style-name="CharStyle23"><text:tab/>bless me” “What is your name?” said the man. “Jacob.”</text:span></text:p>
          </text:list-item>
          <text:list-item>
            <text:p text:style-name="P287"><text:span text:style-name="CharStyle25"><text:tab/></text:span><text:span text:style-name="CharStyle23">he answered. “Then your name</text:span></text:p>
          </text:list-item>
        </text:list>
        <text:p text:style-name="P27"><text:span text:style-name="CharStyle23">shall be Jacob no longer,” said the man, “but Israel (Striver- with-God), for you have striven with God and men, and won.” “Tell me what name you bear,”</text:span><text:span text:style-name="CharStyle25"> 29 </text:span><text:span text:style-name="CharStyle23">said Jacob. “Why ask my name?” he answered, and blessed him on the spot. Jacob named</text:span><text:span text:style-name="CharStyle25"> 30 </text:span><text:span text:style-name="CharStyle23">the spot Peniel (God’s-face), saying, “I have seen God face to face, and yet I am alive!” The</text:span><text:span text:style-name="CharStyle25"> 31 </text:span><text:span text:style-name="CharStyle23">sun rose upon him as he passed Penuel, and he limped on ac­count of his thigh. (To this day</text:span><text:span text:style-name="CharStyle25"> 32 </text:span><text:span text:style-name="CharStyle23">the Israelites never eat any ten­don of the hip on the hollow of an animal’s thigh, because One struck the tendon of the hip on the hollow of Jacob’s thigh.)</text:span></text:p>
        <text:p text:style-name="P103"><text:span text:style-name="CharStyle23">When Jacob looked up,</text:span><text:span text:style-name="CharStyle25"> O O </text:span><text:span text:style-name="CharStyle23">there was Esau coming with four hundred men! So he assigned the children to Leah and to Rachel and to the two maids, putting the maids and</text:span><text:span text:style-name="CharStyle25"> 2 </text:span><text:span text:style-name="CharStyle23">their children in front, then Leah and her children, with Ra­chel and Joseph in the rear. He </text:span><text:span text:style-name="CharStyle24">3 </text:span><text:span text:style-name="CharStyle23">passed on before them bowing seven times to the earth till he reached his brother, and Esa/u</text:span><text:span text:style-name="CharStyle25"> </text:span><text:span text:style-name="CharStyle26">4 </text:span><text:span text:style-name="CharStyle23">ran to meet him and embraced him, falling on his neck and kiss­ing him, while they wept to­gether. On looking up Esau no- </text:span><text:span text:style-name="CharStyle24">5 </text:span><text:span text:style-name="CharStyle23">ticed the women and children. “Who are these with you?” he asked. And Jacob said, “The children whom God has gra­ciously given to your servant.” Then the maids came up with</text:span><text:span text:style-name="CharStyle25"> 6 </text:span><text:span text:style-name="CharStyle23">their children and bowed; Leah </text:span><text:span text:style-name="CharStyle24">7 </text:span><text:span text:style-name="CharStyle23">and her children also came up and bowed; after that, Joseph and Rachel came up and bowed. Esau said, “And what was the</text:span><text:span text:style-name="CharStyle25"> 8 </text:span><text:span text:style-name="CharStyle23">meaning of all yon company that </text:span><text:span text:style-name="CharStyle24">1</text:span><text:span text:style-name="CharStyle23"> met?” “It was to win my lord’s favour,” said Jacob. “I </text:span><text:span text:style-name="CharStyle24">9 </text:span><text:span text:style-name="CharStyle23">have plenty,” said Esau; “keep what you have, my brother.”</text:span></text:p>
        <text:list xml:id="list8464999858998538623" text:style-name="L55">
          <text:list-item>
            <text:p text:style-name="P400"><draw:frame draw:style-name="fr3" draw:name="67" text:anchor-type="paragraph" svg:x="2.0744in" svg:y="5.8098in" svg:width="0.2736in" svg:height="0.0161in" draw:z-index="8"><draw:image xlink:href="Pictures/10000000000000290000001CFF8EC006.jpg" xlink:type="simple" xlink:show="embed" xlink:actuate="onLoad"/><draw:contour-polygon svg:width="0.2728in" svg:height="0.1831in" svg:viewBox="0 0 693 465" draw:points="0,0 693,0 693,465 0,465" draw:recreate-on-edit="true"/></draw:frame><text:span text:style-name="CharStyle25"><text:tab/></text:span><text:span text:style-name="CharStyle23">But Jacob answered, “No, if I have found favour with you, pray accept my present, for I have had access to your presence as to the presence of God, himself</text:span></text:p>
          </text:list-item>
          <text:list-item>
            <text:p text:style-name="P400"><text:span text:style-name="CharStyle25"><text:tab/></text:span><text:span text:style-name="CharStyle23">and found a welcome. Pray take the gift I have brought you; God has been generous to me, and I have plenty.” So he urged him,</text:span></text:p>
          </text:list-item>
          <text:list-item>
            <text:p text:style-name="P380"><text:span text:style-name="CharStyle23"><text:tab/>and Esau took it. Then said Esau, “Let us travel together on our way; </text:span><text:span text:style-name="CharStyle24">1</text:span><text:span text:style-name="CharStyle23"> will march in front.”</text:span></text:p>
          </text:list-item>
          <text:list-item>
            <text:p text:style-name="P380"><text:span text:style-name="CharStyle25"><text:tab/></text:span><text:span text:style-name="CharStyle23">But Jacob said, “My lord knows that the children are young, and </text:span><text:span text:style-name="CharStyle24">1</text:span><text:span text:style-name="CharStyle23"> have to think of the young in my flocks and herds; if they are overdriven for a single day, the</text:span></text:p>
          </text:list-item>
          <text:list-item>
            <text:p text:style-name="P380"><text:span text:style-name="CharStyle25"><text:tab/></text:span><text:span text:style-name="CharStyle23">flocks will all die. Pray let my lord go ahead of his servant, and I will advance gradually, suiting my pace to the cattle in front of me and to the children, till I</text:span></text:p>
          </text:list-item>
          <text:list-item>
            <text:p text:style-name="P380"><text:span text:style-name="CharStyle25"><text:tab/></text:span><text:span text:style-name="CharStyle23">reach my lord at Seir.” “Let me leave some of my men with you,” said Esau. But Jacob said, “What is the use of that, so</text:span></text:p>
          </text:list-item>
          <text:list-item>
            <text:p text:style-name="P380"><text:span text:style-name="CharStyle25"><text:tab/></text:span><text:span text:style-name="CharStyle23">please my lord?” Then Esau started that very day to go back</text:span></text:p>
          </text:list-item>
          <text:list-item>
            <text:p text:style-name="P380"><text:span text:style-name="CharStyle23"><text:tab/>to Seir; Jacob moved to Suk- koth, where he built himself a house and put up booths for his cattle. Hence the place was called Sukkoth (Booths).</text:span></text:p>
          </text:list-item>
          <text:list-item>
            <text:p text:style-name="P208"><text:span text:style-name="CharStyle10"><text:tab/>When Jacob came from Pad- dan-aram he arrived safe and sound at the town of Shechem in the land of Canaan, camping</text:span></text:p>
          </text:list-item>
          <text:list-item>
            <text:p text:style-name="P209"><text:span text:style-name="CharStyle10"><text:tab/>to the east of the town. [For a hundred ingots he bought the piece of ground on which he had pitched his tent, from the clan of Hamor, the founder of</text:span></text:p>
          </text:list-item>
          <text:list-item>
            <text:p text:style-name="P215"><text:span text:style-name="CharStyle10"><text:tab/>Shechem. There he put up an altar, which he called “El, God of Israel.”]</text:span></text:p>
          </text:list-item>
        </text:list>
        <text:p text:style-name="P25"><text:span text:style-name="CharStyle10">Now Dinah, the daughter whom Leah bore to Jacob, went to visit the women of the</text:span></text:p>
        <text:list xml:id="list8841386348305289416" text:style-name="L56">
          <text:list-item>
            <text:p text:style-name="P220"><text:span text:style-name="CharStyle10"><text:tab/>district. Shechem, the son of Hamor the Hivite, who was the</text:span></text:p>
          </text:list-item>
        </text:list>
        <text:list xml:id="list4829203788424729239" text:style-name="L57">
          <text:list-item>
            <text:p text:style-name="P238"><text:span text:style-name="CharStyle10"><text:tab/>local chief, saw her; and She­</text:span></text:p>
          </text:list-item>
        </text:list>
        <text:p text:style-name="P39"><text:span text:style-name="CharStyle41">chem said to his father Hamor, “Get me this girl for my wife.”</text:span></text:p>
        <text:p text:style-name="P23"><text:span text:style-name="CharStyle10">So Hamor, the father of She- 6 chem, went to have a talk with Jacob. Hamor’s words were: 8 “My son Shechem has set his heart on your daughter; pray let him have her in marriage. Intermarry with us, give us 9 your daughters and take our daughters; you can live along 10 with us, the country will be open to you, stay and trade here, and get property.” But 13 the sons of Jacob answered She­chem and his father Hamor craftily; they said, “We cannot 14 do such a thing. To give our sister to a man who is uncir­cumcised!—that would be a disgrace to us. Only on this 15 condition will we make terms with you, if you become as we axe, every male among you getting circumcised; then we 16 will give you our daughters and take your daughters, we will live along with you and become one people. If you will not 17 listen to us and get circum­cised, then we will retire with our daughter.” Their proposal 18 pleased Hamor and Shechem the son of Hamor. Hamor and 20 his son Shechem went to the council of the town and dis­cussed it with the citizens. “These men,” they said, “are 21 quite friendly; let them live in the country and trade, for the country is large enough; let us marry their daughters and give them our daughters. But they 22 will agree to live along with us and to become one people only on this condition, that every male among us gets circumcised, as they are circumcised. Well, 23 their cattle and possessions and all their beasts will become ours, will they not? Only let us come</text:span></text:p>
      </text:section>
      <text:section text:style-name="Sect4" text:name="Section13">
        <text:p text:style-name="P241"><text:span text:style-name="CharStyle10">to terms with them, and they</text:span></text:p>
        <text:list xml:id="list4747112299158642350" text:style-name="L58">
          <text:list-item>
            <text:p text:style-name="P216"><text:span text:style-name="CharStyle10"><text:tab/>will live along with us.” The citizens all agreed to what Hamor and his son Shechem urged, and every male citizen</text:span></text:p>
          </text:list-item>
          <text:list-item>
            <text:p text:style-name="P216"><text:span text:style-name="CharStyle10"><text:tab/>got circumcised. On the third day, when they were sore,</text:span></text:p>
          </text:list-item>
        </text:list>
        <text:list xml:id="list184340364019626" text:style-name="L47">
          <text:list-item>
            <text:p text:style-name="P210"><text:span text:style-name="CharStyle10"><text:tab/>the sons of Jacob fell on them in their pain, murdered every male in the town, and sacked it,</text:span></text:p>
          </text:list-item>
          <text:list-item>
            <text:p text:style-name="P221"><text:span text:style-name="CharStyle10"><text:tab/>seizing their flocks and herds and asses, whatever was in the</text:span></text:p>
          </text:list-item>
          <text:list-item>
            <text:p text:style-name="P447"><text:span text:style-name="CharStyle41"><text:tab/>town or in the fields, and carry­ing off as booty all their posses­sions, their children and their o wives. As they rode off, a</text:span></text:p>
          </text:list-item>
        </text:list>
        <text:list xml:id="list184340326721678" text:style-name="L57">
          <text:list-item>
            <text:p text:style-name="P224"><text:span text:style-name="CharStyle68"><text:tab/></text:span><text:span text:style-name="CharStyle10">wJ panic fell upon the sur­rounding towns, and no one pur­sued the sons of Jacob.</text:span></text:p>
          </text:list-item>
        </text:list>
        <text:p text:style-name="P26"><text:span text:style-name="CharStyle24">9</text:span><text:span text:style-name="CharStyle23"> A Now Shechem the son of </text:span><text:span text:style-name="CharStyle25">3 </text:span><text:span text:style-name="CharStyle23">Hamor had his heart set on Dinah the daughter of Jacob;</text:span></text:p>
        <text:list xml:id="list7956991610244547215" text:style-name="L59">
          <text:list-item>
            <text:p text:style-name="P401"><text:span text:style-name="CharStyle25"><text:tab/></text:span><text:span text:style-name="CharStyle23">he lay with her and dishonoured</text:span></text:p>
          </text:list-item>
          <text:list-item>
            <text:p text:style-name="P259"><text:span text:style-name="CharStyle25"><text:tab/></text:span><text:span text:style-name="CharStyle23">her, but he loved the girl and </text:span><text:span text:style-name="CharStyle26">5</text:span><text:span text:style-name="CharStyle25"> </text:span><text:span text:style-name="CharStyle23">consoled her. Jacob heard that</text:span></text:p>
          </text:list-item>
        </text:list>
        <text:p text:style-name="P94"><text:span text:style-name="CharStyle23">he had violated his daughter Di­nah, but, as his sons were out in the oyen country with his cattle, he said nothing till they </text:span><text:span text:style-name="CharStyle26">7</text:span><text:span text:style-name="CharStyle25"> </text:span><text:span text:style-name="CharStyle23">came home. However, the sons of Jacob heard it and came back from the country, distressed and enraged that the man had com­mitted an immoral scandal in Israel by lying with Jacob’s daughter—a thing that ought</text:span></text:p>
        <text:list xml:id="list1625673175133316591" text:style-name="L60">
          <text:list-item>
            <text:p text:style-name="P403"><text:span text:style-name="CharStyle25"><text:tab/></text:span><text:span text:style-name="CharStyle23">never to be done! Shechem said to her father and her brothers, “Let me have your goodwill! </text:span><text:span text:style-name="CharStyle24">1 </text:span><text:span text:style-name="CharStyle23">will pay any sum you mention;</text:span></text:p>
          </text:list-item>
          <text:list-item>
            <text:p text:style-name="P387"><text:span text:style-name="CharStyle25"><text:tab/></text:span><text:span text:style-name="CharStyle23">ask as large a price and presents as you like, and I will give what­ever you may claim; only, give</text:span></text:p>
          </text:list-item>
        </text:list>
        <text:list xml:id="list7405317572252650458" text:style-name="L61">
          <text:list-item>
            <text:p text:style-name="P388"><text:span text:style-name="CharStyle25"><text:tab/></text:span><text:span text:style-name="CharStyle23">me the girl in marriage.” The young man did not hesitate to do as they demanded, though he was the highest member of his family—so charmed was he with</text:span></text:p>
          </text:list-item>
        </text:list>
        <text:list xml:id="list5968937886378730944" text:style-name="L62">
          <text:list-item>
            <text:p text:style-name="P381"><text:span text:style-name="CharStyle26"><text:tab/></text:span><text:span text:style-name="CharStyle23">Jacob’s daughter. But two of the sons of Jacob, Simeon and Levi, brothers of Dinah, each</text:span></text:p>
          </text:list-item>
        </text:list>
        <text:p text:style-name="P27"><text:span text:style-name="CharStyle23">took his sword, got into the town unsuspected, and cut Hamor</text:span><text:span text:style-name="CharStyle25"> 26 </text:span><text:span text:style-name="CharStyle23">and his son Shechem to pieces; then they took Dinah from She- chem’s house and got away. Jacob said to Simeon and Levi,</text:span><text:span text:style-name="CharStyle25"> </text:span><text:span text:style-name="CharStyle26">3</text:span><text:span text:style-name="CharStyle25">° </text:span><text:span text:style-name="CharStyle23">“You have undone me, you have brought me into bad odour among the natives, the Canaan</text:span><text:span text:style-name="CharStyle25">- </text:span><text:span text:style-name="CharStyle23">ites and the Perizzites; my num­bers are few, and they viill mus­ter to attack me, till </text:span><text:span text:style-name="CharStyle24">1</text:span><text:span text:style-name="CharStyle23"> am de­stroyed, </text:span><text:span text:style-name="CharStyle24">1</text:span><text:span text:style-name="CharStyle23"> and my family!” Their answer was, “Should he</text:span><text:span text:style-name="CharStyle25"> 31 </text:span><text:span text:style-name="CharStyle23">have treated our sister like a harlot?”</text:span></text:p>
        <text:p text:style-name="P99"><text:span text:style-name="CharStyle10">[God said to Jacob, </text:span><text:span text:style-name="CharStyle71">9 £? </text:span><text:span text:style-name="CharStyle10">“Move up to Beth-el and OO stay there; make an altar there to the God who appeared to you when you fled from your brother Esau.” So Jacob said to his 2 household and all his people, “Put away your foreign gods, wash yourselves clean, and change your clothing; let us 3 move up to Beth-el, where I shall make an altar to the God who answered me in the hour of my distress and accompanied me on my journey.” Then they 4 handed over to Jacob all their foreign gods, with their amulets of ear-rings; Jacob buried them below the sacred oak at She­chem. When Jacob reached 6 Luz (that is, Beth-el) in the land of Canaan, he and all his people, he built an altar there, 7 calling the spot “The God of Beth-el,” because God had been revealed to him there when he fled from his brother. Deborah, 8 Rebekah’s nurse, died and was buried under the sacred oak below Beth-el; hence its name Weeping-oak. Jacob erected a 14 pillar, a pillar of stone there, pouring on it a libation of wine and also oil.]</text:span></text:p>
        <text:p text:style-name="P99"><text:span text:style-name="CharStyle10">When Jacob came from Pad- 9</text:span></text:p>
        <text:p text:style-name="P243"><text:span text:style-name="CharStyle10">dan-aram, God again appeared</text:span></text:p>
        <text:list xml:id="list6504023382896168148" text:style-name="L63">
          <text:list-item>
            <text:p text:style-name="P211"><text:span text:style-name="CharStyle10"><text:tab/>to him and blessed him. “Jacob is your name,” said God, “but Jacob it shall be no longer; Israel is to be your name.” So</text:span></text:p>
          </text:list-item>
          <text:list-item>
            <text:p text:style-name="P211"><text:span text:style-name="CharStyle10"><text:tab/>he called him Israel. “I am God Almighty,” said God; “be fruit­ful and multiply; a nation, a group of nations, shall come from you, and kings shall be</text:span></text:p>
          </text:list-item>
          <text:list-item>
            <text:p text:style-name="P211"><text:span text:style-name="CharStyle10"><text:tab/>born of you; also I will give you and your descendants after you the land that I gave to</text:span></text:p>
          </text:list-item>
          <text:list-item>
            <text:p text:style-name="P211"><text:span text:style-name="CharStyle10"><text:tab/>Abraham and Isaac.” Then God went up to heaven from the spot at which he spoke to</text:span></text:p>
          </text:list-item>
        </text:list>
        <text:list xml:id="list1926741683618146341" text:style-name="L64">
          <text:list-item>
            <text:p text:style-name="P225"><text:span text:style-name="CharStyle10"><text:tab/>him. And Jacob gave the name of Beth-el to the spot at which God spoke to him.</text:span></text:p>
          </text:list-item>
          <text:list-item>
            <text:p text:style-name="P229"><text:span text:style-name="CharStyle10"><text:tab/>[From Beth-el they moved on, and they were still some dis­tance from Ephrath, when Rachel felt the pains of child-</text:span></text:p>
          </text:list-item>
          <text:list-item>
            <text:p text:style-name="P222"><text:span text:style-name="CharStyle10"><text:tab/>birth. She had hard labour, but, in the midst of her hard labour, the midwife said to her, “Fear not, you are going to</text:span></text:p>
          </text:list-item>
          <text:list-item>
            <text:p text:style-name="P222"><text:span text:style-name="CharStyle10"><text:tab/>have another son.” As her life went from her (for she died), she called the child Benoni (Son- of-my-sorrow), but his father called him Benjamin (Fortune-</text:span></text:p>
          </text:list-item>
          <text:list-item>
            <text:p text:style-name="P222"><text:span text:style-name="CharStyle10"><text:tab/>son). Rachel died and was buried on the way to Ephrath</text:span></text:p>
          </text:list-item>
          <text:list-item>
            <text:p text:style-name="P232"><text:span text:style-name="CharStyle10"><text:tab/>(that is, Bethlehem) , and Jacob erected a pillar at her grave, the Pillar of Rachel’s Grave to this</text:span></text:p>
          </text:list-item>
          <text:list-item>
            <text:p text:style-name="P397"><text:span text:style-name="CharStyle25"><text:tab/>day.] </text:span><text:span text:style-name="CharStyle23">Then Israel moved on and ;pitched his tent on the other side</text:span></text:p>
          </text:list-item>
          <text:list-item>
            <text:p text:style-name="P397"><text:span text:style-name="CharStyle25"><text:tab/></text:span><text:span text:style-name="CharStyle23">of Flocktower. It was when Is­rael lived there that Reuben went and lay with Bilhah, his father’s concubine; and when Is­rael heard .</text:span><text:span text:style-name="CharStyle25"> * .</text:span></text:p>
          </text:list-item>
        </text:list>
        <text:list xml:id="list4605516965842187959" text:style-name="L65">
          <text:list-item>
            <text:p text:style-name="P230"><text:span text:style-name="CharStyle10"><text:tab/>Then Jacob went to his father Isaac at Mamre, at Kir- jath-arba (that is, Hebron), where Abraham and Isaac had</text:span></text:p>
          </text:list-item>
          <text:list-item>
            <text:p text:style-name="P217"><text:span text:style-name="CharStyle10"><text:tab/>stayed. The life of Isaac lasted for a hundred and eighty years;</text:span></text:p>
          </text:list-item>
          <text:list-item>
            <text:p text:style-name="P217"><text:span text:style-name="CharStyle10"><text:tab/>then Isaac breathed his last,</text:span></text:p>
          </text:list-item>
        </text:list>
        <text:p text:style-name="P150"><text:span text:style-name="CharStyle10">died, and was gathered to his father’s kindred, an old man, after a full life. He was buried by his sons Esau and Jacob.</text:span></text:p>
        <text:p text:style-name="P73"><text:span text:style-name="CharStyle10">Here are the descendants </text:span><text:span text:style-name="CharStyle72">9</text:span><text:span text:style-name="CharStyle68">£Z </text:span><text:span text:style-name="CharStyle10">of Esau (that is, Edom). OU </text:span><text:span text:style-name="CharStyle68">2 </text:span><text:span text:style-name="CharStyle10">Esau took his wives from among the Canaanite women, Adah the daughter of Elon the Hittite, Oholibamah the daughter of Anah (son of Zibeon the Hi- vite), and Basemath, the daugh- 3 ter of Ishmael, sister of Nebai- oth. Adah bore Eliphaz to 4 Esau, Basemath bore Reuel, and Oholibamah bore Jeush, 5 Jalam, and Korah; these are the sons born to Esau in the land of Canaan. Then Esau, taking 6 his wives, his sons, his daugh­ters, and all his serfs, with his cattle and all his stock and all the property he had gathered in the land of Canaan, went away from his brother Jacob into the land of Seir; for their posses- </text:span><text:span text:style-name="CharStyle69">7 </text:span><text:span text:style-name="CharStyle10">sions were so large that they could not live together, the land where they resided could not support their cattle. So Esau 8 lived in the hill-country of Seir (Esau means Edom).</text:span></text:p>
        <text:p text:style-name="P73"><text:span text:style-name="CharStyle10">Here are the descendants of 9 Esau the ancestor of the Edom­ites in the hill-country of Seir; here are the names of Esau’s 10 sons—Eliphaz the son of Esau’s wife Adah, and Reuel the son of Esau’s wife Basemath. The 11 sons of Eliphaz were Teman, Omar, Zepho, Gatam, and Ke- naz. (Eliphaz, Esau’s son, had 12 Timna as his concubine, and she bore Amalek to Eliphaz.) These were the descendants of Esau’s wife Adah. Here are the 13 sons of Reuel; Nahath, Zerah, Shammah, and Mizzah; these were the descendants of Esau’s wife Basemath. And here 14 are the sons of Esau’s wife</text:span></text:p>
        <text:p text:style-name="P107"><text:span text:style-name="CharStyle10">Oholibamah, the daughter of Anah (son of Zibeon); she bore Jeush, Jalam, and Korah to</text:span></text:p>
        <text:list xml:id="list432230355618183979" text:style-name="L66">
          <text:list-item>
            <text:p text:style-name="P194"><text:span text:style-name="CharStyle10"><text:tab/>Esau. Here are the chief­tains among the sons of Esau. Of the sons of Eliphaz, the first­born of Esau, the chieftain of Teman, the chieftain of Omar, the chieftain of </text:span><text:soft-page-break/><text:span text:style-name="CharStyle10">Zepho, the chief-</text:span></text:p>
          </text:list-item>
          <text:list-item>
            <text:p text:style-name="P167"><text:span text:style-name="CharStyle10"><text:tab/>tain of Kenaz, the chieftain of Gatam, and the chieftain of Amalek—all chieftains from Eliphaz in the land of Edom,</text:span></text:p>
          </text:list-item>
          <text:list-item>
            <text:p text:style-name="P167"><text:span text:style-name="CharStyle10"><text:tab/>descended from Adah. Here are the descendants of Esau’s son Reuel: the chieftain of Nahath, the chieftain of Zerah, the chief­tain of Shammah, and the chief­tain of Mizzah—these are the chieftains from Reuel in the land of Edom, descended from</text:span></text:p>
          </text:list-item>
          <text:list-item>
            <text:p text:style-name="P167"><text:span text:style-name="CharStyle10"><text:tab/>Esau’s wife Basemath. And</text:span></text:p>
          </text:list-item>
        </text:list>
        <text:p text:style-name="P108"><text:span text:style-name="CharStyle10">here are the descendants of Esau’s wife Oholibamah: the chieftain of Jeush, the chieftain of Jalam, and the chieftain of Korah—chieftains<text:tab/>descended</text:span></text:p>
        <text:p text:style-name="P107"><text:span text:style-name="CharStyle10">from Esau’s wife Oholibamah,</text:span></text:p>
        <text:list xml:id="list184537393198410" text:continue-numbering="true" text:style-name="L66">
          <text:list-item>
            <text:p text:style-name="P167"><text:span text:style-name="CharStyle10"><text:tab/>the daughter of Anah. Such were the sons of Esau (that is, Edom), such were the Edomite chieftains.</text:span></text:p>
          </text:list-item>
          <text:list-item>
            <text:p text:style-name="P191"><text:span text:style-name="CharStyle10"><text:tab/>Here are the sons of Seir the troglodyte, the natives of the country : Lotan, Shobal, Zibeon,</text:span></text:p>
          </text:list-item>
          <text:list-item>
            <text:p text:style-name="P175"><text:span text:style-name="CharStyle10"><text:tab/>Anah, Dishon, Ezer, and Ri- shan; these were the troglodyte chieftains, the Seirites in the</text:span></text:p>
          </text:list-item>
          <text:list-item>
            <text:p text:style-name="P167"><text:span text:style-name="CharStyle10"><text:tab/>land of Edom. Lotan’s chil­dren were Hori and Hemam;</text:span></text:p>
          </text:list-item>
          <text:list-item>
            <text:p text:style-name="P186"><text:span text:style-name="CharStyle10"><text:tab/>Lotan’s sister was Timna. Sho- bal’s children were Alvan, Man- ahath, Ebal, Shepho, and Onam.</text:span></text:p>
          </text:list-item>
          <text:list-item>
            <text:p text:style-name="P193"><text:span text:style-name="CharStyle10"><text:tab/>Zibeon’s children were Aiah and Anah (the Anah who dis­covered the hot springs in the desert, as he was herding his</text:span></text:p>
          </text:list-item>
          <text:list-item>
            <text:p text:style-name="P193"><text:span text:style-name="CharStyle10"><text:tab/>father’s asses). Anah’s children were Dishon and Oholibamah.</text:span></text:p>
          </text:list-item>
          <text:list-item>
            <text:p text:style-name="P193"><text:span text:style-name="CharStyle10"><text:tab/>Dishon’s children were Hem- dan, Eshban, Ithran, and Keran.</text:span></text:p>
          </text:list-item>
        </text:list>
        <text:p text:style-name="P24"><text:span text:style-name="CharStyle10">Ezer’s children were Bilham, 27 Zaavan, and Akan. Rishan’s 28 children Were Uz and Aran.</text:span></text:p>
        <text:p text:style-name="P73"><text:span text:style-name="CharStyle10">Here are the troglodyte chief- 29 tains: the chieftain of Lotan, the chieftain of Shobal, the chieftain of Zibeon, the chief­tain of Anah, the chieftain of 30 Dishon, the chieftain of Ezer, and the chieftain of Rishan; such were the troglodyte chief­tains in the order of their clans, within the land of Seir.</text:span></text:p>
        <text:p text:style-name="P73"><text:span text:style-name="CharStyle10">Here are the kings who 3</text:span><text:span text:style-name="CharStyle10"><text:span text:style-name="T1">1 </text:span></text:span><text:span text:style-name="CharStyle10">reigned in the land of Edom, before any king reigned over the Israelites. Bela the son of 32 Beor reigned in Edom; the name of his capital was Dinha- bah. Bela died and was sue- 33 ceeded by Jobab the son of Zerah of Busaireh. Jobab died 34 and was succeeded by Husham from the Temanite country. Husham died and was succeeded 35 by Hadad the son of Bedad, who defeated the Midianites in the open country of Moab; the name of his capital was Avith. Hadad died and was succeeded 36 by Samlah of Masrekah. Sam- 37 lah died and was succeeded by Saul from Rahaba on the Eu­phrates. Saul died and was 38 succeeded by Baal-hanan the son of Achbor. Baal-hanan the 39 son of Achbor died and was suc­ceeded by Hadar; the name of his capital was Pau, and his wife was called Mehetabel, the daughter of Matred, who was the daughter of Mezahab.</text:span></text:p>
        <text:p text:style-name="P80"><text:span text:style-name="CharStyle41">Here are the names of the </text:span><text:span text:style-name="CharStyle42">40 </text:span><text:span text:style-name="CharStyle41">chieftains descended from Esau, in the order of their peoples and places: the chieftain of Timna, the chieftain of Alvah, the chief­tain of Jetheth, the chieftain of </text:span><text:span text:style-name="CharStyle42">41 </text:span><text:span text:style-name="CharStyle41">Oholibamah, the chieftain of Elath, the chieftain of Punon, the chieftain of Kenaz, the </text:span><text:span text:style-name="CharStyle42">42</text:span></text:p>
      </text:section>
      <text:section text:style-name="Sect4" text:name="Section14">
        <text:p text:style-name="P242"><draw:frame draw:style-name="fr9" draw:name="68" text:anchor-type="paragraph" svg:x="2.0957in" svg:y="1.1134in" svg:width="0.2701in" svg:height="0.0161in" draw:z-index="9"><draw:image xlink:href="Pictures/10000000000000290000001B2FF57C61.jpg" xlink:type="simple" xlink:show="embed" xlink:actuate="onLoad"/><draw:contour-polygon svg:width="0.2693in" svg:height="0.1764in" svg:viewBox="0 0 684 448" draw:points="0,0 684,0 684,448 0,448" draw:recreate-on-edit="true"/></draw:frame><text:span text:style-name="CharStyle10">chieftain of Teman, the chief-</text:span></text:p>
        <text:p text:style-name="P64"><text:span text:style-name="CharStyle10">43 tain of Mibzar, the chieftain of Magdiel, and the chieftain of Iram. Such were the chieftains of Edom, as they were placed in the land they held—that is, the land of Esau, the ancestor of the Edomites.</text:span></text:p>
        <text:p text:style-name="P25"><text:span text:style-name="CharStyle10">Now Jacob was living in the land where his father had resided, in the land of Ca-</text:span></text:p>
        <text:list xml:id="list6525158032681818325" text:style-name="L67">
          <text:list-item>
            <text:p text:style-name="P244"><text:span text:style-name="CharStyle10"><text:tab/>naan. Here are the descendants</text:span></text:p>
          </text:list-item>
        </text:list>
        <text:list xml:id="list1347020721665130736" text:style-name="L68">
          <text:list-item>
            <text:p text:style-name="P245"><text:span text:style-name="CharStyle10"><text:tab/>of- of Jacob. Jacob had twelve</text:span></text:p>
          </text:list-item>
          <text:list-item>
            <text:p text:style-name="P248"><text:span text:style-name="CharStyle10"><text:tab/>sons; Leah’s sons were Reuben (Jacob’s first-bom), Simeon, Levi, Judah, Issachar,</text:span></text:p>
          </text:list-item>
          <text:list-item>
            <text:p text:style-name="P249"><text:span text:style-name="CharStyle10"><text:tab/>and Zebulun; Rachel’s sons were</text:span></text:p>
          </text:list-item>
          <text:list-item>
            <text:p text:style-name="P249"><text:span text:style-name="CharStyle10"><text:tab/>Joseph and Benjamin; the sons</text:span></text:p>
          </text:list-item>
          <text:list-item>
            <text:p text:style-name="P249"><text:span text:style-name="CharStyle10"><text:tab/>of Bilhah, Rachel’s maid, were Dan and Naphtali, the sons of of Zilpah, Leah’s maid, were Gad and Asher. These were the sons born to Jacob in Paddan-aram. 0^7 Now Joseph, who was</text:span></text:p>
          </text:list-item>
        </text:list>
        <text:p text:style-name="P62"><text:span text:style-name="CharStyle25">2d&lt; seventeen, </text:span><text:span text:style-name="CharStyle23">was a shepherd- lad along with his brothers, the sons of Bilhah and of Zilpah, his father’s reives. He gave a bad</text:span></text:p>
        <text:list xml:id="list184339727297004" text:style-name="L67">
          <text:list-item>
            <text:p text:style-name="P421"><text:span text:style-name="CharStyle25"><text:tab/></text:span><text:span text:style-name="CharStyle23">report of them to his father. Is­rael loved Joseph more than all his sons, as the son of his old age; he had a tunic with long</text:span></text:p>
          </text:list-item>
          <text:list-item>
            <text:p text:style-name="P423"><text:span text:style-name="CharStyle25"><text:tab/></text:span><text:span text:style-name="CharStyle23">sleeves made for him. And as his brothers saw that their father loved him better than all the others, they hated him and could not say a civil word to him.</text:span></text:p>
          </text:list-item>
          <text:list-item>
            <text:p text:style-name="P250"><text:span text:style-name="CharStyle10"><text:tab/>[Joseph had a dream, which he told his brothers, and it made them hate him worse than ever.</text:span></text:p>
          </text:list-item>
          <text:list-item>
            <text:p text:style-name="P250"><text:span text:style-name="CharStyle10"><text:tab/>He said to them, “Do listen to</text:span></text:p>
          </text:list-item>
          <text:list-item>
            <text:p text:style-name="P250"><text:span text:style-name="CharStyle10"><text:tab/>this dream I have had. Me- thought, as we were binding sheaves in the field, my sheaf stood up, while your sheaves all around did homage to it!”</text:span></text:p>
          </text:list-item>
          <text:list-item>
            <text:p text:style-name="P256"><text:span text:style-name="CharStyle10"><text:tab/>His brothers answered, “And are you to be king over us? You to lord it over us!” They hated him worse than ever, for what he dreamed and what he</text:span></text:p>
          </text:list-item>
        </text:list>
        <text:p text:style-name="P23"><text:span text:style-name="CharStyle10">said. He had another dream 9 which he told his brothers. “Listen,” he said, “I have had another dream! The sun, the moon, and the eleven stars were doing homage to me!” When 10 he told this to his father and his brothers, his father reproved him, saying, “What is this dream of yours? Am I and your mother and your brothers actually to bow before you to the earth?” His brothers bore 11 him malice, but his father kept mind of what he said.]</text:span></text:p>
        <text:p text:style-name="P95"><text:span text:style-name="CharStyle23">His brothers had gone to herd</text:span><text:span text:style-name="CharStyle25"> 12 </text:span><text:span text:style-name="CharStyle23">their fathers flocks at Shechem.</text:span></text:p>
        <text:p text:style-name="P41"><text:span text:style-name="CharStyle23">So Israel said to Joseph, “Are</text:span><text:span text:style-name="CharStyle25"> 13 </text:span><text:span text:style-name="CharStyle23">not your brothers herding the flocks at Shechem? Come, I will send you to them." “I am ready,” said Joseph. “Well, go,”</text:span><text:span text:style-name="CharStyle25"> </text:span><text:span text:style-name="CharStyle73">14 </text:span><text:span text:style-name="CharStyle23">said Israel, “see if all is well with your brothers and with the flocks, and bring me word.” So he sent him from the valley of Hebron, and to Shechem Joseph came. A man found him wan-</text:span><text:span text:style-name="CharStyle25"> 15 </text:span><text:span text:style-name="CharStyle23">dering about the country and asked him what he wanted. He</text:span><text:span text:style-name="CharStyle25"> 16 </text:span><text:span text:style-name="CharStyle23">said, “I am in search of my brothers. Pray tell me where they are shepherding." The</text:span><text:span text:style-name="CharStyle25"> 1</text:span><text:span text:style-name="CharStyle26">7 </text:span><text:span text:style-name="CharStyle23">man said, “They have gone from here; </text:span><text:span text:style-name="CharStyle24">1</text:span><text:span text:style-name="CharStyle23"> heard them saying, ‘Let us move to Dothan.’ ” Then Jo­seph went after his brothers, and in Dothan he found them. But</text:span><text:span text:style-name="CharStyle25"> </text:span><text:span text:style-name="CharStyle73">18 </text:span><text:span text:style-name="CharStyle23">they saw him at a distance and, long before he came up, they plotted to murder him.</text:span><text:span text:style-name="CharStyle25"> [They </text:span><text:span text:style-name="CharStyle73">19 </text:span><text:span text:style-name="CharStyle25">said to each other, “Here’s the dreamer! Come on, let us kill 20 him and fling him into one of the pits. We can say that a wild beast devoured him. Then we’ll see what becomes of his dreams!”] </text:span><text:span text:style-name="CharStyle23">When Judah heard</text:span><text:span text:style-name="CharStyle25"> 21 </text:span><text:span text:style-name="CharStyle23">this, however, he rescued him from their hands, saying, “No, we must not kill him outright.”</text:span></text:p>
        <text:list xml:id="list860729690745045949" text:style-name="L69">
          <text:list-item>
            <text:p text:style-name="P204"><text:span text:style-name="CharStyle10"><text:tab/>[Said Reuben, “Shed no blood; fling him into this pit out in the open, but no violence!” {his idea being to rescue him and restore him to his father).</text:span></text:p>
          </text:list-item>
          <text:list-item>
            <text:p text:style-name="P187"><text:span text:style-name="CharStyle10"><text:tab/>So when Joseph reached his brothers, they stripped him of his tunic (the tunic with long</text:span></text:p>
          </text:list-item>
          <text:list-item>
            <text:p text:style-name="P176"><text:span text:style-name="CharStyle10"><text:tab/>sleeves), and flung him into the pit, which was empty; there was</text:span></text:p>
          </text:list-item>
          <text:list-item>
            <text:p text:style-name="P176"><text:span text:style-name="CharStyle10"><text:tab/>no water in it. Then they sat down to their food.]</text:span></text:p>
          </text:list-item>
        </text:list>
        <text:p text:style-name="P90"><text:span text:style-name="CharStyle23">On looking up, there they saw a caravan of Ishmaelites on the way from Gilead to Egypt, car­rying resin and balsam and fra­grant gum on their camels!</text:span></text:p>
        <text:list xml:id="list184536060787453" text:continue-numbering="true" text:style-name="L69">
          <text:list-item>
            <text:p text:style-name="P288"><text:span text:style-name="CharStyle25"><text:tab/></text:span><text:span text:style-name="CharStyle23">Then said Judah to his brothers, “What is the good of killing our brother and covering up his</text:span></text:p>
          </text:list-item>
          <text:list-item>
            <text:p text:style-name="P288"><text:span text:style-name="CharStyle25"><text:tab/></text:span><text:span text:style-name="CharStyle23">blood? Come on, let us sell him to the Ishmaelites, instead of do­ing him violence! He is our</text:span></text:p>
          </text:list-item>
          <text:list-item>
            <text:p text:style-name="P288"><text:span text:style-name="CharStyle25"><text:tab/></text:span><text:span text:style-name="CharStyle23">brother, our own flesh!” To this his brothers agreed, and they sold Joseph to the Ishmaelites</text:span></text:p>
          </text:list-item>
        </text:list>
        <text:list xml:id="list3499888359764862339" text:style-name="L70">
          <text:list-item>
            <text:p text:style-name="P177"><text:span text:style-name="CharStyle10"><text:tab/></text:span><text:span text:style-name="CharStyle68">for fifty shillings,</text:span><text:span text:style-name="CharStyle10"> [Some Mid- ianite traders passed, who pulled Joseph out of the pit, and took</text:span></text:p>
          </text:list-item>
          <text:list-item>
            <text:p text:style-name="P177"><text:span text:style-name="CharStyle10"><text:tab/>him away to Egypt. So, when Reuben went back to the pit, there was no Joseph in the pit!</text:span></text:p>
          </text:list-item>
          <text:list-item>
            <text:p text:style-name="P177"><text:span text:style-name="CharStyle10"><text:tab/>He tore his dress, and went back to his brothers, crying, “The boy is gone! Whatever is to become of me?”]</text:span></text:p>
          </text:list-item>
          <text:list-item>
            <text:p text:style-name="P356"><text:span text:style-name="CharStyle25"><text:tab/></text:span><text:span text:style-name="CharStyle23">As for Joseph’s tunic, they dipped it in the blood of a goat</text:span></text:p>
          </text:list-item>
          <text:list-item>
            <text:p text:style-name="P271"><text:span text:style-name="CharStyle25"><text:tab/></text:span><text:span text:style-name="CharStyle23">they had killed; then, taking it to their father, they said, “We found this tunic; see if it is</text:span></text:p>
          </text:list-item>
          <text:list-item>
            <text:p text:style-name="P271"><text:span text:style-name="CharStyle25"><text:tab/></text:span><text:span text:style-name="CharStyle23">your son’s or not.” Jacob recog­nized it. “It is my son’s tunic,” he said; “some wild beast has devoured him. Joseph must</text:span></text:p>
          </text:list-item>
          <text:list-item>
            <text:p text:style-name="P289"><text:span text:style-name="CharStyle25"><text:tab/></text:span><text:span text:style-name="CharStyle23">have been torn to pieces.” So Jacob tore his dress, girdled him­self with sackcloth, and mourned</text:span></text:p>
          </text:list-item>
          <text:list-item>
            <text:p text:style-name="P289"><text:span text:style-name="CharStyle25"><text:tab/></text:span><text:span text:style-name="CharStyle23">for his son many a day; his sons and his daughters all tried to console him, but he would not</text:span></text:p>
          </text:list-item>
        </text:list>
        <text:p text:style-name="P23"><text:span text:style-name="CharStyle68">be consoled. “No,” he said, “I will go down mourning to my son in death.” Thus did his father weep for him.</text:span><text:span text:style-name="CharStyle10"> [Mean- 36 time the Midianites sold him in Egypt to Potiphar, one of the Pharaoh’s officials, who was governor of the prison.]</text:span></text:p>
        <text:p text:style-name="P70"><text:span text:style-name="CharStyle23">It happened about then</text:span><text:span text:style-name="CharStyle25"> QQ </text:span><text:span text:style-name="CharStyle23">that Judah withdrew from his brothers and joined an Adul- lamite called Hirah. There he</text:span><text:span text:style-name="CharStyle25"> 2 </text:span><text:span text:style-name="CharStyle23">saw Bathshua a Canaanite; he married her and went in to her, and she conceived; she bore a</text:span><text:span text:style-name="CharStyle25"> </text:span><text:span text:style-name="CharStyle26">3 </text:span><text:span text:style-name="CharStyle23">son and called him Er. Again</text:span><text:span text:style-name="CharStyle25"> 4 </text:span><text:span text:style-name="CharStyle23">she conceived and bore a son, whom she called Onan. Once</text:span><text:span text:style-name="CharStyle25"> </text:span><text:span text:style-name="CharStyle26">5 </text:span><text:span text:style-name="CharStyle23">more she bore a son, calling him Shelah (she was at Kezib when she bore him). Judah</text:span><text:span text:style-name="CharStyle25"> 6 </text:span><text:span text:style-name="CharStyle23">chose a wife for Er, called Ta­mar; but Er, Judah’s first-born,</text:span><text:span text:style-name="CharStyle25"> 7 </text:span><text:span text:style-name="CharStyle23">was a wicked man before the Eternal, and the Eternal cut him off. Then said Judah to</text:span><text:span text:style-name="CharStyle25"> 8 </text:span><text:span text:style-name="CharStyle23">Onan, “Go in to your brother’s widow, do your duty to her as a husband’s brother, and produce a child for your brother.” But,</text:span><text:span text:style-name="CharStyle25"> 9 </text:span><text:span text:style-name="CharStyle23">as Onan knew that the child would not belong to him, he used to spill the seed on the ground whenever he went in to his brother’s widow, to avoid producing a child for his brother. What he did was wicked before</text:span><text:span text:style-name="CharStyle25"> 10 </text:span><text:span text:style-name="CharStyle23">the Eternal, who cut him off also. So Judah said to Tamar,</text:span><text:span text:style-name="CharStyle25"> n </text:span><text:span text:style-name="CharStyle23">“Stay on as a widow in your father’s house, till my son Shelah grows up.” (He was afraid that Shelah might die like his broth­ers.) Tamar went to stay in her father’s house.</text:span></text:p>
        <text:p text:style-name="P70"><text:span text:style-name="CharStyle23">In course of time Bathshua,</text:span><text:span text:style-name="CharStyle25"> 12 </text:span><text:span text:style-name="CharStyle23">Judah’s wife, died; and, after Ju­dah had consoled himself, he went to look after his sheep- shearers at Timna, along with his companion, Hirah the Adul-</text:span></text:p>
        <text:list xml:id="list184340817462800" text:style-name="L60">
          <text:list-item>
            <text:p text:style-name="P354"><text:span text:style-name="CharStyle25"><text:tab/></text:span><text:span text:style-name="CharStyle23">lamite. Tamar was told that her father-in-law had gone to Timna</text:span></text:p>
          </text:list-item>
          <text:list-item>
            <text:p text:style-name="P309"><text:span text:style-name="CharStyle25"><text:tab/></text:span><text:span text:style-name="CharStyle23">for the sheep-shearing. Now she knew Shelah had grown up, and yet she was not his vhfe; so lay­ing aside her widow’s dress, she </text:span><text:soft-page-break/><text:span text:style-name="CharStyle23">wrapped herself up in a veil and sat at the entrance to Enaim on</text:span></text:p>
          </text:list-item>
          <text:list-item>
            <text:p text:style-name="P309"><text:span text:style-name="CharStyle25"><text:tab/></text:span><text:span text:style-name="CharStyle23">the road to Timna. When Judah saw her, he thought she was a harlot, since her face was veiled.</text:span></text:p>
          </text:list-item>
          <text:list-item>
            <text:p text:style-name="P309"><text:span text:style-name="CharStyle25"><text:tab/></text:span><text:span text:style-name="CharStyle23">So he stepped aside to her hy the roadside, saying, “Pray, let me come in to you” (little knowing that she was his daughter-in- law). “What will you give me,” she asked, “for coming in to</text:span></text:p>
          </text:list-item>
          <text:list-item>
            <text:p text:style-name="P309"><text:span text:style-name="CharStyle25"><text:tab/></text:span><text:span text:style-name="CharStyle23">me?” </text:span><text:span text:style-name="CharStyle24">“1</text:span><text:span text:style-name="CharStyle23"> will send you a kid from my flock of goats,” he said. “Will you give me a pledge till</text:span></text:p>
          </text:list-item>
          <text:list-item>
            <text:p text:style-name="P309"><text:span text:style-name="CharStyle25"><text:tab/></text:span><text:span text:style-name="CharStyle23">you send it?” “What pledge?” “Your signet-ring,” she said, “your cord for it, and the stick in your hand.” So he gave them to her and went in to her, and</text:span></text:p>
          </text:list-item>
          <text:list-item>
            <text:p text:style-name="P309"><text:span text:style-name="CharStyle25"><text:tab/></text:span><text:span text:style-name="CharStyle23">she conceived by him. Then she got up and went away, removing her veil and putting on her wid-</text:span></text:p>
          </text:list-item>
          <text:list-item>
            <text:p text:style-name="P290"><text:span text:style-name="CharStyle25"><text:tab/></text:span><text:span text:style-name="CharStyle23">ow’s dress. Judah sent his companion the Adullamite with the kid, to get back the pledge from the woman, but she was</text:span></text:p>
          </text:list-item>
          <text:list-item>
            <text:p text:style-name="P290"><text:span text:style-name="CharStyle25"><text:tab/></text:span><text:span text:style-name="CharStyle23">not to be found. He asked the natives, “Where is yon temple- prostitute who was by the road­side at Enaim?” They answered,</text:span></text:p>
          </text:list-item>
          <text:list-item>
            <text:p text:style-name="P290"><text:span text:style-name="CharStyle25"><text:tab/></text:span><text:span text:style-name="CharStyle23">“There has been none here.” So he went back and told Judah, “I cannot find her; the natives say that no temple-prostitute</text:span></text:p>
          </text:list-item>
          <text:list-item>
            <text:p text:style-name="P290"><text:span text:style-name="CharStyle25"><text:tab/></text:span><text:span text:style-name="CharStyle23">has been there.” “Well,” said Judah, “let her keep the pledge, lest we are brought into con­tempt; </text:span><text:span text:style-name="CharStyle24">1</text:span><text:span text:style-name="CharStyle23"> did send the kid, and you could not find the woman.”</text:span></text:p>
          </text:list-item>
          <text:list-item>
            <text:p text:style-name="P357"><text:span text:style-name="CharStyle25"><text:tab/></text:span><text:span text:style-name="CharStyle23">About three months later Ju­dah was told that his daughter- in-law Tamar had been playing the harlot and was with child by whoredom. “Bring her out and</text:span></text:p>
          </text:list-item>
          <text:list-item>
            <text:p text:style-name="P290"><text:span text:style-name="CharStyle25"><text:tab/></text:span><text:span text:style-name="CharStyle23">burn her,” said Judah. But as</text:span></text:p>
          </text:list-item>
        </text:list>
        <text:p text:style-name="P27"><text:span text:style-name="CharStyle23">she was being led out, she sent a message to her father-in-law:</text:span></text:p>
        <text:p text:style-name="P27"><text:span text:style-name="CharStyle24">“1</text:span><text:span text:style-name="CharStyle23"> am with child by the man to whom these belong. Look,” she said, “note whom they belong to, this signet-ring, this cord and stick!” When Judah recognized</text:span><text:span text:style-name="CharStyle25"> 26 </text:span><text:span text:style-name="CharStyle23">them, he said, “She is in the right against me, for I did not marry her to my son Shelah.”</text:span></text:p>
        <text:p text:style-name="P27"><text:span text:style-name="CharStyle23">So he had no further intercourse with her. When she was in</text:span><text:span text:style-name="CharStyle25"> 27 </text:span><text:span text:style-name="CharStyle23">child-birth, there were twins in her womb, and during her labour</text:span><text:span text:style-name="CharStyle25"> 28 </text:span><text:span text:style-name="CharStyle23">a hand appeared; the midwife tied a scarlet thread on it, say­ing, “This one came out first.”</text:span><text:span text:style-name="CharStyle25"> 29 </text:span><text:span text:style-name="CharStyle23">But he drew back his hand, and out came his brother. “What a breach you have made for your­self!” she said. So his name was Perez (Breach). Afterwards</text:span><text:span text:style-name="CharStyle25"> 3° </text:span><text:span text:style-name="CharStyle23">his brother came out, with the scarlet thread on his hand; and his name was Zerah (Scarlet).</text:span></text:p>
        <text:p text:style-name="P96"><text:span text:style-name="CharStyle23">When Joseph was taken</text:span><text:span text:style-name="CharStyle25"> </text:span><text:span text:style-name="CharStyle74">on </text:span><text:span text:style-name="CharStyle23">down to Egypt, an Egyp-</text:span><text:span text:style-name="CharStyle25"> *2-' </text:span><text:span text:style-name="CharStyle23">tian [[Potiphar, one of the Pha­raoh’s officials, who was governor of the prison,]\ bought him from the Ishmaelites who had brought him down. But the Eternal was</text:span><text:span text:style-name="CharStyle25"> </text:span><text:span text:style-name="CharStyle64">2 </text:span><text:span text:style-name="CharStyle23">with Joseph, and he prospered; he was kept inside the household of his master the Egyptian, and</text:span><text:span text:style-name="CharStyle25"> 3 </text:span><text:span text:style-name="CharStyle23">his master noticed that the Eter­nal was with him, and that the Eternal prospered everything he took in hand. Joseph was popu- </text:span><text:span text:style-name="CharStyle24">4 </text:span><text:span text:style-name="CharStyle23">lar with him and became his per­sonal attendant; then he made him his household steward, and entrusted everything to him. From the hour that he made</text:span><text:span text:style-name="CharStyle25"> S </text:span><text:span text:style-name="CharStyle23">him his household steward in charge of everything, the Eter­nal blessed the house of the Egyptian for Joseph’s sake; the blessing of the Eternal rested on all that he had, inside the house and outside. He left everything</text:span><text:span text:style-name="CharStyle25"> 6</text:span></text:p>
      </text:section>
      <text:section text:style-name="Sect4" text:name="Section15">
        <text:p text:style-name="P431"><text:span text:style-name="CharStyle23">in the hands of Joseph; not a thing did he trouble himself about, except his food.</text:span></text:p>
        <text:p text:style-name="P26"><text:span text:style-name="CharStyle23">Joseph was good-looking and</text:span></text:p>
        <text:list xml:id="list3598251851880126602" text:style-name="L71">
          <text:list-item>
            <text:p text:style-name="P402"><text:span text:style-name="CharStyle23"><text:tab/>handsome. By-and-by his mas­ter’s wife cast her eyes on him: “Lie with me,” she said. But he</text:span></text:p>
          </text:list-item>
          <text:list-item>
            <text:p text:style-name="P402"><text:span text:style-name="CharStyle25"><text:tab/></text:span><text:span text:style-name="CharStyle23">refused. He said to his master’s wife, “My master does not trouble himself about anything in the household, but has left</text:span></text:p>
          </text:list-item>
          <text:list-item>
            <text:p text:style-name="P402"><text:span text:style-name="CharStyle23"><text:tab/>everything in my hands, so that my authority is equal to his own; he has kept nothing from me ex­cept yourself, for you are his wife. How then can l commit this great crime, and sin against</text:span></text:p>
          </text:list-item>
          <text:list-item>
            <text:p text:style-name="P382"><text:span text:style-name="CharStyle25"><text:tab/></text:span><text:span text:style-name="CharStyle23">God?” Day after day she spoke to Joseph, but he would not lis­ten to her appeal to lie with her</text:span></text:p>
          </text:list-item>
          <text:list-item>
            <text:p text:style-name="P382"><text:span text:style-name="CharStyle25"><text:tab/></text:span><text:span text:style-name="CharStyle23">or to be with her. One day, when he went into the house about his work, as no man of the</text:span></text:p>
          </text:list-item>
          <text:list-item>
            <text:p text:style-name="P382"><text:span text:style-name="CharStyle25"><text:tab/></text:span><text:span text:style-name="CharStyle23">household was indoors, she caught him■ by the robe, saying, “Lie with me.” But he ran off, leaving the robe in her hands,</text:span></text:p>
          </text:list-item>
          <text:list-item>
            <text:p text:style-name="P382"><text:span text:style-name="CharStyle25"><text:tab/></text:span><text:span text:style-name="CharStyle23">and got away. When she saw he had run away, leaving his robe</text:span></text:p>
          </text:list-item>
          <text:list-item>
            <text:p text:style-name="P382"><text:span text:style-name="CharStyle25"><text:tab/></text:span><text:span text:style-name="CharStyle23">in her hands, she called to her household, “Here is a Hebrew brought into the house to insult me! He came in to lie with me;</text:span></text:p>
          </text:list-item>
          <text:list-item>
            <text:p text:style-name="P382"><text:span text:style-name="CharStyle25"><text:tab/></text:span><text:span text:style-name="CharStyle23">l screamed, and when he heard me screaming aloud he left his</text:span></text:p>
          </text:list-item>
          <text:list-item>
            <text:p text:style-name="P382"><text:span text:style-name="CharStyle25"><text:tab/></text:span><text:span text:style-name="CharStyle23">robe with me and ran off!” She kept the robe beside her, till his</text:span></text:p>
          </text:list-item>
          <text:list-item>
            <text:p text:style-name="P382"><text:span text:style-name="CharStyle25"><text:tab/></text:span><text:span text:style-name="CharStyle23">master came home. Then she told him this story: “The He­brew slave you brought to us</text:span></text:p>
          </text:list-item>
        </text:list>
        <text:p text:style-name="P26"><text:span text:style-name="CharStyle25">r8 </text:span><text:span text:style-name="CharStyle23">came in to insult me; but when I screamed aloud, he left his robe</text:span></text:p>
        <text:list xml:id="list3817888708902725962" text:style-name="L72">
          <text:list-item>
            <text:p text:style-name="P389"><text:span text:style-name="CharStyle25"><text:tab/></text:span><text:span text:style-name="CharStyle23">with me and ran out!” When Joseph’s master heard what his wife said, about how his servant had treated her, he was furious;</text:span></text:p>
          </text:list-item>
          <text:list-item>
            <text:p text:style-name="P393"><text:span text:style-name="CharStyle23"><text:tab/>Joseph’s master put him in gaol, where the royal prisoners were bound.</text:span></text:p>
          </text:list-item>
          <text:list-item>
            <text:p text:style-name="P404"><text:span text:style-name="CharStyle25"><text:tab/></text:span><text:span text:style-name="CharStyle23">In gaol he lay. Yet the Eter­nal was witk Joseph and was</text:span></text:p>
          </text:list-item>
        </text:list>
        <text:p text:style-name="P27"><text:span text:style-name="CharStyle23">kind to him, making him popu­lar with the gaoler, who put</text:span><text:span text:style-name="CharStyle25"> 22 </text:span><text:span text:style-name="CharStyle23">Joseph in charge of all the pris­oners in the gaol, holding him responsible for anything they did; the gaoler did not need to</text:span><text:span text:style-name="CharStyle25"> 23 </text:span><text:span text:style-name="CharStyle23">attend to anything that Joseph undertook, for the Eternal was with him, and whatever he did the Eternal made it prosper.</text:span></text:p>
        <text:p text:style-name="P99"><text:span text:style-name="CharStyle10">[After this it happened </text:span><text:span text:style-name="CharStyle75">a</text:span><text:span text:style-name="CharStyle76"> a </text:span><text:span text:style-name="CharStyle10">that the cupbearer and the baker of the king of Egypt of­fended their lord the king of Egypt; the Pharaoh was angry 2; with his two officials, the chief cupbearer and the head baker, and put them in custody in 3 the house of the governor of the prison, the gaol in which Joseph was confined. The gov- 4 ernor of the prison appointed Joseph to attend upon them.</text:span></text:p>
        <text:p text:style-name="P99"><text:span text:style-name="CharStyle10">For some time they remained in custody. Then one night 5 they both had dreams, each man dreaming something with a meaning for himself, the cup­bearer and the baker of the king of Egypt who were con­fined in the gaol. When Joseph 6 went in, next morning, he no­ticed that they were downcast.</text:span></text:p>
        <text:p text:style-name="P24"><text:span text:style-name="CharStyle10">So he asked the officials of the 7 Pharaoh who were in custody along with himself in his mas­ter’s house, “Why are you looking so downcast to-day?” “We have had a dream,” they 8 said, “and there is no one to interpret it.” Joseph answered, “Do not interpretations belong to God? But pray teD me the dream.” So the chief cup- </text:span><text:span text:style-name="CharStyle68">9 </text:span><text:span text:style-name="CharStyle10">bearer told Joseph his dream. “In my dream,” he said, “there was a vine in tront of me, and 10 on the vine there were three branches. It seemed to bud, its blossoms opened, and the clusters produced ripe grapes.</text:span></text:p>
        <text:list xml:id="list953072435107253548" text:style-name="L73">
          <text:list-item>
            <text:p text:style-name="P239"><text:span text:style-name="CharStyle10"><text:tab/>As the Pharaoh’s cup was in my hand, I plucked the grapes, squeezed them into the Pha­raoh’s cup, and handed the cup</text:span></text:p>
          </text:list-item>
          <text:list-item>
            <text:p text:style-name="P226"><text:span text:style-name="CharStyle10"><text:tab/>to the Pharaoh.” “Here is the interpretation,” said Joseph; “the three branches are three</text:span></text:p>
          </text:list-item>
          <text:list-item>
            <text:p text:style-name="P226"><text:span text:style-name="CharStyle10"><text:tab/>days. Within three days the Pharaoh will release you and restore you to your post; you will hand the Pharaoh his cup as you used to do when you</text:span></text:p>
          </text:list-item>
          <text:list-item>
            <text:p text:style-name="P212"><text:span text:style-name="CharStyle10"><text:tab/>were his cupbearer. But re­member me when all goes well with you; do me the kindness of mentioning my name to the Pharaoh and get me out of here;</text:span></text:p>
          </text:list-item>
          <text:list-item>
            <text:p text:style-name="P212"><text:span text:style-name="CharStyle10"><text:tab/>for I was really kidnapped from the land of the Hebrews, and I have done nothing in this coun­try for which I should be put</text:span></text:p>
          </text:list-item>
        </text:list>
        <text:p text:style-name="P60"><text:span text:style-name="CharStyle76">j</text:span><text:span text:style-name="CharStyle10">6 into the dungeon.” When the head baker saw that the interpretation was favourable, he said to Joseph, “In my dream I too saw something; three baskets of white bread</text:span></text:p>
        <text:list xml:id="list3463635611557196834" text:style-name="L74">
          <text:list-item>
            <text:p text:style-name="P227"><text:span text:style-name="CharStyle10"><text:tab/>were on my head; in the top basket there were all sorts of pastry for the Pharaoh, but the birds kept eating them out of the basket on my head.”</text:span></text:p>
          </text:list-item>
          <text:list-item>
            <text:p text:style-name="P213"><text:span text:style-name="CharStyle10"><text:tab/>“Here is the interpretation,” said Joseph; “the three baskets</text:span></text:p>
          </text:list-item>
          <text:list-item>
            <text:p text:style-name="P213"><text:span text:style-name="CharStyle10"><text:tab/>are three days. Within three days the Pharaoh will release you, and hang you on a tree, till the birds eat the flesh off you.”</text:span></text:p>
          </text:list-item>
          <text:list-item>
            <text:p text:style-name="P231"><text:span text:style-name="CharStyle10"><text:tab/>On the third day, which was the Pharaoh’s birthday, he held a banquet for all his courtiers, and he did release the chief cupbearer and the head baker.</text:span></text:p>
          </text:list-item>
          <text:list-item>
            <text:p text:style-name="P448"><text:span text:style-name="CharStyle42"><text:tab/></text:span><text:span text:style-name="CharStyle41">The chief cupbearer he restored </text:span><text:span text:style-name="CharStyle42">to </text:span><text:span text:style-name="CharStyle41">his post, where he handed</text:span></text:p>
          </text:list-item>
          <text:list-item>
            <text:p text:style-name="P218"><text:span text:style-name="CharStyle10"><text:tab/>the cup to the Pharaoh; but the head baker he hanged. It was as Joseph had interpreted</text:span></text:p>
          </text:list-item>
          <text:list-item>
            <text:p text:style-name="P218"><text:span text:style-name="CharStyle10"><text:tab/>to them. But the chief cup­</text:span></text:p>
          </text:list-item>
        </text:list>
        <text:p text:style-name="P23"><text:span text:style-name="CharStyle10">bearer did not remember Joseph; he forgot him.</text:span></text:p>
        <text:p text:style-name="P99"><text:span text:style-name="CharStyle10">Two years passed, and </text:span><text:span text:style-name="CharStyle68">*</text:span><text:span text:style-name="CharStyle10"> -| the Pharaoh dreamed he**-*- was standing beside the Nile; up came seven cows from the 2 Nile, sleek and plump, and they grazed in the reed-grass. After 3 them seven other cows came up from the Nile, ugly and lean; they stood beside the rest of the cows on the bank of the Nile, and the ugly lean cows 4 ate up the seven cows that were sleek and plump. Then the Pharaoh woke up. When 5 he fell asleep, he had a second dream; there were seven fine ripe ears of corn sprouting on a single stalk! And seven ears 6 sprang up after them, thin and blasted by the east wind; but 7 the thin ears swallowed up the seven ears that were fine and full.</text:span></text:p>
        <text:p text:style-name="P100"><text:span text:style-name="CharStyle10">Then the Pharaoh woke up, to find he had been dreaming. In </text:span><text:span text:style-name="CharStyle69">8 </text:span><text:span text:style-name="CharStyle10">the morning his mind was dis­turbed; so he summoned all the magicians and sages in Egypt, and told them what he had dreamed, but no one could in­terpret it for the Pharaoh. Then </text:span><text:span text:style-name="CharStyle69">9 </text:span><text:span text:style-name="CharStyle10">the chief cupbearer said to the Pharaoh, “I must recall my offences to-day, how the Pha- 10 raoh was angry with his serv­ants and put myself and the head baker in custody within the house of the governor of the prison. Now, one night 11 we dreamed, he and I; each had a dream with a meaning for himself. But there was a 12 youth along with us, a Hebrew slave of the prison-governor, and when we told him our dreams, he interpreted them, telling each of us the meaning of his own dream. And as he 13 interpreted, so it fell out; I</text:span></text:p>
        <text:p text:style-name="P115"><text:span text:style-name="CharStyle41">was restored to my post, and the other man was hanged.”</text:span></text:p>
        <text:list xml:id="list184340333702720" text:style-name="L63">
          <text:list-item>
            <text:p text:style-name="P233"><text:span text:style-name="CharStyle10"><text:tab/>Then the Pharaoh sent for Jo­seph, whom they brought hur­riedly from the dungeon; after shaving himself and changing his clothes, he came into the</text:span></text:p>
          </text:list-item>
          <text:list-item>
            <text:p text:style-name="P228"><text:span text:style-name="CharStyle10"><text:tab/>Pharaoh’s presence. “I have had a dream,” said the Pharaoh to Joseph, “and there is no one to interpret it; but I have heard about you, that you can interpret a dream </text:span><text:soft-page-break/><text:span text:style-name="CharStyle10">whenever</text:span></text:p>
          </text:list-item>
          <text:list-item>
            <text:p text:style-name="P228"><text:span text:style-name="CharStyle10"><text:tab/>you hear it.” “Not I!” said Joseph to the Pharaoh; “it is God’s answer that will answer to</text:span></text:p>
          </text:list-item>
          <text:list-item>
            <text:p text:style-name="P228"><text:span text:style-name="CharStyle10"><text:tab/>the Pharaoh.” Then the Pha­raoh said to Joseph: “In my dream I was standing on the</text:span></text:p>
          </text:list-item>
          <text:list-item>
            <text:p text:style-name="P449"><text:span text:style-name="CharStyle42"><text:tab/></text:span><text:span text:style-name="CharStyle41">bank of the Nile; up came seven cows from the Nile, plump and sleek, and they grazed in the</text:span></text:p>
          </text:list-item>
          <text:list-item>
            <text:p text:style-name="P211"><text:span text:style-name="CharStyle10"><text:tab/>reed-grass. After them seven other cows came up, starved and very ugly and lean—I never saw such poor cows in all the</text:span></text:p>
          </text:list-item>
          <text:list-item>
            <text:p text:style-name="P234"><text:span text:style-name="CharStyle10"><text:tab/>land of Egypt. The lean and ugly cows ate up the first seven</text:span></text:p>
          </text:list-item>
          <text:list-item>
            <text:p text:style-name="P234"><text:span text:style-name="CharStyle10"><text:tab/>plump cows, and even after they had eaten them up, you could not tell that they had eaten them—they were still ugly as</text:span></text:p>
          </text:list-item>
          <text:list-item>
            <text:p text:style-name="P450"><text:span text:style-name="CharStyle42"><text:tab/></text:span><text:span text:style-name="CharStyle41">before. Then </text:span><text:span text:style-name="CharStyle42">I </text:span><text:span text:style-name="CharStyle41">woke up. </text:span><text:span text:style-name="CharStyle42">I </text:span><text:span text:style-name="CharStyle41">also saw in a dream seven full ripe ears sprouting on a single stalk.</text:span></text:p>
          </text:list-item>
          <text:list-item>
            <text:p text:style-name="P450"><text:span text:style-name="CharStyle42"><text:tab/></text:span><text:span text:style-name="CharStyle41">Seven ears sprang up after them, withered, thin, and blasted by</text:span></text:p>
          </text:list-item>
          <text:list-item>
            <text:p text:style-name="P234"><text:span text:style-name="CharStyle10"><text:tab/>the east wind, and the thin ears swallowed up the seven ripe ears! I told all this to the magi­cians, but not one of them could tell me the meaning.”</text:span></text:p>
          </text:list-item>
          <text:list-item>
            <text:p text:style-name="P233"><text:span text:style-name="CharStyle10"><text:tab/>Joseph said to the Pharaoh, “The Pharaoh’s dreams mean one thing. God has been show­ing the Pharaoh what he is</text:span></text:p>
          </text:list-item>
          <text:list-item>
            <text:p text:style-name="P223"><text:span text:style-name="CharStyle10"><text:tab/>about to do; the seven good cows are seven years, and the seven good ears are seven years —it is one and the same dream.</text:span></text:p>
          </text:list-item>
          <text:list-item>
            <text:p text:style-name="P223"><text:span text:style-name="CharStyle10"><text:tab/>The seven lean and ugly cows</text:span></text:p>
          </text:list-item>
        </text:list>
        <text:p text:style-name="P23"><text:span text:style-name="CharStyle10">that came up afterwards are also seven years, and so are the seven empty ears blasted by the east wind; there are to be seven years of famine. This is what 28 I meant when I said to the Pharaoh that God has shown the Pharaoh what he is going to do. Seven years of great 29 plenty are coming for all the land of Egypt, but there will </text:span><text:span text:style-name="CharStyle69">3</text:span><text:span text:style-name="CharStyle10">° be seven years of famine after them, and the plenty will all be forgotten in the land of Egypt; famine will consume 31 the land, so sore a famine that there will be no word of plenty in the land, owing to the famine that will follow. The dream 32 was doubled for the Pharaoh because this is fixed by God, and ere long God will bring it about. Well then, let the 33 Pharaoh look out a shrewd, intelligent man, and put him in control of the land of Egypt. Let the Pharaoh take action 34 further by appointing food- controllers throughout the coun­try, to annex a fifth of the produce of Egypt during the seven years of plenty; let them 35 gather all the food of the good years that are coming, and, under authority of the Pharaoh, store up the grain and hold it for food in the towns. The food 36 will be a reserve for the land in view of the seven years of famine that are to befall the land of Egypt, that the country may not perish of famine.”</text:span></text:p>
        <text:p text:style-name="P73"><text:span text:style-name="CharStyle10">This plan approved itself to 37 the Pharaoh and all his cour­tiers. The Pharaoh said to his 38 courtiers, “Can we find anyone equal to this man, in whom is the spirit of God?” Then the </text:span><text:span text:style-name="CharStyle77">39 </text:span><text:span text:style-name="CharStyle10">Pharaoh turned to Joseph: “As God has shown you all this, there is no one so shrewd and</text:span></text:p>
      </text:section>
      <text:section text:style-name="Sect4" text:name="Section16">
        <text:list xml:id="list8509556653425441874" text:style-name="L75">
          <text:list-item>
            <text:p text:style-name="P240"><text:span text:style-name="CharStyle10"><text:tab/>intelligent as yourself. You shall be mayor of my palace, and all my nation shall move at your bidding; only on the throne shall my authority be</text:span></text:p>
          </text:list-item>
          <text:list-item>
            <text:p text:style-name="P219"><text:span text:style-name="CharStyle10"><text:tab/>greater than yours. Look,” said the Pharaoh to Joseph, “I hereby appoint you over all the</text:span></text:p>
          </text:list-item>
          <text:list-item>
            <text:p text:style-name="P235"><text:span text:style-name="CharStyle10"><text:tab/>land of Egypt!” And taking his signet-ring from his hand, the Pharaoh put it on Joseph’s hand, arraying him in fine linen robes, putting a gold chain</text:span></text:p>
          </text:list-item>
          <text:list-item>
            <text:p text:style-name="P235"><text:span text:style-name="CharStyle10"><text:tab/>round his neck, and giving him his second chariot to drive in, till the people shouted, “At your service!” Thus he ap­pointed him over all the land</text:span></text:p>
          </text:list-item>
          <text:list-item>
            <text:p text:style-name="P236"><text:span text:style-name="CharStyle10"><text:tab/>of Egypt. “I am the Pharaoh,” said the Pharaoh to Joseph, “and not a man shall stir hand or foot in all Egypt without your</text:span></text:p>
          </text:list-item>
          <text:list-item>
            <text:p text:style-name="P236"><text:span text:style-name="CharStyle10"><text:tab/>consent.” The Pharaoh gave Joseph the name of Zaphenath- paneah (Life-sustainer) and married him to Asenath, the daughter of Potiphera, the priest at On.</text:span></text:p>
          </text:list-item>
        </text:list>
        <text:p text:style-name="P25"><text:span text:style-name="CharStyle10">Then Joseph went through the</text:span></text:p>
        <text:list xml:id="list184536046012927" text:continue-numbering="true" text:style-name="L75">
          <text:list-item>
            <text:p text:style-name="P236"><text:span text:style-name="CharStyle10"><text:tab/>land of Egypt.] Joseph was thirty years old when he became prime minister to the Pharaoh, king of Egypt. Joseph went from the presence of the Pha­raoh to go through all the land</text:span></text:p>
          </text:list-item>
          <text:list-item>
            <text:p text:style-name="P236"><text:span text:style-name="CharStyle10"><text:tab/>of Egypt. [And during the seven years of plenty, when the</text:span></text:p>
          </text:list-item>
          <text:list-item>
            <text:p text:style-name="P236"><text:span text:style-name="CharStyle10"><text:tab/>earth bore ample crops, he col­lected all the produce of the rich years over Egypt and stored the grain within the towns; in every town he stored the produce of the surrounding</text:span></text:p>
          </text:list-item>
          <text:list-item>
            <text:p text:style-name="P236"><text:span text:style-name="CharStyle10"><text:tab/>fields. Joseph stored grain in huge quantities, like the sand of the sea, till he ceased counting it, for it was past measuring.</text:span></text:p>
          </text:list-item>
          <text:list-item>
            <text:p text:style-name="P237"><text:span text:style-name="CharStyle10"><text:tab/>Before the time of famine came, two sons were bom to him by Asenath the daughter</text:span></text:p>
          </text:list-item>
          <text:list-item>
            <text:p text:style-name="P214"><text:span text:style-name="CharStyle10"><text:tab/>of Potiphera, the priest at On.</text:span></text:p>
          </text:list-item>
        </text:list>
        <text:p text:style-name="P23"><text:span text:style-name="CharStyle10">The first-born Joseph called Manasseh (Forgetting) • “for,” said he, “God has made me for­get all my hardships and my father’s house.” The second he 52 called Ephraim (Fruitful); “for God has made me fruitful in the land of my misfortunes.” Then </text:span><text:span text:style-name="CharStyle69">53 </text:span><text:span text:style-name="CharStyle10">the seven years of plenty in the land of Egypt ended, and, as 54 Joseph had foretold, the seven years of famine began. There was a famine in every country, but there was food everywhere in Egypt. And when all Egypt 55 itself grew famished, and the people cried to the Pharaoh for food, the Pharaoh told all the Egyptians, “Go to Joseph; do as he tells you.” Then Joseph 56 opened all the granaries and sold grain to the Egyptians. As the famine was all over the world, people from every coun- 57 try also came to Joseph in Egypt to buy giain—so severe was the famine everywhere on earth.</text:span></text:p>
        <text:p text:style-name="P73"><text:span text:style-name="CharStyle10">When Jacob realized </text:span><text:span text:style-name="CharStyle68">*e\ </text:span><text:span text:style-name="CharStyle10">that there was grain for sale m Egypt, Jacob said to his sons, “Why stand looking at each other? I hear,” he said, 2 “there is gram for sale in Egypt; go down there and buy some for us, that we may live instead of dying.” So Joseph’s ten broth- 3 ers went down to buy grain from the Egyptians; Jacob did 4 not send Benjamin, Joseph’s own brother, with the rest, as he was afraid of him coming to harm.] Among those who came </text:span><text:span text:style-name="CharStyle69">5 </text:span><text:span text:style-name="CharStyle10">to buy were the sons of Israel; for the famine was raging in the land of Canaan.</text:span></text:p>
        <text:p text:style-name="P73"><text:span text:style-name="CharStyle10">Now Joseph was viceroy of 6 the country; he it was who sold the grain to all the natives. [The brothers of Joseph came and bowed to the ground before</text:span></text:p>
        <text:list xml:id="list8499583020154612292" text:style-name="L76">
          <text:list-item>
            <text:p text:style-name="P368"><text:span text:style-name="CharStyle25"><text:tab/>him.] </text:span><text:span text:style-name="CharStyle23">When Joseph saw his brothers he recognized them, but he treated them like a stranger. He asked, “Where do you come from?” “From the country of Canaan,” they said, “to buy</text:span></text:p>
          </text:list-item>
          <text:list-item>
            <text:p text:style-name="P196"><text:span text:style-name="CharStyle10"><text:tab/></text:span><text:span text:style-name="CharStyle68">food.”</text:span><text:span text:style-name="CharStyle10"> [Joseph recognized his brothers, but they did not recog-</text:span></text:p>
          </text:list-item>
          <text:list-item>
            <text:p text:style-name="P196"><text:span text:style-name="CharStyle10"><text:tab/>nize him; Joseph remembered what he had dreamed about them, and spoke harshly to them. “You are spies,” he said, “you have come to note how</text:span></text:p>
          </text:list-item>
          <text:list-item>
            <text:p text:style-name="P168"><text:span text:style-name="CharStyle10"><text:tab/>defenceless the land is.” “No, my lord,” they said, “your serv­ants have come to buy food.</text:span></text:p>
          </text:list-item>
          <text:list-item>
            <text:p text:style-name="P168"><text:span text:style-name="CharStyle10"><text:tab/>We are all sons of one man; we are honest men, your servants</text:span></text:p>
          </text:list-item>
        </text:list>
        <text:p text:style-name="P58"><text:span text:style-name="CharStyle10">is are no. spies.” He answered, “No, you did come to note how</text:span></text:p>
        <text:list xml:id="list2506110875994160890" text:style-name="L77">
          <text:list-item>
            <text:p text:style-name="P195"><text:span text:style-name="CharStyle10"><text:tab/>defenceless the land is.” They repeated, “Your servants are twelve brothers, sons of one man in the land of Canaan; the youngest is at present with our father, and there is one gone.”</text:span></text:p>
          </text:list-item>
          <text:list-item>
            <text:p text:style-name="P169"><text:span text:style-name="CharStyle10"><text:tab/>Joseph retorted, “It is as I</text:span></text:p>
          </text:list-item>
          <text:list-item>
            <text:p text:style-name="P169"><text:span text:style-name="CharStyle10"><text:tab/>said, you are spies. But I will test you; as sure as the Pharaoh lives, you shall not leave here unless your youngest brother</text:span></text:p>
          </text:list-item>
          <text:list-item>
            <text:p text:style-name="P169"><text:span text:style-name="CharStyle10"><text:tab/>comes here. Send one of your number to fetch your brother, while you remain confined; it will be a test of your statements, and show if you are honest. Otherwise, as sure as the Pha-</text:span></text:p>
          </text:list-item>
          <text:list-item>
            <text:p text:style-name="P169"><text:span text:style-name="CharStyle10"><text:tab/>raoh lives, you are spies.” So he put them all in custody to­gether for three days.</text:span></text:p>
          </text:list-item>
          <text:list-item>
            <text:p text:style-name="P197"><text:span text:style-name="CharStyle10"><text:tab/>On the third day Joseph said to them, “As I am a religious man, you must do this at least</text:span></text:p>
          </text:list-item>
          <text:list-item>
            <text:p text:style-name="P169"><text:span text:style-name="CharStyle10"><text:tab/>to save your lives; if you are honest men, let one of you re­main confined in prison, while you go with grain for your starv-</text:span></text:p>
          </text:list-item>
          <text:list-item>
            <text:p text:style-name="P178"><text:span text:style-name="CharStyle10"><text:tab/>ing households and bring me back your youngest brother; that will verify your statements</text:span></text:p>
          </text:list-item>
          <text:list-item>
            <text:p text:style-name="P178"><text:span text:style-name="CharStyle10"><text:tab/>and save your lives.” They said</text:span></text:p>
          </text:list-item>
        </text:list>
        <text:p text:style-name="P24"><text:span text:style-name="CharStyle10">to each other, “This misfortune has befallen us because we were guilty about our brother; we saw his misfortune, and we would not listen to his en­treaties.” And Reuben said, 22 “Did I not tell you, not to sin against the boy? But you would not listen to me. So, you see, there is a reckoning for his blood.” They little 23 knew that Joseph understood them, for there was an inter­preter at the interview. But 24 Joseph withdrew and broke down. On coming back, he se­lected Simeon and had him bound before their eyes; then 25 he gave orders that their bag­gage was to be filled with grain, that each man’s money was to be replaced in his sack, and that they were to receive pro­visions for the journey. This was done. They loaded their 26 asses with grain, and went away.]</text:span></text:p>
        <text:p text:style-name="P72"><text:span text:style-name="CharStyle23">At the spot where they put</text:span><text:span text:style-name="CharStyle25"> 27 </text:span><text:span text:style-name="CharStyle23">up for the night, one of them opened his sack to get fodder for his ass, and there he saw his money, at the mouth of the sack!</text:span></text:p>
        <text:p text:style-name="P23"><text:span text:style-name="CharStyle68">He told his brothers, “My money</text:span><text:span text:style-name="CharStyle10"> 28 </text:span><text:span text:style-name="CharStyle68">has been put back! There it is, inside my sack!” At this their heart sank, and they turned trembling to one another.</text:span><text:span text:style-name="CharStyle10"> [When 29 they reached their father Jacob in the land of Canaan, they told him all that had happened to them. “The man who is </text:span><text:span text:style-name="CharStyle78">30 </text:span><text:span text:style-name="CharStyle10">lord of the land,” they said, “talked harshly to us; he took us for spies and put us in cus­tody. We said to him, ‘We are 31 honest men, we are no spies; we are twelve brothers, sons of 3</text:span><text:span text:style-name="CharStyle10"><text:span text:style-name="T1">2 </text:span></text:span><text:span text:style-name="CharStyle10">our father; one is gone, and the youngest is at present with our father in the land of Canaan.’ Then the man who is lord of the 33</text:span></text:p>
        <text:p text:style-name="P107"><text:span text:style-name="CharStyle10">land said, ‘I will find out whether you are honest men in this way: leave one of your number with me, and do you take grain for your starving</text:span></text:p>
        <text:list xml:id="list184339236502237" text:style-name="L51">
          <text:list-item>
            <text:p text:style-name="P179"><text:span text:style-name="CharStyle10"><text:tab/>households and be off; but bring me your youngest brother. Then I shall be sure that you are not spies but honest men; I will hand over </text:span><text:soft-page-break/><text:span text:style-name="CharStyle10">your brother, and you can trade in the coun-</text:span></text:p>
          </text:list-item>
          <text:list-item>
            <text:p text:style-name="P179"><text:span text:style-name="CharStyle10"><text:tab/>try.’ ’ When they emptied their sacks, there was every man’s packet of money inside his sack! On seeing their pack­ets of money, they and then- father were afraid, saying, “What is this that God has</text:span></text:p>
          </text:list-item>
          <text:list-item>
            <text:p text:style-name="P179"><text:span text:style-name="CharStyle10"><text:tab/>done to us?” And Jacob their father said, “You bereave me of my children; Joseph is gone, Simeon is gone, and now you would take Benjamin. Look at</text:span></text:p>
          </text:list-item>
          <text:list-item>
            <text:p text:style-name="P179"><text:span text:style-name="CharStyle10"><text:tab/>all that I have to bear!” But Reuben said to his father, “You may kill my two sons if I do not bring him back to you; put him in my charge, and I will bring him back!”]</text:span></text:p>
          </text:list-item>
        </text:list>
        <text:p text:style-name="P111"><text:span text:style-name="CharStyle25">iO </text:span><text:span text:style-name="CharStyle23">The famine was raging in</text:span></text:p>
        <text:list xml:id="list2804433520498078523" text:style-name="L78">
          <text:list-item>
            <text:p text:style-name="P359"><text:span text:style-name="CharStyle25"><text:tab/></text:span><text:span text:style-name="CharStyle23">the land. So, after they Iwd consumed the grain that they had brought from Egypt, their father said to them, “Go and buy us a little more food.”</text:span></text:p>
          </text:list-item>
          <text:list-item>
            <text:p text:style-name="P347"><text:span text:style-name="CharStyle25"><text:tab/></text:span><text:span text:style-name="CharStyle23">“But,” said Judah, “the man told us strictly, ‘You cannot see me, unless your brother is with</text:span></text:p>
          </text:list-item>
          <text:list-item>
            <text:p text:style-name="P329"><text:span text:style-name="CharStyle23"><text:tab/>you.’ We will go and buy food, if you send our brother, along</text:span></text:p>
          </text:list-item>
          <text:list-item>
            <text:p text:style-name="P329"><text:span text:style-name="CharStyle25"><text:tab/></text:span><text:span text:style-name="CharStyle23">with us; but if you refuse, we will not go. The man told us, ‘You cannot see me, unless your</text:span></text:p>
          </text:list-item>
          <text:list-item>
            <text:p text:style-name="P329"><text:span text:style-name="CharStyle23"><text:tab/>brother is with you.’” “And why did you bring trouble on me,” said Israel, “by telling the man you had another brother?”</text:span></text:p>
          </text:list-item>
          <text:list-item>
            <text:p text:style-name="P329"><text:span text:style-name="CharStyle23"><text:tab/>They said, “The man asked par­ticularly about us and our rela­tives; he said, ‘Is your father still alive? Have you another</text:span></text:p>
          </text:list-item>
        </text:list>
        <text:p text:style-name="P27"><text:span text:style-name="CharStyle23">brother?’ We answered the drift of his questions. How were we to know that he would say,</text:span></text:p>
        <text:p text:style-name="P27"><text:span text:style-name="CharStyle23">‘Fetch your brother’?” Is-A S\ rael said, “My son shall</text:span><text:span text:style-name="CharStyle25"> 38 </text:span><text:span text:style-name="CharStyle23">not go with you; his brother is dead, and he is the only one left.</text:span></text:p>
        <text:p text:style-name="P27"><text:span text:style-name="CharStyle23">If he came to any harm on the road, you would bring down my grey hairs to the grave with grief.” “Bend the lad with AO me,” said Judah to his father Israel; “let vs start off,</text:span><text:span text:style-name="CharStyle25"> S </text:span><text:span text:style-name="CharStyle23">that we may live instead of dy­ing, we and you and our little ones. I vnll stand guarantee for </text:span><text:span text:style-name="CharStyle24">9 </text:span><text:span text:style-name="CharStyle23">him; I will answer to you for him. If I fail to bring him back and set him before you, the last­ing blame be mine. If we had</text:span><text:span text:style-name="CharStyle25"> 10 </text:span><text:span text:style-name="CharStyle23">not put off time, we could have been back by now!” “Well,”</text:span><text:span text:style-name="CharStyle25"> u </text:span><text:span text:style-name="CharStyle23">said their father Israel, “if it is to be, then do this: take some of the dainties of the country in your baggage, and carry them as a present to the man, a little bal­sam, a little honey, resin, fra­grant gum, pistachio nuts, and almonds; take double money</text:span><text:span text:style-name="CharStyle25"> 12 </text:span><text:span text:style-name="CharStyle23">with you, and carry back the money that was replaced in your sacks (perhaps it was by mis­take); also take your brother</text:span><text:span text:style-name="CharStyle25"> 13 </text:span><text:span text:style-name="CharStyle23">and go back to the man.</text:span><text:span text:style-name="CharStyle25"> [And 14 may God Almighty move the man to be kind and let your other brother go, as well as Ben­jamin. But if I am to be be­reaved—well, I am to be be­reaved!]”</text:span></text:p>
        <text:p text:style-name="P72"><text:span text:style-name="CharStyle23">So taking this present, taking</text:span><text:span text:style-name="CharStyle25"> 15 </text:span><text:span text:style-name="CharStyle23">the double money, and taking Benjamin, the men started south for Egypt and made their way into the presence of Joseph. When Joseph saw Benjamin</text:span><text:span text:style-name="CharStyle25"> 16 </text:span><text:span text:style-name="CharStyle23">with them, he said to his house- steward, “Take the men indoors, slaughter animals and make all preparations, for the men are to</text:span></text:p>
        <text:list xml:id="list4363380943422660158" text:style-name="L79">
          <text:list-item>
            <text:p text:style-name="P335"><text:span text:style-name="CharStyle25"><text:tab/></text:span><text:span text:style-name="CharStyle23">dine with me at noon.” So he did as Joseph told him. He took the men into Joseph’s</text:span></text:p>
          </text:list-item>
          <text:list-item>
            <text:p text:style-name="P310"><text:span text:style-name="CharStyle25"><text:tab/></text:span><text:span text:style-name="CharStyle23">house; but they were afraid at being taken inside Joseph’s house, thinking, “It is on ac­count of the money replaced in our sacks at our first visit; he wants to accuse us and attack us, to make us slaves and seize</text:span></text:p>
          </text:list-item>
          <text:list-item>
            <text:p text:style-name="P310"><text:span text:style-name="CharStyle25"><text:tab/></text:span><text:span text:style-name="CharStyle23">our asses!” So they went up to Joseph’s house-steward andspoke to him at the door of the house.</text:span></text:p>
          </text:list-item>
          <text:list-item>
            <text:p text:style-name="P291"><text:span text:style-name="CharStyle23"><text:tab/></text:span><text:span text:style-name="CharStyle24">“0</text:span><text:span text:style-name="CharStyle23"> my lord,” they said, “we simply came down to buy food</text:span></text:p>
          </text:list-item>
          <text:list-item>
            <text:p text:style-name="P291"><text:span text:style-name="CharStyle25"><text:tab/></text:span><text:span text:style-name="CharStyle23">on our first visit, and when we opened our sacks at the spot where we put up, there was every </text:span><text:soft-page-break/><text:span text:style-name="CharStyle23">man’s money in the mouth of his sack, our own money in full weight! We have brought it</text:span></text:p>
          </text:list-item>
          <text:list-item>
            <text:p text:style-name="P291"><text:span text:style-name="CharStyle25"><text:tab/></text:span><text:span text:style-name="CharStyle23">back, and we have brought other money to buy food. We do not know who put our money in our</text:span></text:p>
          </text:list-item>
          <text:list-item>
            <text:p text:style-name="P301"><text:span text:style-name="CharStyle25"><text:tab/></text:span><text:span text:style-name="CharStyle23">sacks.” “All right,” he said, “you need not be afraid; your God and the God of your father must have put treasure in your sacks, for I got your money.” [[Then he brought Simeon out to</text:span></text:p>
          </text:list-item>
          <text:list-item>
            <text:p text:style-name="P344"><text:span text:style-name="CharStyle25"><text:tab/></text:span><text:span text:style-name="CharStyle23">them.]] Taking the men in­doors, he gave them water to wash their feet, and gave their asses fodder.</text:span></text:p>
          </text:list-item>
          <text:list-item>
            <text:p text:style-name="P360"><text:span text:style-name="CharStyle25"><text:tab/></text:span><text:span text:style-name="CharStyle23">Then they arranged their pres­ent for Joseph’s arrival at noon, for they had, heard they were to</text:span></text:p>
          </text:list-item>
          <text:list-item>
            <text:p text:style-name="P291"><text:span text:style-name="CharStyle25"><text:tab/></text:span><text:span text:style-name="CharStyle23">have a meal there. When Joseph came home, they took their present to him in the house, bowing to the ground before</text:span></text:p>
          </text:list-item>
          <text:list-item>
            <text:p text:style-name="P291"><text:span text:style-name="CharStyle25"><text:tab/></text:span><text:span text:style-name="CharStyle23">him. He asked how they were; he said, “Is your father well, the old man you spoke of? Is he</text:span></text:p>
          </text:list-item>
          <text:list-item>
            <text:p text:style-name="P291"><text:span text:style-name="CharStyle25"><text:tab/></text:span><text:span text:style-name="CharStyle23">still alive?” They answered, “Your servant our father is well,</text:span></text:p>
          </text:list-item>
          <text:list-item>
            <text:p text:style-name="P291"><text:span text:style-name="CharStyle25"><text:tab/></text:span><text:span text:style-name="CharStyle23">he is still alive.” Then they bowed and did homage to him. Looking up he saw his brother Benjamin, his mother’s son, and asked, “And is this your young­</text:span></text:p>
          </text:list-item>
        </text:list>
        <text:p text:style-name="P28"><text:span text:style-name="CharStyle23">est brother, of whom you told me?” Then he said, “God be</text:span><text:span text:style-name="CharStyle25"> 30 </text:span><text:span text:style-name="CharStyle23">gracious to you, my son!” His heart yearned for his brother, so he hastily sought a place to weep, and retired to his room, where he broke down in tears. After washing his face, he came</text:span><text:span text:style-name="CharStyle25"> </text:span><text:span text:style-name="CharStyle26">3</text:span><text:span text:style-name="CharStyle25"><text:span text:style-name="T1">1 </text:span></text:span><text:span text:style-name="CharStyle23">out, and controlling himself or­dered dinner to be served.</text:span></text:p>
        <text:p text:style-name="P96"><text:span text:style-name="CharStyle23">Dinner was served for Joseph</text:span><text:span text:style-name="CharStyle25"> 32 </text:span><text:span text:style-name="CharStyle23">apart, for the men apart, and for his Egyptian guests apart; the Egyptians could not eat along with the Hebrews—that would, have polluted the Egyptians. The men were seated in his pres-</text:span><text:span text:style-name="CharStyle25"> </text:span><text:span text:style-name="CharStyle26">33 </text:span><text:span text:style-name="CharStyle23">ence in order of age, from the oldest, by right of birth, to the youngest—which made them stare at each other in astonish­ment. Joseph would send por-</text:span><text:span text:style-name="CharStyle25"> </text:span><text:span text:style-name="CharStyle26">34 </text:span><text:span text:style-name="CharStyle23">tions to them from his own table, but Benjamin’s portions were five times as large as any of theirs. As they drank and drank deep in his company, he ordered his house-steward, “Fill the men’s sacks with as much</text:span><text:span text:style-name="CharStyle25"> I I </text:span><text:span text:style-name="CharStyle23">grain as they can hold, put every man’s money in the mouth of his sack, and in the mouth of</text:span><text:span text:style-name="CharStyle25"> 2 </text:span><text:span text:style-name="CharStyle23">the youngest man’s sack, along with his corn money, put m,y goblet, the silver goblet.” He did as Joseph told him.</text:span></text:p>
        <text:p text:style-name="P95"><text:span text:style-name="CharStyle23">Soon as day dawned, the men</text:span><text:span text:style-name="CharStyle25"> </text:span><text:span text:style-name="CharStyle26">3 </text:span><text:span text:style-name="CharStyle23">were sent off with their asses. They had left the city but were</text:span><text:span text:style-name="CharStyle25"> </text:span><text:span text:style-name="CharStyle26">4 </text:span><text:span text:style-name="CharStyle23">not far away, when Joseph said to his steward, “Up and after the men! When you overtake them, ask them, ‘Why have you repaid injury for kindness? Why have you stolen the silver</text:span><text:span text:style-name="CharStyle25"> </text:span><text:span text:style-name="CharStyle26">5 </text:span><text:span text:style-name="CharStyle23">goblet, the very goblet out of which my lord drinks, and with which he divines? That was a foul deed of yours!’” When</text:span><text:span text:style-name="CharStyle25"> 6 </text:span><text:span text:style-name="CharStyle23">he overtook them, he asked them this. They said to him,</text:span></text:p>
      </text:section>
      <text:section text:style-name="Sect4" text:name="Section17">
        <text:list xml:id="list4839526428912303578" text:style-name="L80">
          <text:list-item>
            <text:p text:style-name="P430"><text:span text:style-name="CharStyle25"><text:tab/></text:span><text:span text:style-name="CharStyle23">“Why does my lord say such a thing? Your servants do a thing</text:span></text:p>
          </text:list-item>
          <text:list-item>
            <text:p text:style-name="P418"><text:span text:style-name="CharStyle25"><text:tab/></text:span><text:span text:style-name="CharStyle23">like that? Never! Why, we brought you back from Canaan the money that we found in our sacks! How then should we steal silver or gold from your</text:span></text:p>
          </text:list-item>
          <text:list-item>
            <text:p text:style-name="P415"><text:span text:style-name="CharStyle25"><text:tab/></text:span><text:span text:style-name="CharStyle23">lord’s house? If the goblet is found in possession of any of your servants, he shall die, and we will be slaves to my lord.”</text:span></text:p>
          </text:list-item>
          <text:list-item>
            <text:p text:style-name="P412"><text:span text:style-name="CharStyle25"><text:tab/></text:span><text:span text:style-name="CharStyle23">“As you say,” replied the stew­ard, “but he only who is found in possession of it shall be my slave; the rest of you shall be</text:span></text:p>
          </text:list-item>
          <text:list-item>
            <text:p text:style-name="P412"><text:span text:style-name="CharStyle25"><text:tab/></text:span><text:span text:style-name="CharStyle23">clear</text:span><text:span text:style-name="CharStyle25">”, </text:span><text:span text:style-name="CharStyle23">Hurriedly they lowered all thefo. sacks to the ground,</text:span></text:p>
          </text:list-item>
          <text:list-item>
            <text:p text:style-name="P412"><text:span text:style-name="CharStyle25"><text:tab/></text:span><text:span text:style-name="CharStyle23">every man opened his sack, and the steward searched them, be­ginning with the oldest and go­ing on to the youngest; in Ben­jamins sack the goblet was</text:span></text:p>
          </text:list-item>
          <text:list-item>
            <text:p text:style-name="P412"><text:span text:style-name="CharStyle25"><text:tab/></text:span><text:span text:style-name="CharStyle23">found! Tearing their clothes, each reloaded his ass, and back they went to the city.</text:span></text:p>
          </text:list-item>
          <text:list-item>
            <text:p text:style-name="P424"><text:span text:style-name="CharStyle25"><text:tab/></text:span><text:span text:style-name="CharStyle23">When Judah and his brothers reached Joseph’s house, he was still there; they dropped to the</text:span></text:p>
          </text:list-item>
          <text:list-item>
            <text:p text:style-name="P425"><text:span text:style-name="CharStyle25"><text:tab/></text:span><text:span text:style-name="CharStyle23">ground before him. “What is this you have done?” said Jo­seph. “Don’t you know a man in my position is able to di-</text:span></text:p>
          </text:list-item>
          <text:list-item>
            <text:p text:style-name="P412"><text:span text:style-name="CharStyle25"><text:tab/></text:span><text:span text:style-name="CharStyle23">vine?” Judah answered, “What are we to say to my lord? What can we urge? how can we clear ourselves? God has discovered the iniquity of your servants; now we are slaves to my lord, we and the man in whose pos­session the goblet was found’’</text:span></text:p>
          </text:list-item>
          <text:list-item>
            <text:p text:style-name="P412"><text:span text:style-name="CharStyle25"><text:tab/></text:span><text:span text:style-name="CharStyle23">“Far be it from me to act like that,” said Joseph; “the man in whose possession the goblet was found, he shall be my slave, but the rest of you can go to your father safe and sound!’</text:span></text:p>
          </text:list-item>
          <text:list-item>
            <text:p text:style-name="P424"><text:span text:style-name="CharStyle25"><text:tab/></text:span><text:span text:style-name="CharStyle23">Then Judah went up to him and said, </text:span><text:span text:style-name="CharStyle24">“0</text:span><text:span text:style-name="CharStyle23"> my lord, pray let your servant say one word to my lord, and be not enraged at your servant, for you are like the</text:span></text:p>
          </text:list-item>
        </text:list>
        <text:p text:style-name="P41"><text:span text:style-name="CharStyle23">Pharaoh himself. My lord asked</text:span><text:span text:style-name="CharStyle25"> 19 </text:span><text:span text:style-name="CharStyle23">his servants, ‘Have you a father or a brother?’ And we told my</text:span><text:span text:style-name="CharStyle25"> 20 </text:span><text:span text:style-name="CharStyle23">lord, ‘We have a father, an old man, and a child of his old age, a young child, whose own brother is dead; he is the only child left of his mother, and his father loves him.’ You said to</text:span><text:span text:style-name="CharStyle25"> 21 </text:span><text:span text:style-name="CharStyle23">your servants, ‘Bring him down, that I may look at him.’ But we</text:span><text:span text:style-name="CharStyle25"> 22 </text:span><text:span text:style-name="CharStyle23">told my lord, ‘The boy cannot leave his father; his father would die if he lost him.’ You said to</text:span><text:span text:style-name="CharStyle25"> 23 </text:span><text:span text:style-name="CharStyle23">your servants, ‘Unless your brother comes along with you, you will never see me again.’ Well, when we went to your</text:span><text:span text:style-name="CharStyle25"> 24 </text:span><text:span text:style-name="CharStyle23">servant our father, we told him what my lord said; and when</text:span><text:span text:style-name="CharStyle25"> 25 </text:span><text:span text:style-name="CharStyle23">our father bade us return and buy a little food, we said, ‘We</text:span><text:span text:style-name="CharStyle25"> 26 </text:span><text:span text:style-name="CharStyle23">cannot go down. If our young­est brother goes with us, then we will go down; but not otherwise, for we cannot see the man unless our youngest brother is with us.’ Your servant our father said to</text:span><text:span text:style-name="CharStyle25"> 27 </text:span><text:span text:style-name="CharStyle23">us, ‘You know my wife bore me two sons; one left me, and me-</text:span><text:span text:style-name="CharStyle25"> 28 </text:span><text:span text:style-name="CharStyle23">thinks he must have been torn to pieces, for I have never seen him again; if you take this one too,</text:span><text:span text:style-name="CharStyle25"> 29 </text:span><text:span text:style-name="CharStyle23">and if he comes to harm, you will bring my grey hairs down to the grave with trouble.’ Now</text:span><text:span text:style-name="CharStyle25"> 30 </text:span><text:span text:style-name="CharStyle23">if I go to your servant my father without the boy, when he sees there is no boy, he will die, for his very soul is bound up in the boy; and your servants will bring</text:span><text:span text:style-name="CharStyle25"> 31 </text:span><text:span text:style-name="CharStyle23">down the grey hairs of your serv­ant our father to the grave with grief. For your servant became</text:span><text:span text:style-name="CharStyle25"> 32 </text:span><text:span text:style-name="CharStyle23">guarantee for the boy to my father: I said, ‘If I fail to bring him back to you, then the last­ing blame of my father shall be mine’ Well then, do let your</text:span><text:span text:style-name="CharStyle25"> </text:span><text:span text:style-name="CharStyle26">33 </text:span><text:span text:style-name="CharStyle23">servant remain instead of the boy as a slave to my lord, and</text:span></text:p>
        <text:p text:style-name="P25"><draw:frame draw:style-name="fr10" draw:name="69" text:anchor-type="paragraph" svg:x="2.0972in" svg:y="0.7535in" svg:width="0.2701in" svg:height="0.0161in" draw:z-index="10"><draw:image xlink:href="Pictures/10000000000000290000001BBAF28F4F.jpg" xlink:type="simple" xlink:show="embed" xlink:actuate="onLoad"/><draw:contour-polygon svg:width="0.2693in" svg:height="0.1799in" svg:viewBox="0 0 684 457" draw:points="0,0 684,0 684,457 0,457" draw:recreate-on-edit="true"/></draw:frame><text:span text:style-name="CharStyle68">let the boy return with his </text:span><text:span text:style-name="CharStyle69">34</text:span><text:span text:style-name="CharStyle10"> </text:span><text:span text:style-name="CharStyle68">brothers. How can I go to my father without the boy? Never may l witness the woe that would overwhelm my father!” </text:span><text:span text:style-name="CharStyle10">[Joseph could control him­self no longer before all the bystanders; he called out, “Make every man ■withdraw.” No one was present when Joseph made himself known to his</text:span></text:p>
        <text:list xml:id="list966733727255136237" text:style-name="L81">
          <text:list-item>
            <text:p text:style-name="P198"><text:span text:style-name="CharStyle10"><text:tab/>brothers, although he wept so loud that the Egyptians heard of it and the Pharaoh’s house-</text:span></text:p>
          </text:list-item>
          <text:list-item>
            <text:p text:style-name="P198"><text:span text:style-name="CharStyle10"><text:tab/>hold heard of it. Joseph said to his brothers, “I am Joseph. Is my father still alive?” His brothers were so dismayed that</text:span></text:p>
          </text:list-item>
          <text:list-item>
            <text:p text:style-name="P348"><text:span text:style-name="CharStyle25"><text:tab/>they could not answer.] </text:span><text:span text:style-name="CharStyle23">So Joseph said to his brothers, “Pray come near.” When they came near, he said, “I am your brother Joseph whom you sold</text:span></text:p>
          </text:list-item>
          <text:list-item>
            <text:p text:style-name="P198"><text:span text:style-name="CharStyle10"><text:tab/></text:span><text:span text:style-name="CharStyle68">into Egypt.</text:span><text:span text:style-name="CharStyle10"> [Now be not vexed or angry with yourselves </text:span><text:span text:style-name="CharStyle68">that you sold me here,</text:span><text:span text:style-name="CharStyle10"> for God sent me in front of you to be a pre-</text:span></text:p>
          </text:list-item>
          <text:list-item>
            <text:p text:style-name="P198"><text:span text:style-name="CharStyle10"><text:tab/>server of life: the famine has been two years in the land, and there are still five years when there will be neither ploughing</text:span></text:p>
          </text:list-item>
          <text:list-item>
            <text:p text:style-name="P198"><text:span text:style-name="CharStyle10"><text:tab/>nor harvest. God sent me in front of you to preserve your posterity alive on earth and make you survive to become a</text:span></text:p>
          </text:list-item>
          <text:list-item>
            <text:p text:style-name="P198"><text:span text:style-name="CharStyle10"><text:tab/>great company. So it was not you but God who sent me here, and God has made me the Pha­raoh’s prime minister, head of all his palace, and governor of</text:span></text:p>
          </text:list-item>
          <text:list-item>
            <text:p text:style-name="P198"><text:span text:style-name="CharStyle10"><text:tab/>all the land of Egypt. Hasten back to my father and give him this message from his son Jo­seph: ‘God has made me lord over all Egypt; come down to</text:span></text:p>
          </text:list-item>
        </text:list>
        <text:p text:style-name="P45"><text:span text:style-name="CharStyle10">io<text:tab/>me at once, </text:span><text:span text:style-name="CharStyle68">you shall stay in the land of Goshen</text:span><text:span text:style-name="CharStyle10"> and you shall live near me, you and your sons and your grandsons, your flocks and herds and all that you pos- ix sess; I will provide for you</text:span></text:p>
        <text:p text:style-name="P23"><text:span text:style-name="CharStyle10">here, lest you become poor, you and your household and all that you possess; for there are still five years of famine.’ You is can see for yourselves, my brother Benjamin can see for himself, that it is I who am speaking to you.] </text:span><text:span text:style-name="CharStyle68">You must tell</text:span><text:span text:style-name="CharStyle10"> 13 </text:span><text:span text:style-name="CharStyle68">my father all about my splendid position in Egypt and about all you have seen; make haste and bring my father here.” Then</text:span><text:span text:style-name="CharStyle10"> 14 </text:span><text:span text:style-name="CharStyle68">he fell on the neck of his brother Benjamin and wept, and Ben­jamin wept on his neck.</text:span><text:span text:style-name="CharStyle10"> [Then 15 he kissed all his brothers and wept as he embraced them; after which his brothers talked with him.</text:span></text:p>
        <text:p text:style-name="P73"><text:span text:style-name="CharStyle10">News of this reached the 16 palace of the Pharaoh; the Pha­raoh and his courtiers heard that Joseph’s brothers had arrived, and they were delighted. “Tell 17 your brothers,” said the Pharaoh to Joseph, “this is what they are to do: ‘load your beasts, go off 18 to the land of Canaan, take your father and your households, and come to me; I will give you the best that the land of Egypt holds, and you shall eat the fat of the land.’ Give 19 them these orders: ‘take wag­gons from Egypt for your little ones and for your wives, and fetch your father. Never mind 20 your baggage; the best that all Egypt holds is at your dis­posal.’ ” The sons of Israel 21 did so. Joseph gave them wag­gons as the Pharaoh ordered, and provisions for their journey.</text:span></text:p>
        <text:p text:style-name="P44"><text:span text:style-name="CharStyle10">He presented each of them with 22 changes of apparel, but Benja­min he presented with forty pounds and five changes of ap­parel; he also sent his father 23 a present of ten asses loaded with the best products of Egypt, ten she-asses loaded with grain</text:span></text:p>
        <text:p text:style-name="P25"><draw:frame draw:style-name="fr3" draw:name="70" text:anchor-type="paragraph" svg:x="2.0909in" svg:y="2.7902in" svg:width="0.2736in" svg:height="0.0161in" draw:z-index="11"><draw:image xlink:href="Pictures/10000000000000290000001B2A0BA987.jpg" xlink:type="simple" xlink:show="embed" xlink:actuate="onLoad"/><draw:contour-polygon svg:width="0.2728in" svg:height="0.1764in" svg:viewBox="0 0 693 448" draw:points="0,0 693,0 693,448 0,448" draw:recreate-on-edit="true"/></draw:frame><text:span text:style-name="CharStyle10">and food, and provisions for his</text:span></text:p>
        <text:list xml:id="list6255936041123189276" text:style-name="L82">
          <text:list-item>
            <text:p text:style-name="P246"><text:span text:style-name="CharStyle80"><text:tab/></text:span><text:span text:style-name="CharStyle10">father on the journey. When </text:span><text:span text:style-name="CharStyle80">he </text:span><text:span text:style-name="CharStyle10">sent his brothers off, he said to them, “See that you do not</text:span></text:p>
          </text:list-item>
        </text:list>
        <text:list xml:id="list8335653336032835106" text:style-name="L83">
          <text:list-item>
            <text:p text:style-name="P251"><text:span text:style-name="CharStyle10"><text:tab/>quarrel on the road.” So they travelled up from Egypt to Jacob their father in the land</text:span></text:p>
          </text:list-item>
          <text:list-item>
            <text:p text:style-name="P252"><text:span text:style-name="CharStyle10"><text:tab/>of Canaan and told him, “Jo­seph is still alive, he is governor of all the land of Egypt!” He was stunned by the news; he</text:span></text:p>
          </text:list-item>
          <text:list-item>
            <text:p text:style-name="P247"><text:span text:style-name="CharStyle10"><text:tab/>did not believe them. Then they told him all that Joseph had said to them. But the spirits of their father Jacob re­vived when he saw the waggons which Joseph had sent to con-</text:span></text:p>
          </text:list-item>
          <text:list-item>
            <text:p text:style-name="P247"><text:span text:style-name="CharStyle10"><text:tab/>vey him. “Enough!” said Is­rael, “my son Joseph is still alive; I will go and see him be­fore I die.”</text:span></text:p>
          </text:list-item>
        </text:list>
        <text:p text:style-name="P25"><text:span text:style-name="CharStyle10">Then Israel set out with all liis property, and on reaching Beersheba he offered sacrifices to the God of his</text:span></text:p>
        <text:list xml:id="list4827842135540982182" text:style-name="L84">
          <text:list-item>
            <text:p text:style-name="P253"><text:span text:style-name="CharStyle10"><text:tab/>father Isaac. In a vision by night God said to Israel, “Jacob, Jacob!” “Here I am,” he an-</text:span></text:p>
          </text:list-item>
          <text:list-item>
            <text:p text:style-name="P253"><text:span text:style-name="CharStyle10"><text:tab/>swered. And God said, “I am God, your father’s God; fear not to go down to Egypt, for I will make you a great nation there.</text:span></text:p>
          </text:list-item>
          <text:list-item>
            <text:p text:style-name="P253"><text:span text:style-name="CharStyle10"><text:tab/>I will go down to Egypt with you, and I will be sure to bring you back; and when you die, Jo­seph shall close your eyes.”</text:span></text:p>
          </text:list-item>
        </text:list>
        <text:list xml:id="list184340226029866" text:style-name="L56">
          <text:list-item>
            <text:p text:style-name="P254"><text:span text:style-name="CharStyle10"><text:tab/>So Jacob started from Beer­sheba; the sons of Israel took their father Jacob and their little ones and their wives in the waggons that the Pharaoh</text:span></text:p>
          </text:list-item>
        </text:list>
        <text:list xml:id="list184338929454270" text:style-name="L57">
          <text:list-item>
            <text:p text:style-name="P255"><text:span text:style-name="CharStyle10"><text:tab/>had sent to convey him.] Thus Jacob and all his family took their cattle and all that they had gathered in the land of Canaan, and into Egypt they</text:span></text:p>
          </text:list-item>
          <text:list-item>
            <text:p text:style-name="P255"><text:span text:style-name="CharStyle10"><text:tab/>came; he brought with him to Egypt his sons, his grandsons, his daughters and his grand­daughters, and all his family.</text:span></text:p>
          </text:list-item>
          <text:list-item>
            <text:p text:style-name="P257"><text:span text:style-name="CharStyle10"><text:tab/>Here are the names of Is­</text:span></text:p>
          </text:list-item>
        </text:list>
        <text:p text:style-name="P23"><text:span text:style-name="CharStyle10">rael’s family [[Jacob and his sons]] who entered Egypt. Reu­ben, Jacob’s first-born, with 9 Reuben’s sons, Hanok, Pallu, Hezron, and Karmi; Simeon’s 10 sons, Jemuel, Jamin, Ohad, Jachin, Zohar, and Saul (the son of a Canaanite woman); Levi’s sons, Gershon, Kohath, 11 and Merari; Judah’s sons, Er, 12 Onan, Shelah, Perez, and Zerah (though Er p"d Onan died in Canaan); the sons of Perez, Hezron and Hamul. Issachar’s 13 sons, Tola, Puvah, Eyob, and Shimron: Zebulun’s sons, Sered, 14 Elon, and Jahleel: these were IS Leah’s sons, bom to Jacob in Paddan-aram [[along with his daughter Dinah]]; altogether his sons [[and daughters]] num­bered thirty-three. Gad’s sons, 16 Ziphion, Haggi, Shuni, Ezbon, Eri, Arodi, and Areli: Asher’s 17 sons, Imnah, Ishvah, Ishvi, Beriah, and their sister Serah: Beriah’s sons, Heber and Mal- chiel: these were the sons borne 18 to Jacob by Zilpah, whom Laban gave to his daughter Leah, sixteen of them.</text:span></text:p>
        <text:p text:style-name="P73"><text:span text:style-name="CharStyle10">The sons of Jacob’s wife 19 Rachel were Joseph and Benja­min: to Joseph there were born 20 in Egypt Manasseh and Ephraim, borne by Asenath the daughter of Potiphera, priest at On: Benjamin’s sons 21 were Bela, Becher, Ashbel, Gera, Naaman, Ehi, Rosh, Mup- pim, Huppim, and Ard: these 22 were the sons borne to Jacob by Rachel, fourteen in all. Dan’s son was Hushim, and 23 Naphtali’s sons were Jahzeel, 24 Guni, Jezer, and Shillem; these 25 were the sons borne to Jacob by Bilhah, whom Laban gave to his daughter Rachel, seven in all. Altogether, Jacob’s kith 26 and kin who entered Egypt, his</text:span></text:p>
      </text:section>
      <text:section text:style-name="Sect4" text:name="Section18">
        <text:p text:style-name="P206"><text:span text:style-name="CharStyle10">descendants and also his sons’ wives, numbered [[sixty-six.</text:span></text:p>
        <text:list xml:id="list184339203893193" text:style-name="L68">
          <text:list-item>
            <text:p text:style-name="P170"><text:span text:style-name="CharStyle10"><text:tab/>Joseph had two sons born to him in Egypt, so that Jacob’s household who entered Egypt amounted to]] seventy.</text:span></text:p>
          </text:list-item>
          <text:list-item>
            <text:p text:style-name="P332"><text:span text:style-name="CharStyle25"><text:tab/></text:span><text:span text:style-name="CharStyle23">He sent Judah ahead to get instructions from Joseph about Goshen; and, when they reached</text:span></text:p>
          </text:list-item>
          <text:list-item>
            <text:p text:style-name="P292"><text:span text:style-name="CharStyle25"><text:tab/></text:span><text:span text:style-name="CharStyle23">the district of Goshen, Joseph got his chariot ready and went up to meet his father Israel in Goshen. He presented himself, fell on his neck, and wept awhile</text:span></text:p>
          </text:list-item>
          <text:list-item>
            <text:p text:style-name="P272"><text:span text:style-name="CharStyle25"><text:tab/></text:span><text:span text:style-name="CharStyle23">as he embraced him. Israel said to Joseph, “Now that I have seen you, still alive, let me die!"</text:span></text:p>
          </text:list-item>
          <text:list-item>
            <text:p text:style-name="P272"><text:span text:style-name="CharStyle25"><text:tab/></text:span><text:span text:style-name="CharStyle23">Then Joseph said to his brothers and Ms father’s household, “I will go and tell the Pharaoh that my brothers and my fathers household have come to me from</text:span></text:p>
          </text:list-item>
          <text:list-item>
            <text:p text:style-name="P272"><text:span text:style-name="CharStyle25"><text:tab/></text:span><text:span text:style-name="CharStyle23">Canaan, and that the men are shepherds, for they have been breeding cattle, and that they have brought their flocks and.</text:span></text:p>
          </text:list-item>
          <text:list-item>
            <text:p text:style-name="P272"><text:span text:style-name="CharStyle25"><text:tab/></text:span><text:span text:style-name="CharStyle23">herds and all they possess. When the Pharaoh summons you and asks what is your occupation,</text:span></text:p>
          </text:list-item>
          <text:list-item>
            <text:p text:style-name="P292"><text:span text:style-name="CharStyle25"><text:tab/></text:span><text:span text:style-name="CharStyle23">say to him, ‘Your servants have bred cattle ever since we were young, both we and our fathers.’ In this way you will get the district of Goshen to live in, for all shepherds are an abomination /f ty to the Egyptians.’’</text:span></text:p>
          </text:list-item>
        </text:list>
        <text:p text:style-name="P111"><text:span text:style-name="CharStyle23">s! i Joseph went and told the Pharaoh, “My father and my brothers, with their flocks and, herds and all they possess, have arrived from Canaan, and are</text:span></text:p>
        <text:list xml:id="list6432049596648475666" text:style-name="L85">
          <text:list-item>
            <text:p text:style-name="P330"><text:span text:style-name="CharStyle25"><text:tab/></text:span><text:span text:style-name="CharStyle23">in the district of Goshen.” He took five of his brothers and presented them to the Pharaoh,</text:span></text:p>
          </text:list-item>
          <text:list-item>
            <text:p text:style-name="P330"><text:span text:style-name="CharStyle25"><text:tab/></text:span><text:span text:style-name="CharStyle23">who asked them, “What is your occupation?” They said to the Pharaoh, “Your servants are shepherds, we and our fathers.</text:span></text:p>
          </text:list-item>
          <text:list-item>
            <text:p text:style-name="P330"><text:span text:style-name="CharStyle23"><text:tab/>We have come to stay in the country,” they added, “for your servants’ flocks can get no</text:span></text:p>
          </text:list-item>
        </text:list>
        <text:p text:style-name="P27"><text:span text:style-name="CharStyle23">pasture, so severe is the famine in Canaan. Pray, then, allow your servants to live in the district of Goshen.” The Pha-</text:span><text:span text:style-name="CharStyle25"> </text:span><text:span text:style-name="CharStyle26">5 </text:span><text:span text:style-name="CharStyle23">raoh said to Joseph, “Let them</text:span><text:span text:style-name="CharStyle25"> </text:span><text:span text:style-name="CharStyle26">6 </text:span><text:span text:style-name="CharStyle23">stay in the district of Goshen,- and if you know 0} any compe­tent men among them, put them in charge of my live-stock.”</text:span></text:p>
        <text:p text:style-name="P73"><text:span text:style-name="CharStyle10">When Jacob and his sons </text:span><text:span text:style-name="CharStyle69">3 </text:span><text:span text:style-name="CharStyle10">came to Joseph in Egypt, the Pharaoh, king of Egypt, heard about it; and the Pharaoh said to Joseph, “Your father and your brothers have arrived? Well, the land of Egypt is be- </text:span><text:span text:style-name="CharStyle69">6 </text:span><text:span text:style-name="CharStyle10">fore you; settle your father and your brothers in the very best part of the country.” Then </text:span><text:span text:style-name="CharStyle69">7 </text:span><text:span text:style-name="CharStyle10">Joseph brought his father Jacob in and placed him before the Pharaoh. Jacob saluted the Pharaoh. The Pharaoh asked </text:span><text:span text:style-name="CharStyle69">8 </text:span><text:span text:style-name="CharStyle10">Jacob, “How many years have you lived?” Jacob answered, </text:span><text:span text:style-name="CharStyle69">9 </text:span><text:span text:style-name="CharStyle10">“For a hundred and thirty years I have had a wandering life of it; few and hard have been the years I lived, fewer than the years my fathers lived and wan­dered.” Then, saluting the 10 Pharaoh, Jacob withdrew from his presence.</text:span></text:p>
        <text:p text:style-name="P73"><text:span text:style-name="CharStyle10">Joseph settled his father and n his brothers, giving them a property in the land of Egypt, in the very best part of the country, in the district of Ramses, as the Pharaoh had or­dered; </text:span><text:span text:style-name="CharStyle68">Joseph supported his</text:span><text:span text:style-name="CharStyle10"> 12 </text:span><text:span text:style-name="CharStyle68">father and his brothers and all his father’s household with food, to meet the number and the needs of their little ones.</text:span></text:p>
        <text:p text:style-name="P70"><text:span text:style-name="CharStyle23">Now there was no food any-</text:span><text:span text:style-name="CharStyle25"> 13 </text:span><text:span text:style-name="CharStyle23">where in the country; the famine was so severe that Egypt and Canaan were languishing under stress of the famine. Meantime</text:span><text:span text:style-name="CharStyle25"> 14 </text:span><text:span text:style-name="CharStyle23">Joseph collected all the money that was to be got in Egypt and</text:span></text:p>
        <text:p text:style-name="P432"><text:span text:style-name="CharStyle23">in Canaan as-payment for grain, and put the money in the royal</text:span></text:p>
        <text:list xml:id="list1055077044346414683" text:style-name="L86">
          <text:list-item>
            <text:p text:style-name="P405"><text:span text:style-name="CharStyle25"><text:tab/></text:span><text:span text:style-name="CharStyle23">treasury. When all the money in Egypt and in Canaan had been spent, the Egyptians all came and said to Joseph, “Give us food. Why should you look on while we die, because our</text:span></text:p>
          </text:list-item>
          <text:list-item>
            <text:p text:style-name="P390"><text:span text:style-name="CharStyle25"><text:tab/></text:span><text:span text:style-name="CharStyle23">money is gone?” Joseph said, “Give me your live-stock, if your money is gone, and I unll give you grain for your live-stock.”</text:span></text:p>
          </text:list-item>
          <text:list-item>
            <text:p text:style-name="P390"><text:span text:style-name="CharStyle23"><text:tab/>So they brought their live-stock to Joseph, who gave them food in exchange for horses, sheep, cattle, and asses; that year he supported them with food in ex­change for their live-stock.</text:span></text:p>
          </text:list-item>
          <text:list-item>
            <text:p text:style-name="P390"><text:span text:style-name="CharStyle25"><text:tab/></text:span><text:span text:style-name="CharStyle23">When that year was over, they came to him the next year and said, “We will not hide it from my lord, that if our money is all spent and if our live-stock be­longs to my lord, we have noth­ing left for my lord except our</text:span></text:p>
          </text:list-item>
          <text:list-item>
            <text:p text:style-name="P383"><text:span text:style-name="CharStyle25"><text:tab/></text:span><text:span text:style-name="CharStyle23">persons and our lands. Why are we to die under your very eyes, we and our land? Buy us and our land for food; let us and our land be thrall to the Pharaoh, but give us some seed, that we may live instead of dying, and that the land may not be left</text:span></text:p>
          </text:list-item>
          <text:list-item>
            <text:p text:style-name="P394"><text:span text:style-name="CharStyle23"><text:tab/>desolate.” Then Joseph bought all the land of Egypt for the Pharaoh, since the Egyptians all sold their fields, so hard was the famine upon them. The land became the property of the Pha-</text:span></text:p>
          </text:list-item>
          <text:list-item>
            <text:p text:style-name="P394"><text:span text:style-name="CharStyle25"><text:tab/></text:span><text:span text:style-name="CharStyle23">raoh, and as for the people, they were reduced to thraldom from one end of Egypt to the other.</text:span></text:p>
          </text:list-item>
          <text:list-item>
            <text:p text:style-name="P394"><text:span text:style-name="CharStyle25"><text:tab/></text:span><text:span text:style-name="CharStyle23">(The only land he did not buy was the land of the priests, for, as the priests enjoyed an allow­ance from the Pharaoh and lived off that allowance, they did not</text:span></text:p>
          </text:list-item>
          <text:list-item>
            <text:p text:style-name="P394"><text:span text:style-name="CharStyle25"><text:tab/></text:span><text:span text:style-name="CharStyle23">sell their land.) Joseph said to the people, “l have now bought you and your land for the Pha­raoh. Here is seed for you to</text:span></text:p>
          </text:list-item>
        </text:list>
        <text:p text:style-name="P28"><text:span text:style-name="CharStyle23">sow the land; but when the crop 24 is gathered, you must give a fifth of it to the Pharaoh, keeping four-fifths for yourselves to sow the fields and to make food for yourselves and your house­holds.” “You have saved our</text:span><text:span text:style-name="CharStyle25"> 23 </text:span><text:span text:style-name="CharStyle23">lives,” they said; “may it please our lord, we will be in thraldom to the </text:span><text:span text:style-name="CharStyle81">PharaohSo</text:span><text:span text:style-name="CharStyle23"> Joseph 26 drew up a regulation for Egypt to this day, that a fifth should fall to the Pharaoh; the only land that did not pass to the Pharaoh was the land belonging to the priests.</text:span><text:span text:style-name="CharStyle25"> As </text:span><text:span text:style-name="CharStyle23">for the Israel-</text:span><text:span text:style-name="CharStyle25"> 27 </text:span><text:span text:style-name="CharStyle23">ites, they lived in Egypt, in the district of Goshen,</text:span><text:span text:style-name="CharStyle25"> where they acquired property and bred and became very numerous.</text:span></text:p>
        <text:p text:style-name="P70"><text:span text:style-name="CharStyle25">In the land of Egypt Jacob 28 lived for seventeen years, so that the years of Jacob’s life­time were a hundred and forty- seven. </text:span><text:span text:style-name="CharStyle23">When the time came for</text:span><text:span text:style-name="CharStyle25"> 29 </text:span><text:span text:style-name="CharStyle23">Israel to die, he called his son Joseph and said to him, “If I have found favour with you, pray put your hand under my thigh and promise to be kind and true to me; do not bury me in Egypt, but when I sleep with my</text:span><text:span text:style-name="CharStyle25"> </text:span><text:span text:style-name="CharStyle26">3</text:span><text:span text:style-name="CharStyle25">° </text:span><text:span text:style-name="CharStyle23">fathers, you are to carry me from Egypt and lay me in their burying-place.” Hesaid, “I will do what you bid me.” “Swear to V me,” said Jacob. So he swt&gt;re. And Israel bent reverently to­wards the head of his bed.</text:span></text:p>
        <text:p text:style-name="P73"><text:span text:style-name="CharStyle10">[After this Joseph was s o told that his father was ill; vtO so he took his two boys, Manas- seh and Ephraim. Jacob was told, “Here is your son Joseph 2 coming!” And Israel collected his strength and sat up in the bed.] Jacob said to Joseph, </text:span><text:span text:style-name="CharStyle77">3 </text:span><text:span text:style-name="CharStyle10">“When God Almighty appeared to me at Luz in Canaan, he blessed me and said, ‘I will make </text:span><text:span text:style-name="CharStyle69">4 </text:span><text:span text:style-name="CharStyle10">you fruitful and multiply you, I</text:span></text:p>
      </text:section>
      <text:section text:style-name="Sect5" text:name="Section19">
        <text:p text:style-name="P207"><text:span text:style-name="CharStyle10">will make you a group of na­tions, and I will give you and your descendants this land as a</text:span></text:p>
        <text:list xml:id="list184339154645470" text:style-name="L85">
          <text:list-item>
            <text:p text:style-name="P199"><text:span text:style-name="CharStyle10"><text:tab/>lasting possession.’ Now the two boys who were born to you in Egypt, before I came to you in Egypt, are to be mine; Ephraim and Manasseh are to be as much mine as Reuben</text:span></text:p>
          </text:list-item>
          <text:list-item>
            <text:p text:style-name="P200"><text:span text:style-name="CharStyle10"><text:tab/>and Simeon. And the offspring born to you after them are to be yours, reckoned as belonging to these two brothers.”</text:span></text:p>
          </text:list-item>
        </text:list>
        <text:list xml:id="list184339204433503" text:style-name="L55">
          <text:list-item>
            <text:p text:style-name="P201"><text:span text:style-name="CharStyle10"><text:tab/>[And Israel said to Joseph, “I am dying, but God will be with you and bring you back to your</text:span></text:p>
          </text:list-item>
          <text:list-item>
            <text:p text:style-name="P188"><text:span text:style-name="CharStyle10"><text:tab/>fatherland. Moreover, I assign you the mountain-slope of She- chem on the heights above your brothers, which I won from the Amorites by my sword and</text:span></text:p>
          </text:list-item>
        </text:list>
        <text:list xml:id="list184340534217478" text:style-name="L85">
          <text:list-item>
            <text:p text:style-name="P200"><text:span text:style-name="CharStyle10"><text:tab/>bow.] As for myself, when I was on the way from Paddan, Rachel died, to my sorrow, in Canaan, at some distance from Ephrath, and I buried her there on the way to Ephrath (that is, Bethlehem).”</text:span></text:p>
          </text:list-item>
          <text:list-item>
            <text:p text:style-name="P202"><text:span text:style-name="CharStyle10"><text:tab/>[When Israel saw Joseph’s boys, he said, “Who are these?”</text:span></text:p>
          </text:list-item>
          <text:list-item>
            <text:p text:style-name="P200"><text:span text:style-name="CharStyle10"><text:tab/>Joseph said to his father, “They are my sons, whom God has given me here.” Then he said, “Pray bring them to me, and I</text:span></text:p>
          </text:list-item>
          <text:list-item>
            <text:p text:style-name="P164"><text:span text:style-name="CharStyle10"><text:tab/>will bless them.” </text:span><text:span text:style-name="CharStyle68">Now Israel’s eyes were dim with age, so that he could not see.</text:span><text:span text:style-name="CharStyle10"> Joseph brought them up to his father, who kissed them and embraced</text:span></text:p>
          </text:list-item>
          <text:list-item>
            <text:p text:style-name="P164"><text:span text:style-name="CharStyle10"><text:tab/>them. Israel said to him, “I never thought I would see you; and here God has let me see</text:span></text:p>
          </text:list-item>
          <text:list-item>
            <text:p text:style-name="P164"><text:span text:style-name="CharStyle10"><text:tab/>your family as well!” Then, removing them from his father’s knees, Joseph bowled to the</text:span></text:p>
          </text:list-item>
          <text:list-item>
            <text:p text:style-name="P311"><text:span text:style-name="CharStyle25"><text:tab/>ground. </text:span><text:span text:style-name="CharStyle23">So Joseph took and brought them both near him, Ephraim on his right opposite the left hand 0} Israel and Ma­nasseh on his left opposite Is-</text:span></text:p>
          </text:list-item>
          <text:list-item>
            <text:p text:style-name="P311"><text:span text:style-name="CharStyle25"><text:tab/></text:span><text:span text:style-name="CharStyle23">rael’s right hand. But Israel</text:span></text:p>
          </text:list-item>
        </text:list>
        <text:p text:style-name="P151"><text:span text:style-name="CharStyle23">stretched his right hand out and laid it on the head of Ephraim the younger boy, and put his left hand on Manasseh's head, crossing his hands intentionally, as Manasseh was the first-born.</text:span></text:p>
        <text:p text:style-name="P96"><text:span text:style-name="CharStyle25">He blessed Joseph, saying, 15 “The God of whose presence my fathers Abraham and Isaac were ever mindful, the God who has shepherded me all through my life, the angel who 16 has delivered me from trouble, bless the boys; may they carry on my name and the names of my fathers Abraham and Isaac; may they grow into a multi­tude on earth!” </text:span><text:span text:style-name="CharStyle23">Joseph was</text:span><text:span text:style-name="CharStyle25"> 1</text:span><text:span text:style-name="CharStyle26">7 </text:span><text:span text:style-name="CharStyle23">amazed when he saw that his father was laying his right hand on the head of Ephraim; he seized his father’s hand, in order to remove it from Ephraim’s head to Manasseh’s, saying,</text:span><text:span text:style-name="CharStyle25"> 18 </text:span><text:span text:style-name="CharStyle23">“No, my father, here is the first­born, put your right hand on his head.” But his father refused.</text:span><text:span text:style-name="CharStyle25"> 19 </text:span><text:span text:style-name="CharStyle23">“I know, my son, I know; he will grow into a nation, he will be great, but nevertheless his younger brother will be greater and his descendants will become a multitude of nations.” Thus</text:span><text:span text:style-name="CharStyle25"> 20 </text:span><text:span text:style-name="CharStyle23">he blessed them on that day.</text:span></text:p>
        <text:p text:style-name="P150"><text:span text:style-name="CharStyle10">He added, “The Israelites will invoke your blessing for them­selves; they will say to a man, ‘God make you like Ephraim and like Manasseh!”’—putting Ephraim before Manasseh.]</text:span></text:p>
        <text:p text:style-name="P99"><text:span text:style-name="CharStyle10">Then Jacob called for ,| </text:span><text:span text:style-name="CharStyle76">q </text:span><text:span text:style-name="CharStyle10">his sons. </text:span><text:span text:style-name="CharStyle68">“Gather,” he said,</text:span></text:p>
        <text:p text:style-name="P151"><text:span text:style-name="CharStyle23">“that I may tell you what is to befall you in after days.</text:span></text:p>
        <text:p text:style-name="P101"><text:span text:style-name="CharStyle28">Sons of Jacob, gather round, 2</text:span></text:p>
        <text:p text:style-name="P104"><text:span text:style-name="CharStyle28">hark to Israel your sire!</text:span></text:p>
        <text:p text:style-name="P35"><text:span text:style-name="CharStyle28">Reuben, you are my first-born,</text:span><text:span text:style-name="CharStyle34"> 3</text:span></text:p>
        <text:p text:style-name="P102"><text:span text:style-name="CharStyle28">the first flush of my manhood; yours the height of rank and might,</text:span></text:p>
        <text:p text:style-name="P102"><text:span text:style-name="CharStyle28">but lost by surging lust;</text:span></text:p>
      </text:section>
      <text:section text:style-name="Sect5" text:name="Section20">
        <text:p text:style-name="P437"><draw:frame draw:style-name="fr2" draw:name="71" text:anchor-type="paragraph" svg:x="4.1925in" svg:y="0.0134in" svg:width="2.0035in" draw:z-index="12"><draw:text-box fo:min-height="1.5in"><text:p text:style-name="P49"><text:span text:style-name="CharStyle83">Gad—raiders raid him,</text:span><text:span text:style-name="CharStyle84"><text:tab/>19</text:span></text:p><text:p text:style-name="P140"><text:span text:style-name="CharStyle83">but he raids their rear!</text:span></text:p><text:p text:style-name="P51"><text:span text:style-name="CharStyle83">Asher—rich his produce is,<text:tab/>20</text:span></text:p><text:p text:style-name="P141"><text:span text:style-name="CharStyle83">he yields royal dainties!</text:span></text:p><text:p text:style-name="P48"><text:span text:style-name="CharStyle83">A slender oak is Naphtali,<text:tab/>21</text:span></text:p><text:p text:style-name="P139"><text:span text:style-name="CharStyle83">with lovely boughs.</text:span></text:p><text:p text:style-name="P50"><text:span text:style-name="CharStyle83">A tree of fruit is Joseph,<text:tab/>22</text:span></text:p><text:p text:style-name="P135"><text:span text:style-name="CharStyle83">a fruit-tree by a well, the branches covering the walls.</text:span></text:p><text:p text:style-name="P47"><text:span text:style-name="CharStyle83">Archers bitterly assail him,</text:span><text:span text:style-name="CharStyle84"><text:tab/></text:span><text:span text:style-name="CharStyle85">23</text:span></text:p><text:p text:style-name="P136"><text:span text:style-name="CharStyle86">shoot at him savagely,</text:span></text:p></draw:text-box></draw:frame><text:span text:style-name="CharStyle28">you went in to your father’s wife, you stained his wedlock, you profaned itl</text:span></text:p>
        <text:list xml:id="list184340496684368" text:style-name="L84">
          <text:list-item>
            <text:p text:style-name="P439"><text:span text:style-name="CharStyle34"><text:tab/></text:span><text:span text:style-name="CharStyle28">Simeon and Levi are a pair:</text:span></text:p>
          </text:list-item>
        </text:list>
        <text:p text:style-name="P89"><text:span text:style-name="CharStyle28">their plots are ruthless stabs.</text:span></text:p>
        <text:list xml:id="list184537326668363" text:continue-numbering="true" text:style-name="L84">
          <text:list-item>
            <text:p text:style-name="P440"><text:span text:style-name="CharStyle34"><text:tab/></text:span><text:span text:style-name="CharStyle28">Their plans, my soul, never share;</text:span></text:p>
          </text:list-item>
        </text:list>
        <text:p text:style-name="P122"><text:span text:style-name="CharStyle28">heart of mine, join not their council</text:span><text:span text:style-name="CharStyle34">!—</text:span></text:p>
        <text:p text:style-name="P143"><text:span text:style-name="CharStyle28">for men they murder in their ire, and wantonly disable oxen.</text:span></text:p>
        <text:list xml:id="list184536777852135" text:continue-numbering="true" text:style-name="L84">
          <text:list-item>
            <text:p text:style-name="P440"><text:span text:style-name="CharStyle34"><text:tab/></text:span><text:span text:style-name="CharStyle28">A curse on their ire so fierce!</text:span></text:p>
          </text:list-item>
        </text:list>
        <text:p text:style-name="P89"><text:span text:style-name="CharStyle28">a curse on their rage so cruel!</text:span></text:p>
        <text:p text:style-name="P112"><text:span text:style-name="CharStyle28">I will disperse them throughout Jacob,</text:span></text:p>
        <text:p text:style-name="P91"><text:span text:style-name="CharStyle28">and scatter them over Israel.</text:span></text:p>
        <text:list xml:id="list184536105498203" text:continue-numbering="true" text:style-name="L84">
          <text:list-item>
            <text:p text:style-name="P440"><text:span text:style-name="CharStyle34"><text:tab/></text:span><text:span text:style-name="CharStyle28">But, Judah, your brothers praise</text:span></text:p>
          </text:list-item>
        </text:list>
        <text:p text:style-name="P120"><text:span text:style-name="CharStyle28">you;</text:span></text:p>
        <text:p text:style-name="P89"><text:span text:style-name="CharStyle28">as you grip your foes by the neck, your father’s sons own your sway!</text:span></text:p>
        <text:list xml:id="list184537561436781" text:continue-numbering="true" text:style-name="L84">
          <text:list-item>
            <text:p text:style-name="P441"><text:span text:style-name="CharStyle34"><text:tab/></text:span><text:span text:style-name="CharStyle28">A lion’s whelp is Judah!</text:span></text:p>
          </text:list-item>
        </text:list>
        <text:p text:style-name="P122"><text:span text:style-name="CharStyle28">My son, you take cover, sated with prey!</text:span></text:p>
        <text:p text:style-name="P109"><text:span text:style-name="CharStyle28">He crouches, couches like a lion, like an old lion—who dare rouse himt</text:span></text:p>
        <text:list xml:id="list184535650695278" text:continue-numbering="true" text:style-name="L84">
          <text:list-item>
            <text:p text:style-name="P442"><text:span text:style-name="CharStyle34"><text:tab/></text:span><text:span text:style-name="CharStyle28">The sceptre never passes from</text:span></text:p>
          </text:list-item>
        </text:list>
        <text:p text:style-name="P120"><text:span text:style-name="CharStyle28">Judah,</text:span></text:p>
        <text:p text:style-name="P89"><text:span text:style-name="CharStyle28">nor ever the staff of sway, till he comes into his own, and makes the clans obey.</text:span></text:p>
        <text:list xml:id="list184535818910798" text:continue-numbering="true" text:style-name="L84">
          <text:list-item>
            <text:p text:style-name="P442"><text:span text:style-name="CharStyle34"><text:tab/></text:span><text:span text:style-name="CharStyle28">He tethers his foal to a vine,</text:span></text:p>
          </text:list-item>
        </text:list>
        <text:p text:style-name="P89"><text:span text:style-name="CharStyle28">his colt to a rare red vine; he washes his clothes in wine, his robes in the juice of the grape 1</text:span></text:p>
        <text:list xml:id="list184536452284110" text:continue-numbering="true" text:style-name="L84">
          <text:list-item>
            <text:p text:style-name="P442"><text:span text:style-name="CharStyle28"><text:tab/>His eyes are heavy with wine,</text:span></text:p>
          </text:list-item>
        </text:list>
        <text:p text:style-name="P92"><text:span text:style-name="CharStyle28">his teeth are white with milk.</text:span></text:p>
        <text:list xml:id="list184536222889573" text:continue-numbering="true" text:style-name="L84">
          <text:list-item>
            <text:p text:style-name="P443"><text:span text:style-name="CharStyle34"><text:tab/></text:span><text:span text:style-name="CharStyle28">Zebulun lies on the sea-shore,</text:span></text:p>
          </text:list-item>
        </text:list>
        <text:p text:style-name="P160"><text:span text:style-name="CharStyle28">lies as a haven for ships, with his flank on Sidon.</text:span></text:p>
        <text:list xml:id="list184536542661856" text:continue-numbering="true" text:style-name="L84">
          <text:list-item>
            <text:p text:style-name="P442"><text:span text:style-name="CharStyle34"><text:tab/></text:span><text:span text:style-name="CharStyle28">Issachar is a sturdy ass,</text:span></text:p>
          </text:list-item>
        </text:list>
        <text:p text:style-name="P89"><text:span text:style-name="CharStyle28">lolling beside the sheepfolds;</text:span></text:p>
        <text:list xml:id="list184537566031950" text:continue-numbering="true" text:style-name="L84">
          <text:list-item>
            <text:p text:style-name="P442"><text:span text:style-name="CharStyle34"><text:tab/></text:span><text:span text:style-name="CharStyle28">he saw that rest was good,</text:span></text:p>
          </text:list-item>
        </text:list>
        <text:p text:style-name="P91"><text:span text:style-name="CharStyle28">and sweet the shire, so he stooped to shoulder loads and turned a drudge for hire.</text:span></text:p>
        <text:list xml:id="list184537351945523" text:continue-numbering="true" text:style-name="L84">
          <text:list-item>
            <text:p text:style-name="P442"><text:span text:style-name="CharStyle34"><text:tab/></text:span><text:span text:style-name="CharStyle28">Dan upholds his clan</text:span></text:p>
          </text:list-item>
        </text:list>
        <text:p text:style-name="P89"><text:span text:style-name="CharStyle28">as a clan in Israel;</text:span></text:p>
        <text:list xml:id="list184536082482716" text:continue-numbering="true" text:style-name="L84">
          <text:list-item>
            <text:p text:style-name="P442"><text:span text:style-name="CharStyle34"><text:tab/></text:span><text:span text:style-name="CharStyle28">a serpent on the road is Dan,</text:span></text:p>
          </text:list-item>
        </text:list>
        <text:p text:style-name="P110"><text:span text:style-name="CharStyle28">a snake upon the path,<text:line-break/>that bites the horse’s hoof,</text:span></text:p>
        <text:p text:style-name="P89"><text:span text:style-name="CharStyle28">till the rider tumbles backward.</text:span></text:p>
        <text:list xml:id="list184536456364123" text:continue-numbering="true" text:style-name="L84">
          <text:list-item>
            <text:p text:style-name="P442"><text:span text:style-name="CharStyle34"><text:tab/>[[O </text:span><text:span text:style-name="CharStyle28">Eternal, I am waiting for thy</text:span></text:p>
          </text:list-item>
        </text:list>
        <text:p text:style-name="P121"><text:span text:style-name="CharStyle28">victory!]].</text:span></text:p>
        <text:p text:style-name="P35"><text:span text:style-name="CharStyle28">but his own bow remains steady,</text:span><text:span text:style-name="CharStyle34"> </text:span><text:span text:style-name="CharStyle35">24 </text:span><text:span text:style-name="CharStyle28">and he nimbly plies his arms; Jacob’s Mighty One upholds him, Israel’s Strength sustains him</text:span><text:span text:style-name="CharStyle34">— </text:span><text:span text:style-name="CharStyle28">ay,your father’s God, who aids you,</text:span><text:span text:style-name="CharStyle34"> 25 </text:span><text:span text:style-name="CharStyle28">God Almighty who will bless you with water from the heaven above and water from the flood below, blessings of breast and of womb, blessings of fatherhood, sires 26 and sons,</text:span></text:p>
        <text:p text:style-name="P52"><text:span text:style-name="CharStyle28">dews from the ancient mountains, the boon of the everlasting hills. Such blessings rest on Joseph, the prince among his brothers!</text:span></text:p>
        <text:p text:style-name="P38"><text:span text:style-name="CharStyle28">Benjamin plunders wolf-like,</text:span><text:span text:style-name="CharStyle34"><text:tab/></text:span><text:span text:style-name="CharStyle35">27</text:span></text:p>
        <text:p text:style-name="P137"><text:span text:style-name="CharStyle28">devouring prey in the morning, dividing spoil at event”</text:span></text:p>
        <text:p text:style-name="P74"><text:span text:style-name="CharStyle68">All these are the twelve clans</text:span><text:span text:style-name="CharStyle10"> 28 </text:span><text:span text:style-name="CharStyle68">of Israel, and this was what their ancestor said to them.</text:span><text:span text:style-name="CharStyle10"> He blessed them, giving a special blessing to each of them, and he gave 29 them this charge. “I am to be gathered to my people,” he said; “bury me beside my fathers in the cave in the field of Ephron the Hittite, the cave in the 30 field at Makpelah, east of Mamre, in the land of Canaan, the cave that Abraham bought along with the field from Ephron the Hittite, in order to secure a burying-place. There 31 Abraham and his wife Sarah were buried, there Isaac and his wife Rebekah were buried, and there I buried Leah.” When Jacob ended his charge 33 to his sons, he drew his feet up into the bed, breathed his</text:span></text:p>
      </text:section>
      <text:section text:style-name="Sect6" text:name="Section21">
        <text:p text:style-name="P161"><draw:frame draw:style-name="fr11" draw:name="72" text:anchor-type="paragraph" svg:x="2.2618in" svg:y="0.3098in" svg:width="0.2701in" svg:height="0.0161in" draw:z-index="13"><draw:image xlink:href="Pictures/10000000000000290000001A173BC2AB.jpg" xlink:type="simple" xlink:show="embed" xlink:actuate="onLoad"/><draw:contour-polygon svg:width="0.2693in" svg:height="0.1728in" svg:viewBox="0 0 684 439" draw:points="0,0 684,0 684,439 0,439" draw:recreate-on-edit="true"/></draw:frame></text:p>
        <text:p text:style-name="P145"><text:soft-page-break/><text:span text:style-name="CharStyle10">last, and was gathered to his father’s kindred.</text:span></text:p>
        <text:p text:style-name="P28"><text:span text:style-name="CharStyle23">Joseph fell on his fathers face, weeping over him and</text:span></text:p>
        <text:list xml:id="list6031788210931228256" text:style-name="L87">
          <text:list-item>
            <text:p text:style-name="P419"><text:span text:style-name="CharStyle25"><text:tab/></text:span><text:span text:style-name="CharStyle23">hissing him; he ordered the em- balmers in his service to embalm</text:span></text:p>
          </text:list-item>
          <text:list-item>
            <text:p text:style-name="P419"><text:span text:style-name="CharStyle25"><text:tab/></text:span><text:span text:style-name="CharStyle23">his father; which the embalmers did, devoting forty days to the task of embalming Israel, for that was the regular time. The Egyptians mourned him for sev­enty days.</text:span></text:p>
          </text:list-item>
          <text:list-item>
            <text:p text:style-name="P426"><text:span text:style-name="CharStyle25"><text:tab/></text:span><text:span text:style-name="CharStyle23">When the mourning days were over, Joseph said to the house­hold of the Pharaoh, “If I have found favour with you, pray re-</text:span></text:p>
          </text:list-item>
          <text:list-item>
            <text:p text:style-name="P416"><text:span text:style-name="CharStyle25"><text:tab/></text:span><text:span text:style-name="CharStyle23">port to the Pharaoh that when my father was dying, he made me swear to bury him in the grave he had dug for himself in Canaan. Ask him to allow me to go up and bury my father. I</text:span></text:p>
          </text:list-item>
          <text:list-item>
            <text:p text:style-name="P419"><text:span text:style-name="CharStyle25"><text:tab/></text:span><text:span text:style-name="CharStyle23">will come back again.” The Pharaoh said, “Go up and bury your father, as he made you</text:span></text:p>
          </text:list-item>
          <text:list-item>
            <text:p text:style-name="P419"><text:span text:style-name="CharStyle23"><text:tab/>swear to do.” So Joseph went to bury his father, accom­panied by all the courtiers of the Pharaoh, the chief men of his palace, and all the heads of</text:span></text:p>
          </text:list-item>
          <text:list-item>
            <text:p text:style-name="P419"><text:span text:style-name="CharStyle25"><text:tab/></text:span><text:span text:style-name="CharStyle23">Egypt, as well as by all Joseph’s household and his brothers and his father’s household; all they left behind them in the district of Goshen were their little ones,</text:span></text:p>
          </text:list-item>
          <text:list-item>
            <text:p text:style-name="P422"><text:span text:style-name="CharStyle25"><text:tab/></text:span><text:span text:style-name="CharStyle23">their flocks and their herds. He also took an escort of chariots and horsemen. It was a very</text:span></text:p>
          </text:list-item>
          <text:list-item>
            <text:p text:style-name="P427"><text:span text:style-name="CharStyle25"><text:tab/></text:span><text:span text:style-name="CharStyle23">large company. When they reached the Bramble threshing- floor, east of the Jordan, they raised a loud and bitter wail; there Joseph mourned seven</text:span></text:p>
          </text:list-item>
          <text:list-item>
            <text:p text:style-name="P429"><text:span text:style-name="CharStyle25"><text:tab/></text:span><text:span text:style-name="CharStyle23">days for his father. And when the natives, the Canaanites, saw this mourning at the Bramble threshing-floor, they said, “This is a terrible mourning for the Egyptians!” Hence the spot was called Abel-mizraim (Egypt- mourn); it lies east of the Jor­</text:span></text:p>
          </text:list-item>
        </text:list>
        <text:p text:style-name="P24"><text:span text:style-name="CharStyle68">dan.</text:span><text:span text:style-name="CharStyle10"> His sons did as he had or- 12 dered them; they carried him to 13 the land of Canaan and buried him in the cave within the field at Makpelah, east of Mamre, the cave which Abraham had bought along with the field from Ephron the Hittite, to se­cure a burying-place.</text:span></text:p>
        <text:p text:style-name="P73"><text:span text:style-name="CharStyle68">Then Joseph returned to</text:span><text:span text:style-name="CharStyle10"> 14 </text:span><text:span text:style-name="CharStyle68">Egypt along with his brothers and, all who had accompanied him to bury his father, when the funeral was over.</text:span><text:span text:style-name="CharStyle10"> [But when Jo- 13 seph’s brothers realized that their father was dead, they thought, “Perhaps Joseph will hate us and take care to pay us back for all the evil we did to him.” So they sent this message 16 to Joseph: “Your father bade us, before he died, to ask Jo- 17 seph, ‘Pray forgive the crime and the sin of your brothers, the evil they did to you!’ Do forgive the crime of the serv­ants of your father’s God!” When Joseph was told this, he broke down in tears. Then his iS brothers went and fell down be­fore him, saying, “See, we are your humble servants!” “Have </text:span><text:span text:style-name="CharStyle87">19 </text:span><text:span text:style-name="CharStyle10">no fear,” said Joseph; “am I in the place of God? As for you, 20 you meant to do me evil, hut God meant good to come out of it, as is happening to-day, when many lives are being pre­served. So do not be afraid; 21 I will maintain you and your little ones.” Thus he reassured them and encouraged them.</text:span></text:p>
        <text:p text:style-name="P75"><text:span text:style-name="CharStyle10">Joseph lived in Egypt, he and 22 his father’s family; he lived </text:span><text:span text:style-name="CharStyle88">a </text:span><text:span text:style-name="CharStyle10">hundred and ten years, living 23 to see Ephraim’s great-grand­children and also to acknowl­edge the children of </text:span><text:span text:style-name="CharStyle88">Machir, </text:span><text:span text:style-name="CharStyle10">Manasseh’s son, as members of his family. Then Joseph said 24</text:span></text:p>
        <text:p text:style-name="P88"><text:span text:style-name="CharStyle10">to his kinsmen, “I am dying, but God will be sure to remem­ber you and bring you up from this land to the land that he swore he would give to Abra- 25 ham, Isaac, and Jacob.” Joseph made the Israelites swear an</text:span></text:p>
        <text:p text:style-name="P23"><text:span text:style-name="CharStyle10">oath, saying, “As God will be sure to remember you, so you must carry up my bones from here.” At the age of a hundred 26 and ten Joseph died; he was embalmed and put into a mummy-ease in Egyp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Consolas" svg:font-family="Consolas"/>
    <style:font-face style:name="Franklin Gothic Medium" svg:font-family="'Franklin Gothic Medium'"/>
    <style:font-face style:name="Georgia" svg:font-family="Georgia"/>
    <style:font-face style:name="Impact" svg:font-family="Impact"/>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3_29_" style:display-name="Body text (3)" style:family="paragraph" style:master-page-name="">
      <style:graphic-properties draw:fill="solid" draw:fill-color="#ffffff" draw:opacity="100%"/>
      <style:paragraph-properties fo:line-height="0.1299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99in"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99in" fo:text-indent="-0.22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5pt" fo:font-style="normal" style:text-underline-style="none" fo:font-weight="normal" style:font-name-asian="AngsanaUPC" style:font-family-asian="AngsanaUPC" style:font-size-asian="15pt" style:font-style-asian="normal" style:font-weight-asian="normal" style:font-name-complex="AngsanaUPC" style:font-family-complex="AngsanaUPC" style:font-size-complex="1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align="end" style:justify-single-word="false" fo:text-indent="-0.222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134in" fo:text-indent="-0.2638in" style:auto-text-indent="false" style:page-number="auto" fo:background-color="#ffffff"/>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1272in" fo:text-indent="0.1945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margin-left="0in" fo:margin-right="0in" fo:line-height="0.1272in" fo:text-align="justify" style:justify-single-word="false" fo:text-indent="-0.222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10_29_" style:display-name="Body text (10)" style:family="paragraph" style:master-page-name="">
      <style:graphic-properties draw:fill="solid" draw:fill-color="#ffffff" draw:opacity="100%"/>
      <style:paragraph-properties fo:margin-left="0in" fo:margin-right="0in" fo:line-height="0.1228in" fo:text-indent="-0.1945in" style:auto-text-indent="false" style:page-number="auto" fo:background-color="#ffffff"/>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Table_20_of_20_contents" style:display-name="Table of contents" style:family="paragraph" style:master-page-name="">
      <style:graphic-properties draw:fill="solid" draw:fill-color="#ffffff" draw:opacity="100%"/>
      <style:paragraph-properties fo:line-height="0.1134in" fo:text-align="justify" style:justify-single-word="false" style:page-number="auto" fo:background-color="#ffffff"/>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align="start" style:justify-single-word="false" fo:text-indent="0.2083in" style:auto-text-indent="false" style:page-number="auto">
        <style:tab-stops>
          <style:tab-stop style:position="0.4138in"/>
        </style:tab-stops>
        <style:drop-cap style:lines="2" style:distance="0.0035in" style:style-name="DropCap6"/>
      </style:paragraph-properties>
    </style:style>
    <style:style style:name="Body_20_text_20__28_2_29__20__2b__20_DropCap2" style:display-name="Body text (2) + DropCap2"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638in"/>
        </style:tab-stops>
        <style:drop-cap style:lines="2" style:distance="0.0035in" style:style-name="DropCap5"/>
      </style:paragraph-properties>
    </style:style>
    <style:style style:name="Body_20_text_20__28_5_29__20__2b__20_DropCap3" style:display-name="Body text (5) + DropCap3" style:family="paragraph" style:parent-style-name="Body_20_text_20__28_5_29_" style:master-page-name="">
      <style:paragraph-properties fo:margin-left="0in" fo:margin-right="0in" fo:margin-top="0in" fo:margin-bottom="0in" loext:contextual-spacing="false" fo:line-height="0.1272in" fo:text-align="justify" style:justify-single-word="false" fo:text-indent="0.1945in" style:auto-text-indent="false" style:page-number="auto">
        <style:tab-stops>
          <style:tab-stop style:position="0.3374in"/>
        </style:tab-stops>
        <style:drop-cap style:lines="2" style:distance="0.0035in" style:style-name="DropCap3"/>
      </style:paragraph-properties>
    </style:style>
    <style:style style:name="Body_20_text_20__28_7_29__20__2b__20_DropCap4" style:display-name="Body text (7) + DropCap4" style:family="paragraph" style:parent-style-name="Body_20_text_20__28_7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437in"/>
        </style:tab-stops>
        <style:drop-cap style:lines="2" style:distance="0.0035in" style:style-name="DropCap4"/>
      </style:paragraph-properties>
    </style:style>
    <style:style style:name="Body_20_text_20__28_3_29__20__2b__20_DropCap5" style:display-name="Body text (3) + DropCap5" style:family="paragraph" style:parent-style-name="Body_20_text_20__28_3_29_" style:master-page-name="">
      <style:paragraph-properties fo:margin-left="0.1945in" fo:margin-right="0in" fo:margin-top="0in" fo:margin-bottom="0in" loext:contextual-spacing="false" fo:text-indent="0in" style:auto-text-indent="false" style:page-number="auto">
        <style:tab-stops>
          <style:tab-stop style:position="0.0937in"/>
        </style:tab-stops>
        <style:drop-cap style:lines="2" style:distance="0.0035in" style:style-name="DropCap1"/>
      </style:paragraph-properties>
    </style:style>
    <style:style style:name="Body_20_text_20__28_4_29__20__2b__20_DropCap6" style:display-name="Body text (4) + DropCap6" style:family="paragraph" style:parent-style-name="Body_20_text_20__28_4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598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7% 58%" style:font-name="Franklin Gothic Medium" fo:font-family="'Franklin Gothic Medium'" fo:font-size="18pt" fo:letter-spacing="normal" fo:font-style="normal" style:text-underline-style="none" fo:font-weight="normal" style:font-name-asian="Franklin Gothic Medium" style:font-family-asian="'Franklin Gothic Medium'" style:font-size-asian="18pt" style:font-style-asian="normal" style:font-weight-asian="normal" style:font-name-complex="Franklin Gothic Medium" style:font-family-complex="'Franklin Gothic Medium'" style:font-size-complex="18pt" style:font-style-complex="normal" style:font-weight-complex="normal" style:text-scale="100%"/>
    </style:style>
    <style:style style:name="CharStyle8" style:family="text" style:parent-style-name="CharStyle6">
      <style:text-properties fo:font-variant="small-caps" fo:color="#000000" style:text-position="0% 100%" fo:letter-spacing="normal" fo:language="en" fo:country="US" style:language-asian="en" style:country-asian="US" style:language-complex="en" style:country-complex="US" style:text-scale="100%"/>
    </style:style>
    <style:style style:name="CharStyle10"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32%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13"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4" style:family="text" style:parent-style-name="CharStyle13">
      <style:text-properties fo:font-variant="small-caps" fo:color="#000000" style:text-position="0% 100%" fo:letter-spacing="normal" fo:language="en" fo:country="US" style:language-asian="en" style:country-asian="US" style:language-complex="en" style:country-complex="US" style:text-scale="100%"/>
    </style:style>
    <style:style style:name="CharStyle15" style:family="text" style:parent-style-name="CharStyle13">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17" style:family="text" style:parent-style-name="DefaultFontStyle">
      <style:text-properties style:text-line-through-style="none" style:text-line-through-type="none" style:font-name="AngsanaUPC" fo:font-family="AngsanaUPC" fo:font-size="15pt" fo:font-style="normal" style:text-underline-style="none" fo:font-weight="normal" style:font-name-asian="AngsanaUPC" style:font-family-asian="AngsanaUPC" style:font-size-asian="15pt" style:font-style-asian="normal" style:font-weight-asian="normal" style:font-name-complex="AngsanaUPC" style:font-family-complex="AngsanaUPC" style:font-size-complex="15pt" style:font-style-complex="normal" style:font-weight-complex="normal"/>
    </style:style>
    <style:style style:name="CharStyle18" style:family="text" style:parent-style-name="CharStyle17">
      <style:text-properties fo:color="#000000" style:text-position="0% 100%" fo:font-size="14pt" fo:letter-spacing="normal" fo:language="en" fo:country="US" fo:font-style="italic" style:font-size-asian="14pt" style:language-asian="en" style:country-asian="US" style:font-style-asian="italic" style:font-size-complex="14pt" style:language-complex="en" style:country-complex="US" style:font-style-complex="italic" style:text-scale="100%"/>
    </style:style>
    <style:style style:name="CharStyle19" style:family="text" style:parent-style-name="CharStyle17">
      <style:text-properties fo:color="#000000" style:text-position="0% 100%" fo:letter-spacing="normal" fo:language="en" fo:country="US" style:language-asian="en" style:country-asian="US" style:language-complex="en" style:country-complex="US" style:text-scale="100%"/>
    </style:style>
    <style:style style:name="DropCap3" style:family="text">
      <style:text-properties fo:color="#000000" style:text-line-through-style="none" style:text-line-through-type="none" style:text-position="49% 58%" style:font-name="Franklin Gothic Medium" fo:font-family="'Franklin Gothic Medium'" fo:font-size="17pt" fo:letter-spacing="normal" fo:font-style="normal" style:text-underline-style="none" fo:font-weight="normal" style:font-name-asian="Franklin Gothic Medium" style:font-family-asian="'Franklin Gothic Medium'" style:font-size-asian="17pt" style:font-style-asian="normal" style:font-weight-asian="normal" style:font-name-complex="Franklin Gothic Medium" style:font-family-complex="'Franklin Gothic Medium'" style:font-size-complex="17pt" style:font-style-complex="normal" style:font-weight-complex="normal" style:text-scale="100%"/>
    </style:style>
    <style:style style:name="CharStyle21" style:family="text" style:parent-style-name="CharStyle13">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3"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24" style:family="text" style:parent-style-name="CharStyle23">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5" style:family="text" style:parent-style-name="CharStyle23">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6" style:family="text" style:parent-style-name="CharStyle23">
      <style:text-properties fo:color="#000000" style:text-position="0% 100%" style:font-name="AngsanaUPC" fo:font-family="AngsanaUPC" fo:font-size="13pt" fo:letter-spacing="-0.0071in" fo:language="en" fo:country="US" fo:font-style="normal" style:font-name-asian="AngsanaUPC" style:font-family-asian="AngsanaUPC" style:font-size-asian="13pt" style:language-asian="en" style:country-asian="US" style:font-style-asian="normal" style:font-name-complex="AngsanaUPC" style:font-family-complex="AngsanaUPC" style:font-size-complex="13pt" style:language-complex="en" style:country-complex="US" style:font-style-complex="normal" style:text-scale="100%"/>
    </style:style>
    <style:style style:name="CharStyle28" style:family="text" style:parent-style-name="DefaultFontStyle">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CharStyle30"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DropCap4" style:family="text">
      <style:text-properties fo:color="#000000" style:text-line-through-style="none" style:text-line-through-type="none" style:text-position="27% 58%" style:font-name="AngsanaUPC" fo:font-family="AngsanaUPC" fo:font-size="27pt" fo:letter-spacing="normal" fo:font-style="italic" style:text-underline-style="none" fo:font-weight="normal" style:font-name-asian="AngsanaUPC" style:font-family-asian="AngsanaUPC" style:font-size-asian="27pt" style:font-style-asian="italic" style:font-weight-asian="normal" style:font-name-complex="AngsanaUPC" style:font-family-complex="AngsanaUPC" style:font-size-complex="27pt" style:font-style-complex="italic" style:font-weight-complex="normal" style:text-scale="100%"/>
    </style:style>
    <style:style style:name="CharStyle32" style:family="text" style:parent-style-name="CharStyle30">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33" style:family="text" style:parent-style-name="CharStyle30">
      <style:text-properties fo:color="#000000" style:text-position="0% 100%" style:font-name="AngsanaUPC" fo:font-family="AngsanaUPC" fo:font-size="13pt" fo:letter-spacing="-0.0071in" fo:language="en" fo:country="US" fo:font-style="normal" style:font-name-asian="AngsanaUPC" style:font-family-asian="AngsanaUPC" style:font-size-asian="13pt" style:language-asian="en" style:country-asian="US" style:font-style-asian="normal" style:font-name-complex="AngsanaUPC" style:font-family-complex="AngsanaUPC" style:font-size-complex="13pt" style:language-complex="en" style:country-complex="US" style:font-style-complex="normal" style:text-scale="100%"/>
    </style:style>
    <style:style style:name="CharStyle34" style:family="text" style:parent-style-name="CharStyle28">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35" style:family="text" style:parent-style-name="CharStyle28">
      <style:text-properties fo:color="#000000" style:text-position="0% 100%" fo:font-size="8.5pt" fo:letter-spacing="normal" fo:language="en" fo:country="US" fo:font-style="normal" fo:font-weight="normal" style:font-size-asian="8.5pt" style:language-asian="en" style:country-asian="US" style:font-style-asian="normal" style:font-weight-asian="normal" style:font-size-complex="8.5pt" style:language-complex="en" style:country-complex="US" style:font-style-complex="normal" style:font-weight-complex="normal" style:text-scale="100%"/>
    </style:style>
    <style:style style:name="CharStyle36" style:family="text" style:parent-style-name="CharStyle23">
      <style:text-properties fo:color="#000000" style:text-position="0% 100%" fo:font-size="8pt" fo:letter-spacing="normal" fo:language="en" fo:country="US" fo:font-style="normal" style:font-size-asian="8pt" style:language-asian="en" style:country-asian="US" style:font-style-asian="normal" style:font-size-complex="8pt" style:language-complex="en" style:country-complex="US" style:font-style-complex="normal" style:text-scale="100%"/>
    </style:style>
    <style:style style:name="CharStyle37" style:family="text" style:parent-style-name="CharStyle28">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38" style:family="text" style:parent-style-name="CharStyle13">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9" style:family="text" style:parent-style-name="CharStyle13">
      <style:text-properties fo:color="#000000" style:text-position="0% 100%" style:font-name="AngsanaUPC" fo:font-family="AngsanaUPC" fo:font-size="14pt" fo:letter-spacing="normal" fo:language="en" fo:country="US" style:font-name-asian="AngsanaUPC" style:font-family-asian="AngsanaUPC" style:font-size-asian="14pt" style:language-asian="en" style:country-asian="US" style:font-name-complex="AngsanaUPC" style:font-family-complex="AngsanaUPC" style:font-size-complex="14pt" style:language-complex="en" style:country-complex="US" style:text-scale="100%"/>
    </style:style>
    <style:style style:name="CharStyle41" style:family="text" style:parent-style-name="DefaultFontStyle">
      <style:text-properties style:text-line-through-style="none" style:text-line-through-type="none" style:font-name="AngsanaUPC" fo:font-family="AngsanaUPC" fo:font-size="14pt" fo:font-style="normal" style:text-underline-style="none" fo:font-weight="normal" style:font-name-asian="AngsanaUPC" style:font-family-asian="AngsanaUPC" style:font-size-asian="14pt" style:font-style-asian="normal" style:font-weight-asian="normal" style:font-name-complex="AngsanaUPC" style:font-family-complex="AngsanaUPC" style:font-size-complex="14pt" style:font-style-complex="normal" style:font-weight-complex="normal"/>
    </style:style>
    <style:style style:name="CharStyle42" style:family="text" style:parent-style-name="CharStyle41">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43" style:family="text" style:parent-style-name="CharStyle41">
      <style:text-properties fo:color="#000000" style:text-position="0% 100%" style:font-name="Georgia" fo:font-family="Georgia" fo:font-size="8.5pt" fo:letter-spacing="normal" fo:language="en" fo:country="US" fo:font-style="italic" style:font-name-asian="Georgia" style:font-family-asian="Georgia" style:font-size-asian="8.5pt" style:language-asian="en" style:country-asian="US" style:font-style-asian="italic" style:font-name-complex="Georgia" style:font-family-complex="Georgia" style:font-size-complex="8.5pt" style:language-complex="en" style:country-complex="US" style:font-style-complex="italic" style:text-scale="100%"/>
    </style:style>
    <style:style style:name="DropCap5" style:family="text">
      <style:text-properties fo:color="#000000" style:text-line-through-style="none" style:text-line-through-type="none" style:text-position="27% 58%" style:font-name="AngsanaUPC" fo:font-family="AngsanaUPC" fo:font-size="27pt" fo:letter-spacing="normal" fo:font-style="italic" style:text-underline-style="none" fo:font-weight="normal" style:font-name-asian="AngsanaUPC" style:font-family-asian="AngsanaUPC" style:font-size-asian="27pt" style:font-style-asian="italic" style:font-weight-asian="normal" style:font-name-complex="AngsanaUPC" style:font-family-complex="AngsanaUPC" style:font-size-complex="27pt" style:font-style-complex="italic" style:font-weight-complex="normal" style:text-scale="100%"/>
    </style:style>
    <style:style style:name="DropCap6" style:family="text">
      <style:text-properties fo:color="#000000" style:text-line-through-style="none" style:text-line-through-type="none" style:text-position="32% 58%" style:font-name="Franklin Gothic Medium" fo:font-family="'Franklin Gothic Medium'" fo:font-size="19pt" fo:letter-spacing="normal" fo:font-style="italic" style:text-underline-style="none" fo:font-weight="normal" style:font-name-asian="Franklin Gothic Medium" style:font-family-asian="'Franklin Gothic Medium'" style:font-size-asian="19pt" style:font-style-asian="italic" style:font-weight-asian="normal" style:font-name-complex="Franklin Gothic Medium" style:font-family-complex="'Franklin Gothic Medium'" style:font-size-complex="19pt" style:font-style-complex="italic" style:font-weight-complex="normal" style:text-scale="100%"/>
    </style:style>
    <style:style style:name="CharStyle46" style:family="text" style:parent-style-name="CharStyle13">
      <style:text-properties fo:color="#000000" style:text-position="0% 100%" style:font-name="AngsanaUPC" fo:font-family="AngsanaUPC" fo:font-size="13pt" fo:letter-spacing="-0.0071in" fo:language="en" fo:country="US" fo:font-style="italic" style:font-name-asian="AngsanaUPC" style:font-family-asian="AngsanaUPC" style:font-size-asian="13pt" style:language-asian="en" style:country-asian="US" style:font-style-asian="italic" style:font-name-complex="AngsanaUPC" style:font-family-complex="AngsanaUPC" style:font-size-complex="13pt" style:language-complex="en" style:country-complex="US" style:font-style-complex="italic" style:text-scale="100%"/>
    </style:style>
    <style:style style:name="CharStyle47" style:family="text" style:parent-style-name="CharStyle13">
      <style:text-properties fo:color="#000000" style:text-position="0% 100%" fo:font-size="8pt" fo:letter-spacing="normal" fo:language="en" fo:country="US" fo:font-style="italic" fo:font-weight="normal" style:font-size-asian="8pt" style:language-asian="en" style:country-asian="US" style:font-style-asian="italic" style:font-weight-asian="normal" style:font-size-complex="8pt" style:language-complex="en" style:country-complex="US" style:font-style-complex="italic" style:font-weight-complex="normal" style:text-scale="100%"/>
    </style:style>
    <style:style style:name="CharStyle48" style:family="text" style:parent-style-name="CharStyle13">
      <style:text-properties fo:color="#000000" style:text-position="0% 100%" style:font-name="AngsanaUPC" fo:font-family="AngsanaUPC" fo:font-size="10.5pt" fo:letter-spacing="normal" fo:language="en" fo:country="US" style:font-name-asian="AngsanaUPC" style:font-family-asian="AngsanaUPC" style:font-size-asian="10.5pt" style:language-asian="en" style:country-asian="US" style:font-name-complex="AngsanaUPC" style:font-family-complex="AngsanaUPC" style:font-size-complex="10.5pt" style:language-complex="en" style:country-complex="US" style:text-scale="200%"/>
    </style:style>
    <style:style style:name="CharStyle50"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51" style:family="text" style:parent-style-name="CharStyle50">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52" style:family="text" style:parent-style-name="CharStyle17">
      <style:text-properties fo:color="#000000" style:text-position="0% 100%" fo:font-size="14pt" fo:letter-spacing="normal" fo:language="en" fo:country="US" fo:font-weight="bold" style:font-size-asian="14pt" style:language-asian="en" style:country-asian="US" style:font-weight-asian="bold" style:font-size-complex="14pt" style:language-complex="en" style:country-complex="US" style:font-weight-complex="bold" style:text-scale="100%"/>
    </style:style>
    <style:style style:name="CharStyle53" style:family="text" style:parent-style-name="CharStyle13">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55"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56" style:family="text" style:parent-style-name="CharStyle23">
      <style:text-properties fo:color="#000000" style:text-position="0% 100%" fo:font-size="8pt" fo:letter-spacing="normal" fo:language="en" fo:country="US" fo:font-style="normal" fo:font-weight="normal" style:font-size-asian="8pt" style:language-asian="en" style:country-asian="US" style:font-style-asian="normal" style:font-weight-asian="normal" style:font-size-complex="8pt" style:language-complex="en" style:country-complex="US" style:font-style-complex="normal" style:font-weight-complex="normal" style:text-scale="100%"/>
    </style:style>
    <style:style style:name="CharStyle57" style:family="text" style:parent-style-name="CharStyle23">
      <style:text-properties fo:font-variant="small-caps" fo:color="#000000" style:text-position="0% 100%" fo:letter-spacing="normal" fo:language="en" fo:country="US" style:language-asian="en" style:country-asian="US" style:language-complex="en" style:country-complex="US" style:text-scale="100%"/>
    </style:style>
    <style:style style:name="CharStyle58" style:family="text" style:parent-style-name="CharStyle13">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59" style:family="text" style:parent-style-name="CharStyle55">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60" style:family="text" style:parent-style-name="CharStyle23">
      <style:text-properties fo:color="#000000" style:text-position="0% 100%" style:font-name="AngsanaUPC" fo:font-family="AngsanaUPC" fo:font-size="10pt" fo:letter-spacing="normal" fo:language="en" fo:country="US" fo:font-style="normal" fo:font-weight="bold" style:font-name-asian="AngsanaUPC" style:font-family-asian="AngsanaUPC" style:font-size-asian="10pt" style:language-asian="en" style:country-asian="US" style:font-style-asian="normal" style:font-weight-asian="bold" style:font-name-complex="AngsanaUPC" style:font-family-complex="AngsanaUPC" style:font-size-complex="10pt" style:language-complex="en" style:country-complex="US" style:font-style-complex="normal" style:font-weight-complex="bold" style:text-scale="100%"/>
    </style:style>
    <style:style style:name="CharStyle61" style:family="text" style:parent-style-name="CharStyle23">
      <style:text-properties fo:color="#000000" style:text-position="0% 100%" fo:font-size="6.5pt" fo:letter-spacing="normal" fo:language="en" fo:country="US" fo:font-style="normal" style:font-size-asian="6.5pt" style:language-asian="en" style:country-asian="US" style:font-style-asian="normal" style:font-size-complex="6.5pt" style:language-complex="en" style:country-complex="US" style:font-style-complex="normal" style:text-scale="100%"/>
    </style:style>
    <style:style style:name="CharStyle62" style:family="text" style:parent-style-name="CharStyle17">
      <style:text-properties fo:color="#000000" style:text-position="0% 100%" style:font-name="Impact" fo:font-family="Impact" fo:font-size="9pt" fo:letter-spacing="normal" fo:language="en" fo:country="US" style:font-name-asian="Impact" style:font-family-asian="Impact" style:font-size-asian="9pt" style:language-asian="en" style:country-asian="US" style:font-name-complex="Impact" style:font-family-complex="Impact" style:font-size-complex="9pt" style:language-complex="en" style:country-complex="US" style:text-scale="100%"/>
    </style:style>
    <style:style style:name="CharStyle63" style:family="text" style:parent-style-name="CharStyle23">
      <style:text-properties fo:color="#000000" style:text-position="0% 100%" fo:font-size="8pt" fo:letter-spacing="normal" fo:language="en" fo:country="US" fo:font-style="normal" style:font-size-asian="8pt" style:language-asian="en" style:country-asian="US" style:font-style-asian="normal" style:font-size-complex="8pt" style:language-complex="en" style:country-complex="US" style:font-style-complex="normal" style:text-scale="100%"/>
    </style:style>
    <style:style style:name="CharStyle64" style:family="text" style:parent-style-name="CharStyle23">
      <style:text-properties fo:color="#000000" style:text-position="0% 100%" fo:font-size="8pt" fo:letter-spacing="normal" fo:language="en" fo:country="US" fo:font-style="normal" style:font-size-asian="8pt" style:language-asian="en" style:country-asian="US" style:font-style-asian="normal" style:font-size-complex="8pt" style:language-complex="en" style:country-complex="US" style:font-style-complex="normal" style:text-scale="100%"/>
    </style:style>
    <style:style style:name="CharStyle65" style:family="text" style:parent-style-name="CharStyle23">
      <style:text-properties fo:color="#000000" style:text-position="0% 100%" fo:font-size="8pt" fo:letter-spacing="normal" fo:language="en" fo:country="US" fo:font-style="normal" style:font-size-asian="8pt" style:language-asian="en" style:country-asian="US" style:font-style-asian="normal" style:font-size-complex="8pt" style:language-complex="en" style:country-complex="US" style:font-style-complex="normal" style:text-scale="100%"/>
    </style:style>
    <style:style style:name="CharStyle66" style:family="text" style:parent-style-name="CharStyle17">
      <style:text-properties fo:color="#000000" style:text-position="0% 100%" fo:font-size="14pt" fo:letter-spacing="normal" fo:language="en" fo:country="US" fo:font-style="italic" style:font-size-asian="14pt" style:language-asian="en" style:country-asian="US" style:font-style-asian="italic" style:font-size-complex="14pt" style:language-complex="en" style:country-complex="US" style:font-style-complex="italic" style:text-scale="100%"/>
    </style:style>
    <style:style style:name="CharStyle67" style:family="text" style:parent-style-name="CharStyle23">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68" style:family="text" style:parent-style-name="CharStyle10">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69" style:family="text" style:parent-style-name="CharStyle10">
      <style:text-properties fo:color="#000000" style:text-position="0% 100%" style:font-name="AngsanaUPC" fo:font-family="AngsanaUPC" fo:font-size="13pt" fo:letter-spacing="-0.0071in"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70" style:family="text" style:parent-style-name="CharStyle17">
      <style:text-properties fo:color="#000000" style:text-position="0% 100%" fo:font-size="14pt" fo:letter-spacing="normal" fo:language="en" fo:country="US" fo:font-weight="bold" style:font-size-asian="14pt" style:language-asian="en" style:country-asian="US" style:font-weight-asian="bold" style:font-size-complex="14pt" style:language-complex="en" style:country-complex="US" style:font-weight-complex="bold" style:text-scale="100%"/>
    </style:style>
    <style:style style:name="CharStyle71" style:family="text" style:parent-style-name="CharStyle10">
      <style:text-properties fo:color="#000000" style:text-position="0% 100%" fo:font-size="8pt" fo:letter-spacing="-0.0138in" fo:language="en" fo:country="US" fo:font-weight="bold" style:font-size-asian="8pt" style:language-asian="en" style:country-asian="US" style:font-weight-asian="bold" style:font-size-complex="8pt" style:language-complex="en" style:country-complex="US" style:font-weight-complex="bold" style:text-scale="150%"/>
    </style:style>
    <style:style style:name="CharStyle72" style:family="text" style:parent-style-name="CharStyle10">
      <style:text-properties fo:color="#000000" style:text-position="0% 100%" style:font-name="AngsanaUPC" fo:font-family="AngsanaUPC" fo:font-size="13pt" fo:letter-spacing="-0.0071in" fo:language="en" fo:country="US" fo:font-style="italic" style:font-name-asian="AngsanaUPC" style:font-family-asian="AngsanaUPC" style:font-size-asian="13pt" style:language-asian="en" style:country-asian="US" style:font-style-asian="italic" style:font-name-complex="AngsanaUPC" style:font-family-complex="AngsanaUPC" style:font-size-complex="13pt" style:language-complex="en" style:country-complex="US" style:font-style-complex="italic" style:text-scale="100%"/>
    </style:style>
    <style:style style:name="CharStyle73" style:family="text" style:parent-style-name="CharStyle23">
      <style:text-properties fo:color="#000000" style:text-position="0% 100%" fo:font-size="8.5pt" fo:letter-spacing="normal" fo:language="en" fo:country="US" fo:font-style="normal" style:font-size-asian="8.5pt" style:language-asian="en" style:country-asian="US" style:font-style-asian="normal" style:font-size-complex="8.5pt" style:language-complex="en" style:country-complex="US" style:font-style-complex="normal" style:text-scale="100%"/>
    </style:style>
    <style:style style:name="CharStyle74" style:family="text" style:parent-style-name="CharStyle23">
      <style:text-properties fo:color="#000000" style:text-position="0% 100%" fo:font-size="9.5pt" fo:letter-spacing="normal" fo:language="en" fo:country="US" fo:font-style="normal" fo:font-weight="bold" style:font-size-asian="9.5pt" style:language-asian="en" style:country-asian="US" style:font-style-asian="normal" style:font-weight-asian="bold" style:font-size-complex="9.5pt" style:language-complex="en" style:country-complex="US" style:font-style-complex="normal" style:font-weight-complex="bold" style:text-scale="150%"/>
    </style:style>
    <style:style style:name="CharStyle75" style:family="text" style:parent-style-name="CharStyle10">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76" style:family="text" style:parent-style-name="CharStyle10">
      <style:text-properties fo:font-variant="small-caps" fo:color="#000000" style:text-position="0% 100%" fo:letter-spacing="normal" fo:language="en" fo:country="US" style:language-asian="en" style:country-asian="US" style:language-complex="en" style:country-complex="US" style:text-scale="100%"/>
    </style:style>
    <style:style style:name="CharStyle77" style:family="text" style:parent-style-name="CharStyle10">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78" style:family="text" style:parent-style-name="CharStyle10">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79" style:family="text" style:parent-style-name="CharStyle23">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80" style:family="text" style:parent-style-name="CharStyle10">
      <style:text-properties fo:color="#000000" style:text-position="0% 100%" fo:font-size="8.5pt" fo:letter-spacing="-0.0071in"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81" style:family="text" style:parent-style-name="CharStyle23">
      <style:text-properties fo:color="#000000" style:text-position="0% 100%" fo:letter-spacing="0.028in" fo:language="en" fo:country="US" style:language-asian="en" style:country-asian="US" style:language-complex="en" style:country-complex="US" style:text-scale="100%"/>
    </style:style>
    <style:style style:name="CharStyle83" style:family="text" style:parent-style-name="DefaultFontStyle">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CharStyle84" style:family="text" style:parent-style-name="CharStyle83">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85" style:family="text" style:parent-style-name="CharStyle83">
      <style:text-properties fo:color="#000000" style:text-position="0% 100%" fo:font-size="8.5pt" fo:letter-spacing="normal" fo:language="en" fo:country="US" fo:font-style="normal" fo:font-weight="normal" style:font-size-asian="8.5pt" style:language-asian="en" style:country-asian="US" style:font-style-asian="normal" style:font-weight-asian="normal" style:font-size-complex="8.5pt" style:language-complex="en" style:country-complex="US" style:font-style-complex="normal" style:font-weight-complex="normal" style:text-scale="100%"/>
    </style:style>
    <style:style style:name="CharStyle86" style:family="text" style:parent-style-name="DefaultFontStyle">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CharStyle87" style:family="text" style:parent-style-name="CharStyle10">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88" style:family="text" style:parent-style-name="CharStyle10">
      <style:text-properties fo:color="#000000" style:text-position="0% 100%" style:font-name="AngsanaUPC" fo:font-family="AngsanaUPC" fo:font-size="14pt" fo:letter-spacing="normal" fo:language="en" fo:country="US" style:font-name-asian="AngsanaUPC" style:font-family-asian="AngsanaUPC" style:font-size-asian="14pt" style:language-asian="en" style:country-asian="US" style:font-name-complex="AngsanaUPC" style:font-family-complex="AngsanaUPC" style:font-size-complex="14pt"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429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72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99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28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201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9264in" fo:margin-left="0in" fo:margin-right="0in" fo:margin-bottom="0in"/>
      </style:header-style>
      <style:footer-style>
        <style:header-footer-properties fo:min-height="3.5827in" fo:margin-left="0in" fo:margin-right="0in" fo:margin-top="3.5827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437in" fo:margin-left="0in" fo:margin-right="0in" fo:margin-bottom="0in"/>
      </style:header-style>
      <style:footer-style>
        <style:header-footer-properties fo:min-height="3.6528in" fo:margin-left="0in" fo:margin-right="0in" fo:margin-top="3.6528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717in" fo:margin-left="0in" fo:margin-right="0in" fo:margin-bottom="0in"/>
      </style:header-style>
      <style:footer-style>
        <style:header-footer-properties fo:min-height="3.6752in" fo:margin-left="0in" fo:margin-right="0in" fo:margin-top="3.6752in"/>
      </style:footer-style>
    </style:page-layout>
    <style:page-layout style:name="Mpm5">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571in" fo:margin-left="0in" fo:margin-right="0in" fo:margin-bottom="0in"/>
      </style:header-style>
      <style:footer-style>
        <style:header-footer-properties fo:min-height="3.6689in" fo:margin-left="0in" fo:margin-right="0in" fo:margin-top="3.6689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
      </style:footer>
      <style:footer-left>
        <text:p text:style-name="MP2"/>
      </style:footer-left>
    </style:master-page>
    <style:master-page style:name="PageStyle1" style:page-layout-name="Mpm3">
      <style:header>
        <text:p text:style-name="MP1"><draw:frame draw:style-name="Mfr1" draw:name="Frame1" text:anchor-type="paragraph" svg:x="3.6327in" svg:y="0.5508in" draw:z-index="15"><draw:text-box fo:min-height="0.1in" fo:min-width="0.6929in"><text:p text:style-name="MP3"><text:span text:style-name="CharStyle19">GENESIS </text:span><text:page-number text:select-page="current">5</text:page-number></text:p></draw:text-box></draw:frame></text:p>
      </style:header>
      <style:header-left>
        <text:p text:style-name="MP1"><draw:frame draw:style-name="Mfr1" draw:name="1" text:anchor-type="paragraph" svg:x="1.9339in" svg:y="0.5402in" draw:z-index="14"><draw:text-box fo:min-height="0.1071in" fo:min-width="2.3764in"><text:p text:style-name="MP4"><text:span text:style-name="CharStyle18">a<text:tab/></text:span><text:span text:style-name="CharStyle19">GENESIS </text:span><text:page-number text:select-page="current">4</text:page-number></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628in" svg:y="0.5571in" draw:z-index="18"><draw:text-box fo:min-height="0.1071in" fo:min-width="2.3965in"><text:p text:style-name="MP5"><text:span text:style-name="CharStyle19">GENESIS 5<text:tab/></text:span><text:page-number text:select-page="current">7</text:page-number></text:p></draw:text-box></draw:frame></text:p>
      </style:header>
      <style:header-left>
        <text:p text:style-name="MP1"><draw:frame draw:style-name="Mfr1" draw:name="3" text:anchor-type="paragraph" svg:x="1.9425in" svg:y="0.5307in" draw:z-index="17"><draw:text-box fo:min-height="0.1035in" fo:min-width="2.4134in"><text:p text:style-name="MP6"><text:span text:style-name="CharStyle19">24<text:tab/>GENESIS </text:span><text:page-number text:select-page="current">6</text:page-number></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4" text:anchor-type="paragraph" svg:x="3.6126in" svg:y="0.5236in" draw:z-index="22"><draw:text-box fo:min-height="0.1098in" fo:min-width="2.4429in"><text:p text:style-name="MP7"><text:span text:style-name="CharStyle19">GENESIS 24<text:tab/></text:span><text:page-number text:select-page="current">13</text:page-number></text:p></draw:text-box></draw:frame></text:p>
      </style:header>
      <style:header-left>
        <text:p text:style-name="MP1"><draw:frame draw:style-name="Mfr1" draw:name="5" text:anchor-type="paragraph" svg:x="1.928in" svg:y="0.5272in" draw:z-index="25"><draw:text-box fo:min-height="0.1035in" fo:min-width="2.4098in"><text:p text:style-name="MP8"><text:page-number text:select-page="current">14</text:page-number><text:span text:style-name="CharStyle19"><text:tab/>GENESIS 23</text:span></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6" text:anchor-type="paragraph" svg:x="3.5827in" svg:y="0.5437in" draw:z-index="28"><draw:text-box fo:min-height="0.1071in" fo:min-width="2.4264in"><text:p text:style-name="MP9"><text:span text:style-name="CharStyle19">GENESIS 17<text:tab/></text:span><text:page-number text:select-page="current">17</text:page-number></text:p></draw:text-box></draw:frame></text:p>
      </style:header>
      <style:header-left>
        <text:p text:style-name="MP1"><draw:frame draw:style-name="Mfr1" draw:name="7" text:anchor-type="paragraph" svg:x="1.9472in" svg:y="0.5307in" draw:z-index="27"><draw:text-box fo:min-height="0.1035in" fo:min-width="2.4071in"><text:p text:style-name="MP10"><text:page-number text:select-page="current">16</text:page-number><text:span text:style-name="CharStyle52"><text:tab/></text:span><text:span text:style-name="CharStyle19">GENESIS 18</text:span></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8" text:anchor-type="paragraph" svg:x="3.6126in" svg:y="0.5236in" draw:z-index="31"><draw:text-box fo:min-height="0.1098in" fo:min-width="2.4429in"><text:p text:style-name="MP7"><text:span text:style-name="CharStyle19">GENESIS 24<text:tab/></text:span><text:page-number text:select-page="current">21</text:page-number></text:p></draw:text-box></draw:frame></text:p>
      </style:header>
      <style:header-left>
        <text:p text:style-name="MP1"><draw:frame draw:style-name="Mfr1" draw:name="9" text:anchor-type="paragraph" svg:x="1.928in" svg:y="0.5272in" draw:z-index="33"><draw:text-box fo:min-height="0.1035in" fo:min-width="2.4098in"><text:p text:style-name="MP8"><text:page-number text:select-page="current">22</text:page-number><text:span text:style-name="CharStyle19"><text:tab/>GENESIS 23</text:span></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10" text:anchor-type="paragraph" svg:x="1.928in" svg:y="0.5272in" draw:z-index="0"><draw:text-box fo:min-height="0.1035in" fo:min-width="2.4098in"><text:p text:style-name="MP8"><text:page-number text:select-page="current">23</text:page-number><text:span text:style-name="CharStyle19"><text:tab/>GENESIS 23</text:span></text:p></draw:text-box></draw:frame></text:p>
      </style:header>
      <style:header-left>
        <text:p text:style-name="MP1"><draw:frame draw:style-name="Mfr1" draw:name="11" text:anchor-type="paragraph" svg:x="1.928in" svg:y="0.5272in" draw:z-index="34"><draw:text-box fo:min-height="0.1035in" fo:min-width="2.4098in"><text:p text:style-name="MP8"><text:page-number text:select-page="current">22</text:page-number><text:span text:style-name="CharStyle19"><text:tab/>GENESIS 23</text:span></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12" text:anchor-type="paragraph" svg:x="3.6126in" svg:y="0.5236in" draw:z-index="35"><draw:text-box fo:min-height="0.1098in" fo:min-width="2.4429in"><text:p text:style-name="MP7"><text:span text:style-name="CharStyle19">GENESIS 24<text:tab/></text:span><text:page-number text:select-page="current">25</text:page-number></text:p></draw:text-box></draw:frame></text:p>
      </style:header>
      <style:header-left>
        <text:p text:style-name="MP1"><draw:frame draw:style-name="Mfr1" draw:name="13" text:anchor-type="paragraph" svg:x="1.9425in" svg:y="0.5307in" draw:z-index="36"><draw:text-box fo:min-height="0.1035in" fo:min-width="2.4134in"><text:p text:style-name="MP6"><text:span text:style-name="CharStyle19">24<text:tab/>GENESIS </text:span><text:page-number text:select-page="current">24</text:page-number></text:p></draw:text-box></draw:frame></text:p>
      </style:header-left>
      <style:footer>
        <text:p text:style-name="MP2"/>
      </style:footer>
      <style:footer-left>
        <text:p text:style-name="MP2"/>
      </style:footer-left>
    </style:master-page>
    <style:master-page style:name="PageStyle8" style:page-layout-name="Mpm3">
      <style:header>
        <text:p text:style-name="MP1"><draw:frame draw:style-name="Mfr1" draw:name="14" text:anchor-type="paragraph" svg:x="3.578in" svg:y="0.5307in" draw:z-index="37"><draw:text-box fo:min-height="0.1035in" fo:min-width="2.4299in"><text:p text:style-name="MP11"><text:span text:style-name="CharStyle19">GENESIS 24<text:tab/></text:span><text:page-number text:select-page="current">25</text:page-number></text:p></draw:text-box></draw:frame></text:p>
      </style:header>
      <style:header-left>
        <text:p text:style-name="MP1"><draw:frame draw:style-name="Mfr1" draw:name="15" text:anchor-type="paragraph" svg:x="3.578in" svg:y="0.5307in" draw:z-index="0"><draw:text-box fo:min-height="0.1035in" fo:min-width="2.4299in"><text:p text:style-name="MP11"><text:span text:style-name="CharStyle19">GENESIS 24<text:tab/></text:span><text:page-number text:select-page="current">26</text:page-number></text:p></draw:text-box></draw:frame></text:p>
      </style:header-left>
      <style:footer>
        <text:p text:style-name="MP2"/>
      </style:footer>
      <style:footer-left>
        <text:p text:style-name="MP2"/>
      </style:footer-left>
    </style:master-page>
    <style:master-page style:name="PageStyle9" style:page-layout-name="Mpm3">
      <style:header>
        <text:p text:style-name="MP1"><draw:frame draw:style-name="Mfr1" draw:name="16" text:anchor-type="paragraph" svg:x="3.5626in" svg:y="0.5339in" draw:z-index="39"><draw:text-box fo:min-height="0.1in" fo:min-width="2.4299in"><text:p text:style-name="MP11"><text:span text:style-name="CharStyle19">GENESIS 26<text:tab/></text:span><text:page-number text:select-page="current">27</text:page-number></text:p></draw:text-box></draw:frame></text:p>
      </style:header>
      <style:header-left>
        <text:p text:style-name="MP1"><draw:frame draw:style-name="Mfr1" draw:name="17" text:anchor-type="paragraph" svg:x="1.9362in" svg:y="0.5307in" draw:z-index="38"><draw:text-box fo:min-height="0.1035in" fo:min-width="2.4098in"><text:p text:style-name="MP8"><text:page-number text:select-page="current">28</text:page-number><text:span text:style-name="CharStyle19"><text:tab/>GENESIS 25</text:span></text:p></draw:text-box></draw:frame></text:p>
      </style:header-left>
      <style:footer>
        <text:p text:style-name="MP2"/>
      </style:footer>
      <style:footer-left>
        <text:p text:style-name="MP2"/>
      </style:footer-left>
    </style:master-page>
    <style:master-page style:name="PageStyle10" style:page-layout-name="Mpm3">
      <style:header>
        <text:p text:style-name="MP1"><draw:frame draw:style-name="Mfr1" draw:name="18" text:anchor-type="paragraph" svg:x="3.5945in" svg:y="0.5307in" draw:z-index="0"><draw:text-box fo:min-height="0.1035in" fo:min-width="0.7571in"><text:p text:style-name="MP3"><text:span text:style-name="CharStyle19">GENESIS 27</text:span></text:p></draw:text-box></draw:frame></text:p>
      </style:header>
      <style:header-left>
        <text:p text:style-name="MP1"><draw:frame draw:style-name="Mfr1" draw:name="19" text:anchor-type="paragraph" svg:x="3.5945in" svg:y="0.5307in" draw:z-index="40"><draw:text-box fo:min-height="0.1035in" fo:min-width="0.7571in"><text:p text:style-name="MP3"><text:span text:style-name="CharStyle19">GENESIS 27</text:span></text:p></draw:text-box></draw:frame></text:p>
      </style:header-left>
      <style:footer>
        <text:p text:style-name="MP2"/>
      </style:footer>
      <style:footer-left>
        <text:p text:style-name="MP2"/>
      </style:footer-left>
    </style:master-page>
    <style:master-page style:name="PageStyle11" style:page-layout-name="Mpm3">
      <style:header>
        <text:p text:style-name="MP1"><draw:frame draw:style-name="Mfr1" draw:name="20" text:anchor-type="paragraph" svg:x="3.572in" svg:y="0.5138in" draw:z-index="42"><draw:text-box fo:min-height="0.1035in" fo:min-width="2.4134in"><text:p text:style-name="MP6"><text:span text:style-name="CharStyle19">GENESIS 29<text:tab/></text:span><text:page-number text:select-page="current">31</text:page-number></text:p></draw:text-box></draw:frame></text:p>
      </style:header>
      <style:header-left>
        <text:p text:style-name="MP1"><draw:frame draw:style-name="Mfr1" draw:name="21" text:anchor-type="paragraph" svg:x="1.9693in" svg:y="0.5272in" draw:z-index="43"><draw:text-box fo:min-height="0.1071in" fo:min-width="2.4134in"><text:p text:style-name="MP6"><text:span text:style-name="CharStyle62">sc<text:tab/></text:span><text:span text:style-name="CharStyle19">GENESIS 28</text:span></text:p></draw:text-box></draw:frame></text:p>
      </style:header-left>
      <style:footer>
        <text:p text:style-name="MP2"/>
      </style:footer>
      <style:footer-left>
        <text:p text:style-name="MP2"/>
      </style:footer-left>
    </style:master-page>
    <style:master-page style:name="PageStyle12" style:page-layout-name="Mpm3">
      <style:header>
        <text:p text:style-name="MP1"><draw:frame draw:style-name="Mfr1" draw:name="22" text:anchor-type="paragraph" svg:x="1.9307in" svg:y="0.5307in" draw:z-index="0"><draw:text-box fo:min-height="0.1035in" fo:min-width="2.4134in"><text:p text:style-name="MP6"><text:page-number text:select-page="current">33</text:page-number><text:span text:style-name="CharStyle19"><text:tab/>GENESIS 30</text:span></text:p></draw:text-box></draw:frame></text:p>
      </style:header>
      <style:header-left>
        <text:p text:style-name="MP1"><draw:frame draw:style-name="Mfr1" draw:name="23" text:anchor-type="paragraph" svg:x="1.9307in" svg:y="0.5307in" draw:z-index="44"><draw:text-box fo:min-height="0.1035in" fo:min-width="2.4134in"><text:p text:style-name="MP6"><text:page-number text:select-page="current">32</text:page-number><text:span text:style-name="CharStyle19"><text:tab/>GENESIS 30</text:span></text:p></draw:text-box></draw:frame></text:p>
      </style:header-left>
      <style:footer>
        <text:p text:style-name="MP2"/>
      </style:footer>
      <style:footer-left>
        <text:p text:style-name="MP2"/>
      </style:footer-left>
    </style:master-page>
    <style:master-page style:name="PageStyle13" style:page-layout-name="Mpm3">
      <style:header>
        <text:p text:style-name="MP1"><draw:frame draw:style-name="Mfr1" draw:name="24" text:anchor-type="paragraph" svg:x="3.5744in" svg:y="0.5272in" draw:z-index="45"><draw:text-box fo:min-height="0.1071in" fo:min-width="2.4236in"><text:p text:style-name="MP12"><text:span text:style-name="CharStyle17">GENESIS 30<text:tab/></text:span><text:span text:style-name="CharStyle66">S3</text:span></text:p></draw:text-box></draw:frame></text:p>
      </style:header>
      <style:footer>
        <text:p text:style-name="MP2"/>
      </style:footer>
    </style:master-page>
    <style:master-page style:name="PageStyle14" style:page-layout-name="Mpm3">
      <style:header>
        <text:p text:style-name="MP1"><draw:frame draw:style-name="Mfr1" draw:name="25" text:anchor-type="paragraph" svg:x="1.9327in" svg:y="0.5339in" draw:z-index="0"><draw:text-box fo:min-height="0.1in" fo:min-width="2.4035in"><text:p text:style-name="MP13"><text:page-number text:select-page="current">35</text:page-number><text:span text:style-name="CharStyle17"><text:tab/>GENESIS 31</text:span></text:p></draw:text-box></draw:frame></text:p>
      </style:header>
      <style:header-left>
        <text:p text:style-name="MP1"><draw:frame draw:style-name="Mfr1" draw:name="26" text:anchor-type="paragraph" svg:x="1.9327in" svg:y="0.5339in" draw:z-index="46"><draw:text-box fo:min-height="0.1in" fo:min-width="2.4035in"><text:p text:style-name="MP13"><text:page-number text:select-page="current">34</text:page-number><text:span text:style-name="CharStyle17"><text:tab/>GENESIS 31</text:span></text:p></draw:text-box></draw:frame></text:p>
      </style:header-left>
      <style:footer>
        <text:p text:style-name="MP2"/>
      </style:footer>
      <style:footer-left>
        <text:p text:style-name="MP2"/>
      </style:footer-left>
    </style:master-page>
    <style:master-page style:name="PageStyle15" style:page-layout-name="Mpm3">
      <style:header>
        <text:p text:style-name="MP1"><draw:frame draw:style-name="Mfr1" draw:name="27" text:anchor-type="paragraph" svg:x="3.5839in" svg:y="0.5138in" draw:z-index="48"><draw:text-box fo:min-height="0.1035in" fo:min-width="2.4299in"><text:p text:style-name="MP11"><text:span text:style-name="CharStyle17">GENESIS </text:span><text:span text:style-name="CharStyle66">35<text:tab/></text:span><text:page-number text:select-page="current">39</text:page-number></text:p></draw:text-box></draw:frame></text:p>
      </style:header>
      <style:header-left>
        <text:p text:style-name="MP1"><draw:frame draw:style-name="Mfr1" draw:name="28" text:anchor-type="paragraph" svg:x="1.8957in" svg:y="0.5272in" draw:z-index="50"><draw:text-box fo:min-height="0.1071in" fo:min-width="2.4165in"><text:p text:style-name="MP14"><text:page-number text:select-page="current">38</text:page-number><text:span text:style-name="CharStyle70"><text:tab/></text:span><text:span text:style-name="CharStyle17">GENESIS 36</text:span></text:p></draw:text-box></draw:frame></text:p>
      </style:header-left>
      <style:footer>
        <text:p text:style-name="MP2"/>
      </style:footer>
      <style:footer-left>
        <text:p text:style-name="MP2"/>
      </style:footer-left>
    </style:master-page>
    <style:master-page style:name="PageStyle16" style:page-layout-name="Mpm3">
      <style:header>
        <text:p text:style-name="MP1"><draw:frame draw:style-name="Mfr1" draw:name="29" text:anchor-type="paragraph" svg:x="3.5839in" svg:y="0.5138in" draw:z-index="51"><draw:text-box fo:min-height="0.1035in" fo:min-width="2.4299in"><text:p text:style-name="MP11"><text:span text:style-name="CharStyle17">GENESIS </text:span><text:span text:style-name="CharStyle66">35<text:tab/></text:span><text:page-number text:select-page="current">39</text:page-number></text:p></draw:text-box></draw:frame></text:p>
      </style:header>
      <style:header-left>
        <text:p text:style-name="MP1"><draw:frame draw:style-name="Mfr1" draw:name="30" text:anchor-type="paragraph" svg:x="3.5839in" svg:y="0.5138in" draw:z-index="0"><draw:text-box fo:min-height="0.1035in" fo:min-width="2.4299in"><text:p text:style-name="MP11"><text:span text:style-name="CharStyle17">GENESIS </text:span><text:span text:style-name="CharStyle66">35<text:tab/></text:span><text:page-number text:select-page="current">40</text:page-number></text:p></draw:text-box></draw:frame></text:p>
      </style:header-left>
      <style:footer>
        <text:p text:style-name="MP2"/>
      </style:footer>
      <style:footer-left>
        <text:p text:style-name="MP2"/>
      </style:footer-left>
    </style:master-page>
    <style:master-page style:name="PageStyle17" style:page-layout-name="Mpm3">
      <style:header>
        <text:p text:style-name="MP1"><draw:frame draw:style-name="Mfr1" draw:name="31" text:anchor-type="paragraph" svg:x="3.6008in" svg:y="0.5272in" draw:z-index="53"><draw:text-box fo:min-height="0.1071in" fo:min-width="2.4201in"><text:p text:style-name="MP15"><text:span text:style-name="CharStyle17">GENESIS 40<text:tab/></text:span><text:page-number text:select-page="current">41</text:page-number></text:p></draw:text-box></draw:frame></text:p>
      </style:header>
      <style:header-left>
        <text:p text:style-name="MP1"><draw:frame draw:style-name="Mfr1" draw:name="32" text:anchor-type="paragraph" svg:x="1.8957in" svg:y="0.5272in" draw:z-index="52"><draw:text-box fo:min-height="0.1071in" fo:min-width="2.4165in"><text:p text:style-name="MP14"><text:page-number text:select-page="current">42</text:page-number><text:span text:style-name="CharStyle70"><text:tab/></text:span><text:span text:style-name="CharStyle17">GENESIS 36</text:span></text:p></draw:text-box></draw:frame></text:p>
      </style:header-left>
      <style:footer>
        <text:p text:style-name="MP2"/>
      </style:footer>
      <style:footer-left>
        <text:p text:style-name="MP2"/>
      </style:footer-left>
    </style:master-page>
    <style:master-page style:name="PageStyle18" style:page-layout-name="Mpm3">
      <style:header>
        <text:p text:style-name="MP1"><draw:frame draw:style-name="Mfr1" draw:name="33" text:anchor-type="paragraph" svg:x="3.5925in" svg:y="0.5307in" draw:z-index="0"><draw:text-box fo:min-height="0.1035in" fo:min-width="0.7598in"><text:p text:style-name="MP3"><text:span text:style-name="CharStyle17">GENESIS 37</text:span></text:p></draw:text-box></draw:frame></text:p>
      </style:header>
      <style:header-left>
        <text:p text:style-name="MP1"><draw:frame draw:style-name="Mfr1" draw:name="34" text:anchor-type="paragraph" svg:x="3.5925in" svg:y="0.5307in" draw:z-index="54"><draw:text-box fo:min-height="0.1035in" fo:min-width="0.7598in"><text:p text:style-name="MP3"><text:span text:style-name="CharStyle17">GENESIS 37</text:span></text:p></draw:text-box></draw:frame></text:p>
      </style:header-left>
      <style:footer>
        <text:p text:style-name="MP2"/>
      </style:footer>
      <style:footer-left>
        <text:p text:style-name="MP2"/>
      </style:footer-left>
    </style:master-page>
    <style:master-page style:name="PageStyle19" style:page-layout-name="Mpm3">
      <style:header>
        <text:p text:style-name="MP1"><draw:frame draw:style-name="Mfr1" draw:name="35" text:anchor-type="paragraph" svg:x="3.6008in" svg:y="0.5272in" draw:z-index="55"><draw:text-box fo:min-height="0.1071in" fo:min-width="2.4201in"><text:p text:style-name="MP15"><text:span text:style-name="CharStyle17">GENESIS 40<text:tab/></text:span><text:page-number text:select-page="current">45</text:page-number></text:p></draw:text-box></draw:frame></text:p>
      </style:header>
      <style:header-left>
        <text:p text:style-name="MP1"><draw:frame draw:style-name="Mfr1" draw:name="36" text:anchor-type="paragraph" svg:x="1.9626in" svg:y="0.5508in" draw:z-index="56"><draw:text-box fo:min-height="0.1071in" fo:min-width="2.4in"><text:p text:style-name="MP16"><text:page-number text:select-page="current">44</text:page-number><text:span text:style-name="CharStyle17"><text:tab/>GENESIS 41</text:span></text:p></draw:text-box></draw:frame></text:p>
      </style:header-left>
      <style:footer>
        <text:p text:style-name="MP2"/>
      </style:footer>
      <style:footer-left>
        <text:p text:style-name="MP2"/>
      </style:footer-left>
    </style:master-page>
    <style:master-page style:name="PageStyle20" style:page-layout-name="Mpm3">
      <style:header>
        <text:p text:style-name="MP1"><draw:frame draw:style-name="Mfr1" draw:name="37" text:anchor-type="paragraph" svg:x="3.6008in" svg:y="0.5272in" draw:z-index="57"><draw:text-box fo:min-height="0.1071in" fo:min-width="2.4201in"><text:p text:style-name="MP15"><text:span text:style-name="CharStyle17">GENESIS 40<text:tab/></text:span><text:page-number text:select-page="current">45</text:page-number></text:p></draw:text-box></draw:frame></text:p>
      </style:header>
      <style:header-left>
        <text:p text:style-name="MP1"><draw:frame draw:style-name="Mfr1" draw:name="38" text:anchor-type="paragraph" svg:x="3.6008in" svg:y="0.5272in" draw:z-index="0"><draw:text-box fo:min-height="0.1071in" fo:min-width="2.4201in"><text:p text:style-name="MP15"><text:span text:style-name="CharStyle17">GENESIS 40<text:tab/></text:span><text:page-number text:select-page="current">46</text:page-number></text:p></draw:text-box></draw:frame></text:p>
      </style:header-left>
      <style:footer>
        <text:p text:style-name="MP2"/>
      </style:footer>
      <style:footer-left>
        <text:p text:style-name="MP2"/>
      </style:footer-left>
    </style:master-page>
    <style:master-page style:name="PageStyle21" style:page-layout-name="Mpm3">
      <style:header>
        <text:p text:style-name="MP1"><draw:frame draw:style-name="Mfr1" draw:name="39" text:anchor-type="paragraph" svg:x="3.5909in" svg:y="0.5571in" draw:z-index="59"><draw:text-box fo:min-height="0.1035in" fo:min-width="2.4201in"><text:p text:style-name="MP15"><text:span text:style-name="CharStyle17">GENESIS 41<text:tab/></text:span><text:page-number text:select-page="current">47</text:page-number></text:p></draw:text-box></draw:frame></text:p>
      </style:header>
      <style:header-left>
        <text:p text:style-name="MP1"><draw:frame draw:style-name="Mfr1" draw:name="40" text:anchor-type="paragraph" svg:x="1.9626in" svg:y="0.5508in" draw:z-index="58"><draw:text-box fo:min-height="0.1071in" fo:min-width="2.4in"><text:p text:style-name="MP16"><text:page-number text:select-page="current">48</text:page-number><text:span text:style-name="CharStyle17"><text:tab/>GENESIS 41</text:span></text:p></draw:text-box></draw:frame></text:p>
      </style:header-left>
      <style:footer>
        <text:p text:style-name="MP2"/>
      </style:footer>
      <style:footer-left>
        <text:p text:style-name="MP2"/>
      </style:footer-left>
    </style:master-page>
    <style:master-page style:name="PageStyle22" style:page-layout-name="Mpm3">
      <style:header>
        <text:p text:style-name="MP1"><draw:frame draw:style-name="Mfr1" draw:name="41" text:anchor-type="paragraph" svg:x="1.9457in" svg:y="0.5374in" draw:z-index="0"><draw:text-box fo:min-height="0.1134in" fo:min-width="2.4165in"><text:p text:style-name="MP14"><text:page-number text:select-page="current">49</text:page-number><text:span text:style-name="CharStyle70"><text:tab/></text:span><text:span text:style-name="CharStyle17">GENESIS 42</text:span></text:p></draw:text-box></draw:frame></text:p>
      </style:header>
      <style:header-left>
        <text:p text:style-name="MP1"><draw:frame draw:style-name="Mfr1" draw:name="42" text:anchor-type="paragraph" svg:x="1.9457in" svg:y="0.5374in" draw:z-index="60"><draw:text-box fo:min-height="0.1134in" fo:min-width="2.4165in"><text:p text:style-name="MP14"><text:page-number text:select-page="current">48</text:page-number><text:span text:style-name="CharStyle70"><text:tab/></text:span><text:span text:style-name="CharStyle17">GENESIS 42</text:span></text:p></draw:text-box></draw:frame></text:p>
      </style:header-left>
      <style:footer>
        <text:p text:style-name="MP2"/>
      </style:footer>
      <style:footer-left>
        <text:p text:style-name="MP2"/>
      </style:footer-left>
    </style:master-page>
    <style:master-page style:name="PageStyle23" style:page-layout-name="Mpm3">
      <style:header>
        <text:p text:style-name="MP1"><draw:frame draw:style-name="Mfr1" draw:name="43" text:anchor-type="paragraph" svg:x="3.5791in" svg:y="0.5638in" draw:z-index="62"><draw:text-box fo:min-height="0.1035in" fo:min-width="2.4134in"><text:p text:style-name="MP6"><text:span text:style-name="CharStyle17">GENESIS 44<text:tab/></text:span><text:page-number text:select-page="current">51</text:page-number></text:p></draw:text-box></draw:frame></text:p>
      </style:header>
      <style:header-left>
        <text:p text:style-name="MP1"><draw:frame draw:style-name="Mfr1" draw:name="44" text:anchor-type="paragraph" svg:x="1.928in" svg:y="0.5339in" draw:z-index="63"><draw:text-box fo:min-height="0.1in" fo:min-width="2.4201in"><text:p text:style-name="MP15"><text:page-number text:select-page="current">52</text:page-number><text:span text:style-name="CharStyle17"><text:tab/>GENESIS 43</text:span></text:p></draw:text-box></draw:frame></text:p>
      </style:header-left>
      <style:footer>
        <text:p text:style-name="MP2"/>
      </style:footer>
      <style:footer-left>
        <text:p text:style-name="MP2"/>
      </style:footer-left>
    </style:master-page>
    <style:master-page style:name="PageStyle24" style:page-layout-name="Mpm3">
      <style:header>
        <text:p text:style-name="MP1"><draw:frame draw:style-name="Mfr1" draw:name="45" text:anchor-type="paragraph" svg:x="3.5807in" svg:y="0.5307in" draw:z-index="66"><draw:text-box fo:min-height="0.1035in" fo:min-width="2.4299in"><text:p text:style-name="MP11"><text:span text:style-name="CharStyle17">GENESIS 47<text:tab/></text:span><text:page-number text:select-page="current">55</text:page-number></text:p></draw:text-box></draw:frame></text:p>
      </style:header>
      <style:header-left>
        <text:p text:style-name="MP1"><draw:frame draw:style-name="Mfr1" draw:name="46" text:anchor-type="paragraph" svg:x="1.939in" svg:y="0.5307in" draw:z-index="65"><draw:text-box fo:min-height="0.1035in" fo:min-width="2.4236in"><text:p text:style-name="MP12"><text:page-number text:select-page="current">54</text:page-number><text:span text:style-name="CharStyle17"><text:tab/>GENESIS 48</text:span></text:p></draw:text-box></draw:frame></text:p>
      </style:header-left>
      <style:footer>
        <text:p text:style-name="MP2"/>
      </style:footer>
      <style:footer-left>
        <text:p text:style-name="MP2"/>
      </style:footer-left>
    </style:master-page>
    <style:master-page style:name="PageStyle25" style:page-layout-name="Mpm3">
      <style:header>
        <text:p text:style-name="MP1"><draw:frame draw:style-name="Mfr1" draw:name="47" text:anchor-type="paragraph" svg:x="3.5807in" svg:y="0.5307in" draw:z-index="67"><draw:text-box fo:min-height="0.1035in" fo:min-width="2.4299in"><text:p text:style-name="MP11"><text:span text:style-name="CharStyle17">GENESIS 47<text:tab/></text:span><text:page-number text:select-page="current">55</text:page-number></text:p></draw:text-box></draw:frame></text:p>
      </style:header>
      <style:header-left>
        <text:p text:style-name="MP1"><draw:frame draw:style-name="Mfr1" draw:name="48" text:anchor-type="paragraph" svg:x="3.5807in" svg:y="0.5307in" draw:z-index="0"><draw:text-box fo:min-height="0.1035in" fo:min-width="2.4299in"><text:p text:style-name="MP11"><text:span text:style-name="CharStyle17">GENESIS 47<text:tab/></text:span><text:page-number text:select-page="current">56</text:page-number></text:p></draw:text-box></draw:frame></text:p>
      </style:header-left>
      <style:footer>
        <text:p text:style-name="MP2"/>
      </style:footer>
      <style:footer-left>
        <text:p text:style-name="MP2"/>
      </style:footer-left>
    </style:master-page>
    <style:master-page style:name="PageStyle26" style:page-layout-name="Mpm3">
      <style:header>
        <text:p text:style-name="MP1"><draw:frame draw:style-name="Mfr1" draw:name="49" text:anchor-type="paragraph" svg:x="3.728in" svg:y="0.5319in" draw:z-index="0"><draw:text-box fo:min-height="0.1035in" fo:min-width="2.4264in"><text:p text:style-name="MP9"><text:span text:style-name="CharStyle17">GENESIS 49<text:tab/></text:span><text:page-number text:select-page="current">57</text:page-number></text:p></draw:text-box></draw:frame></text:p>
      </style:header>
      <style:header-left>
        <text:p text:style-name="MP1"><draw:frame draw:style-name="Mfr1" draw:name="50" text:anchor-type="paragraph" svg:x="1.939in" svg:y="0.5307in" draw:z-index="68"><draw:text-box fo:min-height="0.1035in" fo:min-width="2.4236in"><text:p text:style-name="MP12"><text:page-number text:select-page="current">56</text:page-number><text:span text:style-name="CharStyle17"><text:tab/>GENESIS 48</text:span></text:p></draw:text-box></draw:frame></text:p>
      </style:header-left>
      <style:footer>
        <text:p text:style-name="MP2"><draw:frame draw:style-name="Mfr1" draw:name="51" text:anchor-type="paragraph" svg:x="6.0709in" svg:y="7.2154in" draw:z-index="0"><draw:text-box fo:min-height="0.0835in" fo:min-width="0.0598in"><text:p text:style-name="MP3"><text:span text:style-name="CharStyle17">4</text:span></text:p></draw:text-box></draw:frame></text:p>
      </style:footer>
      <style:footer-left>
        <text:p text:style-name="MP2"/>
      </style:footer-left>
    </style:master-page>
    <style:master-page style:name="PageStyle27" style:page-layout-name="Mpm4">
      <style:header>
        <text:p text:style-name="MP1"><draw:frame draw:style-name="Mfr1" draw:name="52" text:anchor-type="paragraph" svg:x="3.728in" svg:y="0.5319in" draw:z-index="69"><draw:text-box fo:min-height="0.1035in" fo:min-width="2.4264in"><text:p text:style-name="MP9"><text:span text:style-name="CharStyle17">GENESIS 49<text:tab/></text:span><text:page-number text:select-page="current">57</text:page-number></text:p></draw:text-box></draw:frame></text:p>
      </style:header>
      <style:header-left>
        <text:p text:style-name="MP1"><draw:frame draw:style-name="Mfr1" draw:name="53" text:anchor-type="paragraph" svg:x="1.939in" svg:y="0.5307in" draw:z-index="0"><draw:text-box fo:min-height="0.1035in" fo:min-width="2.4236in"><text:p text:style-name="MP12"><text:page-number text:select-page="current">60</text:page-number><text:span text:style-name="CharStyle17"><text:tab/>GENESIS 48</text:span></text:p></draw:text-box></draw:frame></text:p>
      </style:header-left>
      <style:footer>
        <text:p text:style-name="MP2"><draw:frame draw:style-name="Mfr1" draw:name="54" text:anchor-type="paragraph" svg:x="6.0709in" svg:y="7.2154in" draw:z-index="70"><draw:text-box fo:min-height="0.0835in" fo:min-width="0.0598in"><text:p text:style-name="MP3"><text:span text:style-name="CharStyle17">4</text:span></text:p></draw:text-box></draw:frame></text:p>
      </style:footer>
      <style:footer-left>
        <text:p text:style-name="MP2"/>
      </style:footer-left>
    </style:master-page>
    <style:master-page style:name="PageStyle28" style:page-layout-name="Mpm4">
      <style:header>
        <text:p text:style-name="MP1"><draw:frame draw:style-name="Mfr1" draw:name="55" text:anchor-type="paragraph" svg:x="2.0957in" svg:y="0.5453in" draw:z-index="0"><draw:text-box fo:min-height="0.1035in" fo:min-width="2.4in"><text:p text:style-name="MP16"><text:page-number text:select-page="current">61</text:page-number><text:span text:style-name="CharStyle17"><text:tab/>GENESIS 49</text:span></text:p></draw:text-box></draw:frame></text:p>
      </style:header>
      <style:header-left>
        <text:p text:style-name="MP1"><draw:frame draw:style-name="Mfr1" draw:name="56" text:anchor-type="paragraph" svg:x="2.0957in" svg:y="0.5453in" draw:z-index="71"><draw:text-box fo:min-height="0.1035in" fo:min-width="2.4in"><text:p text:style-name="MP16"><text:page-number text:select-page="current">58</text:page-number><text:span text:style-name="CharStyle17"><text:tab/>GENESIS 49</text:span></text:p></draw:text-box></draw:frame></text:p>
      </style:header-left>
      <style:footer>
        <text:p text:style-name="MP2"/>
      </style:footer>
      <style:footer-left>
        <text:p text:style-name="MP2"/>
      </style:footer-left>
    </style:master-page>
    <style:master-page style:name="PageStyle29" style:page-layout-name="Mpm5">
      <style:header>
        <text:p text:style-name="MP1"><draw:frame draw:style-name="Mfr1" draw:name="57" text:anchor-type="paragraph" svg:x="3.7382in" svg:y="0.5209in" draw:z-index="73"><draw:text-box fo:min-height="0.1098in" fo:min-width="2.4201in"><text:p text:style-name="MP15"><text:span text:style-name="CharStyle17">GENESIS 50<text:tab/></text:span><text:page-number text:select-page="current">59</text:page-number></text:p></draw:text-box></draw:frame></text:p>
      </style:header>
      <style:header-left>
        <text:p text:style-name="MP1"><draw:frame draw:style-name="Mfr1" draw:name="58" text:anchor-type="paragraph" svg:x="2.1035in" svg:y="0.5709in" draw:z-index="77"><draw:text-box fo:min-height="0.1098in" fo:min-width="2.4098in"><text:p text:style-name="MP8"><text:page-number text:select-page="current">0</text:page-number><text:span text:style-name="CharStyle17"><text:tab/>GENESIS 50</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13" meta:object-count="0" meta:page-count="64" meta:paragraph-count="1118" meta:word-count="35605" meta:character-count="182606" meta:non-whitespace-character-count="148178"/>
    <meta:generator>LibreOffice/4.4.5.2$Windows_x86 LibreOffice_project/a22f674fd25a3b6f45bdebf25400ed2adff0ff99</meta:generator>
  </office:meta>
</office:document-meta>
</file>